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53" table:style-name="ce1">
            <text:p>53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office:value-type="float" office:value="62" table:style-name="ce1">
            <text:p>62</text:p>
          </table:table-cell>
          <table:table-cell office:value-type="float" office:value="63" table:style-name="ce1">
            <text:p>63</text:p>
          </table:table-cell>
          <table:table-cell office:value-type="float" office:value="64" table:style-name="ce1">
            <text:p>64</text:p>
          </table:table-cell>
          <table:table-cell office:value-type="float" office:value="65" table:style-name="ce1">
            <text:p>65</text:p>
          </table:table-cell>
          <table:table-cell office:value-type="float" office:value="66" table:style-name="ce1">
            <text:p>66</text:p>
          </table:table-cell>
          <table:table-cell office:value-type="float" office:value="67" table:style-name="ce1">
            <text:p>67</text:p>
          </table:table-cell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float" office:value="70" table:style-name="ce1">
            <text:p>70</text:p>
          </table:table-cell>
          <table:table-cell office:value-type="float" office:value="71" table:style-name="ce1">
            <text:p>71</text:p>
          </table:table-cell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office:value-type="float" office:value="76" table:style-name="ce1">
            <text:p>76</text:p>
          </table:table-cell>
          <table:table-cell office:value-type="float" office:value="77" table:style-name="ce1">
            <text:p>77</text:p>
          </table:table-cell>
          <table:table-cell office:value-type="float" office:value="78" table:style-name="ce1">
            <text:p>78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office:value-type="float" office:value="82" table:style-name="ce1">
            <text:p>82</text:p>
          </table:table-cell>
          <table:table-cell office:value-type="float" office:value="83" table:style-name="ce1">
            <text:p>83</text:p>
          </table:table-cell>
          <table:table-cell office:value-type="float" office:value="84" table:style-name="ce1">
            <text:p>84</text:p>
          </table:table-cell>
          <table:table-cell office:value-type="float" office:value="85" table:style-name="ce1">
            <text:p>85</text:p>
          </table:table-cell>
          <table:table-cell office:value-type="float" office:value="86" table:style-name="ce1">
            <text:p>86</text:p>
          </table:table-cell>
          <table:table-cell office:value-type="float" office:value="87" table:style-name="ce1">
            <text:p>87</text:p>
          </table:table-cell>
          <table:table-cell office:value-type="float" office:value="88" table:style-name="ce1">
            <text:p>88</text:p>
          </table:table-cell>
          <table:table-cell office:value-type="float" office:value="89" table:style-name="ce1">
            <text:p>89</text:p>
          </table:table-cell>
          <table:table-cell office:value-type="float" office:value="90" table:style-name="ce1">
            <text:p>90</text:p>
          </table:table-cell>
          <table:table-cell office:value-type="float" office:value="91" table:style-name="ce1">
            <text:p>91</text:p>
          </table:table-cell>
          <table:table-cell office:value-type="float" office:value="92" table:style-name="ce1">
            <text:p>92</text:p>
          </table:table-cell>
          <table:table-cell office:value-type="float" office:value="93" table:style-name="ce1">
            <text:p>93</text:p>
          </table:table-cell>
          <table:table-cell office:value-type="float" office:value="94" table:style-name="ce1">
            <text:p>94</text:p>
          </table:table-cell>
          <table:table-cell office:value-type="float" office:value="95" table:style-name="ce1">
            <text:p>95</text:p>
          </table:table-cell>
          <table:table-cell office:value-type="float" office:value="96" table:style-name="ce1">
            <text:p>96</text:p>
          </table:table-cell>
          <table:table-cell office:value-type="float" office:value="97" table:style-name="ce1">
            <text:p>97</text:p>
          </table:table-cell>
          <table:table-cell office:value-type="float" office:value="98" table:style-name="ce1">
            <text:p>98</text:p>
          </table:table-cell>
          <table:table-cell office:value-type="float" office:value="99" table:style-name="ce1">
            <text:p>99</text:p>
          </table:table-cell>
          <table:table-cell office:value-type="float" office:value="100" table:style-name="ce1">
            <text:p>100</text:p>
          </table:table-cell>
          <table:table-cell office:value-type="float" office:value="101" table:style-name="ce1">
            <text:p>101</text:p>
          </table:table-cell>
          <table:table-cell office:value-type="float" office:value="102" table:style-name="ce1">
            <text:p>102</text:p>
          </table:table-cell>
          <table:table-cell office:value-type="float" office:value="103" table:style-name="ce1">
            <text:p>103</text:p>
          </table:table-cell>
          <table:table-cell office:value-type="float" office:value="104" table:style-name="ce1">
            <text:p>104</text:p>
          </table:table-cell>
          <table:table-cell office:value-type="float" office:value="105" table:style-name="ce1">
            <text:p>105</text:p>
          </table:table-cell>
          <table:table-cell office:value-type="float" office:value="106" table:style-name="ce1">
            <text:p>106</text:p>
          </table:table-cell>
          <table:table-cell office:value-type="float" office:value="107" table:style-name="ce1">
            <text:p>107</text:p>
          </table:table-cell>
          <table:table-cell office:value-type="float" office:value="108" table:style-name="ce1">
            <text:p>108</text:p>
          </table:table-cell>
          <table:table-cell office:value-type="float" office:value="109" table:style-name="ce1">
            <text:p>109</text:p>
          </table:table-cell>
          <table:table-cell office:value-type="float" office:value="110" table:style-name="ce1">
            <text:p>110</text:p>
          </table:table-cell>
          <table:table-cell office:value-type="float" office:value="111" table:style-name="ce1">
            <text:p>111</text:p>
          </table:table-cell>
          <table:table-cell office:value-type="float" office:value="112" table:style-name="ce1">
            <text:p>112</text:p>
          </table:table-cell>
          <table:table-cell office:value-type="float" office:value="113" table:style-name="ce1">
            <text:p>113</text:p>
          </table:table-cell>
          <table:table-cell office:value-type="float" office:value="114" table:style-name="ce1">
            <text:p>114</text:p>
          </table:table-cell>
          <table:table-cell office:value-type="float" office:value="115" table:style-name="ce1">
            <text:p>115</text:p>
          </table:table-cell>
          <table:table-cell office:value-type="float" office:value="116" table:style-name="ce1">
            <text:p>116</text:p>
          </table:table-cell>
          <table:table-cell office:value-type="float" office:value="117" table:style-name="ce1">
            <text:p>117</text:p>
          </table:table-cell>
          <table:table-cell office:value-type="float" office:value="118" table:style-name="ce1">
            <text:p>118</text:p>
          </table:table-cell>
          <table:table-cell office:value-type="float" office:value="119" table:style-name="ce1">
            <text:p>119</text:p>
          </table:table-cell>
          <table:table-cell office:value-type="float" office:value="120" table:style-name="ce1">
            <text:p>120</text:p>
          </table:table-cell>
          <table:table-cell office:value-type="float" office:value="121" table:style-name="ce1">
            <text:p>121</text:p>
          </table:table-cell>
          <table:table-cell office:value-type="float" office:value="122" table:style-name="ce1">
            <text:p>122</text:p>
          </table:table-cell>
          <table:table-cell office:value-type="float" office:value="123" table:style-name="ce1">
            <text:p>123</text:p>
          </table:table-cell>
          <table:table-cell office:value-type="float" office:value="124" table:style-name="ce1">
            <text:p>124</text:p>
          </table:table-cell>
          <table:table-cell office:value-type="float" office:value="125" table:style-name="ce1">
            <text:p>125</text:p>
          </table:table-cell>
          <table:table-cell office:value-type="float" office:value="126" table:style-name="ce1">
            <text:p>126</text:p>
          </table:table-cell>
          <table:table-cell office:value-type="float" office:value="127" table:style-name="ce1">
            <text:p>127</text:p>
          </table:table-cell>
          <table:table-cell office:value-type="float" office:value="128" table:style-name="ce1">
            <text:p>128</text:p>
          </table:table-cell>
          <table:table-cell office:value-type="float" office:value="129" table:style-name="ce1">
            <text:p>129</text:p>
          </table:table-cell>
          <table:table-cell office:value-type="float" office:value="130" table:style-name="ce1">
            <text:p>130</text:p>
          </table:table-cell>
          <table:table-cell office:value-type="float" office:value="131" table:style-name="ce1">
            <text:p>131</text:p>
          </table:table-cell>
          <table:table-cell office:value-type="float" office:value="132" table:style-name="ce1">
            <text:p>132</text:p>
          </table:table-cell>
          <table:table-cell office:value-type="float" office:value="133" table:style-name="ce1">
            <text:p>133</text:p>
          </table:table-cell>
          <table:table-cell office:value-type="float" office:value="134" table:style-name="ce1">
            <text:p>134</text:p>
          </table:table-cell>
          <table:table-cell office:value-type="float" office:value="135" table:style-name="ce1">
            <text:p>135</text:p>
          </table:table-cell>
          <table:table-cell office:value-type="float" office:value="136" table:style-name="ce1">
            <text:p>136</text:p>
          </table:table-cell>
          <table:table-cell office:value-type="float" office:value="137" table:style-name="ce1">
            <text:p>137</text:p>
          </table:table-cell>
          <table:table-cell office:value-type="float" office:value="138" table:style-name="ce1">
            <text:p>138</text:p>
          </table:table-cell>
          <table:table-cell office:value-type="float" office:value="139" table:style-name="ce1">
            <text:p>139</text:p>
          </table:table-cell>
          <table:table-cell office:value-type="float" office:value="140" table:style-name="ce1">
            <text:p>140</text:p>
          </table:table-cell>
          <table:table-cell office:value-type="float" office:value="141" table:style-name="ce1">
            <text:p>141</text:p>
          </table:table-cell>
          <table:table-cell office:value-type="float" office:value="142" table:style-name="ce1">
            <text:p>142</text:p>
          </table:table-cell>
          <table:table-cell office:value-type="float" office:value="143" table:style-name="ce1">
            <text:p>143</text:p>
          </table:table-cell>
          <table:table-cell office:value-type="float" office:value="144" table:style-name="ce1">
            <text:p>144</text:p>
          </table:table-cell>
          <table:table-cell office:value-type="float" office:value="145" table:style-name="ce1">
            <text:p>145</text:p>
          </table:table-cell>
          <table:table-cell office:value-type="float" office:value="146" table:style-name="ce1">
            <text:p>146</text:p>
          </table:table-cell>
          <table:table-cell office:value-type="float" office:value="147" table:style-name="ce1">
            <text:p>147</text:p>
          </table:table-cell>
          <table:table-cell office:value-type="float" office:value="148" table:style-name="ce1">
            <text:p>148</text:p>
          </table:table-cell>
          <table:table-cell office:value-type="float" office:value="149" table:style-name="ce1">
            <text:p>149</text:p>
          </table:table-cell>
          <table:table-cell office:value-type="float" office:value="150" table:style-name="ce1">
            <text:p>150</text:p>
          </table:table-cell>
          <table:table-cell office:value-type="float" office:value="151" table:style-name="ce1">
            <text:p>151</text:p>
          </table:table-cell>
          <table:table-cell office:value-type="float" office:value="152" table:style-name="ce1">
            <text:p>152</text:p>
          </table:table-cell>
          <table:table-cell office:value-type="float" office:value="153" table:style-name="ce1">
            <text:p>153</text:p>
          </table:table-cell>
          <table:table-cell office:value-type="float" office:value="154" table:style-name="ce1">
            <text:p>154</text:p>
          </table:table-cell>
          <table:table-cell office:value-type="float" office:value="155" table:style-name="ce1">
            <text:p>155</text:p>
          </table:table-cell>
          <table:table-cell office:value-type="float" office:value="156" table:style-name="ce1">
            <text:p>156</text:p>
          </table:table-cell>
          <table:table-cell office:value-type="float" office:value="157" table:style-name="ce1">
            <text:p>157</text:p>
          </table:table-cell>
          <table:table-cell office:value-type="float" office:value="158" table:style-name="ce1">
            <text:p>158</text:p>
          </table:table-cell>
          <table:table-cell office:value-type="float" office:value="159" table:style-name="ce1">
            <text:p>159</text:p>
          </table:table-cell>
          <table:table-cell office:value-type="float" office:value="160" table:style-name="ce1">
            <text:p>160</text:p>
          </table:table-cell>
          <table:table-cell office:value-type="float" office:value="161" table:style-name="ce1">
            <text:p>161</text:p>
          </table:table-cell>
          <table:table-cell office:value-type="float" office:value="162" table:style-name="ce1">
            <text:p>162</text:p>
          </table:table-cell>
          <table:table-cell office:value-type="float" office:value="163" table:style-name="ce1">
            <text:p>163</text:p>
          </table:table-cell>
          <table:table-cell office:value-type="float" office:value="164" table:style-name="ce1">
            <text:p>164</text:p>
          </table:table-cell>
          <table:table-cell office:value-type="float" office:value="165" table:style-name="ce1">
            <text:p>165</text:p>
          </table:table-cell>
          <table:table-cell office:value-type="float" office:value="166" table:style-name="ce1">
            <text:p>166</text:p>
          </table:table-cell>
          <table:table-cell office:value-type="float" office:value="167" table:style-name="ce1">
            <text:p>167</text:p>
          </table:table-cell>
          <table:table-cell office:value-type="float" office:value="168" table:style-name="ce1">
            <text:p>168</text:p>
          </table:table-cell>
          <table:table-cell office:value-type="float" office:value="169" table:style-name="ce1">
            <text:p>169</text:p>
          </table:table-cell>
          <table:table-cell office:value-type="float" office:value="170" table:style-name="ce1">
            <text:p>170</text:p>
          </table:table-cell>
          <table:table-cell office:value-type="float" office:value="171" table:style-name="ce1">
            <text:p>171</text:p>
          </table:table-cell>
          <table:table-cell office:value-type="float" office:value="172" table:style-name="ce1">
            <text:p>172</text:p>
          </table:table-cell>
          <table:table-cell office:value-type="float" office:value="173" table:style-name="ce1">
            <text:p>173</text:p>
          </table:table-cell>
          <table:table-cell office:value-type="float" office:value="174" table:style-name="ce1">
            <text:p>174</text:p>
          </table:table-cell>
          <table:table-cell office:value-type="float" office:value="175" table:style-name="ce1">
            <text:p>175</text:p>
          </table:table-cell>
          <table:table-cell office:value-type="float" office:value="176" table:style-name="ce1">
            <text:p>176</text:p>
          </table:table-cell>
          <table:table-cell office:value-type="float" office:value="177" table:style-name="ce1">
            <text:p>177</text:p>
          </table:table-cell>
          <table:table-cell office:value-type="float" office:value="178" table:style-name="ce1">
            <text:p>178</text:p>
          </table:table-cell>
          <table:table-cell office:value-type="float" office:value="179" table:style-name="ce1">
            <text:p>179</text:p>
          </table:table-cell>
          <table:table-cell office:value-type="float" office:value="180" table:style-name="ce1">
            <text:p>180</text:p>
          </table:table-cell>
          <table:table-cell office:value-type="float" office:value="181" table:style-name="ce1">
            <text:p>181</text:p>
          </table:table-cell>
          <table:table-cell office:value-type="float" office:value="182" table:style-name="ce1">
            <text:p>182</text:p>
          </table:table-cell>
          <table:table-cell office:value-type="float" office:value="183" table:style-name="ce1">
            <text:p>183</text:p>
          </table:table-cell>
          <table:table-cell office:value-type="float" office:value="184" table:style-name="ce1">
            <text:p>184</text:p>
          </table:table-cell>
          <table:table-cell office:value-type="float" office:value="185" table:style-name="ce1">
            <text:p>185</text:p>
          </table:table-cell>
          <table:table-cell office:value-type="float" office:value="186" table:style-name="ce1">
            <text:p>186</text:p>
          </table:table-cell>
          <table:table-cell office:value-type="float" office:value="187" table:style-name="ce1">
            <text:p>187</text:p>
          </table:table-cell>
          <table:table-cell office:value-type="float" office:value="188" table:style-name="ce1">
            <text:p>188</text:p>
          </table:table-cell>
          <table:table-cell office:value-type="float" office:value="189" table:style-name="ce1">
            <text:p>189</text:p>
          </table:table-cell>
          <table:table-cell office:value-type="float" office:value="190" table:style-name="ce1">
            <text:p>190</text:p>
          </table:table-cell>
          <table:table-cell office:value-type="float" office:value="191" table:style-name="ce1">
            <text:p>191</text:p>
          </table:table-cell>
          <table:table-cell office:value-type="float" office:value="192" table:style-name="ce1">
            <text:p>192</text:p>
          </table:table-cell>
          <table:table-cell office:value-type="float" office:value="193" table:style-name="ce1">
            <text:p>193</text:p>
          </table:table-cell>
          <table:table-cell office:value-type="float" office:value="194" table:style-name="ce1">
            <text:p>194</text:p>
          </table:table-cell>
          <table:table-cell office:value-type="float" office:value="195" table:style-name="ce1">
            <text:p>195</text:p>
          </table:table-cell>
          <table:table-cell office:value-type="float" office:value="196" table:style-name="ce1">
            <text:p>196</text:p>
          </table:table-cell>
          <table:table-cell office:value-type="float" office:value="197" table:style-name="ce1">
            <text:p>197</text:p>
          </table:table-cell>
          <table:table-cell office:value-type="float" office:value="198" table:style-name="ce1">
            <text:p>198</text:p>
          </table:table-cell>
          <table:table-cell office:value-type="float" office:value="199" table:style-name="ce1">
            <text:p>199</text:p>
          </table:table-cell>
          <table:table-cell office:value-type="float" office:value="200" table:style-name="ce1">
            <text:p>200</text:p>
          </table:table-cell>
          <table:table-cell office:value-type="float" office:value="201" table:style-name="ce1">
            <text:p>201</text:p>
          </table:table-cell>
          <table:table-cell office:value-type="float" office:value="202" table:style-name="ce1">
            <text:p>202</text:p>
          </table:table-cell>
          <table:table-cell office:value-type="float" office:value="203" table:style-name="ce1">
            <text:p>203</text:p>
          </table:table-cell>
          <table:table-cell office:value-type="float" office:value="204" table:style-name="ce1">
            <text:p>204</text:p>
          </table:table-cell>
          <table:table-cell office:value-type="float" office:value="205" table:style-name="ce1">
            <text:p>205</text:p>
          </table:table-cell>
          <table:table-cell office:value-type="float" office:value="206" table:style-name="ce1">
            <text:p>206</text:p>
          </table:table-cell>
          <table:table-cell office:value-type="float" office:value="207" table:style-name="ce1">
            <text:p>207</text:p>
          </table:table-cell>
          <table:table-cell office:value-type="float" office:value="208" table:style-name="ce1">
            <text:p>208</text:p>
          </table:table-cell>
          <table:table-cell office:value-type="float" office:value="209" table:style-name="ce1">
            <text:p>209</text:p>
          </table:table-cell>
          <table:table-cell office:value-type="float" office:value="210" table:style-name="ce1">
            <text:p>210</text:p>
          </table:table-cell>
          <table:table-cell office:value-type="float" office:value="211" table:style-name="ce1">
            <text:p>211</text:p>
          </table:table-cell>
          <table:table-cell office:value-type="float" office:value="212" table:style-name="ce1">
            <text:p>212</text:p>
          </table:table-cell>
          <table:table-cell office:value-type="float" office:value="213" table:style-name="ce1">
            <text:p>213</text:p>
          </table:table-cell>
          <table:table-cell office:value-type="float" office:value="214" table:style-name="ce1">
            <text:p>214</text:p>
          </table:table-cell>
          <table:table-cell office:value-type="float" office:value="215" table:style-name="ce1">
            <text:p>215</text:p>
          </table:table-cell>
          <table:table-cell office:value-type="float" office:value="216" table:style-name="ce1">
            <text:p>216</text:p>
          </table:table-cell>
          <table:table-cell office:value-type="float" office:value="217" table:style-name="ce1">
            <text:p>217</text:p>
          </table:table-cell>
          <table:table-cell office:value-type="float" office:value="218" table:style-name="ce1">
            <text:p>218</text:p>
          </table:table-cell>
          <table:table-cell office:value-type="float" office:value="219" table:style-name="ce1">
            <text:p>219</text:p>
          </table:table-cell>
          <table:table-cell office:value-type="float" office:value="220" table:style-name="ce1">
            <text:p>220</text:p>
          </table:table-cell>
          <table:table-cell office:value-type="float" office:value="221" table:style-name="ce1">
            <text:p>221</text:p>
          </table:table-cell>
          <table:table-cell office:value-type="float" office:value="222" table:style-name="ce1">
            <text:p>222</text:p>
          </table:table-cell>
          <table:table-cell office:value-type="float" office:value="223" table:style-name="ce1">
            <text:p>223</text:p>
          </table:table-cell>
          <table:table-cell office:value-type="float" office:value="224" table:style-name="ce1">
            <text:p>224</text:p>
          </table:table-cell>
          <table:table-cell office:value-type="float" office:value="225" table:style-name="ce1">
            <text:p>225</text:p>
          </table:table-cell>
          <table:table-cell office:value-type="float" office:value="226" table:style-name="ce1">
            <text:p>226</text:p>
          </table:table-cell>
          <table:table-cell office:value-type="float" office:value="227" table:style-name="ce1">
            <text:p>227</text:p>
          </table:table-cell>
          <table:table-cell office:value-type="float" office:value="228" table:style-name="ce1">
            <text:p>228</text:p>
          </table:table-cell>
          <table:table-cell office:value-type="float" office:value="229" table:style-name="ce1">
            <text:p>229</text:p>
          </table:table-cell>
          <table:table-cell office:value-type="float" office:value="230" table:style-name="ce1">
            <text:p>230</text:p>
          </table:table-cell>
          <table:table-cell office:value-type="float" office:value="231" table:style-name="ce1">
            <text:p>231</text:p>
          </table:table-cell>
          <table:table-cell office:value-type="float" office:value="232" table:style-name="ce1">
            <text:p>232</text:p>
          </table:table-cell>
          <table:table-cell office:value-type="float" office:value="233" table:style-name="ce1">
            <text:p>233</text:p>
          </table:table-cell>
          <table:table-cell office:value-type="float" office:value="234" table:style-name="ce1">
            <text:p>234</text:p>
          </table:table-cell>
          <table:table-cell office:value-type="float" office:value="235" table:style-name="ce1">
            <text:p>235</text:p>
          </table:table-cell>
          <table:table-cell office:value-type="float" office:value="236" table:style-name="ce1">
            <text:p>236</text:p>
          </table:table-cell>
          <table:table-cell office:value-type="float" office:value="237" table:style-name="ce1">
            <text:p>237</text:p>
          </table:table-cell>
          <table:table-cell office:value-type="float" office:value="238" table:style-name="ce1">
            <text:p>238</text:p>
          </table:table-cell>
          <table:table-cell office:value-type="float" office:value="239" table:style-name="ce1">
            <text:p>239</text:p>
          </table:table-cell>
          <table:table-cell office:value-type="float" office:value="240" table:style-name="ce1">
            <text:p>240</text:p>
          </table:table-cell>
          <table:table-cell office:value-type="float" office:value="241" table:style-name="ce1">
            <text:p>241</text:p>
          </table:table-cell>
          <table:table-cell office:value-type="float" office:value="242" table:style-name="ce1">
            <text:p>242</text:p>
          </table:table-cell>
          <table:table-cell office:value-type="float" office:value="243" table:style-name="ce1">
            <text:p>243</text:p>
          </table:table-cell>
          <table:table-cell office:value-type="float" office:value="244" table:style-name="ce1">
            <text:p>244</text:p>
          </table:table-cell>
          <table:table-cell office:value-type="float" office:value="245" table:style-name="ce1">
            <text:p>245</text:p>
          </table:table-cell>
          <table:table-cell office:value-type="float" office:value="246" table:style-name="ce1">
            <text:p>246</text:p>
          </table:table-cell>
          <table:table-cell office:value-type="float" office:value="247" table:style-name="ce1">
            <text:p>247</text:p>
          </table:table-cell>
          <table:table-cell office:value-type="float" office:value="248" table:style-name="ce1">
            <text:p>248</text:p>
          </table:table-cell>
          <table:table-cell office:value-type="float" office:value="249" table:style-name="ce1">
            <text:p>249</text:p>
          </table:table-cell>
          <table:table-cell office:value-type="float" office:value="250" table:style-name="ce1">
            <text:p>250</text:p>
          </table:table-cell>
          <table:table-cell office:value-type="float" office:value="251" table:style-name="ce1">
            <text:p>251</text:p>
          </table:table-cell>
          <table:table-cell office:value-type="float" office:value="252" table:style-name="ce1">
            <text:p>252</text:p>
          </table:table-cell>
          <table:table-cell office:value-type="float" office:value="253" table:style-name="ce1">
            <text:p>253</text:p>
          </table:table-cell>
          <table:table-cell office:value-type="float" office:value="254" table:style-name="ce1">
            <text:p>254</text:p>
          </table:table-cell>
          <table:table-cell office:value-type="float" office:value="255" table:style-name="ce1">
            <text:p>255</text:p>
          </table:table-cell>
          <table:table-cell office:value-type="float" office:value="256" table:style-name="ce1">
            <text:p>256</text:p>
          </table:table-cell>
          <table:table-cell office:value-type="float" office:value="257" table:style-name="ce1">
            <text:p>257</text:p>
          </table:table-cell>
          <table:table-cell office:value-type="float" office:value="258" table:style-name="ce1">
            <text:p>258</text:p>
          </table:table-cell>
          <table:table-cell office:value-type="float" office:value="259" table:style-name="ce1">
            <text:p>259</text:p>
          </table:table-cell>
          <table:table-cell office:value-type="float" office:value="260" table:style-name="ce1">
            <text:p>260</text:p>
          </table:table-cell>
          <table:table-cell office:value-type="float" office:value="261" table:style-name="ce1">
            <text:p>261</text:p>
          </table:table-cell>
          <table:table-cell office:value-type="float" office:value="262" table:style-name="ce1">
            <text:p>262</text:p>
          </table:table-cell>
          <table:table-cell office:value-type="float" office:value="263" table:style-name="ce1">
            <text:p>263</text:p>
          </table:table-cell>
          <table:table-cell office:value-type="float" office:value="264" table:style-name="ce1">
            <text:p>264</text:p>
          </table:table-cell>
          <table:table-cell office:value-type="float" office:value="265" table:style-name="ce1">
            <text:p>265</text:p>
          </table:table-cell>
          <table:table-cell office:value-type="float" office:value="266" table:style-name="ce1">
            <text:p>266</text:p>
          </table:table-cell>
          <table:table-cell office:value-type="float" office:value="267" table:style-name="ce1">
            <text:p>267</text:p>
          </table:table-cell>
          <table:table-cell office:value-type="float" office:value="268" table:style-name="ce1">
            <text:p>268</text:p>
          </table:table-cell>
          <table:table-cell office:value-type="float" office:value="269" table:style-name="ce1">
            <text:p>269</text:p>
          </table:table-cell>
          <table:table-cell office:value-type="float" office:value="270" table:style-name="ce1">
            <text:p>270</text:p>
          </table:table-cell>
          <table:table-cell office:value-type="float" office:value="271" table:style-name="ce1">
            <text:p>271</text:p>
          </table:table-cell>
          <table:table-cell office:value-type="float" office:value="272" table:style-name="ce1">
            <text:p>272</text:p>
          </table:table-cell>
          <table:table-cell office:value-type="float" office:value="273" table:style-name="ce1">
            <text:p>273</text:p>
          </table:table-cell>
          <table:table-cell office:value-type="float" office:value="274" table:style-name="ce1">
            <text:p>274</text:p>
          </table:table-cell>
          <table:table-cell office:value-type="float" office:value="275" table:style-name="ce1">
            <text:p>275</text:p>
          </table:table-cell>
          <table:table-cell office:value-type="float" office:value="276" table:style-name="ce1">
            <text:p>276</text:p>
          </table:table-cell>
          <table:table-cell office:value-type="float" office:value="277" table:style-name="ce1">
            <text:p>277</text:p>
          </table:table-cell>
          <table:table-cell office:value-type="float" office:value="278" table:style-name="ce1">
            <text:p>278</text:p>
          </table:table-cell>
          <table:table-cell office:value-type="float" office:value="279" table:style-name="ce1">
            <text:p>279</text:p>
          </table:table-cell>
          <table:table-cell office:value-type="float" office:value="280" table:style-name="ce1">
            <text:p>280</text:p>
          </table:table-cell>
          <table:table-cell office:value-type="float" office:value="281" table:style-name="ce1">
            <text:p>281</text:p>
          </table:table-cell>
          <table:table-cell office:value-type="float" office:value="282" table:style-name="ce1">
            <text:p>282</text:p>
          </table:table-cell>
          <table:table-cell office:value-type="float" office:value="283" table:style-name="ce1">
            <text:p>283</text:p>
          </table:table-cell>
          <table:table-cell office:value-type="float" office:value="284" table:style-name="ce1">
            <text:p>284</text:p>
          </table:table-cell>
          <table:table-cell office:value-type="float" office:value="285" table:style-name="ce1">
            <text:p>285</text:p>
          </table:table-cell>
          <table:table-cell office:value-type="float" office:value="286" table:style-name="ce1">
            <text:p>286</text:p>
          </table:table-cell>
          <table:table-cell office:value-type="float" office:value="287" table:style-name="ce1">
            <text:p>287</text:p>
          </table:table-cell>
          <table:table-cell office:value-type="float" office:value="288" table:style-name="ce1">
            <text:p>288</text:p>
          </table:table-cell>
          <table:table-cell office:value-type="float" office:value="289" table:style-name="ce1">
            <text:p>289</text:p>
          </table:table-cell>
          <table:table-cell office:value-type="float" office:value="290" table:style-name="ce1">
            <text:p>290</text:p>
          </table:table-cell>
          <table:table-cell office:value-type="float" office:value="291" table:style-name="ce1">
            <text:p>291</text:p>
          </table:table-cell>
          <table:table-cell office:value-type="float" office:value="292" table:style-name="ce1">
            <text:p>292</text:p>
          </table:table-cell>
          <table:table-cell office:value-type="float" office:value="293" table:style-name="ce1">
            <text:p>293</text:p>
          </table:table-cell>
          <table:table-cell office:value-type="float" office:value="294" table:style-name="ce1">
            <text:p>294</text:p>
          </table:table-cell>
          <table:table-cell office:value-type="float" office:value="295" table:style-name="ce1">
            <text:p>295</text:p>
          </table:table-cell>
          <table:table-cell office:value-type="float" office:value="296" table:style-name="ce1">
            <text:p>296</text:p>
          </table:table-cell>
          <table:table-cell office:value-type="float" office:value="297" table:style-name="ce1">
            <text:p>297</text:p>
          </table:table-cell>
          <table:table-cell office:value-type="float" office:value="298" table:style-name="ce1">
            <text:p>298</text:p>
          </table:table-cell>
          <table:table-cell office:value-type="float" office:value="299" table:style-name="ce1">
            <text:p>299</text:p>
          </table:table-cell>
          <table:table-cell office:value-type="float" office:value="300" table:style-name="ce1">
            <text:p>300</text:p>
          </table:table-cell>
          <table:table-cell office:value-type="float" office:value="301" table:style-name="ce1">
            <text:p>301</text:p>
          </table:table-cell>
          <table:table-cell office:value-type="float" office:value="302" table:style-name="ce1">
            <text:p>302</text:p>
          </table:table-cell>
          <table:table-cell office:value-type="float" office:value="303" table:style-name="ce1">
            <text:p>303</text:p>
          </table:table-cell>
          <table:table-cell office:value-type="float" office:value="304" table:style-name="ce1">
            <text:p>304</text:p>
          </table:table-cell>
          <table:table-cell office:value-type="float" office:value="305" table:style-name="ce1">
            <text:p>305</text:p>
          </table:table-cell>
          <table:table-cell office:value-type="float" office:value="306" table:style-name="ce1">
            <text:p>306</text:p>
          </table:table-cell>
          <table:table-cell office:value-type="float" office:value="307" table:style-name="ce1">
            <text:p>307</text:p>
          </table:table-cell>
          <table:table-cell office:value-type="float" office:value="308" table:style-name="ce1">
            <text:p>308</text:p>
          </table:table-cell>
          <table:table-cell office:value-type="float" office:value="309" table:style-name="ce1">
            <text:p>309</text:p>
          </table:table-cell>
          <table:table-cell office:value-type="float" office:value="310" table:style-name="ce1">
            <text:p>310</text:p>
          </table:table-cell>
          <table:table-cell office:value-type="float" office:value="311" table:style-name="ce1">
            <text:p>311</text:p>
          </table:table-cell>
          <table:table-cell office:value-type="float" office:value="312" table:style-name="ce1">
            <text:p>312</text:p>
          </table:table-cell>
          <table:table-cell office:value-type="float" office:value="313" table:style-name="ce1">
            <text:p>313</text:p>
          </table:table-cell>
          <table:table-cell office:value-type="float" office:value="314" table:style-name="ce1">
            <text:p>314</text:p>
          </table:table-cell>
          <table:table-cell office:value-type="float" office:value="315" table:style-name="ce1">
            <text:p>315</text:p>
          </table:table-cell>
          <table:table-cell office:value-type="float" office:value="316" table:style-name="ce1">
            <text:p>316</text:p>
          </table:table-cell>
          <table:table-cell office:value-type="float" office:value="317" table:style-name="ce1">
            <text:p>317</text:p>
          </table:table-cell>
          <table:table-cell office:value-type="float" office:value="318" table:style-name="ce1">
            <text:p>318</text:p>
          </table:table-cell>
          <table:table-cell office:value-type="float" office:value="319" table:style-name="ce1">
            <text:p>319</text:p>
          </table:table-cell>
          <table:table-cell office:value-type="float" office:value="320" table:style-name="ce1">
            <text:p>320</text:p>
          </table:table-cell>
          <table:table-cell office:value-type="float" office:value="321" table:style-name="ce1">
            <text:p>321</text:p>
          </table:table-cell>
          <table:table-cell office:value-type="float" office:value="322" table:style-name="ce1">
            <text:p>322</text:p>
          </table:table-cell>
          <table:table-cell office:value-type="float" office:value="323" table:style-name="ce1">
            <text:p>323</text:p>
          </table:table-cell>
          <table:table-cell office:value-type="float" office:value="324" table:style-name="ce1">
            <text:p>324</text:p>
          </table:table-cell>
          <table:table-cell office:value-type="float" office:value="325" table:style-name="ce1">
            <text:p>325</text:p>
          </table:table-cell>
          <table:table-cell office:value-type="float" office:value="326" table:style-name="ce1">
            <text:p>326</text:p>
          </table:table-cell>
          <table:table-cell office:value-type="float" office:value="327" table:style-name="ce1">
            <text:p>327</text:p>
          </table:table-cell>
          <table:table-cell office:value-type="float" office:value="328" table:style-name="ce1">
            <text:p>328</text:p>
          </table:table-cell>
          <table:table-cell office:value-type="float" office:value="329" table:style-name="ce1">
            <text:p>329</text:p>
          </table:table-cell>
          <table:table-cell office:value-type="float" office:value="330" table:style-name="ce1">
            <text:p>330</text:p>
          </table:table-cell>
          <table:table-cell office:value-type="float" office:value="331" table:style-name="ce1">
            <text:p>331</text:p>
          </table:table-cell>
          <table:table-cell office:value-type="float" office:value="332" table:style-name="ce1">
            <text:p>332</text:p>
          </table:table-cell>
          <table:table-cell office:value-type="float" office:value="333" table:style-name="ce1">
            <text:p>333</text:p>
          </table:table-cell>
          <table:table-cell office:value-type="float" office:value="334" table:style-name="ce1">
            <text:p>334</text:p>
          </table:table-cell>
          <table:table-cell office:value-type="float" office:value="335" table:style-name="ce1">
            <text:p>335</text:p>
          </table:table-cell>
          <table:table-cell office:value-type="float" office:value="336" table:style-name="ce1">
            <text:p>336</text:p>
          </table:table-cell>
          <table:table-cell office:value-type="float" office:value="337" table:style-name="ce1">
            <text:p>337</text:p>
          </table:table-cell>
          <table:table-cell office:value-type="float" office:value="338" table:style-name="ce1">
            <text:p>338</text:p>
          </table:table-cell>
          <table:table-cell office:value-type="float" office:value="339" table:style-name="ce1">
            <text:p>339</text:p>
          </table:table-cell>
          <table:table-cell office:value-type="float" office:value="340" table:style-name="ce1">
            <text:p>340</text:p>
          </table:table-cell>
          <table:table-cell office:value-type="float" office:value="341" table:style-name="ce1">
            <text:p>341</text:p>
          </table:table-cell>
          <table:table-cell office:value-type="float" office:value="342" table:style-name="ce1">
            <text:p>342</text:p>
          </table:table-cell>
          <table:table-cell office:value-type="float" office:value="343" table:style-name="ce1">
            <text:p>343</text:p>
          </table:table-cell>
          <table:table-cell office:value-type="float" office:value="344" table:style-name="ce1">
            <text:p>344</text:p>
          </table:table-cell>
          <table:table-cell office:value-type="float" office:value="345" table:style-name="ce1">
            <text:p>345</text:p>
          </table:table-cell>
          <table:table-cell office:value-type="float" office:value="346" table:style-name="ce1">
            <text:p>346</text:p>
          </table:table-cell>
          <table:table-cell office:value-type="float" office:value="347" table:style-name="ce1">
            <text:p>347</text:p>
          </table:table-cell>
          <table:table-cell office:value-type="float" office:value="348" table:style-name="ce1">
            <text:p>348</text:p>
          </table:table-cell>
          <table:table-cell office:value-type="float" office:value="349" table:style-name="ce1">
            <text:p>349</text:p>
          </table:table-cell>
          <table:table-cell office:value-type="float" office:value="350" table:style-name="ce1">
            <text:p>350</text:p>
          </table:table-cell>
          <table:table-cell office:value-type="float" office:value="351" table:style-name="ce1">
            <text:p>351</text:p>
          </table:table-cell>
          <table:table-cell office:value-type="float" office:value="352" table:style-name="ce1">
            <text:p>352</text:p>
          </table:table-cell>
          <table:table-cell office:value-type="float" office:value="353" table:style-name="ce1">
            <text:p>353</text:p>
          </table:table-cell>
          <table:table-cell office:value-type="float" office:value="354" table:style-name="ce1">
            <text:p>354</text:p>
          </table:table-cell>
          <table:table-cell office:value-type="float" office:value="355" table:style-name="ce1">
            <text:p>355</text:p>
          </table:table-cell>
          <table:table-cell office:value-type="float" office:value="356" table:style-name="ce1">
            <text:p>356</text:p>
          </table:table-cell>
          <table:table-cell office:value-type="float" office:value="357" table:style-name="ce1">
            <text:p>357</text:p>
          </table:table-cell>
          <table:table-cell office:value-type="float" office:value="358" table:style-name="ce1">
            <text:p>358</text:p>
          </table:table-cell>
          <table:table-cell office:value-type="float" office:value="359" table:style-name="ce1">
            <text:p>359</text:p>
          </table:table-cell>
          <table:table-cell office:value-type="float" office:value="360" table:style-name="ce1">
            <text:p>360</text:p>
          </table:table-cell>
          <table:table-cell office:value-type="float" office:value="361" table:style-name="ce1">
            <text:p>361</text:p>
          </table:table-cell>
          <table:table-cell office:value-type="float" office:value="362" table:style-name="ce1">
            <text:p>362</text:p>
          </table:table-cell>
          <table:table-cell office:value-type="float" office:value="363" table:style-name="ce1">
            <text:p>363</text:p>
          </table:table-cell>
          <table:table-cell office:value-type="float" office:value="364" table:style-name="ce1">
            <text:p>364</text:p>
          </table:table-cell>
          <table:table-cell office:value-type="float" office:value="365" table:style-name="ce1">
            <text:p>365</text:p>
          </table:table-cell>
          <table:table-cell office:value-type="float" office:value="366" table:style-name="ce1">
            <text:p>366</text:p>
          </table:table-cell>
          <table:table-cell office:value-type="float" office:value="367" table:style-name="ce1">
            <text:p>367</text:p>
          </table:table-cell>
          <table:table-cell office:value-type="float" office:value="368" table:style-name="ce1">
            <text:p>368</text:p>
          </table:table-cell>
          <table:table-cell office:value-type="float" office:value="369" table:style-name="ce1">
            <text:p>369</text:p>
          </table:table-cell>
          <table:table-cell office:value-type="float" office:value="370" table:style-name="ce1">
            <text:p>370</text:p>
          </table:table-cell>
          <table:table-cell office:value-type="float" office:value="371" table:style-name="ce1">
            <text:p>371</text:p>
          </table:table-cell>
          <table:table-cell office:value-type="float" office:value="372" table:style-name="ce1">
            <text:p>372</text:p>
          </table:table-cell>
          <table:table-cell office:value-type="float" office:value="373" table:style-name="ce1">
            <text:p>373</text:p>
          </table:table-cell>
          <table:table-cell office:value-type="float" office:value="374" table:style-name="ce1">
            <text:p>374</text:p>
          </table:table-cell>
          <table:table-cell office:value-type="float" office:value="375" table:style-name="ce1">
            <text:p>375</text:p>
          </table:table-cell>
          <table:table-cell office:value-type="float" office:value="376" table:style-name="ce1">
            <text:p>376</text:p>
          </table:table-cell>
          <table:table-cell office:value-type="float" office:value="377" table:style-name="ce1">
            <text:p>377</text:p>
          </table:table-cell>
          <table:table-cell office:value-type="float" office:value="378" table:style-name="ce1">
            <text:p>378</text:p>
          </table:table-cell>
          <table:table-cell office:value-type="float" office:value="379" table:style-name="ce1">
            <text:p>379</text:p>
          </table:table-cell>
          <table:table-cell office:value-type="float" office:value="380" table:style-name="ce1">
            <text:p>380</text:p>
          </table:table-cell>
          <table:table-cell office:value-type="float" office:value="381" table:style-name="ce1">
            <text:p>381</text:p>
          </table:table-cell>
          <table:table-cell office:value-type="float" office:value="382" table:style-name="ce1">
            <text:p>382</text:p>
          </table:table-cell>
          <table:table-cell office:value-type="float" office:value="383" table:style-name="ce1">
            <text:p>383</text:p>
          </table:table-cell>
          <table:table-cell office:value-type="float" office:value="384" table:style-name="ce1">
            <text:p>384</text:p>
          </table:table-cell>
          <table:table-cell office:value-type="float" office:value="385" table:style-name="ce1">
            <text:p>385</text:p>
          </table:table-cell>
          <table:table-cell office:value-type="float" office:value="386" table:style-name="ce1">
            <text:p>386</text:p>
          </table:table-cell>
          <table:table-cell office:value-type="float" office:value="387" table:style-name="ce1">
            <text:p>387</text:p>
          </table:table-cell>
          <table:table-cell office:value-type="float" office:value="388" table:style-name="ce1">
            <text:p>388</text:p>
          </table:table-cell>
          <table:table-cell office:value-type="float" office:value="389" table:style-name="ce1">
            <text:p>389</text:p>
          </table:table-cell>
          <table:table-cell office:value-type="float" office:value="390" table:style-name="ce1">
            <text:p>390</text:p>
          </table:table-cell>
          <table:table-cell office:value-type="float" office:value="391" table:style-name="ce1">
            <text:p>391</text:p>
          </table:table-cell>
          <table:table-cell office:value-type="float" office:value="392" table:style-name="ce1">
            <text:p>392</text:p>
          </table:table-cell>
          <table:table-cell office:value-type="float" office:value="393" table:style-name="ce1">
            <text:p>393</text:p>
          </table:table-cell>
          <table:table-cell office:value-type="float" office:value="394" table:style-name="ce1">
            <text:p>394</text:p>
          </table:table-cell>
          <table:table-cell office:value-type="float" office:value="395" table:style-name="ce1">
            <text:p>395</text:p>
          </table:table-cell>
          <table:table-cell office:value-type="float" office:value="396" table:style-name="ce1">
            <text:p>396</text:p>
          </table:table-cell>
          <table:table-cell office:value-type="float" office:value="397" table:style-name="ce1">
            <text:p>397</text:p>
          </table:table-cell>
          <table:table-cell office:value-type="float" office:value="398" table:style-name="ce1">
            <text:p>398</text:p>
          </table:table-cell>
          <table:table-cell office:value-type="float" office:value="399" table:style-name="ce1">
            <text:p>399</text:p>
          </table:table-cell>
          <table:table-cell office:value-type="float" office:value="400" table:style-name="ce1">
            <text:p>400</text:p>
          </table:table-cell>
          <table:table-cell office:value-type="float" office:value="401" table:style-name="ce1">
            <text:p>401</text:p>
          </table:table-cell>
          <table:table-cell office:value-type="float" office:value="402" table:style-name="ce1">
            <text:p>402</text:p>
          </table:table-cell>
          <table:table-cell office:value-type="float" office:value="403" table:style-name="ce1">
            <text:p>403</text:p>
          </table:table-cell>
          <table:table-cell office:value-type="float" office:value="404" table:style-name="ce1">
            <text:p>404</text:p>
          </table:table-cell>
          <table:table-cell office:value-type="float" office:value="405" table:style-name="ce1">
            <text:p>405</text:p>
          </table:table-cell>
          <table:table-cell office:value-type="float" office:value="406" table:style-name="ce1">
            <text:p>406</text:p>
          </table:table-cell>
          <table:table-cell office:value-type="float" office:value="407" table:style-name="ce1">
            <text:p>407</text:p>
          </table:table-cell>
          <table:table-cell office:value-type="float" office:value="408" table:style-name="ce1">
            <text:p>408</text:p>
          </table:table-cell>
          <table:table-cell office:value-type="float" office:value="409" table:style-name="ce1">
            <text:p>409</text:p>
          </table:table-cell>
          <table:table-cell office:value-type="float" office:value="410" table:style-name="ce1">
            <text:p>410</text:p>
          </table:table-cell>
          <table:table-cell office:value-type="float" office:value="411" table:style-name="ce1">
            <text:p>411</text:p>
          </table:table-cell>
          <table:table-cell office:value-type="float" office:value="412" table:style-name="ce1">
            <text:p>412</text:p>
          </table:table-cell>
          <table:table-cell office:value-type="float" office:value="413" table:style-name="ce1">
            <text:p>413</text:p>
          </table:table-cell>
          <table:table-cell office:value-type="float" office:value="414" table:style-name="ce1">
            <text:p>414</text:p>
          </table:table-cell>
          <table:table-cell office:value-type="float" office:value="415" table:style-name="ce1">
            <text:p>415</text:p>
          </table:table-cell>
          <table:table-cell office:value-type="float" office:value="416" table:style-name="ce1">
            <text:p>416</text:p>
          </table:table-cell>
          <table:table-cell office:value-type="float" office:value="417" table:style-name="ce1">
            <text:p>417</text:p>
          </table:table-cell>
          <table:table-cell office:value-type="float" office:value="418" table:style-name="ce1">
            <text:p>418</text:p>
          </table:table-cell>
          <table:table-cell office:value-type="float" office:value="419" table:style-name="ce1">
            <text:p>419</text:p>
          </table:table-cell>
          <table:table-cell office:value-type="float" office:value="420" table:style-name="ce1">
            <text:p>420</text:p>
          </table:table-cell>
          <table:table-cell office:value-type="float" office:value="421" table:style-name="ce1">
            <text:p>421</text:p>
          </table:table-cell>
          <table:table-cell office:value-type="float" office:value="422" table:style-name="ce1">
            <text:p>422</text:p>
          </table:table-cell>
          <table:table-cell office:value-type="float" office:value="423" table:style-name="ce1">
            <text:p>423</text:p>
          </table:table-cell>
          <table:table-cell office:value-type="float" office:value="424" table:style-name="ce1">
            <text:p>424</text:p>
          </table:table-cell>
          <table:table-cell office:value-type="float" office:value="425" table:style-name="ce1">
            <text:p>425</text:p>
          </table:table-cell>
          <table:table-cell office:value-type="float" office:value="426" table:style-name="ce1">
            <text:p>426</text:p>
          </table:table-cell>
          <table:table-cell office:value-type="float" office:value="427" table:style-name="ce1">
            <text:p>427</text:p>
          </table:table-cell>
          <table:table-cell office:value-type="float" office:value="428" table:style-name="ce1">
            <text:p>428</text:p>
          </table:table-cell>
          <table:table-cell office:value-type="float" office:value="429" table:style-name="ce1">
            <text:p>429</text:p>
          </table:table-cell>
          <table:table-cell office:value-type="float" office:value="430" table:style-name="ce1">
            <text:p>430</text:p>
          </table:table-cell>
          <table:table-cell office:value-type="float" office:value="431" table:style-name="ce1">
            <text:p>431</text:p>
          </table:table-cell>
          <table:table-cell office:value-type="float" office:value="432" table:style-name="ce1">
            <text:p>432</text:p>
          </table:table-cell>
          <table:table-cell office:value-type="float" office:value="433" table:style-name="ce1">
            <text:p>433</text:p>
          </table:table-cell>
          <table:table-cell office:value-type="float" office:value="434" table:style-name="ce1">
            <text:p>434</text:p>
          </table:table-cell>
          <table:table-cell office:value-type="float" office:value="435" table:style-name="ce1">
            <text:p>435</text:p>
          </table:table-cell>
          <table:table-cell office:value-type="float" office:value="436" table:style-name="ce1">
            <text:p>436</text:p>
          </table:table-cell>
          <table:table-cell office:value-type="float" office:value="437" table:style-name="ce1">
            <text:p>437</text:p>
          </table:table-cell>
          <table:table-cell office:value-type="float" office:value="438" table:style-name="ce1">
            <text:p>438</text:p>
          </table:table-cell>
          <table:table-cell office:value-type="float" office:value="439" table:style-name="ce1">
            <text:p>439</text:p>
          </table:table-cell>
          <table:table-cell office:value-type="float" office:value="440" table:style-name="ce1">
            <text:p>440</text:p>
          </table:table-cell>
          <table:table-cell office:value-type="float" office:value="441" table:style-name="ce1">
            <text:p>441</text:p>
          </table:table-cell>
          <table:table-cell office:value-type="float" office:value="442" table:style-name="ce1">
            <text:p>442</text:p>
          </table:table-cell>
          <table:table-cell office:value-type="float" office:value="443" table:style-name="ce1">
            <text:p>443</text:p>
          </table:table-cell>
          <table:table-cell office:value-type="float" office:value="444" table:style-name="ce1">
            <text:p>444</text:p>
          </table:table-cell>
          <table:table-cell office:value-type="float" office:value="445" table:style-name="ce1">
            <text:p>445</text:p>
          </table:table-cell>
          <table:table-cell office:value-type="float" office:value="446" table:style-name="ce1">
            <text:p>446</text:p>
          </table:table-cell>
          <table:table-cell office:value-type="float" office:value="447" table:style-name="ce1">
            <text:p>447</text:p>
          </table:table-cell>
          <table:table-cell office:value-type="float" office:value="448" table:style-name="ce1">
            <text:p>448</text:p>
          </table:table-cell>
          <table:table-cell office:value-type="float" office:value="449" table:style-name="ce1">
            <text:p>449</text:p>
          </table:table-cell>
          <table:table-cell office:value-type="float" office:value="450" table:style-name="ce1">
            <text:p>450</text:p>
          </table:table-cell>
          <table:table-cell office:value-type="float" office:value="451" table:style-name="ce1">
            <text:p>451</text:p>
          </table:table-cell>
          <table:table-cell office:value-type="float" office:value="452" table:style-name="ce1">
            <text:p>452</text:p>
          </table:table-cell>
          <table:table-cell office:value-type="float" office:value="453" table:style-name="ce1">
            <text:p>453</text:p>
          </table:table-cell>
          <table:table-cell office:value-type="float" office:value="454" table:style-name="ce1">
            <text:p>454</text:p>
          </table:table-cell>
          <table:table-cell office:value-type="float" office:value="455" table:style-name="ce1">
            <text:p>455</text:p>
          </table:table-cell>
          <table:table-cell office:value-type="float" office:value="456" table:style-name="ce1">
            <text:p>456</text:p>
          </table:table-cell>
          <table:table-cell office:value-type="float" office:value="457" table:style-name="ce1">
            <text:p>457</text:p>
          </table:table-cell>
          <table:table-cell office:value-type="float" office:value="458" table:style-name="ce1">
            <text:p>458</text:p>
          </table:table-cell>
          <table:table-cell office:value-type="float" office:value="459" table:style-name="ce1">
            <text:p>459</text:p>
          </table:table-cell>
          <table:table-cell office:value-type="float" office:value="460" table:style-name="ce1">
            <text:p>460</text:p>
          </table:table-cell>
          <table:table-cell office:value-type="float" office:value="461" table:style-name="ce1">
            <text:p>461</text:p>
          </table:table-cell>
          <table:table-cell office:value-type="float" office:value="462" table:style-name="ce1">
            <text:p>462</text:p>
          </table:table-cell>
          <table:table-cell office:value-type="float" office:value="463" table:style-name="ce1">
            <text:p>463</text:p>
          </table:table-cell>
          <table:table-cell office:value-type="float" office:value="464" table:style-name="ce1">
            <text:p>464</text:p>
          </table:table-cell>
          <table:table-cell office:value-type="float" office:value="465" table:style-name="ce1">
            <text:p>465</text:p>
          </table:table-cell>
          <table:table-cell office:value-type="float" office:value="466" table:style-name="ce1">
            <text:p>466</text:p>
          </table:table-cell>
          <table:table-cell office:value-type="float" office:value="467" table:style-name="ce1">
            <text:p>467</text:p>
          </table:table-cell>
          <table:table-cell office:value-type="float" office:value="468" table:style-name="ce1">
            <text:p>468</text:p>
          </table:table-cell>
          <table:table-cell office:value-type="float" office:value="469" table:style-name="ce1">
            <text:p>469</text:p>
          </table:table-cell>
          <table:table-cell office:value-type="float" office:value="470" table:style-name="ce1">
            <text:p>470</text:p>
          </table:table-cell>
          <table:table-cell office:value-type="float" office:value="471" table:style-name="ce1">
            <text:p>471</text:p>
          </table:table-cell>
          <table:table-cell office:value-type="float" office:value="472" table:style-name="ce1">
            <text:p>472</text:p>
          </table:table-cell>
          <table:table-cell office:value-type="float" office:value="473" table:style-name="ce1">
            <text:p>473</text:p>
          </table:table-cell>
          <table:table-cell office:value-type="float" office:value="474" table:style-name="ce1">
            <text:p>474</text:p>
          </table:table-cell>
          <table:table-cell office:value-type="float" office:value="475" table:style-name="ce1">
            <text:p>475</text:p>
          </table:table-cell>
          <table:table-cell office:value-type="float" office:value="476" table:style-name="ce1">
            <text:p>476</text:p>
          </table:table-cell>
          <table:table-cell office:value-type="float" office:value="477" table:style-name="ce1">
            <text:p>477</text:p>
          </table:table-cell>
          <table:table-cell office:value-type="float" office:value="478" table:style-name="ce1">
            <text:p>478</text:p>
          </table:table-cell>
          <table:table-cell office:value-type="float" office:value="479" table:style-name="ce1">
            <text:p>479</text:p>
          </table:table-cell>
          <table:table-cell office:value-type="float" office:value="480" table:style-name="ce1">
            <text:p>480</text:p>
          </table:table-cell>
          <table:table-cell office:value-type="float" office:value="481" table:style-name="ce1">
            <text:p>481</text:p>
          </table:table-cell>
          <table:table-cell office:value-type="float" office:value="482" table:style-name="ce1">
            <text:p>482</text:p>
          </table:table-cell>
          <table:table-cell office:value-type="float" office:value="483" table:style-name="ce1">
            <text:p>483</text:p>
          </table:table-cell>
          <table:table-cell office:value-type="float" office:value="484" table:style-name="ce1">
            <text:p>484</text:p>
          </table:table-cell>
          <table:table-cell office:value-type="float" office:value="485" table:style-name="ce1">
            <text:p>485</text:p>
          </table:table-cell>
          <table:table-cell office:value-type="float" office:value="486" table:style-name="ce1">
            <text:p>486</text:p>
          </table:table-cell>
          <table:table-cell office:value-type="float" office:value="487" table:style-name="ce1">
            <text:p>487</text:p>
          </table:table-cell>
          <table:table-cell office:value-type="float" office:value="488" table:style-name="ce1">
            <text:p>488</text:p>
          </table:table-cell>
          <table:table-cell office:value-type="float" office:value="489" table:style-name="ce1">
            <text:p>489</text:p>
          </table:table-cell>
          <table:table-cell office:value-type="float" office:value="490" table:style-name="ce1">
            <text:p>490</text:p>
          </table:table-cell>
          <table:table-cell office:value-type="float" office:value="491" table:style-name="ce1">
            <text:p>491</text:p>
          </table:table-cell>
          <table:table-cell office:value-type="float" office:value="492" table:style-name="ce1">
            <text:p>492</text:p>
          </table:table-cell>
          <table:table-cell office:value-type="float" office:value="493" table:style-name="ce1">
            <text:p>493</text:p>
          </table:table-cell>
          <table:table-cell office:value-type="float" office:value="494" table:style-name="ce1">
            <text:p>494</text:p>
          </table:table-cell>
          <table:table-cell office:value-type="float" office:value="495" table:style-name="ce1">
            <text:p>495</text:p>
          </table:table-cell>
          <table:table-cell office:value-type="float" office:value="496" table:style-name="ce1">
            <text:p>496</text:p>
          </table:table-cell>
          <table:table-cell office:value-type="float" office:value="497" table:style-name="ce1">
            <text:p>497</text:p>
          </table:table-cell>
          <table:table-cell office:value-type="float" office:value="498" table:style-name="ce1">
            <text:p>498</text:p>
          </table:table-cell>
          <table:table-cell office:value-type="float" office:value="499" table:style-name="ce1">
            <text:p>499</text:p>
          </table:table-cell>
          <table:table-cell office:value-type="float" office:value="500" table:style-name="ce1">
            <text:p>500</text:p>
          </table:table-cell>
          <table:table-cell office:value-type="float" office:value="501" table:style-name="ce1">
            <text:p>501</text:p>
          </table:table-cell>
          <table:table-cell office:value-type="float" office:value="502" table:style-name="ce1">
            <text:p>502</text:p>
          </table:table-cell>
          <table:table-cell office:value-type="float" office:value="503" table:style-name="ce1">
            <text:p>503</text:p>
          </table:table-cell>
          <table:table-cell office:value-type="float" office:value="504" table:style-name="ce1">
            <text:p>504</text:p>
          </table:table-cell>
          <table:table-cell office:value-type="float" office:value="505" table:style-name="ce1">
            <text:p>505</text:p>
          </table:table-cell>
          <table:table-cell office:value-type="float" office:value="506" table:style-name="ce1">
            <text:p>506</text:p>
          </table:table-cell>
          <table:table-cell office:value-type="float" office:value="507" table:style-name="ce1">
            <text:p>507</text:p>
          </table:table-cell>
          <table:table-cell office:value-type="float" office:value="508" table:style-name="ce1">
            <text:p>508</text:p>
          </table:table-cell>
          <table:table-cell office:value-type="float" office:value="509" table:style-name="ce1">
            <text:p>509</text:p>
          </table:table-cell>
          <table:table-cell office:value-type="float" office:value="510" table:style-name="ce1">
            <text:p>510</text:p>
          </table:table-cell>
          <table:table-cell office:value-type="float" office:value="511" table:style-name="ce1">
            <text:p>511</text:p>
          </table:table-cell>
          <table:table-cell office:value-type="float" office:value="512" table:style-name="ce1">
            <text:p>512</text:p>
          </table:table-cell>
          <table:table-cell office:value-type="float" office:value="513" table:style-name="ce1">
            <text:p>513</text:p>
          </table:table-cell>
          <table:table-cell office:value-type="float" office:value="514" table:style-name="ce1">
            <text:p>514</text:p>
          </table:table-cell>
          <table:table-cell office:value-type="float" office:value="515" table:style-name="ce1">
            <text:p>515</text:p>
          </table:table-cell>
          <table:table-cell office:value-type="float" office:value="516" table:style-name="ce1">
            <text:p>516</text:p>
          </table:table-cell>
          <table:table-cell office:value-type="float" office:value="517" table:style-name="ce1">
            <text:p>517</text:p>
          </table:table-cell>
          <table:table-cell office:value-type="float" office:value="518" table:style-name="ce1">
            <text:p>518</text:p>
          </table:table-cell>
          <table:table-cell office:value-type="float" office:value="519" table:style-name="ce1">
            <text:p>519</text:p>
          </table:table-cell>
          <table:table-cell office:value-type="float" office:value="520" table:style-name="ce1">
            <text:p>520</text:p>
          </table:table-cell>
          <table:table-cell office:value-type="float" office:value="521" table:style-name="ce1">
            <text:p>521</text:p>
          </table:table-cell>
          <table:table-cell office:value-type="float" office:value="522" table:style-name="ce1">
            <text:p>522</text:p>
          </table:table-cell>
          <table:table-cell office:value-type="float" office:value="523" table:style-name="ce1">
            <text:p>523</text:p>
          </table:table-cell>
          <table:table-cell office:value-type="float" office:value="524" table:style-name="ce1">
            <text:p>524</text:p>
          </table:table-cell>
          <table:table-cell office:value-type="float" office:value="525" table:style-name="ce1">
            <text:p>525</text:p>
          </table:table-cell>
          <table:table-cell office:value-type="float" office:value="526" table:style-name="ce1">
            <text:p>526</text:p>
          </table:table-cell>
          <table:table-cell office:value-type="float" office:value="527" table:style-name="ce1">
            <text:p>527</text:p>
          </table:table-cell>
          <table:table-cell office:value-type="float" office:value="528" table:style-name="ce1">
            <text:p>528</text:p>
          </table:table-cell>
          <table:table-cell office:value-type="float" office:value="529" table:style-name="ce1">
            <text:p>529</text:p>
          </table:table-cell>
          <table:table-cell office:value-type="float" office:value="530" table:style-name="ce1">
            <text:p>530</text:p>
          </table:table-cell>
          <table:table-cell office:value-type="float" office:value="531" table:style-name="ce1">
            <text:p>531</text:p>
          </table:table-cell>
          <table:table-cell office:value-type="float" office:value="532" table:style-name="ce1">
            <text:p>532</text:p>
          </table:table-cell>
          <table:table-cell office:value-type="float" office:value="533" table:style-name="ce1">
            <text:p>533</text:p>
          </table:table-cell>
          <table:table-cell office:value-type="float" office:value="534" table:style-name="ce1">
            <text:p>534</text:p>
          </table:table-cell>
          <table:table-cell office:value-type="float" office:value="535" table:style-name="ce1">
            <text:p>535</text:p>
          </table:table-cell>
          <table:table-cell office:value-type="float" office:value="536" table:style-name="ce1">
            <text:p>536</text:p>
          </table:table-cell>
          <table:table-cell office:value-type="float" office:value="537" table:style-name="ce1">
            <text:p>537</text:p>
          </table:table-cell>
          <table:table-cell office:value-type="float" office:value="538" table:style-name="ce1">
            <text:p>538</text:p>
          </table:table-cell>
          <table:table-cell office:value-type="float" office:value="539" table:style-name="ce1">
            <text:p>539</text:p>
          </table:table-cell>
          <table:table-cell office:value-type="float" office:value="540" table:style-name="ce1">
            <text:p>540</text:p>
          </table:table-cell>
          <table:table-cell office:value-type="float" office:value="541" table:style-name="ce1">
            <text:p>541</text:p>
          </table:table-cell>
          <table:table-cell office:value-type="float" office:value="542" table:style-name="ce1">
            <text:p>542</text:p>
          </table:table-cell>
          <table:table-cell office:value-type="float" office:value="543" table:style-name="ce1">
            <text:p>543</text:p>
          </table:table-cell>
          <table:table-cell office:value-type="float" office:value="544" table:style-name="ce1">
            <text:p>544</text:p>
          </table:table-cell>
          <table:table-cell office:value-type="float" office:value="545" table:style-name="ce1">
            <text:p>545</text:p>
          </table:table-cell>
          <table:table-cell office:value-type="float" office:value="546" table:style-name="ce1">
            <text:p>546</text:p>
          </table:table-cell>
          <table:table-cell office:value-type="float" office:value="547" table:style-name="ce1">
            <text:p>547</text:p>
          </table:table-cell>
          <table:table-cell office:value-type="float" office:value="548" table:style-name="ce1">
            <text:p>548</text:p>
          </table:table-cell>
          <table:table-cell office:value-type="float" office:value="549" table:style-name="ce1">
            <text:p>549</text:p>
          </table:table-cell>
          <table:table-cell office:value-type="float" office:value="550" table:style-name="ce1">
            <text:p>550</text:p>
          </table:table-cell>
          <table:table-cell office:value-type="float" office:value="551" table:style-name="ce1">
            <text:p>551</text:p>
          </table:table-cell>
          <table:table-cell office:value-type="float" office:value="552" table:style-name="ce1">
            <text:p>552</text:p>
          </table:table-cell>
          <table:table-cell office:value-type="float" office:value="553" table:style-name="ce1">
            <text:p>553</text:p>
          </table:table-cell>
          <table:table-cell office:value-type="float" office:value="554" table:style-name="ce1">
            <text:p>554</text:p>
          </table:table-cell>
          <table:table-cell office:value-type="float" office:value="555" table:style-name="ce1">
            <text:p>555</text:p>
          </table:table-cell>
          <table:table-cell office:value-type="float" office:value="556" table:style-name="ce1">
            <text:p>556</text:p>
          </table:table-cell>
          <table:table-cell office:value-type="float" office:value="557" table:style-name="ce1">
            <text:p>557</text:p>
          </table:table-cell>
          <table:table-cell office:value-type="float" office:value="558" table:style-name="ce1">
            <text:p>558</text:p>
          </table:table-cell>
          <table:table-cell office:value-type="float" office:value="559" table:style-name="ce1">
            <text:p>559</text:p>
          </table:table-cell>
          <table:table-cell office:value-type="float" office:value="560" table:style-name="ce1">
            <text:p>560</text:p>
          </table:table-cell>
          <table:table-cell office:value-type="float" office:value="561" table:style-name="ce1">
            <text:p>561</text:p>
          </table:table-cell>
          <table:table-cell office:value-type="float" office:value="562" table:style-name="ce1">
            <text:p>562</text:p>
          </table:table-cell>
          <table:table-cell office:value-type="float" office:value="563" table:style-name="ce1">
            <text:p>563</text:p>
          </table:table-cell>
          <table:table-cell office:value-type="float" office:value="564" table:style-name="ce1">
            <text:p>564</text:p>
          </table:table-cell>
          <table:table-cell office:value-type="float" office:value="565" table:style-name="ce1">
            <text:p>565</text:p>
          </table:table-cell>
          <table:table-cell office:value-type="float" office:value="566" table:style-name="ce1">
            <text:p>566</text:p>
          </table:table-cell>
          <table:table-cell office:value-type="float" office:value="567" table:style-name="ce1">
            <text:p>567</text:p>
          </table:table-cell>
          <table:table-cell office:value-type="float" office:value="568" table:style-name="ce1">
            <text:p>568</text:p>
          </table:table-cell>
          <table:table-cell office:value-type="float" office:value="569" table:style-name="ce1">
            <text:p>569</text:p>
          </table:table-cell>
          <table:table-cell office:value-type="float" office:value="570" table:style-name="ce1">
            <text:p>570</text:p>
          </table:table-cell>
          <table:table-cell office:value-type="float" office:value="571" table:style-name="ce1">
            <text:p>571</text:p>
          </table:table-cell>
          <table:table-cell office:value-type="float" office:value="572" table:style-name="ce1">
            <text:p>572</text:p>
          </table:table-cell>
          <table:table-cell office:value-type="float" office:value="573" table:style-name="ce1">
            <text:p>573</text:p>
          </table:table-cell>
          <table:table-cell office:value-type="float" office:value="574" table:style-name="ce1">
            <text:p>574</text:p>
          </table:table-cell>
          <table:table-cell office:value-type="float" office:value="575" table:style-name="ce1">
            <text:p>575</text:p>
          </table:table-cell>
          <table:table-cell office:value-type="float" office:value="576" table:style-name="ce1">
            <text:p>576</text:p>
          </table:table-cell>
          <table:table-cell office:value-type="float" office:value="577" table:style-name="ce1">
            <text:p>577</text:p>
          </table:table-cell>
          <table:table-cell office:value-type="float" office:value="578" table:style-name="ce1">
            <text:p>578</text:p>
          </table:table-cell>
          <table:table-cell office:value-type="float" office:value="579" table:style-name="ce1">
            <text:p>579</text:p>
          </table:table-cell>
          <table:table-cell office:value-type="float" office:value="580" table:style-name="ce1">
            <text:p>580</text:p>
          </table:table-cell>
          <table:table-cell office:value-type="float" office:value="581" table:style-name="ce1">
            <text:p>581</text:p>
          </table:table-cell>
          <table:table-cell office:value-type="float" office:value="582" table:style-name="ce1">
            <text:p>582</text:p>
          </table:table-cell>
          <table:table-cell office:value-type="float" office:value="583" table:style-name="ce1">
            <text:p>583</text:p>
          </table:table-cell>
          <table:table-cell office:value-type="float" office:value="584" table:style-name="ce1">
            <text:p>584</text:p>
          </table:table-cell>
          <table:table-cell office:value-type="float" office:value="585" table:style-name="ce1">
            <text:p>585</text:p>
          </table:table-cell>
          <table:table-cell office:value-type="float" office:value="586" table:style-name="ce1">
            <text:p>586</text:p>
          </table:table-cell>
          <table:table-cell office:value-type="float" office:value="587" table:style-name="ce1">
            <text:p>587</text:p>
          </table:table-cell>
          <table:table-cell office:value-type="float" office:value="588" table:style-name="ce1">
            <text:p>588</text:p>
          </table:table-cell>
          <table:table-cell office:value-type="float" office:value="589" table:style-name="ce1">
            <text:p>589</text:p>
          </table:table-cell>
          <table:table-cell office:value-type="float" office:value="590" table:style-name="ce1">
            <text:p>590</text:p>
          </table:table-cell>
          <table:table-cell office:value-type="float" office:value="591" table:style-name="ce1">
            <text:p>591</text:p>
          </table:table-cell>
          <table:table-cell office:value-type="float" office:value="592" table:style-name="ce1">
            <text:p>592</text:p>
          </table:table-cell>
          <table:table-cell office:value-type="float" office:value="593" table:style-name="ce1">
            <text:p>593</text:p>
          </table:table-cell>
          <table:table-cell office:value-type="float" office:value="594" table:style-name="ce1">
            <text:p>594</text:p>
          </table:table-cell>
          <table:table-cell office:value-type="float" office:value="595" table:style-name="ce1">
            <text:p>595</text:p>
          </table:table-cell>
          <table:table-cell office:value-type="float" office:value="596" table:style-name="ce1">
            <text:p>596</text:p>
          </table:table-cell>
          <table:table-cell office:value-type="float" office:value="597" table:style-name="ce1">
            <text:p>597</text:p>
          </table:table-cell>
          <table:table-cell office:value-type="float" office:value="598" table:style-name="ce1">
            <text:p>598</text:p>
          </table:table-cell>
          <table:table-cell office:value-type="float" office:value="599" table:style-name="ce1">
            <text:p>599</text:p>
          </table:table-cell>
          <table:table-cell office:value-type="float" office:value="600" table:style-name="ce1">
            <text:p>600</text:p>
          </table:table-cell>
          <table:table-cell office:value-type="float" office:value="601" table:style-name="ce1">
            <text:p>601</text:p>
          </table:table-cell>
          <table:table-cell office:value-type="float" office:value="602" table:style-name="ce1">
            <text:p>602</text:p>
          </table:table-cell>
          <table:table-cell office:value-type="float" office:value="603" table:style-name="ce1">
            <text:p>603</text:p>
          </table:table-cell>
          <table:table-cell office:value-type="float" office:value="604" table:style-name="ce1">
            <text:p>604</text:p>
          </table:table-cell>
          <table:table-cell office:value-type="float" office:value="605" table:style-name="ce1">
            <text:p>605</text:p>
          </table:table-cell>
          <table:table-cell office:value-type="float" office:value="606" table:style-name="ce1">
            <text:p>606</text:p>
          </table:table-cell>
          <table:table-cell office:value-type="float" office:value="607" table:style-name="ce1">
            <text:p>607</text:p>
          </table:table-cell>
          <table:table-cell office:value-type="float" office:value="608" table:style-name="ce1">
            <text:p>608</text:p>
          </table:table-cell>
          <table:table-cell office:value-type="float" office:value="609" table:style-name="ce1">
            <text:p>609</text:p>
          </table:table-cell>
          <table:table-cell office:value-type="float" office:value="610" table:style-name="ce1">
            <text:p>610</text:p>
          </table:table-cell>
          <table:table-cell office:value-type="float" office:value="611" table:style-name="ce1">
            <text:p>611</text:p>
          </table:table-cell>
          <table:table-cell office:value-type="float" office:value="612" table:style-name="ce1">
            <text:p>612</text:p>
          </table:table-cell>
          <table:table-cell office:value-type="float" office:value="613" table:style-name="ce1">
            <text:p>613</text:p>
          </table:table-cell>
          <table:table-cell office:value-type="float" office:value="614" table:style-name="ce1">
            <text:p>614</text:p>
          </table:table-cell>
          <table:table-cell office:value-type="float" office:value="615" table:style-name="ce1">
            <text:p>615</text:p>
          </table:table-cell>
          <table:table-cell office:value-type="float" office:value="616" table:style-name="ce1">
            <text:p>616</text:p>
          </table:table-cell>
          <table:table-cell office:value-type="float" office:value="617" table:style-name="ce1">
            <text:p>617</text:p>
          </table:table-cell>
          <table:table-cell office:value-type="float" office:value="618" table:style-name="ce1">
            <text:p>618</text:p>
          </table:table-cell>
          <table:table-cell office:value-type="float" office:value="619" table:style-name="ce1">
            <text:p>619</text:p>
          </table:table-cell>
          <table:table-cell office:value-type="float" office:value="620" table:style-name="ce1">
            <text:p>620</text:p>
          </table:table-cell>
          <table:table-cell office:value-type="float" office:value="621" table:style-name="ce1">
            <text:p>621</text:p>
          </table:table-cell>
          <table:table-cell office:value-type="float" office:value="622" table:style-name="ce1">
            <text:p>622</text:p>
          </table:table-cell>
          <table:table-cell office:value-type="float" office:value="623" table:style-name="ce1">
            <text:p>623</text:p>
          </table:table-cell>
          <table:table-cell office:value-type="float" office:value="624" table:style-name="ce1">
            <text:p>624</text:p>
          </table:table-cell>
          <table:table-cell office:value-type="float" office:value="625" table:style-name="ce1">
            <text:p>625</text:p>
          </table:table-cell>
          <table:table-cell office:value-type="float" office:value="626" table:style-name="ce1">
            <text:p>626</text:p>
          </table:table-cell>
          <table:table-cell office:value-type="float" office:value="627" table:style-name="ce1">
            <text:p>627</text:p>
          </table:table-cell>
          <table:table-cell office:value-type="float" office:value="628" table:style-name="ce1">
            <text:p>628</text:p>
          </table:table-cell>
          <table:table-cell office:value-type="float" office:value="629" table:style-name="ce1">
            <text:p>629</text:p>
          </table:table-cell>
          <table:table-cell office:value-type="float" office:value="630" table:style-name="ce1">
            <text:p>630</text:p>
          </table:table-cell>
          <table:table-cell office:value-type="float" office:value="631" table:style-name="ce1">
            <text:p>631</text:p>
          </table:table-cell>
          <table:table-cell office:value-type="float" office:value="632" table:style-name="ce1">
            <text:p>632</text:p>
          </table:table-cell>
          <table:table-cell office:value-type="float" office:value="633" table:style-name="ce1">
            <text:p>633</text:p>
          </table:table-cell>
          <table:table-cell office:value-type="float" office:value="634" table:style-name="ce1">
            <text:p>634</text:p>
          </table:table-cell>
          <table:table-cell office:value-type="float" office:value="635" table:style-name="ce1">
            <text:p>635</text:p>
          </table:table-cell>
          <table:table-cell office:value-type="float" office:value="636" table:style-name="ce1">
            <text:p>636</text:p>
          </table:table-cell>
          <table:table-cell office:value-type="float" office:value="637" table:style-name="ce1">
            <text:p>637</text:p>
          </table:table-cell>
          <table:table-cell office:value-type="float" office:value="638" table:style-name="ce1">
            <text:p>638</text:p>
          </table:table-cell>
          <table:table-cell office:value-type="float" office:value="639" table:style-name="ce1">
            <text:p>639</text:p>
          </table:table-cell>
          <table:table-cell office:value-type="float" office:value="640" table:style-name="ce1">
            <text:p>640</text:p>
          </table:table-cell>
          <table:table-cell office:value-type="float" office:value="641" table:style-name="ce1">
            <text:p>641</text:p>
          </table:table-cell>
          <table:table-cell office:value-type="float" office:value="642" table:style-name="ce1">
            <text:p>642</text:p>
          </table:table-cell>
          <table:table-cell office:value-type="float" office:value="643" table:style-name="ce1">
            <text:p>643</text:p>
          </table:table-cell>
          <table:table-cell office:value-type="float" office:value="644" table:style-name="ce1">
            <text:p>644</text:p>
          </table:table-cell>
          <table:table-cell office:value-type="float" office:value="645" table:style-name="ce1">
            <text:p>645</text:p>
          </table:table-cell>
          <table:table-cell office:value-type="float" office:value="646" table:style-name="ce1">
            <text:p>646</text:p>
          </table:table-cell>
          <table:table-cell office:value-type="float" office:value="647" table:style-name="ce1">
            <text:p>647</text:p>
          </table:table-cell>
          <table:table-cell office:value-type="float" office:value="648" table:style-name="ce1">
            <text:p>648</text:p>
          </table:table-cell>
          <table:table-cell office:value-type="float" office:value="649" table:style-name="ce1">
            <text:p>649</text:p>
          </table:table-cell>
          <table:table-cell office:value-type="float" office:value="650" table:style-name="ce1">
            <text:p>650</text:p>
          </table:table-cell>
          <table:table-cell office:value-type="float" office:value="651" table:style-name="ce1">
            <text:p>651</text:p>
          </table:table-cell>
          <table:table-cell office:value-type="float" office:value="652" table:style-name="ce1">
            <text:p>652</text:p>
          </table:table-cell>
          <table:table-cell office:value-type="float" office:value="653" table:style-name="ce1">
            <text:p>653</text:p>
          </table:table-cell>
          <table:table-cell office:value-type="float" office:value="654" table:style-name="ce1">
            <text:p>654</text:p>
          </table:table-cell>
          <table:table-cell office:value-type="float" office:value="655" table:style-name="ce1">
            <text:p>655</text:p>
          </table:table-cell>
          <table:table-cell office:value-type="float" office:value="656" table:style-name="ce1">
            <text:p>656</text:p>
          </table:table-cell>
          <table:table-cell office:value-type="float" office:value="657" table:style-name="ce1">
            <text:p>657</text:p>
          </table:table-cell>
          <table:table-cell office:value-type="float" office:value="658" table:style-name="ce1">
            <text:p>658</text:p>
          </table:table-cell>
          <table:table-cell office:value-type="float" office:value="659" table:style-name="ce1">
            <text:p>659</text:p>
          </table:table-cell>
          <table:table-cell office:value-type="float" office:value="660" table:style-name="ce1">
            <text:p>660</text:p>
          </table:table-cell>
          <table:table-cell office:value-type="float" office:value="661" table:style-name="ce1">
            <text:p>661</text:p>
          </table:table-cell>
          <table:table-cell office:value-type="float" office:value="662" table:style-name="ce1">
            <text:p>662</text:p>
          </table:table-cell>
          <table:table-cell office:value-type="float" office:value="663" table:style-name="ce1">
            <text:p>663</text:p>
          </table:table-cell>
          <table:table-cell office:value-type="float" office:value="664" table:style-name="ce1">
            <text:p>664</text:p>
          </table:table-cell>
          <table:table-cell office:value-type="float" office:value="665" table:style-name="ce1">
            <text:p>665</text:p>
          </table:table-cell>
          <table:table-cell office:value-type="float" office:value="666" table:style-name="ce1">
            <text:p>666</text:p>
          </table:table-cell>
          <table:table-cell office:value-type="float" office:value="667" table:style-name="ce1">
            <text:p>667</text:p>
          </table:table-cell>
          <table:table-cell office:value-type="float" office:value="668" table:style-name="ce1">
            <text:p>668</text:p>
          </table:table-cell>
          <table:table-cell office:value-type="float" office:value="669" table:style-name="ce1">
            <text:p>669</text:p>
          </table:table-cell>
          <table:table-cell office:value-type="float" office:value="670" table:style-name="ce1">
            <text:p>670</text:p>
          </table:table-cell>
          <table:table-cell office:value-type="float" office:value="671" table:style-name="ce1">
            <text:p>671</text:p>
          </table:table-cell>
          <table:table-cell office:value-type="float" office:value="672" table:style-name="ce1">
            <text:p>672</text:p>
          </table:table-cell>
          <table:table-cell office:value-type="float" office:value="673" table:style-name="ce1">
            <text:p>673</text:p>
          </table:table-cell>
          <table:table-cell office:value-type="float" office:value="674" table:style-name="ce1">
            <text:p>674</text:p>
          </table:table-cell>
          <table:table-cell office:value-type="float" office:value="675" table:style-name="ce1">
            <text:p>675</text:p>
          </table:table-cell>
          <table:table-cell office:value-type="float" office:value="676" table:style-name="ce1">
            <text:p>676</text:p>
          </table:table-cell>
          <table:table-cell office:value-type="float" office:value="677" table:style-name="ce1">
            <text:p>677</text:p>
          </table:table-cell>
          <table:table-cell office:value-type="float" office:value="678" table:style-name="ce1">
            <text:p>678</text:p>
          </table:table-cell>
          <table:table-cell office:value-type="float" office:value="679" table:style-name="ce1">
            <text:p>679</text:p>
          </table:table-cell>
          <table:table-cell office:value-type="float" office:value="680" table:style-name="ce1">
            <text:p>680</text:p>
          </table:table-cell>
          <table:table-cell office:value-type="float" office:value="681" table:style-name="ce1">
            <text:p>681</text:p>
          </table:table-cell>
          <table:table-cell office:value-type="float" office:value="682" table:style-name="ce1">
            <text:p>682</text:p>
          </table:table-cell>
          <table:table-cell office:value-type="float" office:value="683" table:style-name="ce1">
            <text:p>683</text:p>
          </table:table-cell>
          <table:table-cell office:value-type="float" office:value="684" table:style-name="ce1">
            <text:p>684</text:p>
          </table:table-cell>
          <table:table-cell office:value-type="float" office:value="685" table:style-name="ce1">
            <text:p>685</text:p>
          </table:table-cell>
          <table:table-cell office:value-type="float" office:value="686" table:style-name="ce1">
            <text:p>686</text:p>
          </table:table-cell>
          <table:table-cell office:value-type="float" office:value="687" table:style-name="ce1">
            <text:p>687</text:p>
          </table:table-cell>
          <table:table-cell office:value-type="float" office:value="688" table:style-name="ce1">
            <text:p>688</text:p>
          </table:table-cell>
          <table:table-cell office:value-type="float" office:value="689" table:style-name="ce1">
            <text:p>689</text:p>
          </table:table-cell>
          <table:table-cell office:value-type="float" office:value="690" table:style-name="ce1">
            <text:p>690</text:p>
          </table:table-cell>
          <table:table-cell office:value-type="float" office:value="691" table:style-name="ce1">
            <text:p>691</text:p>
          </table:table-cell>
          <table:table-cell office:value-type="float" office:value="692" table:style-name="ce1">
            <text:p>692</text:p>
          </table:table-cell>
          <table:table-cell office:value-type="float" office:value="693" table:style-name="ce1">
            <text:p>693</text:p>
          </table:table-cell>
          <table:table-cell office:value-type="float" office:value="694" table:style-name="ce1">
            <text:p>694</text:p>
          </table:table-cell>
          <table:table-cell office:value-type="float" office:value="695" table:style-name="ce1">
            <text:p>695</text:p>
          </table:table-cell>
          <table:table-cell office:value-type="float" office:value="696" table:style-name="ce1">
            <text:p>696</text:p>
          </table:table-cell>
          <table:table-cell office:value-type="float" office:value="697" table:style-name="ce1">
            <text:p>697</text:p>
          </table:table-cell>
          <table:table-cell office:value-type="float" office:value="698" table:style-name="ce1">
            <text:p>698</text:p>
          </table:table-cell>
          <table:table-cell office:value-type="float" office:value="699" table:style-name="ce1">
            <text:p>699</text:p>
          </table:table-cell>
          <table:table-cell office:value-type="float" office:value="700" table:style-name="ce1">
            <text:p>700</text:p>
          </table:table-cell>
          <table:table-cell office:value-type="float" office:value="701" table:style-name="ce1">
            <text:p>701</text:p>
          </table:table-cell>
          <table:table-cell office:value-type="float" office:value="702" table:style-name="ce1">
            <text:p>702</text:p>
          </table:table-cell>
          <table:table-cell office:value-type="float" office:value="703" table:style-name="ce1">
            <text:p>703</text:p>
          </table:table-cell>
          <table:table-cell office:value-type="float" office:value="704" table:style-name="ce1">
            <text:p>704</text:p>
          </table:table-cell>
          <table:table-cell office:value-type="float" office:value="705" table:style-name="ce1">
            <text:p>705</text:p>
          </table:table-cell>
          <table:table-cell office:value-type="float" office:value="706" table:style-name="ce1">
            <text:p>706</text:p>
          </table:table-cell>
          <table:table-cell office:value-type="float" office:value="707" table:style-name="ce1">
            <text:p>707</text:p>
          </table:table-cell>
          <table:table-cell office:value-type="float" office:value="708" table:style-name="ce1">
            <text:p>708</text:p>
          </table:table-cell>
          <table:table-cell office:value-type="float" office:value="709" table:style-name="ce1">
            <text:p>709</text:p>
          </table:table-cell>
          <table:table-cell office:value-type="float" office:value="710" table:style-name="ce1">
            <text:p>710</text:p>
          </table:table-cell>
          <table:table-cell office:value-type="float" office:value="711" table:style-name="ce1">
            <text:p>711</text:p>
          </table:table-cell>
          <table:table-cell office:value-type="float" office:value="712" table:style-name="ce1">
            <text:p>712</text:p>
          </table:table-cell>
          <table:table-cell office:value-type="float" office:value="713" table:style-name="ce1">
            <text:p>713</text:p>
          </table:table-cell>
          <table:table-cell office:value-type="float" office:value="714" table:style-name="ce1">
            <text:p>714</text:p>
          </table:table-cell>
          <table:table-cell office:value-type="float" office:value="715" table:style-name="ce1">
            <text:p>715</text:p>
          </table:table-cell>
          <table:table-cell office:value-type="float" office:value="716" table:style-name="ce1">
            <text:p>716</text:p>
          </table:table-cell>
          <table:table-cell office:value-type="float" office:value="717" table:style-name="ce1">
            <text:p>717</text:p>
          </table:table-cell>
          <table:table-cell office:value-type="float" office:value="718" table:style-name="ce1">
            <text:p>718</text:p>
          </table:table-cell>
          <table:table-cell office:value-type="float" office:value="719" table:style-name="ce1">
            <text:p>719</text:p>
          </table:table-cell>
          <table:table-cell office:value-type="float" office:value="720" table:style-name="ce1">
            <text:p>720</text:p>
          </table:table-cell>
          <table:table-cell office:value-type="float" office:value="721" table:style-name="ce1">
            <text:p>721</text:p>
          </table:table-cell>
          <table:table-cell office:value-type="float" office:value="722" table:style-name="ce1">
            <text:p>722</text:p>
          </table:table-cell>
          <table:table-cell office:value-type="float" office:value="723" table:style-name="ce1">
            <text:p>723</text:p>
          </table:table-cell>
          <table:table-cell office:value-type="float" office:value="724" table:style-name="ce1">
            <text:p>724</text:p>
          </table:table-cell>
          <table:table-cell office:value-type="float" office:value="725" table:style-name="ce1">
            <text:p>725</text:p>
          </table:table-cell>
          <table:table-cell office:value-type="float" office:value="726" table:style-name="ce1">
            <text:p>726</text:p>
          </table:table-cell>
          <table:table-cell office:value-type="float" office:value="727" table:style-name="ce1">
            <text:p>727</text:p>
          </table:table-cell>
          <table:table-cell office:value-type="float" office:value="728" table:style-name="ce1">
            <text:p>728</text:p>
          </table:table-cell>
          <table:table-cell office:value-type="float" office:value="729" table:style-name="ce1">
            <text:p>729</text:p>
          </table:table-cell>
          <table:table-cell office:value-type="float" office:value="730" table:style-name="ce1">
            <text:p>730</text:p>
          </table:table-cell>
          <table:table-cell office:value-type="float" office:value="731" table:style-name="ce1">
            <text:p>731</text:p>
          </table:table-cell>
          <table:table-cell office:value-type="float" office:value="732" table:style-name="ce1">
            <text:p>732</text:p>
          </table:table-cell>
          <table:table-cell office:value-type="float" office:value="733" table:style-name="ce1">
            <text:p>733</text:p>
          </table:table-cell>
          <table:table-cell office:value-type="float" office:value="734" table:style-name="ce1">
            <text:p>734</text:p>
          </table:table-cell>
          <table:table-cell office:value-type="float" office:value="735" table:style-name="ce1">
            <text:p>735</text:p>
          </table:table-cell>
          <table:table-cell office:value-type="float" office:value="736" table:style-name="ce1">
            <text:p>736</text:p>
          </table:table-cell>
          <table:table-cell office:value-type="float" office:value="737" table:style-name="ce1">
            <text:p>737</text:p>
          </table:table-cell>
          <table:table-cell office:value-type="float" office:value="738" table:style-name="ce1">
            <text:p>738</text:p>
          </table:table-cell>
          <table:table-cell office:value-type="float" office:value="739" table:style-name="ce1">
            <text:p>739</text:p>
          </table:table-cell>
          <table:table-cell office:value-type="float" office:value="740" table:style-name="ce1">
            <text:p>740</text:p>
          </table:table-cell>
          <table:table-cell office:value-type="float" office:value="741" table:style-name="ce1">
            <text:p>741</text:p>
          </table:table-cell>
          <table:table-cell office:value-type="float" office:value="742" table:style-name="ce1">
            <text:p>742</text:p>
          </table:table-cell>
          <table:table-cell office:value-type="float" office:value="743" table:style-name="ce1">
            <text:p>743</text:p>
          </table:table-cell>
          <table:table-cell office:value-type="float" office:value="744" table:style-name="ce1">
            <text:p>744</text:p>
          </table:table-cell>
          <table:table-cell office:value-type="float" office:value="745" table:style-name="ce1">
            <text:p>745</text:p>
          </table:table-cell>
          <table:table-cell office:value-type="float" office:value="746" table:style-name="ce1">
            <text:p>746</text:p>
          </table:table-cell>
          <table:table-cell office:value-type="float" office:value="747" table:style-name="ce1">
            <text:p>747</text:p>
          </table:table-cell>
          <table:table-cell office:value-type="float" office:value="748" table:style-name="ce1">
            <text:p>748</text:p>
          </table:table-cell>
          <table:table-cell office:value-type="float" office:value="749" table:style-name="ce1">
            <text:p>749</text:p>
          </table:table-cell>
          <table:table-cell office:value-type="float" office:value="750" table:style-name="ce1">
            <text:p>750</text:p>
          </table:table-cell>
          <table:table-cell office:value-type="float" office:value="751" table:style-name="ce1">
            <text:p>751</text:p>
          </table:table-cell>
          <table:table-cell office:value-type="float" office:value="752" table:style-name="ce1">
            <text:p>752</text:p>
          </table:table-cell>
          <table:table-cell office:value-type="float" office:value="753" table:style-name="ce1">
            <text:p>753</text:p>
          </table:table-cell>
          <table:table-cell office:value-type="float" office:value="754" table:style-name="ce1">
            <text:p>754</text:p>
          </table:table-cell>
          <table:table-cell office:value-type="float" office:value="755" table:style-name="ce1">
            <text:p>755</text:p>
          </table:table-cell>
          <table:table-cell office:value-type="float" office:value="756" table:style-name="ce1">
            <text:p>756</text:p>
          </table:table-cell>
          <table:table-cell office:value-type="float" office:value="757" table:style-name="ce1">
            <text:p>757</text:p>
          </table:table-cell>
          <table:table-cell office:value-type="float" office:value="758" table:style-name="ce1">
            <text:p>758</text:p>
          </table:table-cell>
          <table:table-cell office:value-type="float" office:value="759" table:style-name="ce1">
            <text:p>759</text:p>
          </table:table-cell>
          <table:table-cell office:value-type="float" office:value="760" table:style-name="ce1">
            <text:p>760</text:p>
          </table:table-cell>
          <table:table-cell office:value-type="float" office:value="761" table:style-name="ce1">
            <text:p>761</text:p>
          </table:table-cell>
          <table:table-cell office:value-type="float" office:value="762" table:style-name="ce1">
            <text:p>762</text:p>
          </table:table-cell>
          <table:table-cell office:value-type="float" office:value="763" table:style-name="ce1">
            <text:p>763</text:p>
          </table:table-cell>
          <table:table-cell office:value-type="float" office:value="764" table:style-name="ce1">
            <text:p>764</text:p>
          </table:table-cell>
          <table:table-cell office:value-type="float" office:value="765" table:style-name="ce1">
            <text:p>765</text:p>
          </table:table-cell>
          <table:table-cell office:value-type="float" office:value="766" table:style-name="ce1">
            <text:p>766</text:p>
          </table:table-cell>
          <table:table-cell office:value-type="float" office:value="767" table:style-name="ce1">
            <text:p>767</text:p>
          </table:table-cell>
          <table:table-cell office:value-type="float" office:value="768" table:style-name="ce1">
            <text:p>768</text:p>
          </table:table-cell>
          <table:table-cell office:value-type="float" office:value="769" table:style-name="ce1">
            <text:p>769</text:p>
          </table:table-cell>
          <table:table-cell office:value-type="float" office:value="770" table:style-name="ce1">
            <text:p>770</text:p>
          </table:table-cell>
          <table:table-cell office:value-type="float" office:value="771" table:style-name="ce1">
            <text:p>771</text:p>
          </table:table-cell>
          <table:table-cell office:value-type="float" office:value="772" table:style-name="ce1">
            <text:p>772</text:p>
          </table:table-cell>
          <table:table-cell office:value-type="float" office:value="773" table:style-name="ce1">
            <text:p>773</text:p>
          </table:table-cell>
          <table:table-cell office:value-type="float" office:value="774" table:style-name="ce1">
            <text:p>774</text:p>
          </table:table-cell>
          <table:table-cell office:value-type="float" office:value="775" table:style-name="ce1">
            <text:p>775</text:p>
          </table:table-cell>
          <table:table-cell office:value-type="float" office:value="776" table:style-name="ce1">
            <text:p>776</text:p>
          </table:table-cell>
          <table:table-cell office:value-type="float" office:value="777" table:style-name="ce1">
            <text:p>777</text:p>
          </table:table-cell>
          <table:table-cell office:value-type="float" office:value="778" table:style-name="ce1">
            <text:p>778</text:p>
          </table:table-cell>
          <table:table-cell office:value-type="float" office:value="779" table:style-name="ce1">
            <text:p>779</text:p>
          </table:table-cell>
          <table:table-cell office:value-type="float" office:value="780" table:style-name="ce1">
            <text:p>780</text:p>
          </table:table-cell>
          <table:table-cell office:value-type="float" office:value="781" table:style-name="ce1">
            <text:p>781</text:p>
          </table:table-cell>
          <table:table-cell office:value-type="float" office:value="782" table:style-name="ce1">
            <text:p>782</text:p>
          </table:table-cell>
          <table:table-cell office:value-type="float" office:value="783" table:style-name="ce1">
            <text:p>783</text:p>
          </table:table-cell>
          <table:table-cell office:value-type="float" office:value="784" table:style-name="ce1">
            <text:p>784</text:p>
          </table:table-cell>
          <table:table-cell office:value-type="float" office:value="785" table:style-name="ce1">
            <text:p>785</text:p>
          </table:table-cell>
          <table:table-cell office:value-type="float" office:value="786" table:style-name="ce1">
            <text:p>786</text:p>
          </table:table-cell>
          <table:table-cell office:value-type="float" office:value="787" table:style-name="ce1">
            <text:p>787</text:p>
          </table:table-cell>
          <table:table-cell office:value-type="float" office:value="788" table:style-name="ce1">
            <text:p>788</text:p>
          </table:table-cell>
          <table:table-cell office:value-type="float" office:value="789" table:style-name="ce1">
            <text:p>789</text:p>
          </table:table-cell>
          <table:table-cell office:value-type="float" office:value="790" table:style-name="ce1">
            <text:p>790</text:p>
          </table:table-cell>
          <table:table-cell office:value-type="float" office:value="791" table:style-name="ce1">
            <text:p>791</text:p>
          </table:table-cell>
          <table:table-cell office:value-type="float" office:value="792" table:style-name="ce1">
            <text:p>792</text:p>
          </table:table-cell>
          <table:table-cell office:value-type="float" office:value="793" table:style-name="ce1">
            <text:p>793</text:p>
          </table:table-cell>
          <table:table-cell office:value-type="float" office:value="794" table:style-name="ce1">
            <text:p>794</text:p>
          </table:table-cell>
          <table:table-cell office:value-type="float" office:value="795" table:style-name="ce1">
            <text:p>795</text:p>
          </table:table-cell>
          <table:table-cell office:value-type="float" office:value="796" table:style-name="ce1">
            <text:p>796</text:p>
          </table:table-cell>
          <table:table-cell office:value-type="float" office:value="797" table:style-name="ce1">
            <text:p>797</text:p>
          </table:table-cell>
          <table:table-cell office:value-type="float" office:value="798" table:style-name="ce1">
            <text:p>798</text:p>
          </table:table-cell>
          <table:table-cell office:value-type="float" office:value="799" table:style-name="ce1">
            <text:p>799</text:p>
          </table:table-cell>
          <table:table-cell office:value-type="float" office:value="800" table:style-name="ce1">
            <text:p>800</text:p>
          </table:table-cell>
          <table:table-cell office:value-type="float" office:value="801" table:style-name="ce1">
            <text:p>801</text:p>
          </table:table-cell>
          <table:table-cell office:value-type="float" office:value="802" table:style-name="ce1">
            <text:p>802</text:p>
          </table:table-cell>
          <table:table-cell office:value-type="float" office:value="803" table:style-name="ce1">
            <text:p>803</text:p>
          </table:table-cell>
          <table:table-cell office:value-type="float" office:value="804" table:style-name="ce1">
            <text:p>804</text:p>
          </table:table-cell>
          <table:table-cell office:value-type="float" office:value="805" table:style-name="ce1">
            <text:p>805</text:p>
          </table:table-cell>
          <table:table-cell office:value-type="float" office:value="806" table:style-name="ce1">
            <text:p>806</text:p>
          </table:table-cell>
          <table:table-cell office:value-type="float" office:value="807" table:style-name="ce1">
            <text:p>807</text:p>
          </table:table-cell>
          <table:table-cell office:value-type="float" office:value="808" table:style-name="ce1">
            <text:p>808</text:p>
          </table:table-cell>
          <table:table-cell office:value-type="float" office:value="809" table:style-name="ce1">
            <text:p>809</text:p>
          </table:table-cell>
          <table:table-cell office:value-type="float" office:value="810" table:style-name="ce1">
            <text:p>810</text:p>
          </table:table-cell>
          <table:table-cell office:value-type="float" office:value="811" table:style-name="ce1">
            <text:p>811</text:p>
          </table:table-cell>
          <table:table-cell office:value-type="float" office:value="812" table:style-name="ce1">
            <text:p>812</text:p>
          </table:table-cell>
          <table:table-cell office:value-type="float" office:value="813" table:style-name="ce1">
            <text:p>813</text:p>
          </table:table-cell>
          <table:table-cell office:value-type="float" office:value="814" table:style-name="ce1">
            <text:p>814</text:p>
          </table:table-cell>
          <table:table-cell office:value-type="float" office:value="815" table:style-name="ce1">
            <text:p>815</text:p>
          </table:table-cell>
          <table:table-cell office:value-type="float" office:value="816" table:style-name="ce1">
            <text:p>816</text:p>
          </table:table-cell>
          <table:table-cell office:value-type="float" office:value="817" table:style-name="ce1">
            <text:p>817</text:p>
          </table:table-cell>
          <table:table-cell office:value-type="float" office:value="818" table:style-name="ce1">
            <text:p>818</text:p>
          </table:table-cell>
          <table:table-cell office:value-type="float" office:value="819" table:style-name="ce1">
            <text:p>819</text:p>
          </table:table-cell>
          <table:table-cell office:value-type="float" office:value="820" table:style-name="ce1">
            <text:p>820</text:p>
          </table:table-cell>
          <table:table-cell office:value-type="float" office:value="821" table:style-name="ce1">
            <text:p>821</text:p>
          </table:table-cell>
          <table:table-cell office:value-type="float" office:value="822" table:style-name="ce1">
            <text:p>822</text:p>
          </table:table-cell>
          <table:table-cell office:value-type="float" office:value="823" table:style-name="ce1">
            <text:p>823</text:p>
          </table:table-cell>
          <table:table-cell office:value-type="float" office:value="824" table:style-name="ce1">
            <text:p>824</text:p>
          </table:table-cell>
          <table:table-cell office:value-type="float" office:value="825" table:style-name="ce1">
            <text:p>825</text:p>
          </table:table-cell>
          <table:table-cell office:value-type="float" office:value="826" table:style-name="ce1">
            <text:p>826</text:p>
          </table:table-cell>
          <table:table-cell office:value-type="float" office:value="827" table:style-name="ce1">
            <text:p>827</text:p>
          </table:table-cell>
          <table:table-cell office:value-type="float" office:value="828" table:style-name="ce1">
            <text:p>828</text:p>
          </table:table-cell>
          <table:table-cell office:value-type="float" office:value="829" table:style-name="ce1">
            <text:p>829</text:p>
          </table:table-cell>
          <table:table-cell office:value-type="float" office:value="830" table:style-name="ce1">
            <text:p>830</text:p>
          </table:table-cell>
          <table:table-cell office:value-type="float" office:value="831" table:style-name="ce1">
            <text:p>831</text:p>
          </table:table-cell>
          <table:table-cell office:value-type="float" office:value="832" table:style-name="ce1">
            <text:p>832</text:p>
          </table:table-cell>
          <table:table-cell office:value-type="float" office:value="833" table:style-name="ce1">
            <text:p>833</text:p>
          </table:table-cell>
          <table:table-cell office:value-type="float" office:value="834" table:style-name="ce1">
            <text:p>834</text:p>
          </table:table-cell>
          <table:table-cell office:value-type="float" office:value="835" table:style-name="ce1">
            <text:p>835</text:p>
          </table:table-cell>
          <table:table-cell office:value-type="float" office:value="836" table:style-name="ce1">
            <text:p>836</text:p>
          </table:table-cell>
          <table:table-cell office:value-type="float" office:value="837" table:style-name="ce1">
            <text:p>837</text:p>
          </table:table-cell>
          <table:table-cell office:value-type="float" office:value="838" table:style-name="ce1">
            <text:p>838</text:p>
          </table:table-cell>
          <table:table-cell office:value-type="float" office:value="839" table:style-name="ce1">
            <text:p>839</text:p>
          </table:table-cell>
          <table:table-cell office:value-type="float" office:value="840" table:style-name="ce1">
            <text:p>840</text:p>
          </table:table-cell>
          <table:table-cell office:value-type="float" office:value="841" table:style-name="ce1">
            <text:p>841</text:p>
          </table:table-cell>
          <table:table-cell office:value-type="float" office:value="842" table:style-name="ce1">
            <text:p>842</text:p>
          </table:table-cell>
          <table:table-cell office:value-type="float" office:value="843" table:style-name="ce1">
            <text:p>843</text:p>
          </table:table-cell>
          <table:table-cell office:value-type="float" office:value="844" table:style-name="ce1">
            <text:p>844</text:p>
          </table:table-cell>
          <table:table-cell office:value-type="float" office:value="845" table:style-name="ce1">
            <text:p>845</text:p>
          </table:table-cell>
          <table:table-cell office:value-type="float" office:value="846" table:style-name="ce1">
            <text:p>846</text:p>
          </table:table-cell>
          <table:table-cell office:value-type="float" office:value="847" table:style-name="ce1">
            <text:p>847</text:p>
          </table:table-cell>
          <table:table-cell office:value-type="float" office:value="848" table:style-name="ce1">
            <text:p>848</text:p>
          </table:table-cell>
          <table:table-cell office:value-type="float" office:value="849" table:style-name="ce1">
            <text:p>849</text:p>
          </table:table-cell>
          <table:table-cell office:value-type="float" office:value="850" table:style-name="ce1">
            <text:p>850</text:p>
          </table:table-cell>
          <table:table-cell office:value-type="float" office:value="851" table:style-name="ce1">
            <text:p>851</text:p>
          </table:table-cell>
          <table:table-cell office:value-type="float" office:value="852" table:style-name="ce1">
            <text:p>852</text:p>
          </table:table-cell>
          <table:table-cell office:value-type="float" office:value="853" table:style-name="ce1">
            <text:p>853</text:p>
          </table:table-cell>
          <table:table-cell office:value-type="float" office:value="854" table:style-name="ce1">
            <text:p>854</text:p>
          </table:table-cell>
          <table:table-cell office:value-type="float" office:value="855" table:style-name="ce1">
            <text:p>855</text:p>
          </table:table-cell>
          <table:table-cell office:value-type="float" office:value="856" table:style-name="ce1">
            <text:p>856</text:p>
          </table:table-cell>
          <table:table-cell office:value-type="float" office:value="857" table:style-name="ce1">
            <text:p>857</text:p>
          </table:table-cell>
          <table:table-cell office:value-type="float" office:value="858" table:style-name="ce1">
            <text:p>858</text:p>
          </table:table-cell>
          <table:table-cell office:value-type="float" office:value="859" table:style-name="ce1">
            <text:p>859</text:p>
          </table:table-cell>
          <table:table-cell office:value-type="float" office:value="860" table:style-name="ce1">
            <text:p>860</text:p>
          </table:table-cell>
          <table:table-cell office:value-type="float" office:value="861" table:style-name="ce1">
            <text:p>861</text:p>
          </table:table-cell>
          <table:table-cell office:value-type="float" office:value="862" table:style-name="ce1">
            <text:p>862</text:p>
          </table:table-cell>
          <table:table-cell office:value-type="float" office:value="863" table:style-name="ce1">
            <text:p>863</text:p>
          </table:table-cell>
          <table:table-cell office:value-type="float" office:value="864" table:style-name="ce1">
            <text:p>864</text:p>
          </table:table-cell>
          <table:table-cell office:value-type="float" office:value="865" table:style-name="ce1">
            <text:p>865</text:p>
          </table:table-cell>
          <table:table-cell office:value-type="float" office:value="866" table:style-name="ce1">
            <text:p>866</text:p>
          </table:table-cell>
          <table:table-cell office:value-type="float" office:value="867" table:style-name="ce1">
            <text:p>867</text:p>
          </table:table-cell>
          <table:table-cell office:value-type="float" office:value="868" table:style-name="ce1">
            <text:p>868</text:p>
          </table:table-cell>
          <table:table-cell office:value-type="float" office:value="869" table:style-name="ce1">
            <text:p>869</text:p>
          </table:table-cell>
          <table:table-cell office:value-type="float" office:value="870" table:style-name="ce1">
            <text:p>870</text:p>
          </table:table-cell>
          <table:table-cell office:value-type="float" office:value="871" table:style-name="ce1">
            <text:p>871</text:p>
          </table:table-cell>
          <table:table-cell office:value-type="float" office:value="872" table:style-name="ce1">
            <text:p>872</text:p>
          </table:table-cell>
          <table:table-cell office:value-type="float" office:value="873" table:style-name="ce1">
            <text:p>873</text:p>
          </table:table-cell>
          <table:table-cell office:value-type="float" office:value="874" table:style-name="ce1">
            <text:p>874</text:p>
          </table:table-cell>
          <table:table-cell office:value-type="float" office:value="875" table:style-name="ce1">
            <text:p>875</text:p>
          </table:table-cell>
          <table:table-cell office:value-type="float" office:value="876" table:style-name="ce1">
            <text:p>876</text:p>
          </table:table-cell>
          <table:table-cell office:value-type="float" office:value="877" table:style-name="ce1">
            <text:p>877</text:p>
          </table:table-cell>
          <table:table-cell office:value-type="float" office:value="878" table:style-name="ce1">
            <text:p>878</text:p>
          </table:table-cell>
          <table:table-cell office:value-type="float" office:value="879" table:style-name="ce1">
            <text:p>879</text:p>
          </table:table-cell>
          <table:table-cell office:value-type="float" office:value="880" table:style-name="ce1">
            <text:p>880</text:p>
          </table:table-cell>
          <table:table-cell office:value-type="float" office:value="881" table:style-name="ce1">
            <text:p>881</text:p>
          </table:table-cell>
          <table:table-cell office:value-type="float" office:value="882" table:style-name="ce1">
            <text:p>882</text:p>
          </table:table-cell>
          <table:table-cell office:value-type="float" office:value="883" table:style-name="ce1">
            <text:p>883</text:p>
          </table:table-cell>
          <table:table-cell office:value-type="float" office:value="884" table:style-name="ce1">
            <text:p>884</text:p>
          </table:table-cell>
          <table:table-cell office:value-type="float" office:value="885" table:style-name="ce1">
            <text:p>885</text:p>
          </table:table-cell>
          <table:table-cell office:value-type="float" office:value="886" table:style-name="ce1">
            <text:p>886</text:p>
          </table:table-cell>
          <table:table-cell office:value-type="float" office:value="887" table:style-name="ce1">
            <text:p>887</text:p>
          </table:table-cell>
          <table:table-cell office:value-type="float" office:value="888" table:style-name="ce1">
            <text:p>888</text:p>
          </table:table-cell>
          <table:table-cell office:value-type="float" office:value="889" table:style-name="ce1">
            <text:p>889</text:p>
          </table:table-cell>
          <table:table-cell office:value-type="float" office:value="890" table:style-name="ce1">
            <text:p>890</text:p>
          </table:table-cell>
          <table:table-cell office:value-type="float" office:value="891" table:style-name="ce1">
            <text:p>891</text:p>
          </table:table-cell>
          <table:table-cell office:value-type="float" office:value="892" table:style-name="ce1">
            <text:p>892</text:p>
          </table:table-cell>
          <table:table-cell office:value-type="float" office:value="893" table:style-name="ce1">
            <text:p>893</text:p>
          </table:table-cell>
          <table:table-cell office:value-type="float" office:value="894" table:style-name="ce1">
            <text:p>894</text:p>
          </table:table-cell>
          <table:table-cell office:value-type="float" office:value="895" table:style-name="ce1">
            <text:p>895</text:p>
          </table:table-cell>
          <table:table-cell office:value-type="float" office:value="896" table:style-name="ce1">
            <text:p>896</text:p>
          </table:table-cell>
          <table:table-cell office:value-type="float" office:value="897" table:style-name="ce1">
            <text:p>897</text:p>
          </table:table-cell>
          <table:table-cell office:value-type="float" office:value="898" table:style-name="ce1">
            <text:p>898</text:p>
          </table:table-cell>
          <table:table-cell office:value-type="float" office:value="899" table:style-name="ce1">
            <text:p>899</text:p>
          </table:table-cell>
          <table:table-cell office:value-type="float" office:value="900" table:style-name="ce1">
            <text:p>900</text:p>
          </table:table-cell>
          <table:table-cell office:value-type="float" office:value="901" table:style-name="ce1">
            <text:p>901</text:p>
          </table:table-cell>
          <table:table-cell office:value-type="float" office:value="902" table:style-name="ce1">
            <text:p>902</text:p>
          </table:table-cell>
          <table:table-cell office:value-type="float" office:value="903" table:style-name="ce1">
            <text:p>903</text:p>
          </table:table-cell>
          <table:table-cell office:value-type="float" office:value="904" table:style-name="ce1">
            <text:p>904</text:p>
          </table:table-cell>
          <table:table-cell office:value-type="float" office:value="905" table:style-name="ce1">
            <text:p>905</text:p>
          </table:table-cell>
          <table:table-cell office:value-type="float" office:value="906" table:style-name="ce1">
            <text:p>906</text:p>
          </table:table-cell>
          <table:table-cell office:value-type="float" office:value="907" table:style-name="ce1">
            <text:p>907</text:p>
          </table:table-cell>
          <table:table-cell office:value-type="float" office:value="908" table:style-name="ce1">
            <text:p>908</text:p>
          </table:table-cell>
          <table:table-cell office:value-type="float" office:value="909" table:style-name="ce1">
            <text:p>909</text:p>
          </table:table-cell>
          <table:table-cell office:value-type="float" office:value="910" table:style-name="ce1">
            <text:p>910</text:p>
          </table:table-cell>
          <table:table-cell office:value-type="float" office:value="911" table:style-name="ce1">
            <text:p>911</text:p>
          </table:table-cell>
          <table:table-cell office:value-type="float" office:value="912" table:style-name="ce1">
            <text:p>912</text:p>
          </table:table-cell>
          <table:table-cell office:value-type="float" office:value="913" table:style-name="ce1">
            <text:p>913</text:p>
          </table:table-cell>
          <table:table-cell office:value-type="float" office:value="914" table:style-name="ce1">
            <text:p>914</text:p>
          </table:table-cell>
          <table:table-cell office:value-type="float" office:value="915" table:style-name="ce1">
            <text:p>915</text:p>
          </table:table-cell>
          <table:table-cell office:value-type="float" office:value="916" table:style-name="ce1">
            <text:p>916</text:p>
          </table:table-cell>
          <table:table-cell office:value-type="float" office:value="917" table:style-name="ce1">
            <text:p>917</text:p>
          </table:table-cell>
          <table:table-cell office:value-type="float" office:value="918" table:style-name="ce1">
            <text:p>918</text:p>
          </table:table-cell>
          <table:table-cell office:value-type="float" office:value="919" table:style-name="ce1">
            <text:p>919</text:p>
          </table:table-cell>
          <table:table-cell office:value-type="float" office:value="920" table:style-name="ce1">
            <text:p>920</text:p>
          </table:table-cell>
          <table:table-cell office:value-type="float" office:value="921" table:style-name="ce1">
            <text:p>921</text:p>
          </table:table-cell>
          <table:table-cell office:value-type="float" office:value="922" table:style-name="ce1">
            <text:p>922</text:p>
          </table:table-cell>
          <table:table-cell office:value-type="float" office:value="923" table:style-name="ce1">
            <text:p>923</text:p>
          </table:table-cell>
          <table:table-cell office:value-type="float" office:value="924" table:style-name="ce1">
            <text:p>924</text:p>
          </table:table-cell>
          <table:table-cell office:value-type="float" office:value="925" table:style-name="ce1">
            <text:p>925</text:p>
          </table:table-cell>
          <table:table-cell office:value-type="float" office:value="926" table:style-name="ce1">
            <text:p>926</text:p>
          </table:table-cell>
          <table:table-cell office:value-type="float" office:value="927" table:style-name="ce1">
            <text:p>927</text:p>
          </table:table-cell>
          <table:table-cell office:value-type="float" office:value="928" table:style-name="ce1">
            <text:p>928</text:p>
          </table:table-cell>
          <table:table-cell office:value-type="float" office:value="929" table:style-name="ce1">
            <text:p>929</text:p>
          </table:table-cell>
          <table:table-cell office:value-type="float" office:value="930" table:style-name="ce1">
            <text:p>930</text:p>
          </table:table-cell>
          <table:table-cell office:value-type="float" office:value="931" table:style-name="ce1">
            <text:p>931</text:p>
          </table:table-cell>
          <table:table-cell office:value-type="float" office:value="932" table:style-name="ce1">
            <text:p>932</text:p>
          </table:table-cell>
          <table:table-cell office:value-type="float" office:value="933" table:style-name="ce1">
            <text:p>933</text:p>
          </table:table-cell>
          <table:table-cell office:value-type="float" office:value="934" table:style-name="ce1">
            <text:p>934</text:p>
          </table:table-cell>
          <table:table-cell office:value-type="float" office:value="935" table:style-name="ce1">
            <text:p>935</text:p>
          </table:table-cell>
          <table:table-cell office:value-type="float" office:value="936" table:style-name="ce1">
            <text:p>936</text:p>
          </table:table-cell>
          <table:table-cell office:value-type="float" office:value="937" table:style-name="ce1">
            <text:p>937</text:p>
          </table:table-cell>
          <table:table-cell office:value-type="float" office:value="938" table:style-name="ce1">
            <text:p>938</text:p>
          </table:table-cell>
          <table:table-cell office:value-type="float" office:value="939" table:style-name="ce1">
            <text:p>939</text:p>
          </table:table-cell>
          <table:table-cell office:value-type="float" office:value="940" table:style-name="ce1">
            <text:p>940</text:p>
          </table:table-cell>
          <table:table-cell office:value-type="float" office:value="941" table:style-name="ce1">
            <text:p>941</text:p>
          </table:table-cell>
          <table:table-cell office:value-type="float" office:value="942" table:style-name="ce1">
            <text:p>942</text:p>
          </table:table-cell>
          <table:table-cell office:value-type="float" office:value="943" table:style-name="ce1">
            <text:p>943</text:p>
          </table:table-cell>
          <table:table-cell office:value-type="float" office:value="944" table:style-name="ce1">
            <text:p>944</text:p>
          </table:table-cell>
          <table:table-cell office:value-type="float" office:value="945" table:style-name="ce1">
            <text:p>945</text:p>
          </table:table-cell>
          <table:table-cell office:value-type="float" office:value="946" table:style-name="ce1">
            <text:p>946</text:p>
          </table:table-cell>
          <table:table-cell office:value-type="float" office:value="947" table:style-name="ce1">
            <text:p>947</text:p>
          </table:table-cell>
          <table:table-cell office:value-type="float" office:value="948" table:style-name="ce1">
            <text:p>948</text:p>
          </table:table-cell>
          <table:table-cell office:value-type="float" office:value="949" table:style-name="ce1">
            <text:p>949</text:p>
          </table:table-cell>
          <table:table-cell office:value-type="float" office:value="950" table:style-name="ce1">
            <text:p>950</text:p>
          </table:table-cell>
          <table:table-cell office:value-type="float" office:value="951" table:style-name="ce1">
            <text:p>951</text:p>
          </table:table-cell>
          <table:table-cell office:value-type="float" office:value="952" table:style-name="ce1">
            <text:p>952</text:p>
          </table:table-cell>
          <table:table-cell office:value-type="float" office:value="953" table:style-name="ce1">
            <text:p>953</text:p>
          </table:table-cell>
          <table:table-cell office:value-type="float" office:value="954" table:style-name="ce1">
            <text:p>954</text:p>
          </table:table-cell>
          <table:table-cell office:value-type="float" office:value="955" table:style-name="ce1">
            <text:p>955</text:p>
          </table:table-cell>
          <table:table-cell office:value-type="float" office:value="956" table:style-name="ce1">
            <text:p>956</text:p>
          </table:table-cell>
          <table:table-cell office:value-type="float" office:value="957" table:style-name="ce1">
            <text:p>957</text:p>
          </table:table-cell>
          <table:table-cell office:value-type="float" office:value="958" table:style-name="ce1">
            <text:p>958</text:p>
          </table:table-cell>
          <table:table-cell office:value-type="float" office:value="959" table:style-name="ce1">
            <text:p>959</text:p>
          </table:table-cell>
          <table:table-cell office:value-type="float" office:value="960" table:style-name="ce1">
            <text:p>960</text:p>
          </table:table-cell>
          <table:table-cell office:value-type="float" office:value="961" table:style-name="ce1">
            <text:p>961</text:p>
          </table:table-cell>
          <table:table-cell office:value-type="float" office:value="962" table:style-name="ce1">
            <text:p>962</text:p>
          </table:table-cell>
          <table:table-cell office:value-type="float" office:value="963" table:style-name="ce1">
            <text:p>963</text:p>
          </table:table-cell>
          <table:table-cell office:value-type="float" office:value="964" table:style-name="ce1">
            <text:p>964</text:p>
          </table:table-cell>
          <table:table-cell office:value-type="float" office:value="965" table:style-name="ce1">
            <text:p>965</text:p>
          </table:table-cell>
          <table:table-cell office:value-type="float" office:value="966" table:style-name="ce1">
            <text:p>966</text:p>
          </table:table-cell>
          <table:table-cell office:value-type="float" office:value="967" table:style-name="ce1">
            <text:p>967</text:p>
          </table:table-cell>
          <table:table-cell office:value-type="float" office:value="968" table:style-name="ce1">
            <text:p>968</text:p>
          </table:table-cell>
          <table:table-cell office:value-type="float" office:value="969" table:style-name="ce1">
            <text:p>969</text:p>
          </table:table-cell>
          <table:table-cell office:value-type="float" office:value="970" table:style-name="ce1">
            <text:p>970</text:p>
          </table:table-cell>
          <table:table-cell office:value-type="float" office:value="971" table:style-name="ce1">
            <text:p>971</text:p>
          </table:table-cell>
          <table:table-cell office:value-type="float" office:value="972" table:style-name="ce1">
            <text:p>972</text:p>
          </table:table-cell>
          <table:table-cell office:value-type="float" office:value="973" table:style-name="ce1">
            <text:p>973</text:p>
          </table:table-cell>
          <table:table-cell office:value-type="float" office:value="974" table:style-name="ce1">
            <text:p>974</text:p>
          </table:table-cell>
          <table:table-cell office:value-type="float" office:value="975" table:style-name="ce1">
            <text:p>975</text:p>
          </table:table-cell>
          <table:table-cell office:value-type="float" office:value="976" table:style-name="ce1">
            <text:p>976</text:p>
          </table:table-cell>
          <table:table-cell office:value-type="float" office:value="977" table:style-name="ce1">
            <text:p>977</text:p>
          </table:table-cell>
          <table:table-cell office:value-type="float" office:value="978" table:style-name="ce1">
            <text:p>978</text:p>
          </table:table-cell>
          <table:table-cell office:value-type="float" office:value="979" table:style-name="ce1">
            <text:p>979</text:p>
          </table:table-cell>
          <table:table-cell office:value-type="float" office:value="980" table:style-name="ce1">
            <text:p>980</text:p>
          </table:table-cell>
          <table:table-cell office:value-type="float" office:value="981" table:style-name="ce1">
            <text:p>981</text:p>
          </table:table-cell>
          <table:table-cell office:value-type="float" office:value="982" table:style-name="ce1">
            <text:p>982</text:p>
          </table:table-cell>
          <table:table-cell office:value-type="float" office:value="983" table:style-name="ce1">
            <text:p>983</text:p>
          </table:table-cell>
          <table:table-cell office:value-type="float" office:value="984" table:style-name="ce1">
            <text:p>984</text:p>
          </table:table-cell>
          <table:table-cell office:value-type="float" office:value="985" table:style-name="ce1">
            <text:p>985</text:p>
          </table:table-cell>
          <table:table-cell office:value-type="float" office:value="986" table:style-name="ce1">
            <text:p>986</text:p>
          </table:table-cell>
          <table:table-cell office:value-type="float" office:value="987" table:style-name="ce1">
            <text:p>987</text:p>
          </table:table-cell>
          <table:table-cell office:value-type="float" office:value="988" table:style-name="ce1">
            <text:p>988</text:p>
          </table:table-cell>
          <table:table-cell office:value-type="float" office:value="989" table:style-name="ce1">
            <text:p>989</text:p>
          </table:table-cell>
          <table:table-cell office:value-type="float" office:value="990" table:style-name="ce1">
            <text:p>990</text:p>
          </table:table-cell>
          <table:table-cell office:value-type="float" office:value="991" table:style-name="ce1">
            <text:p>991</text:p>
          </table:table-cell>
          <table:table-cell office:value-type="float" office:value="992" table:style-name="ce1">
            <text:p>992</text:p>
          </table:table-cell>
          <table:table-cell office:value-type="float" office:value="993" table:style-name="ce1">
            <text:p>993</text:p>
          </table:table-cell>
          <table:table-cell office:value-type="float" office:value="994" table:style-name="ce1">
            <text:p>994</text:p>
          </table:table-cell>
          <table:table-cell office:value-type="float" office:value="995" table:style-name="ce1">
            <text:p>995</text:p>
          </table:table-cell>
          <table:table-cell office:value-type="float" office:value="996" table:style-name="ce1">
            <text:p>996</text:p>
          </table:table-cell>
          <table:table-cell office:value-type="float" office:value="997" table:style-name="ce1">
            <text:p>997</text:p>
          </table:table-cell>
          <table:table-cell office:value-type="float" office:value="998" table:style-name="ce1">
            <text:p>998</text:p>
          </table:table-cell>
          <table:table-cell office:value-type="float" office:value="999" table:style-name="ce1">
            <text:p>999</text:p>
          </table:table-cell>
          <table:table-cell table:number-columns-repeated="15384"/>
        </table:table-row>
        <table:table-row table:style-name="ro1">
          <table:table-cell office:value-type="float" office:value="0" table:formula="of:=INT(41.8*(2*SIN(2*PI()*[.A1]/1000))-1.5*SIN(2*PI()*2*[.A1]/1000))" table:style-name="ce1">
            <text:p>0</text:p>
          </table:table-cell>
          <table:table-cell office:value-type="float" office:value="-1" table:formula="of:=INT(41.8*((2*SIN(2*PI()*[.B1]/1000))-1.5*SIN((2*PI()*2*[.B1]/1000))))" table:style-name="ce1">
            <text:p>-1</text:p>
          </table:table-cell>
          <table:table-cell office:value-type="float" office:value="-1" table:formula="of:=INT(41.8*((2*SIN(2*PI()*[.C1]/1000))-1.5*SIN((2*PI()*2*[.C1]/1000))))" table:style-name="ce1">
            <text:p>-1</text:p>
          </table:table-cell>
          <table:table-cell office:value-type="float" office:value="-1" table:formula="of:=INT(41.8*((2*SIN(2*PI()*[.D1]/1000))-1.5*SIN((2*PI()*2*[.D1]/1000))))" table:style-name="ce1">
            <text:p>-1</text:p>
          </table:table-cell>
          <table:table-cell office:value-type="float" office:value="-2" table:formula="of:=INT(41.8*((2*SIN(2*PI()*[.E1]/1000))-1.5*SIN((2*PI()*2*[.E1]/1000))))" table:style-name="ce1">
            <text:p>-2</text:p>
          </table:table-cell>
          <table:table-cell office:value-type="float" office:value="-2" table:formula="of:=INT(41.8*((2*SIN(2*PI()*[.F1]/1000))-1.5*SIN((2*PI()*2*[.F1]/1000))))" table:style-name="ce1">
            <text:p>-2</text:p>
          </table:table-cell>
          <table:table-cell office:value-type="float" office:value="-2" table:formula="of:=INT(41.8*((2*SIN(2*PI()*[.G1]/1000))-1.5*SIN((2*PI()*2*[.G1]/1000))))" table:style-name="ce1">
            <text:p>-2</text:p>
          </table:table-cell>
          <table:table-cell office:value-type="float" office:value="-2" table:formula="of:=INT(41.8*((2*SIN(2*PI()*[.H1]/1000))-1.5*SIN((2*PI()*2*[.H1]/1000))))" table:style-name="ce1">
            <text:p>-2</text:p>
          </table:table-cell>
          <table:table-cell office:value-type="float" office:value="-3" table:formula="of:=INT(41.8*((2*SIN(2*PI()*[.I1]/1000))-1.5*SIN((2*PI()*2*[.I1]/1000))))" table:style-name="ce1">
            <text:p>-3</text:p>
          </table:table-cell>
          <table:table-cell office:value-type="float" office:value="-3" table:formula="of:=INT(41.8*((2*SIN(2*PI()*[.J1]/1000))-1.5*SIN((2*PI()*2*[.J1]/1000))))" table:style-name="ce1">
            <text:p>-3</text:p>
          </table:table-cell>
          <table:table-cell office:value-type="float" office:value="-3" table:formula="of:=INT(41.8*((2*SIN(2*PI()*[.K1]/1000))-1.5*SIN((2*PI()*2*[.K1]/1000))))" table:style-name="ce1">
            <text:p>-3</text:p>
          </table:table-cell>
          <table:table-cell office:value-type="float" office:value="-3" table:formula="of:=INT(41.8*((2*SIN(2*PI()*[.L1]/1000))-1.5*SIN((2*PI()*2*[.L1]/1000))))" table:style-name="ce1">
            <text:p>-3</text:p>
          </table:table-cell>
          <table:table-cell office:value-type="float" office:value="-4" table:formula="of:=INT(41.8*((2*SIN(2*PI()*[.M1]/1000))-1.5*SIN((2*PI()*2*[.M1]/1000))))" table:style-name="ce1">
            <text:p>-4</text:p>
          </table:table-cell>
          <table:table-cell office:value-type="float" office:value="-4" table:formula="of:=INT(41.8*((2*SIN(2*PI()*[.N1]/1000))-1.5*SIN((2*PI()*2*[.N1]/1000))))" table:style-name="ce1">
            <text:p>-4</text:p>
          </table:table-cell>
          <table:table-cell office:value-type="float" office:value="-4" table:formula="of:=INT(41.8*((2*SIN(2*PI()*[.O1]/1000))-1.5*SIN((2*PI()*2*[.O1]/1000))))" table:style-name="ce1">
            <text:p>-4</text:p>
          </table:table-cell>
          <table:table-cell office:value-type="float" office:value="-4" table:formula="of:=INT(41.8*((2*SIN(2*PI()*[.P1]/1000))-1.5*SIN((2*PI()*2*[.P1]/1000))))" table:style-name="ce1">
            <text:p>-4</text:p>
          </table:table-cell>
          <table:table-cell office:value-type="float" office:value="-5" table:formula="of:=INT(41.8*((2*SIN(2*PI()*[.Q1]/1000))-1.5*SIN((2*PI()*2*[.Q1]/1000))))" table:style-name="ce1">
            <text:p>-5</text:p>
          </table:table-cell>
          <table:table-cell office:value-type="float" office:value="-5" table:formula="of:=INT(41.8*((2*SIN(2*PI()*[.R1]/1000))-1.5*SIN((2*PI()*2*[.R1]/1000))))" table:style-name="ce1">
            <text:p>-5</text:p>
          </table:table-cell>
          <table:table-cell office:value-type="float" office:value="-5" table:formula="of:=INT(41.8*((2*SIN(2*PI()*[.S1]/1000))-1.5*SIN((2*PI()*2*[.S1]/1000))))" table:style-name="ce1">
            <text:p>-5</text:p>
          </table:table-cell>
          <table:table-cell office:value-type="float" office:value="-5" table:formula="of:=INT(41.8*((2*SIN(2*PI()*[.T1]/1000))-1.5*SIN((2*PI()*2*[.T1]/1000))))" table:style-name="ce1">
            <text:p>-5</text:p>
          </table:table-cell>
          <table:table-cell office:value-type="float" office:value="-6" table:formula="of:=INT(41.8*((2*SIN(2*PI()*[.U1]/1000))-1.5*SIN((2*PI()*2*[.U1]/1000))))" table:style-name="ce1">
            <text:p>-6</text:p>
          </table:table-cell>
          <table:table-cell office:value-type="float" office:value="-6" table:formula="of:=INT(41.8*((2*SIN(2*PI()*[.V1]/1000))-1.5*SIN((2*PI()*2*[.V1]/1000))))" table:style-name="ce1">
            <text:p>-6</text:p>
          </table:table-cell>
          <table:table-cell office:value-type="float" office:value="-6" table:formula="of:=INT(41.8*((2*SIN(2*PI()*[.W1]/1000))-1.5*SIN((2*PI()*2*[.W1]/1000))))" table:style-name="ce1">
            <text:p>-6</text:p>
          </table:table-cell>
          <table:table-cell office:value-type="float" office:value="-6" table:formula="of:=INT(41.8*((2*SIN(2*PI()*[.X1]/1000))-1.5*SIN((2*PI()*2*[.X1]/1000))))" table:style-name="ce1">
            <text:p>-6</text:p>
          </table:table-cell>
          <table:table-cell office:value-type="float" office:value="-7" table:formula="of:=INT(41.8*((2*SIN(2*PI()*[.Y1]/1000))-1.5*SIN((2*PI()*2*[.Y1]/1000))))" table:style-name="ce1">
            <text:p>-7</text:p>
          </table:table-cell>
          <table:table-cell office:value-type="float" office:value="-7" table:formula="of:=INT(41.8*((2*SIN(2*PI()*[.Z1]/1000))-1.5*SIN((2*PI()*2*[.Z1]/1000))))" table:style-name="ce1">
            <text:p>-7</text:p>
          </table:table-cell>
          <table:table-cell office:value-type="float" office:value="-7" table:formula="of:=INT(41.8*((2*SIN(2*PI()*[.AA1]/1000))-1.5*SIN((2*PI()*2*[.AA1]/1000))))" table:style-name="ce1">
            <text:p>-7</text:p>
          </table:table-cell>
          <table:table-cell office:value-type="float" office:value="-7" table:formula="of:=INT(41.8*((2*SIN(2*PI()*[.AB1]/1000))-1.5*SIN((2*PI()*2*[.AB1]/1000))))" table:style-name="ce1">
            <text:p>-7</text:p>
          </table:table-cell>
          <table:table-cell office:value-type="float" office:value="-7" table:formula="of:=INT(41.8*((2*SIN(2*PI()*[.AC1]/1000))-1.5*SIN((2*PI()*2*[.AC1]/1000))))" table:style-name="ce1">
            <text:p>-7</text:p>
          </table:table-cell>
          <table:table-cell office:value-type="float" office:value="-8" table:formula="of:=INT(41.8*((2*SIN(2*PI()*[.AD1]/1000))-1.5*SIN((2*PI()*2*[.AD1]/1000))))" table:style-name="ce1">
            <text:p>-8</text:p>
          </table:table-cell>
          <table:table-cell office:value-type="float" office:value="-8" table:formula="of:=INT(41.8*((2*SIN(2*PI()*[.AE1]/1000))-1.5*SIN((2*PI()*2*[.AE1]/1000))))" table:style-name="ce1">
            <text:p>-8</text:p>
          </table:table-cell>
          <table:table-cell office:value-type="float" office:value="-8" table:formula="of:=INT(41.8*((2*SIN(2*PI()*[.AF1]/1000))-1.5*SIN((2*PI()*2*[.AF1]/1000))))" table:style-name="ce1">
            <text:p>-8</text:p>
          </table:table-cell>
          <table:table-cell office:value-type="float" office:value="-8" table:formula="of:=INT(41.8*((2*SIN(2*PI()*[.AG1]/1000))-1.5*SIN((2*PI()*2*[.AG1]/1000))))" table:style-name="ce1">
            <text:p>-8</text:p>
          </table:table-cell>
          <table:table-cell office:value-type="float" office:value="-9" table:formula="of:=INT(41.8*((2*SIN(2*PI()*[.AH1]/1000))-1.5*SIN((2*PI()*2*[.AH1]/1000))))" table:style-name="ce1">
            <text:p>-9</text:p>
          </table:table-cell>
          <table:table-cell office:value-type="float" office:value="-9" table:formula="of:=INT(41.8*((2*SIN(2*PI()*[.AI1]/1000))-1.5*SIN((2*PI()*2*[.AI1]/1000))))" table:style-name="ce1">
            <text:p>-9</text:p>
          </table:table-cell>
          <table:table-cell office:value-type="float" office:value="-9" table:formula="of:=INT(41.8*((2*SIN(2*PI()*[.AJ1]/1000))-1.5*SIN((2*PI()*2*[.AJ1]/1000))))" table:style-name="ce1">
            <text:p>-9</text:p>
          </table:table-cell>
          <table:table-cell office:value-type="float" office:value="-9" table:formula="of:=INT(41.8*((2*SIN(2*PI()*[.AK1]/1000))-1.5*SIN((2*PI()*2*[.AK1]/1000))))" table:style-name="ce1">
            <text:p>-9</text:p>
          </table:table-cell>
          <table:table-cell office:value-type="float" office:value="-9" table:formula="of:=INT(41.8*((2*SIN(2*PI()*[.AL1]/1000))-1.5*SIN((2*PI()*2*[.AL1]/1000))))" table:style-name="ce1">
            <text:p>-9</text:p>
          </table:table-cell>
          <table:table-cell office:value-type="float" office:value="-10" table:formula="of:=INT(41.8*((2*SIN(2*PI()*[.AM1]/1000))-1.5*SIN((2*PI()*2*[.AM1]/1000))))" table:style-name="ce1">
            <text:p>-10</text:p>
          </table:table-cell>
          <table:table-cell office:value-type="float" office:value="-10" table:formula="of:=INT(41.8*((2*SIN(2*PI()*[.AN1]/1000))-1.5*SIN((2*PI()*2*[.AN1]/1000))))" table:style-name="ce1">
            <text:p>-10</text:p>
          </table:table-cell>
          <table:table-cell office:value-type="float" office:value="-10" table:formula="of:=INT(41.8*((2*SIN(2*PI()*[.AO1]/1000))-1.5*SIN((2*PI()*2*[.AO1]/1000))))" table:style-name="ce1">
            <text:p>-10</text:p>
          </table:table-cell>
          <table:table-cell office:value-type="float" office:value="-10" table:formula="of:=INT(41.8*((2*SIN(2*PI()*[.AP1]/1000))-1.5*SIN((2*PI()*2*[.AP1]/1000))))" table:style-name="ce1">
            <text:p>-10</text:p>
          </table:table-cell>
          <table:table-cell office:value-type="float" office:value="-10" table:formula="of:=INT(41.8*((2*SIN(2*PI()*[.AQ1]/1000))-1.5*SIN((2*PI()*2*[.AQ1]/1000))))" table:style-name="ce1">
            <text:p>-10</text:p>
          </table:table-cell>
          <table:table-cell office:value-type="float" office:value="-10" table:formula="of:=INT(41.8*((2*SIN(2*PI()*[.AR1]/1000))-1.5*SIN((2*PI()*2*[.AR1]/1000))))" table:style-name="ce1">
            <text:p>-10</text:p>
          </table:table-cell>
          <table:table-cell office:value-type="float" office:value="-11" table:formula="of:=INT(41.8*((2*SIN(2*PI()*[.AS1]/1000))-1.5*SIN((2*PI()*2*[.AS1]/1000))))" table:style-name="ce1">
            <text:p>-11</text:p>
          </table:table-cell>
          <table:table-cell office:value-type="float" office:value="-11" table:formula="of:=INT(41.8*((2*SIN(2*PI()*[.AT1]/1000))-1.5*SIN((2*PI()*2*[.AT1]/1000))))" table:style-name="ce1">
            <text:p>-11</text:p>
          </table:table-cell>
          <table:table-cell office:value-type="float" office:value="-11" table:formula="of:=INT(41.8*((2*SIN(2*PI()*[.AU1]/1000))-1.5*SIN((2*PI()*2*[.AU1]/1000))))" table:style-name="ce1">
            <text:p>-11</text:p>
          </table:table-cell>
          <table:table-cell office:value-type="float" office:value="-11" table:formula="of:=INT(41.8*((2*SIN(2*PI()*[.AV1]/1000))-1.5*SIN((2*PI()*2*[.AV1]/1000))))" table:style-name="ce1">
            <text:p>-11</text:p>
          </table:table-cell>
          <table:table-cell office:value-type="float" office:value="-11" table:formula="of:=INT(41.8*((2*SIN(2*PI()*[.AW1]/1000))-1.5*SIN((2*PI()*2*[.AW1]/1000))))" table:style-name="ce1">
            <text:p>-11</text:p>
          </table:table-cell>
          <table:table-cell office:value-type="float" office:value="-11" table:formula="of:=INT(41.8*((2*SIN(2*PI()*[.AX1]/1000))-1.5*SIN((2*PI()*2*[.AX1]/1000))))" table:style-name="ce1">
            <text:p>-11</text:p>
          </table:table-cell>
          <table:table-cell office:value-type="float" office:value="-12" table:formula="of:=INT(41.8*((2*SIN(2*PI()*[.AY1]/1000))-1.5*SIN((2*PI()*2*[.AY1]/1000))))" table:style-name="ce1">
            <text:p>-12</text:p>
          </table:table-cell>
          <table:table-cell office:value-type="float" office:value="-12" table:formula="of:=INT(41.8*((2*SIN(2*PI()*[.AZ1]/1000))-1.5*SIN((2*PI()*2*[.AZ1]/1000))))" table:style-name="ce1">
            <text:p>-12</text:p>
          </table:table-cell>
          <table:table-cell office:value-type="float" office:value="-12" table:formula="of:=INT(41.8*((2*SIN(2*PI()*[.BA1]/1000))-1.5*SIN((2*PI()*2*[.BA1]/1000))))" table:style-name="ce1">
            <text:p>-12</text:p>
          </table:table-cell>
          <table:table-cell office:value-type="float" office:value="-12" table:formula="of:=INT(41.8*((2*SIN(2*PI()*[.BB1]/1000))-1.5*SIN((2*PI()*2*[.BB1]/1000))))" table:style-name="ce1">
            <text:p>-12</text:p>
          </table:table-cell>
          <table:table-cell office:value-type="float" office:value="-12" table:formula="of:=INT(41.8*((2*SIN(2*PI()*[.BC1]/1000))-1.5*SIN((2*PI()*2*[.BC1]/1000))))" table:style-name="ce1">
            <text:p>-12</text:p>
          </table:table-cell>
          <table:table-cell office:value-type="float" office:value="-12" table:formula="of:=INT(41.8*((2*SIN(2*PI()*[.BD1]/1000))-1.5*SIN((2*PI()*2*[.BD1]/1000))))" table:style-name="ce1">
            <text:p>-12</text:p>
          </table:table-cell>
          <table:table-cell office:value-type="float" office:value="-12" table:formula="of:=INT(41.8*((2*SIN(2*PI()*[.BE1]/1000))-1.5*SIN((2*PI()*2*[.BE1]/1000))))" table:style-name="ce1">
            <text:p>-12</text:p>
          </table:table-cell>
          <table:table-cell office:value-type="float" office:value="-12" table:formula="of:=INT(41.8*((2*SIN(2*PI()*[.BF1]/1000))-1.5*SIN((2*PI()*2*[.BF1]/1000))))" table:style-name="ce1">
            <text:p>-12</text:p>
          </table:table-cell>
          <table:table-cell office:value-type="float" office:value="-12" table:formula="of:=INT(41.8*((2*SIN(2*PI()*[.BG1]/1000))-1.5*SIN((2*PI()*2*[.BG1]/1000))))" table:style-name="ce1">
            <text:p>-12</text:p>
          </table:table-cell>
          <table:table-cell office:value-type="float" office:value="-13" table:formula="of:=INT(41.8*((2*SIN(2*PI()*[.BH1]/1000))-1.5*SIN((2*PI()*2*[.BH1]/1000))))" table:style-name="ce1">
            <text:p>-13</text:p>
          </table:table-cell>
          <table:table-cell office:value-type="float" office:value="-13" table:formula="of:=INT(41.8*((2*SIN(2*PI()*[.BI1]/1000))-1.5*SIN((2*PI()*2*[.BI1]/1000))))" table:style-name="ce1">
            <text:p>-13</text:p>
          </table:table-cell>
          <table:table-cell office:value-type="float" office:value="-13" table:formula="of:=INT(41.8*((2*SIN(2*PI()*[.BJ1]/1000))-1.5*SIN((2*PI()*2*[.BJ1]/1000))))" table:style-name="ce1">
            <text:p>-13</text:p>
          </table:table-cell>
          <table:table-cell office:value-type="float" office:value="-13" table:formula="of:=INT(41.8*((2*SIN(2*PI()*[.BK1]/1000))-1.5*SIN((2*PI()*2*[.BK1]/1000))))" table:style-name="ce1">
            <text:p>-13</text:p>
          </table:table-cell>
          <table:table-cell office:value-type="float" office:value="-13" table:formula="of:=INT(41.8*((2*SIN(2*PI()*[.BL1]/1000))-1.5*SIN((2*PI()*2*[.BL1]/1000))))" table:style-name="ce1">
            <text:p>-13</text:p>
          </table:table-cell>
          <table:table-cell office:value-type="float" office:value="-13" table:formula="of:=INT(41.8*((2*SIN(2*PI()*[.BM1]/1000))-1.5*SIN((2*PI()*2*[.BM1]/1000))))" table:style-name="ce1">
            <text:p>-13</text:p>
          </table:table-cell>
          <table:table-cell office:value-type="float" office:value="-13" table:formula="of:=INT(41.8*((2*SIN(2*PI()*[.BN1]/1000))-1.5*SIN((2*PI()*2*[.BN1]/1000))))" table:style-name="ce1">
            <text:p>-13</text:p>
          </table:table-cell>
          <table:table-cell office:value-type="float" office:value="-13" table:formula="of:=INT(41.8*((2*SIN(2*PI()*[.BO1]/1000))-1.5*SIN((2*PI()*2*[.BO1]/1000))))" table:style-name="ce1">
            <text:p>-13</text:p>
          </table:table-cell>
          <table:table-cell office:value-type="float" office:value="-13" table:formula="of:=INT(41.8*((2*SIN(2*PI()*[.BP1]/1000))-1.5*SIN((2*PI()*2*[.BP1]/1000))))" table:style-name="ce1">
            <text:p>-13</text:p>
          </table:table-cell>
          <table:table-cell office:value-type="float" office:value="-13" table:formula="of:=INT(41.8*((2*SIN(2*PI()*[.BQ1]/1000))-1.5*SIN((2*PI()*2*[.BQ1]/1000))))" table:style-name="ce1">
            <text:p>-13</text:p>
          </table:table-cell>
          <table:table-cell office:value-type="float" office:value="-13" table:formula="of:=INT(41.8*((2*SIN(2*PI()*[.BR1]/1000))-1.5*SIN((2*PI()*2*[.BR1]/1000))))" table:style-name="ce1">
            <text:p>-13</text:p>
          </table:table-cell>
          <table:table-cell office:value-type="float" office:value="-13" table:formula="of:=INT(41.8*((2*SIN(2*PI()*[.BS1]/1000))-1.5*SIN((2*PI()*2*[.BS1]/1000))))" table:style-name="ce1">
            <text:p>-13</text:p>
          </table:table-cell>
          <table:table-cell office:value-type="float" office:value="-13" table:formula="of:=INT(41.8*((2*SIN(2*PI()*[.BT1]/1000))-1.5*SIN((2*PI()*2*[.BT1]/1000))))" table:style-name="ce1">
            <text:p>-13</text:p>
          </table:table-cell>
          <table:table-cell office:value-type="float" office:value="-13" table:formula="of:=INT(41.8*((2*SIN(2*PI()*[.BU1]/1000))-1.5*SIN((2*PI()*2*[.BU1]/1000))))" table:style-name="ce1">
            <text:p>-13</text:p>
          </table:table-cell>
          <table:table-cell office:value-type="float" office:value="-13" table:formula="of:=INT(41.8*((2*SIN(2*PI()*[.BV1]/1000))-1.5*SIN((2*PI()*2*[.BV1]/1000))))" table:style-name="ce1">
            <text:p>-13</text:p>
          </table:table-cell>
          <table:table-cell office:value-type="float" office:value="-13" table:formula="of:=INT(41.8*((2*SIN(2*PI()*[.BW1]/1000))-1.5*SIN((2*PI()*2*[.BW1]/1000))))" table:style-name="ce1">
            <text:p>-13</text:p>
          </table:table-cell>
          <table:table-cell office:value-type="float" office:value="-13" table:formula="of:=INT(41.8*((2*SIN(2*PI()*[.BX1]/1000))-1.5*SIN((2*PI()*2*[.BX1]/1000))))" table:style-name="ce1">
            <text:p>-13</text:p>
          </table:table-cell>
          <table:table-cell office:value-type="float" office:value="-13" table:formula="of:=INT(41.8*((2*SIN(2*PI()*[.BY1]/1000))-1.5*SIN((2*PI()*2*[.BY1]/1000))))" table:style-name="ce1">
            <text:p>-13</text:p>
          </table:table-cell>
          <table:table-cell office:value-type="float" office:value="-13" table:formula="of:=INT(41.8*((2*SIN(2*PI()*[.BZ1]/1000))-1.5*SIN((2*PI()*2*[.BZ1]/1000))))" table:style-name="ce1">
            <text:p>-13</text:p>
          </table:table-cell>
          <table:table-cell office:value-type="float" office:value="-13" table:formula="of:=INT(41.8*((2*SIN(2*PI()*[.CA1]/1000))-1.5*SIN((2*PI()*2*[.CA1]/1000))))" table:style-name="ce1">
            <text:p>-13</text:p>
          </table:table-cell>
          <table:table-cell office:value-type="float" office:value="-13" table:formula="of:=INT(41.8*((2*SIN(2*PI()*[.CB1]/1000))-1.5*SIN((2*PI()*2*[.CB1]/1000))))" table:style-name="ce1">
            <text:p>-13</text:p>
          </table:table-cell>
          <table:table-cell office:value-type="float" office:value="-13" table:formula="of:=INT(41.8*((2*SIN(2*PI()*[.CC1]/1000))-1.5*SIN((2*PI()*2*[.CC1]/1000))))" table:style-name="ce1">
            <text:p>-13</text:p>
          </table:table-cell>
          <table:table-cell office:value-type="float" office:value="-13" table:formula="of:=INT(41.8*((2*SIN(2*PI()*[.CD1]/1000))-1.5*SIN((2*PI()*2*[.CD1]/1000))))" table:style-name="ce1">
            <text:p>-13</text:p>
          </table:table-cell>
          <table:table-cell office:value-type="float" office:value="-13" table:formula="of:=INT(41.8*((2*SIN(2*PI()*[.CE1]/1000))-1.5*SIN((2*PI()*2*[.CE1]/1000))))" table:style-name="ce1">
            <text:p>-13</text:p>
          </table:table-cell>
          <table:table-cell office:value-type="float" office:value="-13" table:formula="of:=INT(41.8*((2*SIN(2*PI()*[.CF1]/1000))-1.5*SIN((2*PI()*2*[.CF1]/1000))))" table:style-name="ce1">
            <text:p>-13</text:p>
          </table:table-cell>
          <table:table-cell office:value-type="float" office:value="-13" table:formula="of:=INT(41.8*((2*SIN(2*PI()*[.CG1]/1000))-1.5*SIN((2*PI()*2*[.CG1]/1000))))" table:style-name="ce1">
            <text:p>-13</text:p>
          </table:table-cell>
          <table:table-cell office:value-type="float" office:value="-13" table:formula="of:=INT(41.8*((2*SIN(2*PI()*[.CH1]/1000))-1.5*SIN((2*PI()*2*[.CH1]/1000))))" table:style-name="ce1">
            <text:p>-13</text:p>
          </table:table-cell>
          <table:table-cell office:value-type="float" office:value="-13" table:formula="of:=INT(41.8*((2*SIN(2*PI()*[.CI1]/1000))-1.5*SIN((2*PI()*2*[.CI1]/1000))))" table:style-name="ce1">
            <text:p>-13</text:p>
          </table:table-cell>
          <table:table-cell office:value-type="float" office:value="-13" table:formula="of:=INT(41.8*((2*SIN(2*PI()*[.CJ1]/1000))-1.5*SIN((2*PI()*2*[.CJ1]/1000))))" table:style-name="ce1">
            <text:p>-13</text:p>
          </table:table-cell>
          <table:table-cell office:value-type="float" office:value="-13" table:formula="of:=INT(41.8*((2*SIN(2*PI()*[.CK1]/1000))-1.5*SIN((2*PI()*2*[.CK1]/1000))))" table:style-name="ce1">
            <text:p>-13</text:p>
          </table:table-cell>
          <table:table-cell office:value-type="float" office:value="-13" table:formula="of:=INT(41.8*((2*SIN(2*PI()*[.CL1]/1000))-1.5*SIN((2*PI()*2*[.CL1]/1000))))" table:style-name="ce1">
            <text:p>-13</text:p>
          </table:table-cell>
          <table:table-cell office:value-type="float" office:value="-12" table:formula="of:=INT(41.8*((2*SIN(2*PI()*[.CM1]/1000))-1.5*SIN((2*PI()*2*[.CM1]/1000))))" table:style-name="ce1">
            <text:p>-12</text:p>
          </table:table-cell>
          <table:table-cell office:value-type="float" office:value="-12" table:formula="of:=INT(41.8*((2*SIN(2*PI()*[.CN1]/1000))-1.5*SIN((2*PI()*2*[.CN1]/1000))))" table:style-name="ce1">
            <text:p>-12</text:p>
          </table:table-cell>
          <table:table-cell office:value-type="float" office:value="-12" table:formula="of:=INT(41.8*((2*SIN(2*PI()*[.CO1]/1000))-1.5*SIN((2*PI()*2*[.CO1]/1000))))" table:style-name="ce1">
            <text:p>-12</text:p>
          </table:table-cell>
          <table:table-cell office:value-type="float" office:value="-12" table:formula="of:=INT(41.8*((2*SIN(2*PI()*[.CP1]/1000))-1.5*SIN((2*PI()*2*[.CP1]/1000))))" table:style-name="ce1">
            <text:p>-12</text:p>
          </table:table-cell>
          <table:table-cell office:value-type="float" office:value="-12" table:formula="of:=INT(41.8*((2*SIN(2*PI()*[.CQ1]/1000))-1.5*SIN((2*PI()*2*[.CQ1]/1000))))" table:style-name="ce1">
            <text:p>-12</text:p>
          </table:table-cell>
          <table:table-cell office:value-type="float" office:value="-12" table:formula="of:=INT(41.8*((2*SIN(2*PI()*[.CR1]/1000))-1.5*SIN((2*PI()*2*[.CR1]/1000))))" table:style-name="ce1">
            <text:p>-12</text:p>
          </table:table-cell>
          <table:table-cell office:value-type="float" office:value="-12" table:formula="of:=INT(41.8*((2*SIN(2*PI()*[.CS1]/1000))-1.5*SIN((2*PI()*2*[.CS1]/1000))))" table:style-name="ce1">
            <text:p>-12</text:p>
          </table:table-cell>
          <table:table-cell office:value-type="float" office:value="-12" table:formula="of:=INT(41.8*((2*SIN(2*PI()*[.CT1]/1000))-1.5*SIN((2*PI()*2*[.CT1]/1000))))" table:style-name="ce1">
            <text:p>-12</text:p>
          </table:table-cell>
          <table:table-cell office:value-type="float" office:value="-11" table:formula="of:=INT(41.8*((2*SIN(2*PI()*[.CU1]/1000))-1.5*SIN((2*PI()*2*[.CU1]/1000))))" table:style-name="ce1">
            <text:p>-11</text:p>
          </table:table-cell>
          <table:table-cell office:value-type="float" office:value="-11" table:formula="of:=INT(41.8*((2*SIN(2*PI()*[.CV1]/1000))-1.5*SIN((2*PI()*2*[.CV1]/1000))))" table:style-name="ce1">
            <text:p>-11</text:p>
          </table:table-cell>
          <table:table-cell office:value-type="float" office:value="-11" table:formula="of:=INT(41.8*((2*SIN(2*PI()*[.CW1]/1000))-1.5*SIN((2*PI()*2*[.CW1]/1000))))" table:style-name="ce1">
            <text:p>-11</text:p>
          </table:table-cell>
          <table:table-cell office:value-type="float" office:value="-11" table:formula="of:=INT(41.8*((2*SIN(2*PI()*[.CX1]/1000))-1.5*SIN((2*PI()*2*[.CX1]/1000))))" table:style-name="ce1">
            <text:p>-11</text:p>
          </table:table-cell>
          <table:table-cell office:value-type="float" office:value="-11" table:formula="of:=INT(41.8*((2*SIN(2*PI()*[.CY1]/1000))-1.5*SIN((2*PI()*2*[.CY1]/1000))))" table:style-name="ce1">
            <text:p>-11</text:p>
          </table:table-cell>
          <table:table-cell office:value-type="float" office:value="-10" table:formula="of:=INT(41.8*((2*SIN(2*PI()*[.CZ1]/1000))-1.5*SIN((2*PI()*2*[.CZ1]/1000))))" table:style-name="ce1">
            <text:p>-10</text:p>
          </table:table-cell>
          <table:table-cell office:value-type="float" office:value="-10" table:formula="of:=INT(41.8*((2*SIN(2*PI()*[.DA1]/1000))-1.5*SIN((2*PI()*2*[.DA1]/1000))))" table:style-name="ce1">
            <text:p>-10</text:p>
          </table:table-cell>
          <table:table-cell office:value-type="float" office:value="-10" table:formula="of:=INT(41.8*((2*SIN(2*PI()*[.DB1]/1000))-1.5*SIN((2*PI()*2*[.DB1]/1000))))" table:style-name="ce1">
            <text:p>-10</text:p>
          </table:table-cell>
          <table:table-cell office:value-type="float" office:value="-10" table:formula="of:=INT(41.8*((2*SIN(2*PI()*[.DC1]/1000))-1.5*SIN((2*PI()*2*[.DC1]/1000))))" table:style-name="ce1">
            <text:p>-10</text:p>
          </table:table-cell>
          <table:table-cell office:value-type="float" office:value="-10" table:formula="of:=INT(41.8*((2*SIN(2*PI()*[.DD1]/1000))-1.5*SIN((2*PI()*2*[.DD1]/1000))))" table:style-name="ce1">
            <text:p>-10</text:p>
          </table:table-cell>
          <table:table-cell office:value-type="float" office:value="-9" table:formula="of:=INT(41.8*((2*SIN(2*PI()*[.DE1]/1000))-1.5*SIN((2*PI()*2*[.DE1]/1000))))" table:style-name="ce1">
            <text:p>-9</text:p>
          </table:table-cell>
          <table:table-cell office:value-type="float" office:value="-9" table:formula="of:=INT(41.8*((2*SIN(2*PI()*[.DF1]/1000))-1.5*SIN((2*PI()*2*[.DF1]/1000))))" table:style-name="ce1">
            <text:p>-9</text:p>
          </table:table-cell>
          <table:table-cell office:value-type="float" office:value="-9" table:formula="of:=INT(41.8*((2*SIN(2*PI()*[.DG1]/1000))-1.5*SIN((2*PI()*2*[.DG1]/1000))))" table:style-name="ce1">
            <text:p>-9</text:p>
          </table:table-cell>
          <table:table-cell office:value-type="float" office:value="-9" table:formula="of:=INT(41.8*((2*SIN(2*PI()*[.DH1]/1000))-1.5*SIN((2*PI()*2*[.DH1]/1000))))" table:style-name="ce1">
            <text:p>-9</text:p>
          </table:table-cell>
          <table:table-cell office:value-type="float" office:value="-8" table:formula="of:=INT(41.8*((2*SIN(2*PI()*[.DI1]/1000))-1.5*SIN((2*PI()*2*[.DI1]/1000))))" table:style-name="ce1">
            <text:p>-8</text:p>
          </table:table-cell>
          <table:table-cell office:value-type="float" office:value="-8" table:formula="of:=INT(41.8*((2*SIN(2*PI()*[.DJ1]/1000))-1.5*SIN((2*PI()*2*[.DJ1]/1000))))" table:style-name="ce1">
            <text:p>-8</text:p>
          </table:table-cell>
          <table:table-cell office:value-type="float" office:value="-8" table:formula="of:=INT(41.8*((2*SIN(2*PI()*[.DK1]/1000))-1.5*SIN((2*PI()*2*[.DK1]/1000))))" table:style-name="ce1">
            <text:p>-8</text:p>
          </table:table-cell>
          <table:table-cell office:value-type="float" office:value="-7" table:formula="of:=INT(41.8*((2*SIN(2*PI()*[.DL1]/1000))-1.5*SIN((2*PI()*2*[.DL1]/1000))))" table:style-name="ce1">
            <text:p>-7</text:p>
          </table:table-cell>
          <table:table-cell office:value-type="float" office:value="-7" table:formula="of:=INT(41.8*((2*SIN(2*PI()*[.DM1]/1000))-1.5*SIN((2*PI()*2*[.DM1]/1000))))" table:style-name="ce1">
            <text:p>-7</text:p>
          </table:table-cell>
          <table:table-cell office:value-type="float" office:value="-7" table:formula="of:=INT(41.8*((2*SIN(2*PI()*[.DN1]/1000))-1.5*SIN((2*PI()*2*[.DN1]/1000))))" table:style-name="ce1">
            <text:p>-7</text:p>
          </table:table-cell>
          <table:table-cell office:value-type="float" office:value="-6" table:formula="of:=INT(41.8*((2*SIN(2*PI()*[.DO1]/1000))-1.5*SIN((2*PI()*2*[.DO1]/1000))))" table:style-name="ce1">
            <text:p>-6</text:p>
          </table:table-cell>
          <table:table-cell office:value-type="float" office:value="-6" table:formula="of:=INT(41.8*((2*SIN(2*PI()*[.DP1]/1000))-1.5*SIN((2*PI()*2*[.DP1]/1000))))" table:style-name="ce1">
            <text:p>-6</text:p>
          </table:table-cell>
          <table:table-cell office:value-type="float" office:value="-6" table:formula="of:=INT(41.8*((2*SIN(2*PI()*[.DQ1]/1000))-1.5*SIN((2*PI()*2*[.DQ1]/1000))))" table:style-name="ce1">
            <text:p>-6</text:p>
          </table:table-cell>
          <table:table-cell office:value-type="float" office:value="-6" table:formula="of:=INT(41.8*((2*SIN(2*PI()*[.DR1]/1000))-1.5*SIN((2*PI()*2*[.DR1]/1000))))" table:style-name="ce1">
            <text:p>-6</text:p>
          </table:table-cell>
          <table:table-cell office:value-type="float" office:value="-5" table:formula="of:=INT(41.8*((2*SIN(2*PI()*[.DS1]/1000))-1.5*SIN((2*PI()*2*[.DS1]/1000))))" table:style-name="ce1">
            <text:p>-5</text:p>
          </table:table-cell>
          <table:table-cell office:value-type="float" office:value="-5" table:formula="of:=INT(41.8*((2*SIN(2*PI()*[.DT1]/1000))-1.5*SIN((2*PI()*2*[.DT1]/1000))))" table:style-name="ce1">
            <text:p>-5</text:p>
          </table:table-cell>
          <table:table-cell office:value-type="float" office:value="-4" table:formula="of:=INT(41.8*((2*SIN(2*PI()*[.DU1]/1000))-1.5*SIN((2*PI()*2*[.DU1]/1000))))" table:style-name="ce1">
            <text:p>-4</text:p>
          </table:table-cell>
          <table:table-cell office:value-type="float" office:value="-4" table:formula="of:=INT(41.8*((2*SIN(2*PI()*[.DV1]/1000))-1.5*SIN((2*PI()*2*[.DV1]/1000))))" table:style-name="ce1">
            <text:p>-4</text:p>
          </table:table-cell>
          <table:table-cell office:value-type="float" office:value="-4" table:formula="of:=INT(41.8*((2*SIN(2*PI()*[.DW1]/1000))-1.5*SIN((2*PI()*2*[.DW1]/1000))))" table:style-name="ce1">
            <text:p>-4</text:p>
          </table:table-cell>
          <table:table-cell office:value-type="float" office:value="-3" table:formula="of:=INT(41.8*((2*SIN(2*PI()*[.DX1]/1000))-1.5*SIN((2*PI()*2*[.DX1]/1000))))" table:style-name="ce1">
            <text:p>-3</text:p>
          </table:table-cell>
          <table:table-cell office:value-type="float" office:value="-3" table:formula="of:=INT(41.8*((2*SIN(2*PI()*[.DY1]/1000))-1.5*SIN((2*PI()*2*[.DY1]/1000))))" table:style-name="ce1">
            <text:p>-3</text:p>
          </table:table-cell>
          <table:table-cell office:value-type="float" office:value="-3" table:formula="of:=INT(41.8*((2*SIN(2*PI()*[.DZ1]/1000))-1.5*SIN((2*PI()*2*[.DZ1]/1000))))" table:style-name="ce1">
            <text:p>-3</text:p>
          </table:table-cell>
          <table:table-cell office:value-type="float" office:value="-2" table:formula="of:=INT(41.8*((2*SIN(2*PI()*[.EA1]/1000))-1.5*SIN((2*PI()*2*[.EA1]/1000))))" table:style-name="ce1">
            <text:p>-2</text:p>
          </table:table-cell>
          <table:table-cell office:value-type="float" office:value="-2" table:formula="of:=INT(41.8*((2*SIN(2*PI()*[.EB1]/1000))-1.5*SIN((2*PI()*2*[.EB1]/1000))))" table:style-name="ce1">
            <text:p>-2</text:p>
          </table:table-cell>
          <table:table-cell office:value-type="float" office:value="-1" table:formula="of:=INT(41.8*((2*SIN(2*PI()*[.EC1]/1000))-1.5*SIN((2*PI()*2*[.EC1]/1000))))" table:style-name="ce1">
            <text:p>-1</text:p>
          </table:table-cell>
          <table:table-cell office:value-type="float" office:value="-1" table:formula="of:=INT(41.8*((2*SIN(2*PI()*[.ED1]/1000))-1.5*SIN((2*PI()*2*[.ED1]/1000))))" table:style-name="ce1">
            <text:p>-1</text:p>
          </table:table-cell>
          <table:table-cell office:value-type="float" office:value="0" table:formula="of:=INT(41.8*((2*SIN(2*PI()*[.EE1]/1000))-1.5*SIN((2*PI()*2*[.EE1]/1000))))" table:style-name="ce1">
            <text:p>0</text:p>
          </table:table-cell>
          <table:table-cell office:value-type="float" office:value="0" table:formula="of:=INT(41.8*((2*SIN(2*PI()*[.EF1]/1000))-1.5*SIN((2*PI()*2*[.EF1]/1000))))" table:style-name="ce1">
            <text:p>0</text:p>
          </table:table-cell>
          <table:table-cell office:value-type="float" office:value="0" table:formula="of:=INT(41.8*((2*SIN(2*PI()*[.EG1]/1000))-1.5*SIN((2*PI()*2*[.EG1]/1000))))" table:style-name="ce1">
            <text:p>0</text:p>
          </table:table-cell>
          <table:table-cell office:value-type="float" office:value="1" table:formula="of:=INT(41.8*((2*SIN(2*PI()*[.EH1]/1000))-1.5*SIN((2*PI()*2*[.EH1]/1000))))" table:style-name="ce1">
            <text:p>1</text:p>
          </table:table-cell>
          <table:table-cell office:value-type="float" office:value="1" table:formula="of:=INT(41.8*((2*SIN(2*PI()*[.EI1]/1000))-1.5*SIN((2*PI()*2*[.EI1]/1000))))" table:style-name="ce1">
            <text:p>1</text:p>
          </table:table-cell>
          <table:table-cell office:value-type="float" office:value="2" table:formula="of:=INT(41.8*((2*SIN(2*PI()*[.EJ1]/1000))-1.5*SIN((2*PI()*2*[.EJ1]/1000))))" table:style-name="ce1">
            <text:p>2</text:p>
          </table:table-cell>
          <table:table-cell office:value-type="float" office:value="2" table:formula="of:=INT(41.8*((2*SIN(2*PI()*[.EK1]/1000))-1.5*SIN((2*PI()*2*[.EK1]/1000))))" table:style-name="ce1">
            <text:p>2</text:p>
          </table:table-cell>
          <table:table-cell office:value-type="float" office:value="3" table:formula="of:=INT(41.8*((2*SIN(2*PI()*[.EL1]/1000))-1.5*SIN((2*PI()*2*[.EL1]/1000))))" table:style-name="ce1">
            <text:p>3</text:p>
          </table:table-cell>
          <table:table-cell office:value-type="float" office:value="3" table:formula="of:=INT(41.8*((2*SIN(2*PI()*[.EM1]/1000))-1.5*SIN((2*PI()*2*[.EM1]/1000))))" table:style-name="ce1">
            <text:p>3</text:p>
          </table:table-cell>
          <table:table-cell office:value-type="float" office:value="4" table:formula="of:=INT(41.8*((2*SIN(2*PI()*[.EN1]/1000))-1.5*SIN((2*PI()*2*[.EN1]/1000))))" table:style-name="ce1">
            <text:p>4</text:p>
          </table:table-cell>
          <table:table-cell office:value-type="float" office:value="4" table:formula="of:=INT(41.8*((2*SIN(2*PI()*[.EO1]/1000))-1.5*SIN((2*PI()*2*[.EO1]/1000))))" table:style-name="ce1">
            <text:p>4</text:p>
          </table:table-cell>
          <table:table-cell office:value-type="float" office:value="5" table:formula="of:=INT(41.8*((2*SIN(2*PI()*[.EP1]/1000))-1.5*SIN((2*PI()*2*[.EP1]/1000))))" table:style-name="ce1">
            <text:p>5</text:p>
          </table:table-cell>
          <table:table-cell office:value-type="float" office:value="5" table:formula="of:=INT(41.8*((2*SIN(2*PI()*[.EQ1]/1000))-1.5*SIN((2*PI()*2*[.EQ1]/1000))))" table:style-name="ce1">
            <text:p>5</text:p>
          </table:table-cell>
          <table:table-cell office:value-type="float" office:value="6" table:formula="of:=INT(41.8*((2*SIN(2*PI()*[.ER1]/1000))-1.5*SIN((2*PI()*2*[.ER1]/1000))))" table:style-name="ce1">
            <text:p>6</text:p>
          </table:table-cell>
          <table:table-cell office:value-type="float" office:value="6" table:formula="of:=INT(41.8*((2*SIN(2*PI()*[.ES1]/1000))-1.5*SIN((2*PI()*2*[.ES1]/1000))))" table:style-name="ce1">
            <text:p>6</text:p>
          </table:table-cell>
          <table:table-cell office:value-type="float" office:value="7" table:formula="of:=INT(41.8*((2*SIN(2*PI()*[.ET1]/1000))-1.5*SIN((2*PI()*2*[.ET1]/1000))))" table:style-name="ce1">
            <text:p>7</text:p>
          </table:table-cell>
          <table:table-cell office:value-type="float" office:value="8" table:formula="of:=INT(41.8*((2*SIN(2*PI()*[.EU1]/1000))-1.5*SIN((2*PI()*2*[.EU1]/1000))))" table:style-name="ce1">
            <text:p>8</text:p>
          </table:table-cell>
          <table:table-cell office:value-type="float" office:value="8" table:formula="of:=INT(41.8*((2*SIN(2*PI()*[.EV1]/1000))-1.5*SIN((2*PI()*2*[.EV1]/1000))))" table:style-name="ce1">
            <text:p>8</text:p>
          </table:table-cell>
          <table:table-cell office:value-type="float" office:value="9" table:formula="of:=INT(41.8*((2*SIN(2*PI()*[.EW1]/1000))-1.5*SIN((2*PI()*2*[.EW1]/1000))))" table:style-name="ce1">
            <text:p>9</text:p>
          </table:table-cell>
          <table:table-cell office:value-type="float" office:value="9" table:formula="of:=INT(41.8*((2*SIN(2*PI()*[.EX1]/1000))-1.5*SIN((2*PI()*2*[.EX1]/1000))))" table:style-name="ce1">
            <text:p>9</text:p>
          </table:table-cell>
          <table:table-cell office:value-type="float" office:value="10" table:formula="of:=INT(41.8*((2*SIN(2*PI()*[.EY1]/1000))-1.5*SIN((2*PI()*2*[.EY1]/1000))))" table:style-name="ce1">
            <text:p>10</text:p>
          </table:table-cell>
          <table:table-cell office:value-type="float" office:value="10" table:formula="of:=INT(41.8*((2*SIN(2*PI()*[.EZ1]/1000))-1.5*SIN((2*PI()*2*[.EZ1]/1000))))" table:style-name="ce1">
            <text:p>10</text:p>
          </table:table-cell>
          <table:table-cell office:value-type="float" office:value="11" table:formula="of:=INT(41.8*((2*SIN(2*PI()*[.FA1]/1000))-1.5*SIN((2*PI()*2*[.FA1]/1000))))" table:style-name="ce1">
            <text:p>11</text:p>
          </table:table-cell>
          <table:table-cell office:value-type="float" office:value="12" table:formula="of:=INT(41.8*((2*SIN(2*PI()*[.FB1]/1000))-1.5*SIN((2*PI()*2*[.FB1]/1000))))" table:style-name="ce1">
            <text:p>12</text:p>
          </table:table-cell>
          <table:table-cell office:value-type="float" office:value="12" table:formula="of:=INT(41.8*((2*SIN(2*PI()*[.FC1]/1000))-1.5*SIN((2*PI()*2*[.FC1]/1000))))" table:style-name="ce1">
            <text:p>12</text:p>
          </table:table-cell>
          <table:table-cell office:value-type="float" office:value="13" table:formula="of:=INT(41.8*((2*SIN(2*PI()*[.FD1]/1000))-1.5*SIN((2*PI()*2*[.FD1]/1000))))" table:style-name="ce1">
            <text:p>13</text:p>
          </table:table-cell>
          <table:table-cell office:value-type="float" office:value="13" table:formula="of:=INT(41.8*((2*SIN(2*PI()*[.FE1]/1000))-1.5*SIN((2*PI()*2*[.FE1]/1000))))" table:style-name="ce1">
            <text:p>13</text:p>
          </table:table-cell>
          <table:table-cell office:value-type="float" office:value="14" table:formula="of:=INT(41.8*((2*SIN(2*PI()*[.FF1]/1000))-1.5*SIN((2*PI()*2*[.FF1]/1000))))" table:style-name="ce1">
            <text:p>14</text:p>
          </table:table-cell>
          <table:table-cell office:value-type="float" office:value="15" table:formula="of:=INT(41.8*((2*SIN(2*PI()*[.FG1]/1000))-1.5*SIN((2*PI()*2*[.FG1]/1000))))" table:style-name="ce1">
            <text:p>15</text:p>
          </table:table-cell>
          <table:table-cell office:value-type="float" office:value="15" table:formula="of:=INT(41.8*((2*SIN(2*PI()*[.FH1]/1000))-1.5*SIN((2*PI()*2*[.FH1]/1000))))" table:style-name="ce1">
            <text:p>15</text:p>
          </table:table-cell>
          <table:table-cell office:value-type="float" office:value="16" table:formula="of:=INT(41.8*((2*SIN(2*PI()*[.FI1]/1000))-1.5*SIN((2*PI()*2*[.FI1]/1000))))" table:style-name="ce1">
            <text:p>16</text:p>
          </table:table-cell>
          <table:table-cell office:value-type="float" office:value="17" table:formula="of:=INT(41.8*((2*SIN(2*PI()*[.FJ1]/1000))-1.5*SIN((2*PI()*2*[.FJ1]/1000))))" table:style-name="ce1">
            <text:p>17</text:p>
          </table:table-cell>
          <table:table-cell office:value-type="float" office:value="17" table:formula="of:=INT(41.8*((2*SIN(2*PI()*[.FK1]/1000))-1.5*SIN((2*PI()*2*[.FK1]/1000))))" table:style-name="ce1">
            <text:p>17</text:p>
          </table:table-cell>
          <table:table-cell office:value-type="float" office:value="18" table:formula="of:=INT(41.8*((2*SIN(2*PI()*[.FL1]/1000))-1.5*SIN((2*PI()*2*[.FL1]/1000))))" table:style-name="ce1">
            <text:p>18</text:p>
          </table:table-cell>
          <table:table-cell office:value-type="float" office:value="18" table:formula="of:=INT(41.8*((2*SIN(2*PI()*[.FM1]/1000))-1.5*SIN((2*PI()*2*[.FM1]/1000))))" table:style-name="ce1">
            <text:p>18</text:p>
          </table:table-cell>
          <table:table-cell office:value-type="float" office:value="19" table:formula="of:=INT(41.8*((2*SIN(2*PI()*[.FN1]/1000))-1.5*SIN((2*PI()*2*[.FN1]/1000))))" table:style-name="ce1">
            <text:p>19</text:p>
          </table:table-cell>
          <table:table-cell office:value-type="float" office:value="20" table:formula="of:=INT(41.8*((2*SIN(2*PI()*[.FO1]/1000))-1.5*SIN((2*PI()*2*[.FO1]/1000))))" table:style-name="ce1">
            <text:p>20</text:p>
          </table:table-cell>
          <table:table-cell office:value-type="float" office:value="20" table:formula="of:=INT(41.8*((2*SIN(2*PI()*[.FP1]/1000))-1.5*SIN((2*PI()*2*[.FP1]/1000))))" table:style-name="ce1">
            <text:p>20</text:p>
          </table:table-cell>
          <table:table-cell office:value-type="float" office:value="21" table:formula="of:=INT(41.8*((2*SIN(2*PI()*[.FQ1]/1000))-1.5*SIN((2*PI()*2*[.FQ1]/1000))))" table:style-name="ce1">
            <text:p>21</text:p>
          </table:table-cell>
          <table:table-cell office:value-type="float" office:value="22" table:formula="of:=INT(41.8*((2*SIN(2*PI()*[.FR1]/1000))-1.5*SIN((2*PI()*2*[.FR1]/1000))))" table:style-name="ce1">
            <text:p>22</text:p>
          </table:table-cell>
          <table:table-cell office:value-type="float" office:value="23" table:formula="of:=INT(41.8*((2*SIN(2*PI()*[.FS1]/1000))-1.5*SIN((2*PI()*2*[.FS1]/1000))))" table:style-name="ce1">
            <text:p>23</text:p>
          </table:table-cell>
          <table:table-cell office:value-type="float" office:value="23" table:formula="of:=INT(41.8*((2*SIN(2*PI()*[.FT1]/1000))-1.5*SIN((2*PI()*2*[.FT1]/1000))))" table:style-name="ce1">
            <text:p>23</text:p>
          </table:table-cell>
          <table:table-cell office:value-type="float" office:value="24" table:formula="of:=INT(41.8*((2*SIN(2*PI()*[.FU1]/1000))-1.5*SIN((2*PI()*2*[.FU1]/1000))))" table:style-name="ce1">
            <text:p>24</text:p>
          </table:table-cell>
          <table:table-cell office:value-type="float" office:value="25" table:formula="of:=INT(41.8*((2*SIN(2*PI()*[.FV1]/1000))-1.5*SIN((2*PI()*2*[.FV1]/1000))))" table:style-name="ce1">
            <text:p>25</text:p>
          </table:table-cell>
          <table:table-cell office:value-type="float" office:value="25" table:formula="of:=INT(41.8*((2*SIN(2*PI()*[.FW1]/1000))-1.5*SIN((2*PI()*2*[.FW1]/1000))))" table:style-name="ce1">
            <text:p>25</text:p>
          </table:table-cell>
          <table:table-cell office:value-type="float" office:value="26" table:formula="of:=INT(41.8*((2*SIN(2*PI()*[.FX1]/1000))-1.5*SIN((2*PI()*2*[.FX1]/1000))))" table:style-name="ce1">
            <text:p>26</text:p>
          </table:table-cell>
          <table:table-cell office:value-type="float" office:value="27" table:formula="of:=INT(41.8*((2*SIN(2*PI()*[.FY1]/1000))-1.5*SIN((2*PI()*2*[.FY1]/1000))))" table:style-name="ce1">
            <text:p>27</text:p>
          </table:table-cell>
          <table:table-cell office:value-type="float" office:value="28" table:formula="of:=INT(41.8*((2*SIN(2*PI()*[.FZ1]/1000))-1.5*SIN((2*PI()*2*[.FZ1]/1000))))" table:style-name="ce1">
            <text:p>28</text:p>
          </table:table-cell>
          <table:table-cell office:value-type="float" office:value="28" table:formula="of:=INT(41.8*((2*SIN(2*PI()*[.GA1]/1000))-1.5*SIN((2*PI()*2*[.GA1]/1000))))" table:style-name="ce1">
            <text:p>28</text:p>
          </table:table-cell>
          <table:table-cell office:value-type="float" office:value="29" table:formula="of:=INT(41.8*((2*SIN(2*PI()*[.GB1]/1000))-1.5*SIN((2*PI()*2*[.GB1]/1000))))" table:style-name="ce1">
            <text:p>29</text:p>
          </table:table-cell>
          <table:table-cell office:value-type="float" office:value="30" table:formula="of:=INT(41.8*((2*SIN(2*PI()*[.GC1]/1000))-1.5*SIN((2*PI()*2*[.GC1]/1000))))" table:style-name="ce1">
            <text:p>30</text:p>
          </table:table-cell>
          <table:table-cell office:value-type="float" office:value="31" table:formula="of:=INT(41.8*((2*SIN(2*PI()*[.GD1]/1000))-1.5*SIN((2*PI()*2*[.GD1]/1000))))" table:style-name="ce1">
            <text:p>31</text:p>
          </table:table-cell>
          <table:table-cell office:value-type="float" office:value="31" table:formula="of:=INT(41.8*((2*SIN(2*PI()*[.GE1]/1000))-1.5*SIN((2*PI()*2*[.GE1]/1000))))" table:style-name="ce1">
            <text:p>31</text:p>
          </table:table-cell>
          <table:table-cell office:value-type="float" office:value="32" table:formula="of:=INT(41.8*((2*SIN(2*PI()*[.GF1]/1000))-1.5*SIN((2*PI()*2*[.GF1]/1000))))" table:style-name="ce1">
            <text:p>32</text:p>
          </table:table-cell>
          <table:table-cell office:value-type="float" office:value="33" table:formula="of:=INT(41.8*((2*SIN(2*PI()*[.GG1]/1000))-1.5*SIN((2*PI()*2*[.GG1]/1000))))" table:style-name="ce1">
            <text:p>33</text:p>
          </table:table-cell>
          <table:table-cell office:value-type="float" office:value="34" table:formula="of:=INT(41.8*((2*SIN(2*PI()*[.GH1]/1000))-1.5*SIN((2*PI()*2*[.GH1]/1000))))" table:style-name="ce1">
            <text:p>34</text:p>
          </table:table-cell>
          <table:table-cell office:value-type="float" office:value="34" table:formula="of:=INT(41.8*((2*SIN(2*PI()*[.GI1]/1000))-1.5*SIN((2*PI()*2*[.GI1]/1000))))" table:style-name="ce1">
            <text:p>34</text:p>
          </table:table-cell>
          <table:table-cell office:value-type="float" office:value="35" table:formula="of:=INT(41.8*((2*SIN(2*PI()*[.GJ1]/1000))-1.5*SIN((2*PI()*2*[.GJ1]/1000))))" table:style-name="ce1">
            <text:p>35</text:p>
          </table:table-cell>
          <table:table-cell office:value-type="float" office:value="36" table:formula="of:=INT(41.8*((2*SIN(2*PI()*[.GK1]/1000))-1.5*SIN((2*PI()*2*[.GK1]/1000))))" table:style-name="ce1">
            <text:p>36</text:p>
          </table:table-cell>
          <table:table-cell office:value-type="float" office:value="37" table:formula="of:=INT(41.8*((2*SIN(2*PI()*[.GL1]/1000))-1.5*SIN((2*PI()*2*[.GL1]/1000))))" table:style-name="ce1">
            <text:p>37</text:p>
          </table:table-cell>
          <table:table-cell office:value-type="float" office:value="37" table:formula="of:=INT(41.8*((2*SIN(2*PI()*[.GM1]/1000))-1.5*SIN((2*PI()*2*[.GM1]/1000))))" table:style-name="ce1">
            <text:p>37</text:p>
          </table:table-cell>
          <table:table-cell office:value-type="float" office:value="38" table:formula="of:=INT(41.8*((2*SIN(2*PI()*[.GN1]/1000))-1.5*SIN((2*PI()*2*[.GN1]/1000))))" table:style-name="ce1">
            <text:p>38</text:p>
          </table:table-cell>
          <table:table-cell office:value-type="float" office:value="39" table:formula="of:=INT(41.8*((2*SIN(2*PI()*[.GO1]/1000))-1.5*SIN((2*PI()*2*[.GO1]/1000))))" table:style-name="ce1">
            <text:p>39</text:p>
          </table:table-cell>
          <table:table-cell office:value-type="float" office:value="40" table:formula="of:=INT(41.8*((2*SIN(2*PI()*[.GP1]/1000))-1.5*SIN((2*PI()*2*[.GP1]/1000))))" table:style-name="ce1">
            <text:p>40</text:p>
          </table:table-cell>
          <table:table-cell office:value-type="float" office:value="41" table:formula="of:=INT(41.8*((2*SIN(2*PI()*[.GQ1]/1000))-1.5*SIN((2*PI()*2*[.GQ1]/1000))))" table:style-name="ce1">
            <text:p>41</text:p>
          </table:table-cell>
          <table:table-cell office:value-type="float" office:value="41" table:formula="of:=INT(41.8*((2*SIN(2*PI()*[.GR1]/1000))-1.5*SIN((2*PI()*2*[.GR1]/1000))))" table:style-name="ce1">
            <text:p>41</text:p>
          </table:table-cell>
          <table:table-cell office:value-type="float" office:value="42" table:formula="of:=INT(41.8*((2*SIN(2*PI()*[.GS1]/1000))-1.5*SIN((2*PI()*2*[.GS1]/1000))))" table:style-name="ce1">
            <text:p>42</text:p>
          </table:table-cell>
          <table:table-cell office:value-type="float" office:value="43" table:formula="of:=INT(41.8*((2*SIN(2*PI()*[.GT1]/1000))-1.5*SIN((2*PI()*2*[.GT1]/1000))))" table:style-name="ce1">
            <text:p>43</text:p>
          </table:table-cell>
          <table:table-cell office:value-type="float" office:value="44" table:formula="of:=INT(41.8*((2*SIN(2*PI()*[.GU1]/1000))-1.5*SIN((2*PI()*2*[.GU1]/1000))))" table:style-name="ce1">
            <text:p>44</text:p>
          </table:table-cell>
          <table:table-cell office:value-type="float" office:value="45" table:formula="of:=INT(41.8*((2*SIN(2*PI()*[.GV1]/1000))-1.5*SIN((2*PI()*2*[.GV1]/1000))))" table:style-name="ce1">
            <text:p>45</text:p>
          </table:table-cell>
          <table:table-cell office:value-type="float" office:value="45" table:formula="of:=INT(41.8*((2*SIN(2*PI()*[.GW1]/1000))-1.5*SIN((2*PI()*2*[.GW1]/1000))))" table:style-name="ce1">
            <text:p>45</text:p>
          </table:table-cell>
          <table:table-cell office:value-type="float" office:value="46" table:formula="of:=INT(41.8*((2*SIN(2*PI()*[.GX1]/1000))-1.5*SIN((2*PI()*2*[.GX1]/1000))))" table:style-name="ce1">
            <text:p>46</text:p>
          </table:table-cell>
          <table:table-cell office:value-type="float" office:value="47" table:formula="of:=INT(41.8*((2*SIN(2*PI()*[.GY1]/1000))-1.5*SIN((2*PI()*2*[.GY1]/1000))))" table:style-name="ce1">
            <text:p>47</text:p>
          </table:table-cell>
          <table:table-cell office:value-type="float" office:value="48" table:formula="of:=INT(41.8*((2*SIN(2*PI()*[.GZ1]/1000))-1.5*SIN((2*PI()*2*[.GZ1]/1000))))" table:style-name="ce1">
            <text:p>48</text:p>
          </table:table-cell>
          <table:table-cell office:value-type="float" office:value="49" table:formula="of:=INT(41.8*((2*SIN(2*PI()*[.HA1]/1000))-1.5*SIN((2*PI()*2*[.HA1]/1000))))" table:style-name="ce1">
            <text:p>49</text:p>
          </table:table-cell>
          <table:table-cell office:value-type="float" office:value="49" table:formula="of:=INT(41.8*((2*SIN(2*PI()*[.HB1]/1000))-1.5*SIN((2*PI()*2*[.HB1]/1000))))" table:style-name="ce1">
            <text:p>49</text:p>
          </table:table-cell>
          <table:table-cell office:value-type="float" office:value="50" table:formula="of:=INT(41.8*((2*SIN(2*PI()*[.HC1]/1000))-1.5*SIN((2*PI()*2*[.HC1]/1000))))" table:style-name="ce1">
            <text:p>50</text:p>
          </table:table-cell>
          <table:table-cell office:value-type="float" office:value="51" table:formula="of:=INT(41.8*((2*SIN(2*PI()*[.HD1]/1000))-1.5*SIN((2*PI()*2*[.HD1]/1000))))" table:style-name="ce1">
            <text:p>51</text:p>
          </table:table-cell>
          <table:table-cell office:value-type="float" office:value="52" table:formula="of:=INT(41.8*((2*SIN(2*PI()*[.HE1]/1000))-1.5*SIN((2*PI()*2*[.HE1]/1000))))" table:style-name="ce1">
            <text:p>52</text:p>
          </table:table-cell>
          <table:table-cell office:value-type="float" office:value="53" table:formula="of:=INT(41.8*((2*SIN(2*PI()*[.HF1]/1000))-1.5*SIN((2*PI()*2*[.HF1]/1000))))" table:style-name="ce1">
            <text:p>53</text:p>
          </table:table-cell>
          <table:table-cell office:value-type="float" office:value="54" table:formula="of:=INT(41.8*((2*SIN(2*PI()*[.HG1]/1000))-1.5*SIN((2*PI()*2*[.HG1]/1000))))" table:style-name="ce1">
            <text:p>54</text:p>
          </table:table-cell>
          <table:table-cell office:value-type="float" office:value="54" table:formula="of:=INT(41.8*((2*SIN(2*PI()*[.HH1]/1000))-1.5*SIN((2*PI()*2*[.HH1]/1000))))" table:style-name="ce1">
            <text:p>54</text:p>
          </table:table-cell>
          <table:table-cell office:value-type="float" office:value="55" table:formula="of:=INT(41.8*((2*SIN(2*PI()*[.HI1]/1000))-1.5*SIN((2*PI()*2*[.HI1]/1000))))" table:style-name="ce1">
            <text:p>55</text:p>
          </table:table-cell>
          <table:table-cell office:value-type="float" office:value="56" table:formula="of:=INT(41.8*((2*SIN(2*PI()*[.HJ1]/1000))-1.5*SIN((2*PI()*2*[.HJ1]/1000))))" table:style-name="ce1">
            <text:p>56</text:p>
          </table:table-cell>
          <table:table-cell office:value-type="float" office:value="57" table:formula="of:=INT(41.8*((2*SIN(2*PI()*[.HK1]/1000))-1.5*SIN((2*PI()*2*[.HK1]/1000))))" table:style-name="ce1">
            <text:p>57</text:p>
          </table:table-cell>
          <table:table-cell office:value-type="float" office:value="58" table:formula="of:=INT(41.8*((2*SIN(2*PI()*[.HL1]/1000))-1.5*SIN((2*PI()*2*[.HL1]/1000))))" table:style-name="ce1">
            <text:p>58</text:p>
          </table:table-cell>
          <table:table-cell office:value-type="float" office:value="59" table:formula="of:=INT(41.8*((2*SIN(2*PI()*[.HM1]/1000))-1.5*SIN((2*PI()*2*[.HM1]/1000))))" table:style-name="ce1">
            <text:p>59</text:p>
          </table:table-cell>
          <table:table-cell office:value-type="float" office:value="59" table:formula="of:=INT(41.8*((2*SIN(2*PI()*[.HN1]/1000))-1.5*SIN((2*PI()*2*[.HN1]/1000))))" table:style-name="ce1">
            <text:p>59</text:p>
          </table:table-cell>
          <table:table-cell office:value-type="float" office:value="60" table:formula="of:=INT(41.8*((2*SIN(2*PI()*[.HO1]/1000))-1.5*SIN((2*PI()*2*[.HO1]/1000))))" table:style-name="ce1">
            <text:p>60</text:p>
          </table:table-cell>
          <table:table-cell office:value-type="float" office:value="61" table:formula="of:=INT(41.8*((2*SIN(2*PI()*[.HP1]/1000))-1.5*SIN((2*PI()*2*[.HP1]/1000))))" table:style-name="ce1">
            <text:p>61</text:p>
          </table:table-cell>
          <table:table-cell office:value-type="float" office:value="62" table:formula="of:=INT(41.8*((2*SIN(2*PI()*[.HQ1]/1000))-1.5*SIN((2*PI()*2*[.HQ1]/1000))))" table:style-name="ce1">
            <text:p>62</text:p>
          </table:table-cell>
          <table:table-cell office:value-type="float" office:value="63" table:formula="of:=INT(41.8*((2*SIN(2*PI()*[.HR1]/1000))-1.5*SIN((2*PI()*2*[.HR1]/1000))))" table:style-name="ce1">
            <text:p>63</text:p>
          </table:table-cell>
          <table:table-cell office:value-type="float" office:value="64" table:formula="of:=INT(41.8*((2*SIN(2*PI()*[.HS1]/1000))-1.5*SIN((2*PI()*2*[.HS1]/1000))))" table:style-name="ce1">
            <text:p>64</text:p>
          </table:table-cell>
          <table:table-cell office:value-type="float" office:value="64" table:formula="of:=INT(41.8*((2*SIN(2*PI()*[.HT1]/1000))-1.5*SIN((2*PI()*2*[.HT1]/1000))))" table:style-name="ce1">
            <text:p>64</text:p>
          </table:table-cell>
          <table:table-cell office:value-type="float" office:value="65" table:formula="of:=INT(41.8*((2*SIN(2*PI()*[.HU1]/1000))-1.5*SIN((2*PI()*2*[.HU1]/1000))))" table:style-name="ce1">
            <text:p>65</text:p>
          </table:table-cell>
          <table:table-cell office:value-type="float" office:value="66" table:formula="of:=INT(41.8*((2*SIN(2*PI()*[.HV1]/1000))-1.5*SIN((2*PI()*2*[.HV1]/1000))))" table:style-name="ce1">
            <text:p>66</text:p>
          </table:table-cell>
          <table:table-cell office:value-type="float" office:value="67" table:formula="of:=INT(41.8*((2*SIN(2*PI()*[.HW1]/1000))-1.5*SIN((2*PI()*2*[.HW1]/1000))))" table:style-name="ce1">
            <text:p>67</text:p>
          </table:table-cell>
          <table:table-cell office:value-type="float" office:value="68" table:formula="of:=INT(41.8*((2*SIN(2*PI()*[.HX1]/1000))-1.5*SIN((2*PI()*2*[.HX1]/1000))))" table:style-name="ce1">
            <text:p>68</text:p>
          </table:table-cell>
          <table:table-cell office:value-type="float" office:value="69" table:formula="of:=INT(41.8*((2*SIN(2*PI()*[.HY1]/1000))-1.5*SIN((2*PI()*2*[.HY1]/1000))))" table:style-name="ce1">
            <text:p>69</text:p>
          </table:table-cell>
          <table:table-cell office:value-type="float" office:value="69" table:formula="of:=INT(41.8*((2*SIN(2*PI()*[.HZ1]/1000))-1.5*SIN((2*PI()*2*[.HZ1]/1000))))" table:style-name="ce1">
            <text:p>69</text:p>
          </table:table-cell>
          <table:table-cell office:value-type="float" office:value="70" table:formula="of:=INT(41.8*((2*SIN(2*PI()*[.IA1]/1000))-1.5*SIN((2*PI()*2*[.IA1]/1000))))" table:style-name="ce1">
            <text:p>70</text:p>
          </table:table-cell>
          <table:table-cell office:value-type="float" office:value="71" table:formula="of:=INT(41.8*((2*SIN(2*PI()*[.IB1]/1000))-1.5*SIN((2*PI()*2*[.IB1]/1000))))" table:style-name="ce1">
            <text:p>71</text:p>
          </table:table-cell>
          <table:table-cell office:value-type="float" office:value="72" table:formula="of:=INT(41.8*((2*SIN(2*PI()*[.IC1]/1000))-1.5*SIN((2*PI()*2*[.IC1]/1000))))" table:style-name="ce1">
            <text:p>72</text:p>
          </table:table-cell>
          <table:table-cell office:value-type="float" office:value="73" table:formula="of:=INT(41.8*((2*SIN(2*PI()*[.ID1]/1000))-1.5*SIN((2*PI()*2*[.ID1]/1000))))" table:style-name="ce1">
            <text:p>73</text:p>
          </table:table-cell>
          <table:table-cell office:value-type="float" office:value="73" table:formula="of:=INT(41.8*((2*SIN(2*PI()*[.IE1]/1000))-1.5*SIN((2*PI()*2*[.IE1]/1000))))" table:style-name="ce1">
            <text:p>73</text:p>
          </table:table-cell>
          <table:table-cell office:value-type="float" office:value="74" table:formula="of:=INT(41.8*((2*SIN(2*PI()*[.IF1]/1000))-1.5*SIN((2*PI()*2*[.IF1]/1000))))" table:style-name="ce1">
            <text:p>74</text:p>
          </table:table-cell>
          <table:table-cell office:value-type="float" office:value="75" table:formula="of:=INT(41.8*((2*SIN(2*PI()*[.IG1]/1000))-1.5*SIN((2*PI()*2*[.IG1]/1000))))" table:style-name="ce1">
            <text:p>75</text:p>
          </table:table-cell>
          <table:table-cell office:value-type="float" office:value="76" table:formula="of:=INT(41.8*((2*SIN(2*PI()*[.IH1]/1000))-1.5*SIN((2*PI()*2*[.IH1]/1000))))" table:style-name="ce1">
            <text:p>76</text:p>
          </table:table-cell>
          <table:table-cell office:value-type="float" office:value="77" table:formula="of:=INT(41.8*((2*SIN(2*PI()*[.II1]/1000))-1.5*SIN((2*PI()*2*[.II1]/1000))))" table:style-name="ce1">
            <text:p>77</text:p>
          </table:table-cell>
          <table:table-cell office:value-type="float" office:value="78" table:formula="of:=INT(41.8*((2*SIN(2*PI()*[.IJ1]/1000))-1.5*SIN((2*PI()*2*[.IJ1]/1000))))" table:style-name="ce1">
            <text:p>78</text:p>
          </table:table-cell>
          <table:table-cell office:value-type="float" office:value="78" table:formula="of:=INT(41.8*((2*SIN(2*PI()*[.IK1]/1000))-1.5*SIN((2*PI()*2*[.IK1]/1000))))" table:style-name="ce1">
            <text:p>78</text:p>
          </table:table-cell>
          <table:table-cell office:value-type="float" office:value="79" table:formula="of:=INT(41.8*((2*SIN(2*PI()*[.IL1]/1000))-1.5*SIN((2*PI()*2*[.IL1]/1000))))" table:style-name="ce1">
            <text:p>79</text:p>
          </table:table-cell>
          <table:table-cell office:value-type="float" office:value="80" table:formula="of:=INT(41.8*((2*SIN(2*PI()*[.IM1]/1000))-1.5*SIN((2*PI()*2*[.IM1]/1000))))" table:style-name="ce1">
            <text:p>80</text:p>
          </table:table-cell>
          <table:table-cell office:value-type="float" office:value="81" table:formula="of:=INT(41.8*((2*SIN(2*PI()*[.IN1]/1000))-1.5*SIN((2*PI()*2*[.IN1]/1000))))" table:style-name="ce1">
            <text:p>81</text:p>
          </table:table-cell>
          <table:table-cell office:value-type="float" office:value="82" table:formula="of:=INT(41.8*((2*SIN(2*PI()*[.IO1]/1000))-1.5*SIN((2*PI()*2*[.IO1]/1000))))" table:style-name="ce1">
            <text:p>82</text:p>
          </table:table-cell>
          <table:table-cell office:value-type="float" office:value="82" table:formula="of:=INT(41.8*((2*SIN(2*PI()*[.IP1]/1000))-1.5*SIN((2*PI()*2*[.IP1]/1000))))" table:style-name="ce1">
            <text:p>82</text:p>
          </table:table-cell>
          <table:table-cell office:value-type="float" office:value="83" table:formula="of:=INT(41.8*((2*SIN(2*PI()*[.IQ1]/1000))-1.5*SIN((2*PI()*2*[.IQ1]/1000))))" table:style-name="ce1">
            <text:p>83</text:p>
          </table:table-cell>
          <table:table-cell office:value-type="float" office:value="84" table:formula="of:=INT(41.8*((2*SIN(2*PI()*[.IR1]/1000))-1.5*SIN((2*PI()*2*[.IR1]/1000))))" table:style-name="ce1">
            <text:p>84</text:p>
          </table:table-cell>
          <table:table-cell office:value-type="float" office:value="85" table:formula="of:=INT(41.8*((2*SIN(2*PI()*[.IS1]/1000))-1.5*SIN((2*PI()*2*[.IS1]/1000))))" table:style-name="ce1">
            <text:p>85</text:p>
          </table:table-cell>
          <table:table-cell office:value-type="float" office:value="85" table:formula="of:=INT(41.8*((2*SIN(2*PI()*[.IT1]/1000))-1.5*SIN((2*PI()*2*[.IT1]/1000))))" table:style-name="ce1">
            <text:p>85</text:p>
          </table:table-cell>
          <table:table-cell office:value-type="float" office:value="86" table:formula="of:=INT(41.8*((2*SIN(2*PI()*[.IU1]/1000))-1.5*SIN((2*PI()*2*[.IU1]/1000))))" table:style-name="ce1">
            <text:p>86</text:p>
          </table:table-cell>
          <table:table-cell office:value-type="float" office:value="87" table:formula="of:=INT(41.8*((2*SIN(2*PI()*[.IV1]/1000))-1.5*SIN((2*PI()*2*[.IV1]/1000))))" table:style-name="ce1">
            <text:p>87</text:p>
          </table:table-cell>
          <table:table-cell office:value-type="float" office:value="88" table:formula="of:=INT(41.8*((2*SIN(2*PI()*[.IW1]/1000))-1.5*SIN((2*PI()*2*[.IW1]/1000))))" table:style-name="ce1">
            <text:p>88</text:p>
          </table:table-cell>
          <table:table-cell office:value-type="float" office:value="89" table:formula="of:=INT(41.8*((2*SIN(2*PI()*[.IX1]/1000))-1.5*SIN((2*PI()*2*[.IX1]/1000))))" table:style-name="ce1">
            <text:p>89</text:p>
          </table:table-cell>
          <table:table-cell office:value-type="float" office:value="89" table:formula="of:=INT(41.8*((2*SIN(2*PI()*[.IY1]/1000))-1.5*SIN((2*PI()*2*[.IY1]/1000))))" table:style-name="ce1">
            <text:p>89</text:p>
          </table:table-cell>
          <table:table-cell office:value-type="float" office:value="90" table:formula="of:=INT(41.8*((2*SIN(2*PI()*[.IZ1]/1000))-1.5*SIN((2*PI()*2*[.IZ1]/1000))))" table:style-name="ce1">
            <text:p>90</text:p>
          </table:table-cell>
          <table:table-cell office:value-type="float" office:value="91" table:formula="of:=INT(41.8*((2*SIN(2*PI()*[.JA1]/1000))-1.5*SIN((2*PI()*2*[.JA1]/1000))))" table:style-name="ce1">
            <text:p>91</text:p>
          </table:table-cell>
          <table:table-cell office:value-type="float" office:value="92" table:formula="of:=INT(41.8*((2*SIN(2*PI()*[.JB1]/1000))-1.5*SIN((2*PI()*2*[.JB1]/1000))))" table:style-name="ce1">
            <text:p>92</text:p>
          </table:table-cell>
          <table:table-cell office:value-type="float" office:value="92" table:formula="of:=INT(41.8*((2*SIN(2*PI()*[.JC1]/1000))-1.5*SIN((2*PI()*2*[.JC1]/1000))))" table:style-name="ce1">
            <text:p>92</text:p>
          </table:table-cell>
          <table:table-cell office:value-type="float" office:value="93" table:formula="of:=INT(41.8*((2*SIN(2*PI()*[.JD1]/1000))-1.5*SIN((2*PI()*2*[.JD1]/1000))))" table:style-name="ce1">
            <text:p>93</text:p>
          </table:table-cell>
          <table:table-cell office:value-type="float" office:value="94" table:formula="of:=INT(41.8*((2*SIN(2*PI()*[.JE1]/1000))-1.5*SIN((2*PI()*2*[.JE1]/1000))))" table:style-name="ce1">
            <text:p>94</text:p>
          </table:table-cell>
          <table:table-cell office:value-type="float" office:value="94" table:formula="of:=INT(41.8*((2*SIN(2*PI()*[.JF1]/1000))-1.5*SIN((2*PI()*2*[.JF1]/1000))))" table:style-name="ce1">
            <text:p>94</text:p>
          </table:table-cell>
          <table:table-cell office:value-type="float" office:value="95" table:formula="of:=INT(41.8*((2*SIN(2*PI()*[.JG1]/1000))-1.5*SIN((2*PI()*2*[.JG1]/1000))))" table:style-name="ce1">
            <text:p>95</text:p>
          </table:table-cell>
          <table:table-cell office:value-type="float" office:value="96" table:formula="of:=INT(41.8*((2*SIN(2*PI()*[.JH1]/1000))-1.5*SIN((2*PI()*2*[.JH1]/1000))))" table:style-name="ce1">
            <text:p>96</text:p>
          </table:table-cell>
          <table:table-cell office:value-type="float" office:value="97" table:formula="of:=INT(41.8*((2*SIN(2*PI()*[.JI1]/1000))-1.5*SIN((2*PI()*2*[.JI1]/1000))))" table:style-name="ce1">
            <text:p>97</text:p>
          </table:table-cell>
          <table:table-cell office:value-type="float" office:value="97" table:formula="of:=INT(41.8*((2*SIN(2*PI()*[.JJ1]/1000))-1.5*SIN((2*PI()*2*[.JJ1]/1000))))" table:style-name="ce1">
            <text:p>97</text:p>
          </table:table-cell>
          <table:table-cell office:value-type="float" office:value="98" table:formula="of:=INT(41.8*((2*SIN(2*PI()*[.JK1]/1000))-1.5*SIN((2*PI()*2*[.JK1]/1000))))" table:style-name="ce1">
            <text:p>98</text:p>
          </table:table-cell>
          <table:table-cell office:value-type="float" office:value="99" table:formula="of:=INT(41.8*((2*SIN(2*PI()*[.JL1]/1000))-1.5*SIN((2*PI()*2*[.JL1]/1000))))" table:style-name="ce1">
            <text:p>99</text:p>
          </table:table-cell>
          <table:table-cell office:value-type="float" office:value="99" table:formula="of:=INT(41.8*((2*SIN(2*PI()*[.JM1]/1000))-1.5*SIN((2*PI()*2*[.JM1]/1000))))" table:style-name="ce1">
            <text:p>99</text:p>
          </table:table-cell>
          <table:table-cell office:value-type="float" office:value="100" table:formula="of:=INT(41.8*((2*SIN(2*PI()*[.JN1]/1000))-1.5*SIN((2*PI()*2*[.JN1]/1000))))" table:style-name="ce1">
            <text:p>100</text:p>
          </table:table-cell>
          <table:table-cell office:value-type="float" office:value="101" table:formula="of:=INT(41.8*((2*SIN(2*PI()*[.JO1]/1000))-1.5*SIN((2*PI()*2*[.JO1]/1000))))" table:style-name="ce1">
            <text:p>101</text:p>
          </table:table-cell>
          <table:table-cell office:value-type="float" office:value="101" table:formula="of:=INT(41.8*((2*SIN(2*PI()*[.JP1]/1000))-1.5*SIN((2*PI()*2*[.JP1]/1000))))" table:style-name="ce1">
            <text:p>101</text:p>
          </table:table-cell>
          <table:table-cell office:value-type="float" office:value="102" table:formula="of:=INT(41.8*((2*SIN(2*PI()*[.JQ1]/1000))-1.5*SIN((2*PI()*2*[.JQ1]/1000))))" table:style-name="ce1">
            <text:p>102</text:p>
          </table:table-cell>
          <table:table-cell office:value-type="float" office:value="103" table:formula="of:=INT(41.8*((2*SIN(2*PI()*[.JR1]/1000))-1.5*SIN((2*PI()*2*[.JR1]/1000))))" table:style-name="ce1">
            <text:p>103</text:p>
          </table:table-cell>
          <table:table-cell office:value-type="float" office:value="103" table:formula="of:=INT(41.8*((2*SIN(2*PI()*[.JS1]/1000))-1.5*SIN((2*PI()*2*[.JS1]/1000))))" table:style-name="ce1">
            <text:p>103</text:p>
          </table:table-cell>
          <table:table-cell office:value-type="float" office:value="104" table:formula="of:=INT(41.8*((2*SIN(2*PI()*[.JT1]/1000))-1.5*SIN((2*PI()*2*[.JT1]/1000))))" table:style-name="ce1">
            <text:p>104</text:p>
          </table:table-cell>
          <table:table-cell office:value-type="float" office:value="105" table:formula="of:=INT(41.8*((2*SIN(2*PI()*[.JU1]/1000))-1.5*SIN((2*PI()*2*[.JU1]/1000))))" table:style-name="ce1">
            <text:p>105</text:p>
          </table:table-cell>
          <table:table-cell office:value-type="float" office:value="105" table:formula="of:=INT(41.8*((2*SIN(2*PI()*[.JV1]/1000))-1.5*SIN((2*PI()*2*[.JV1]/1000))))" table:style-name="ce1">
            <text:p>105</text:p>
          </table:table-cell>
          <table:table-cell office:value-type="float" office:value="106" table:formula="of:=INT(41.8*((2*SIN(2*PI()*[.JW1]/1000))-1.5*SIN((2*PI()*2*[.JW1]/1000))))" table:style-name="ce1">
            <text:p>106</text:p>
          </table:table-cell>
          <table:table-cell office:value-type="float" office:value="107" table:formula="of:=INT(41.8*((2*SIN(2*PI()*[.JX1]/1000))-1.5*SIN((2*PI()*2*[.JX1]/1000))))" table:style-name="ce1">
            <text:p>107</text:p>
          </table:table-cell>
          <table:table-cell office:value-type="float" office:value="107" table:formula="of:=INT(41.8*((2*SIN(2*PI()*[.JY1]/1000))-1.5*SIN((2*PI()*2*[.JY1]/1000))))" table:style-name="ce1">
            <text:p>107</text:p>
          </table:table-cell>
          <table:table-cell office:value-type="float" office:value="108" table:formula="of:=INT(41.8*((2*SIN(2*PI()*[.JZ1]/1000))-1.5*SIN((2*PI()*2*[.JZ1]/1000))))" table:style-name="ce1">
            <text:p>108</text:p>
          </table:table-cell>
          <table:table-cell office:value-type="float" office:value="108" table:formula="of:=INT(41.8*((2*SIN(2*PI()*[.KA1]/1000))-1.5*SIN((2*PI()*2*[.KA1]/1000))))" table:style-name="ce1">
            <text:p>108</text:p>
          </table:table-cell>
          <table:table-cell office:value-type="float" office:value="109" table:formula="of:=INT(41.8*((2*SIN(2*PI()*[.KB1]/1000))-1.5*SIN((2*PI()*2*[.KB1]/1000))))" table:style-name="ce1">
            <text:p>109</text:p>
          </table:table-cell>
          <table:table-cell office:value-type="float" office:value="110" table:formula="of:=INT(41.8*((2*SIN(2*PI()*[.KC1]/1000))-1.5*SIN((2*PI()*2*[.KC1]/1000))))" table:style-name="ce1">
            <text:p>110</text:p>
          </table:table-cell>
          <table:table-cell office:value-type="float" office:value="110" table:formula="of:=INT(41.8*((2*SIN(2*PI()*[.KD1]/1000))-1.5*SIN((2*PI()*2*[.KD1]/1000))))" table:style-name="ce1">
            <text:p>110</text:p>
          </table:table-cell>
          <table:table-cell office:value-type="float" office:value="111" table:formula="of:=INT(41.8*((2*SIN(2*PI()*[.KE1]/1000))-1.5*SIN((2*PI()*2*[.KE1]/1000))))" table:style-name="ce1">
            <text:p>111</text:p>
          </table:table-cell>
          <table:table-cell office:value-type="float" office:value="111" table:formula="of:=INT(41.8*((2*SIN(2*PI()*[.KF1]/1000))-1.5*SIN((2*PI()*2*[.KF1]/1000))))" table:style-name="ce1">
            <text:p>111</text:p>
          </table:table-cell>
          <table:table-cell office:value-type="float" office:value="112" table:formula="of:=INT(41.8*((2*SIN(2*PI()*[.KG1]/1000))-1.5*SIN((2*PI()*2*[.KG1]/1000))))" table:style-name="ce1">
            <text:p>112</text:p>
          </table:table-cell>
          <table:table-cell office:value-type="float" office:value="112" table:formula="of:=INT(41.8*((2*SIN(2*PI()*[.KH1]/1000))-1.5*SIN((2*PI()*2*[.KH1]/1000))))" table:style-name="ce1">
            <text:p>112</text:p>
          </table:table-cell>
          <table:table-cell office:value-type="float" office:value="113" table:formula="of:=INT(41.8*((2*SIN(2*PI()*[.KI1]/1000))-1.5*SIN((2*PI()*2*[.KI1]/1000))))" table:style-name="ce1">
            <text:p>113</text:p>
          </table:table-cell>
          <table:table-cell office:value-type="float" office:value="113" table:formula="of:=INT(41.8*((2*SIN(2*PI()*[.KJ1]/1000))-1.5*SIN((2*PI()*2*[.KJ1]/1000))))" table:style-name="ce1">
            <text:p>113</text:p>
          </table:table-cell>
          <table:table-cell office:value-type="float" office:value="114" table:formula="of:=INT(41.8*((2*SIN(2*PI()*[.KK1]/1000))-1.5*SIN((2*PI()*2*[.KK1]/1000))))" table:style-name="ce1">
            <text:p>114</text:p>
          </table:table-cell>
          <table:table-cell office:value-type="float" office:value="114" table:formula="of:=INT(41.8*((2*SIN(2*PI()*[.KL1]/1000))-1.5*SIN((2*PI()*2*[.KL1]/1000))))" table:style-name="ce1">
            <text:p>114</text:p>
          </table:table-cell>
          <table:table-cell office:value-type="float" office:value="115" table:formula="of:=INT(41.8*((2*SIN(2*PI()*[.KM1]/1000))-1.5*SIN((2*PI()*2*[.KM1]/1000))))" table:style-name="ce1">
            <text:p>115</text:p>
          </table:table-cell>
          <table:table-cell office:value-type="float" office:value="115" table:formula="of:=INT(41.8*((2*SIN(2*PI()*[.KN1]/1000))-1.5*SIN((2*PI()*2*[.KN1]/1000))))" table:style-name="ce1">
            <text:p>115</text:p>
          </table:table-cell>
          <table:table-cell office:value-type="float" office:value="116" table:formula="of:=INT(41.8*((2*SIN(2*PI()*[.KO1]/1000))-1.5*SIN((2*PI()*2*[.KO1]/1000))))" table:style-name="ce1">
            <text:p>116</text:p>
          </table:table-cell>
          <table:table-cell office:value-type="float" office:value="116" table:formula="of:=INT(41.8*((2*SIN(2*PI()*[.KP1]/1000))-1.5*SIN((2*PI()*2*[.KP1]/1000))))" table:style-name="ce1">
            <text:p>116</text:p>
          </table:table-cell>
          <table:table-cell office:value-type="float" office:value="117" table:formula="of:=INT(41.8*((2*SIN(2*PI()*[.KQ1]/1000))-1.5*SIN((2*PI()*2*[.KQ1]/1000))))" table:style-name="ce1">
            <text:p>117</text:p>
          </table:table-cell>
          <table:table-cell office:value-type="float" office:value="117" table:formula="of:=INT(41.8*((2*SIN(2*PI()*[.KR1]/1000))-1.5*SIN((2*PI()*2*[.KR1]/1000))))" table:style-name="ce1">
            <text:p>117</text:p>
          </table:table-cell>
          <table:table-cell office:value-type="float" office:value="118" table:formula="of:=INT(41.8*((2*SIN(2*PI()*[.KS1]/1000))-1.5*SIN((2*PI()*2*[.KS1]/1000))))" table:style-name="ce1">
            <text:p>118</text:p>
          </table:table-cell>
          <table:table-cell office:value-type="float" office:value="118" table:formula="of:=INT(41.8*((2*SIN(2*PI()*[.KT1]/1000))-1.5*SIN((2*PI()*2*[.KT1]/1000))))" table:style-name="ce1">
            <text:p>118</text:p>
          </table:table-cell>
          <table:table-cell office:value-type="float" office:value="119" table:formula="of:=INT(41.8*((2*SIN(2*PI()*[.KU1]/1000))-1.5*SIN((2*PI()*2*[.KU1]/1000))))" table:style-name="ce1">
            <text:p>119</text:p>
          </table:table-cell>
          <table:table-cell office:value-type="float" office:value="119" table:formula="of:=INT(41.8*((2*SIN(2*PI()*[.KV1]/1000))-1.5*SIN((2*PI()*2*[.KV1]/1000))))" table:style-name="ce1">
            <text:p>119</text:p>
          </table:table-cell>
          <table:table-cell office:value-type="float" office:value="119" table:formula="of:=INT(41.8*((2*SIN(2*PI()*[.KW1]/1000))-1.5*SIN((2*PI()*2*[.KW1]/1000))))" table:style-name="ce1">
            <text:p>119</text:p>
          </table:table-cell>
          <table:table-cell office:value-type="float" office:value="120" table:formula="of:=INT(41.8*((2*SIN(2*PI()*[.KX1]/1000))-1.5*SIN((2*PI()*2*[.KX1]/1000))))" table:style-name="ce1">
            <text:p>120</text:p>
          </table:table-cell>
          <table:table-cell office:value-type="float" office:value="120" table:formula="of:=INT(41.8*((2*SIN(2*PI()*[.KY1]/1000))-1.5*SIN((2*PI()*2*[.KY1]/1000))))" table:style-name="ce1">
            <text:p>120</text:p>
          </table:table-cell>
          <table:table-cell office:value-type="float" office:value="121" table:formula="of:=INT(41.8*((2*SIN(2*PI()*[.KZ1]/1000))-1.5*SIN((2*PI()*2*[.KZ1]/1000))))" table:style-name="ce1">
            <text:p>121</text:p>
          </table:table-cell>
          <table:table-cell office:value-type="float" office:value="121" table:formula="of:=INT(41.8*((2*SIN(2*PI()*[.LA1]/1000))-1.5*SIN((2*PI()*2*[.LA1]/1000))))" table:style-name="ce1">
            <text:p>121</text:p>
          </table:table-cell>
          <table:table-cell office:value-type="float" office:value="121" table:formula="of:=INT(41.8*((2*SIN(2*PI()*[.LB1]/1000))-1.5*SIN((2*PI()*2*[.LB1]/1000))))" table:style-name="ce1">
            <text:p>121</text:p>
          </table:table-cell>
          <table:table-cell office:value-type="float" office:value="122" table:formula="of:=INT(41.8*((2*SIN(2*PI()*[.LC1]/1000))-1.5*SIN((2*PI()*2*[.LC1]/1000))))" table:style-name="ce1">
            <text:p>122</text:p>
          </table:table-cell>
          <table:table-cell office:value-type="float" office:value="122" table:formula="of:=INT(41.8*((2*SIN(2*PI()*[.LD1]/1000))-1.5*SIN((2*PI()*2*[.LD1]/1000))))" table:style-name="ce1">
            <text:p>122</text:p>
          </table:table-cell>
          <table:table-cell office:value-type="float" office:value="122" table:formula="of:=INT(41.8*((2*SIN(2*PI()*[.LE1]/1000))-1.5*SIN((2*PI()*2*[.LE1]/1000))))" table:style-name="ce1">
            <text:p>122</text:p>
          </table:table-cell>
          <table:table-cell office:value-type="float" office:value="123" table:formula="of:=INT(41.8*((2*SIN(2*PI()*[.LF1]/1000))-1.5*SIN((2*PI()*2*[.LF1]/1000))))" table:style-name="ce1">
            <text:p>123</text:p>
          </table:table-cell>
          <table:table-cell office:value-type="float" office:value="123" table:formula="of:=INT(41.8*((2*SIN(2*PI()*[.LG1]/1000))-1.5*SIN((2*PI()*2*[.LG1]/1000))))" table:style-name="ce1">
            <text:p>123</text:p>
          </table:table-cell>
          <table:table-cell office:value-type="float" office:value="123" table:formula="of:=INT(41.8*((2*SIN(2*PI()*[.LH1]/1000))-1.5*SIN((2*PI()*2*[.LH1]/1000))))" table:style-name="ce1">
            <text:p>123</text:p>
          </table:table-cell>
          <table:table-cell office:value-type="float" office:value="123" table:formula="of:=INT(41.8*((2*SIN(2*PI()*[.LI1]/1000))-1.5*SIN((2*PI()*2*[.LI1]/1000))))" table:style-name="ce1">
            <text:p>123</text:p>
          </table:table-cell>
          <table:table-cell office:value-type="float" office:value="124" table:formula="of:=INT(41.8*((2*SIN(2*PI()*[.LJ1]/1000))-1.5*SIN((2*PI()*2*[.LJ1]/1000))))" table:style-name="ce1">
            <text:p>124</text:p>
          </table:table-cell>
          <table:table-cell office:value-type="float" office:value="124" table:formula="of:=INT(41.8*((2*SIN(2*PI()*[.LK1]/1000))-1.5*SIN((2*PI()*2*[.LK1]/1000))))" table:style-name="ce1">
            <text:p>124</text:p>
          </table:table-cell>
          <table:table-cell office:value-type="float" office:value="124" table:formula="of:=INT(41.8*((2*SIN(2*PI()*[.LL1]/1000))-1.5*SIN((2*PI()*2*[.LL1]/1000))))" table:style-name="ce1">
            <text:p>124</text:p>
          </table:table-cell>
          <table:table-cell office:value-type="float" office:value="124" table:formula="of:=INT(41.8*((2*SIN(2*PI()*[.LM1]/1000))-1.5*SIN((2*PI()*2*[.LM1]/1000))))" table:style-name="ce1">
            <text:p>124</text:p>
          </table:table-cell>
          <table:table-cell office:value-type="float" office:value="125" table:formula="of:=INT(41.8*((2*SIN(2*PI()*[.LN1]/1000))-1.5*SIN((2*PI()*2*[.LN1]/1000))))" table:style-name="ce1">
            <text:p>125</text:p>
          </table:table-cell>
          <table:table-cell office:value-type="float" office:value="125" table:formula="of:=INT(41.8*((2*SIN(2*PI()*[.LO1]/1000))-1.5*SIN((2*PI()*2*[.LO1]/1000))))" table:style-name="ce1">
            <text:p>125</text:p>
          </table:table-cell>
          <table:table-cell office:value-type="float" office:value="125" table:formula="of:=INT(41.8*((2*SIN(2*PI()*[.LP1]/1000))-1.5*SIN((2*PI()*2*[.LP1]/1000))))" table:style-name="ce1">
            <text:p>125</text:p>
          </table:table-cell>
          <table:table-cell office:value-type="float" office:value="125" table:formula="of:=INT(41.8*((2*SIN(2*PI()*[.LQ1]/1000))-1.5*SIN((2*PI()*2*[.LQ1]/1000))))" table:style-name="ce1">
            <text:p>125</text:p>
          </table:table-cell>
          <table:table-cell office:value-type="float" office:value="126" table:formula="of:=INT(41.8*((2*SIN(2*PI()*[.LR1]/1000))-1.5*SIN((2*PI()*2*[.LR1]/1000))))" table:style-name="ce1">
            <text:p>126</text:p>
          </table:table-cell>
          <table:table-cell office:value-type="float" office:value="126" table:formula="of:=INT(41.8*((2*SIN(2*PI()*[.LS1]/1000))-1.5*SIN((2*PI()*2*[.LS1]/1000))))" table:style-name="ce1">
            <text:p>126</text:p>
          </table:table-cell>
          <table:table-cell office:value-type="float" office:value="126" table:formula="of:=INT(41.8*((2*SIN(2*PI()*[.LT1]/1000))-1.5*SIN((2*PI()*2*[.LT1]/1000))))" table:style-name="ce1">
            <text:p>126</text:p>
          </table:table-cell>
          <table:table-cell office:value-type="float" office:value="126" table:formula="of:=INT(41.8*((2*SIN(2*PI()*[.LU1]/1000))-1.5*SIN((2*PI()*2*[.LU1]/1000))))" table:style-name="ce1">
            <text:p>126</text:p>
          </table:table-cell>
          <table:table-cell office:value-type="float" office:value="126" table:formula="of:=INT(41.8*((2*SIN(2*PI()*[.LV1]/1000))-1.5*SIN((2*PI()*2*[.LV1]/1000))))" table:style-name="ce1">
            <text:p>126</text:p>
          </table:table-cell>
          <table:table-cell office:value-type="float" office:value="126" table:formula="of:=INT(41.8*((2*SIN(2*PI()*[.LW1]/1000))-1.5*SIN((2*PI()*2*[.LW1]/1000))))" table:style-name="ce1">
            <text:p>126</text:p>
          </table:table-cell>
          <table:table-cell office:value-type="float" office:value="126" table:formula="of:=INT(41.8*((2*SIN(2*PI()*[.LX1]/1000))-1.5*SIN((2*PI()*2*[.LX1]/1000))))" table:style-name="ce1">
            <text:p>126</text:p>
          </table:table-cell>
          <table:table-cell office:value-type="float" office:value="127" table:formula="of:=INT(41.8*((2*SIN(2*PI()*[.LY1]/1000))-1.5*SIN((2*PI()*2*[.LY1]/1000))))" table:style-name="ce1">
            <text:p>127</text:p>
          </table:table-cell>
          <table:table-cell office:value-type="float" office:value="127" table:formula="of:=INT(41.8*((2*SIN(2*PI()*[.LZ1]/1000))-1.5*SIN((2*PI()*2*[.LZ1]/1000))))" table:style-name="ce1">
            <text:p>127</text:p>
          </table:table-cell>
          <table:table-cell office:value-type="float" office:value="127" table:formula="of:=INT(41.8*((2*SIN(2*PI()*[.MA1]/1000))-1.5*SIN((2*PI()*2*[.MA1]/1000))))" table:style-name="ce1">
            <text:p>127</text:p>
          </table:table-cell>
          <table:table-cell office:value-type="float" office:value="127" table:formula="of:=INT(41.8*((2*SIN(2*PI()*[.MB1]/1000))-1.5*SIN((2*PI()*2*[.MB1]/1000))))" table:style-name="ce1">
            <text:p>127</text:p>
          </table:table-cell>
          <table:table-cell office:value-type="float" office:value="127" table:formula="of:=INT(41.8*((2*SIN(2*PI()*[.MC1]/1000))-1.5*SIN((2*PI()*2*[.MC1]/1000))))" table:style-name="ce1">
            <text:p>127</text:p>
          </table:table-cell>
          <table:table-cell office:value-type="float" office:value="127" table:formula="of:=INT(41.8*((2*SIN(2*PI()*[.MD1]/1000))-1.5*SIN((2*PI()*2*[.MD1]/1000))))" table:style-name="ce1">
            <text:p>127</text:p>
          </table:table-cell>
          <table:table-cell office:value-type="float" office:value="127" table:formula="of:=INT(41.8*((2*SIN(2*PI()*[.ME1]/1000))-1.5*SIN((2*PI()*2*[.ME1]/1000))))" table:style-name="ce1">
            <text:p>127</text:p>
          </table:table-cell>
          <table:table-cell office:value-type="float" office:value="127" table:formula="of:=INT(41.8*((2*SIN(2*PI()*[.MF1]/1000))-1.5*SIN((2*PI()*2*[.MF1]/1000))))" table:style-name="ce1">
            <text:p>127</text:p>
          </table:table-cell>
          <table:table-cell office:value-type="float" office:value="127" table:formula="of:=INT(41.8*((2*SIN(2*PI()*[.MG1]/1000))-1.5*SIN((2*PI()*2*[.MG1]/1000))))" table:style-name="ce1">
            <text:p>127</text:p>
          </table:table-cell>
          <table:table-cell office:value-type="float" office:value="127" table:formula="of:=INT(41.8*((2*SIN(2*PI()*[.MH1]/1000))-1.5*SIN((2*PI()*2*[.MH1]/1000))))" table:style-name="ce1">
            <text:p>127</text:p>
          </table:table-cell>
          <table:table-cell office:value-type="float" office:value="127" table:formula="of:=INT(41.8*((2*SIN(2*PI()*[.MI1]/1000))-1.5*SIN((2*PI()*2*[.MI1]/1000))))" table:style-name="ce1">
            <text:p>127</text:p>
          </table:table-cell>
          <table:table-cell office:value-type="float" office:value="127" table:formula="of:=INT(41.8*((2*SIN(2*PI()*[.MJ1]/1000))-1.5*SIN((2*PI()*2*[.MJ1]/1000))))" table:style-name="ce1">
            <text:p>127</text:p>
          </table:table-cell>
          <table:table-cell office:value-type="float" office:value="127" table:formula="of:=INT(41.8*((2*SIN(2*PI()*[.MK1]/1000))-1.5*SIN((2*PI()*2*[.MK1]/1000))))" table:style-name="ce1">
            <text:p>127</text:p>
          </table:table-cell>
          <table:table-cell office:value-type="float" office:value="127" table:formula="of:=INT(41.8*((2*SIN(2*PI()*[.ML1]/1000))-1.5*SIN((2*PI()*2*[.ML1]/1000))))" table:style-name="ce1">
            <text:p>127</text:p>
          </table:table-cell>
          <table:table-cell office:value-type="float" office:value="127" table:formula="of:=INT(41.8*((2*SIN(2*PI()*[.MM1]/1000))-1.5*SIN((2*PI()*2*[.MM1]/1000))))" table:style-name="ce1">
            <text:p>127</text:p>
          </table:table-cell>
          <table:table-cell office:value-type="float" office:value="127" table:formula="of:=INT(41.8*((2*SIN(2*PI()*[.MN1]/1000))-1.5*SIN((2*PI()*2*[.MN1]/1000))))" table:style-name="ce1">
            <text:p>127</text:p>
          </table:table-cell>
          <table:table-cell office:value-type="float" office:value="127" table:formula="of:=INT(41.8*((2*SIN(2*PI()*[.MO1]/1000))-1.5*SIN((2*PI()*2*[.MO1]/1000))))" table:style-name="ce1">
            <text:p>127</text:p>
          </table:table-cell>
          <table:table-cell office:value-type="float" office:value="127" table:formula="of:=INT(41.8*((2*SIN(2*PI()*[.MP1]/1000))-1.5*SIN((2*PI()*2*[.MP1]/1000))))" table:style-name="ce1">
            <text:p>127</text:p>
          </table:table-cell>
          <table:table-cell office:value-type="float" office:value="126" table:formula="of:=INT(41.8*((2*SIN(2*PI()*[.MQ1]/1000))-1.5*SIN((2*PI()*2*[.MQ1]/1000))))" table:style-name="ce1">
            <text:p>126</text:p>
          </table:table-cell>
          <table:table-cell office:value-type="float" office:value="126" table:formula="of:=INT(41.8*((2*SIN(2*PI()*[.MR1]/1000))-1.5*SIN((2*PI()*2*[.MR1]/1000))))" table:style-name="ce1">
            <text:p>126</text:p>
          </table:table-cell>
          <table:table-cell office:value-type="float" office:value="126" table:formula="of:=INT(41.8*((2*SIN(2*PI()*[.MS1]/1000))-1.5*SIN((2*PI()*2*[.MS1]/1000))))" table:style-name="ce1">
            <text:p>126</text:p>
          </table:table-cell>
          <table:table-cell office:value-type="float" office:value="126" table:formula="of:=INT(41.8*((2*SIN(2*PI()*[.MT1]/1000))-1.5*SIN((2*PI()*2*[.MT1]/1000))))" table:style-name="ce1">
            <text:p>126</text:p>
          </table:table-cell>
          <table:table-cell office:value-type="float" office:value="126" table:formula="of:=INT(41.8*((2*SIN(2*PI()*[.MU1]/1000))-1.5*SIN((2*PI()*2*[.MU1]/1000))))" table:style-name="ce1">
            <text:p>126</text:p>
          </table:table-cell>
          <table:table-cell office:value-type="float" office:value="126" table:formula="of:=INT(41.8*((2*SIN(2*PI()*[.MV1]/1000))-1.5*SIN((2*PI()*2*[.MV1]/1000))))" table:style-name="ce1">
            <text:p>126</text:p>
          </table:table-cell>
          <table:table-cell office:value-type="float" office:value="126" table:formula="of:=INT(41.8*((2*SIN(2*PI()*[.MW1]/1000))-1.5*SIN((2*PI()*2*[.MW1]/1000))))" table:style-name="ce1">
            <text:p>126</text:p>
          </table:table-cell>
          <table:table-cell office:value-type="float" office:value="125" table:formula="of:=INT(41.8*((2*SIN(2*PI()*[.MX1]/1000))-1.5*SIN((2*PI()*2*[.MX1]/1000))))" table:style-name="ce1">
            <text:p>125</text:p>
          </table:table-cell>
          <table:table-cell office:value-type="float" office:value="125" table:formula="of:=INT(41.8*((2*SIN(2*PI()*[.MY1]/1000))-1.5*SIN((2*PI()*2*[.MY1]/1000))))" table:style-name="ce1">
            <text:p>125</text:p>
          </table:table-cell>
          <table:table-cell office:value-type="float" office:value="125" table:formula="of:=INT(41.8*((2*SIN(2*PI()*[.MZ1]/1000))-1.5*SIN((2*PI()*2*[.MZ1]/1000))))" table:style-name="ce1">
            <text:p>125</text:p>
          </table:table-cell>
          <table:table-cell office:value-type="float" office:value="125" table:formula="of:=INT(41.8*((2*SIN(2*PI()*[.NA1]/1000))-1.5*SIN((2*PI()*2*[.NA1]/1000))))" table:style-name="ce1">
            <text:p>125</text:p>
          </table:table-cell>
          <table:table-cell office:value-type="float" office:value="124" table:formula="of:=INT(41.8*((2*SIN(2*PI()*[.NB1]/1000))-1.5*SIN((2*PI()*2*[.NB1]/1000))))" table:style-name="ce1">
            <text:p>124</text:p>
          </table:table-cell>
          <table:table-cell office:value-type="float" office:value="124" table:formula="of:=INT(41.8*((2*SIN(2*PI()*[.NC1]/1000))-1.5*SIN((2*PI()*2*[.NC1]/1000))))" table:style-name="ce1">
            <text:p>124</text:p>
          </table:table-cell>
          <table:table-cell office:value-type="float" office:value="124" table:formula="of:=INT(41.8*((2*SIN(2*PI()*[.ND1]/1000))-1.5*SIN((2*PI()*2*[.ND1]/1000))))" table:style-name="ce1">
            <text:p>124</text:p>
          </table:table-cell>
          <table:table-cell office:value-type="float" office:value="124" table:formula="of:=INT(41.8*((2*SIN(2*PI()*[.NE1]/1000))-1.5*SIN((2*PI()*2*[.NE1]/1000))))" table:style-name="ce1">
            <text:p>124</text:p>
          </table:table-cell>
          <table:table-cell office:value-type="float" office:value="123" table:formula="of:=INT(41.8*((2*SIN(2*PI()*[.NF1]/1000))-1.5*SIN((2*PI()*2*[.NF1]/1000))))" table:style-name="ce1">
            <text:p>123</text:p>
          </table:table-cell>
          <table:table-cell office:value-type="float" office:value="123" table:formula="of:=INT(41.8*((2*SIN(2*PI()*[.NG1]/1000))-1.5*SIN((2*PI()*2*[.NG1]/1000))))" table:style-name="ce1">
            <text:p>123</text:p>
          </table:table-cell>
          <table:table-cell office:value-type="float" office:value="123" table:formula="of:=INT(41.8*((2*SIN(2*PI()*[.NH1]/1000))-1.5*SIN((2*PI()*2*[.NH1]/1000))))" table:style-name="ce1">
            <text:p>123</text:p>
          </table:table-cell>
          <table:table-cell office:value-type="float" office:value="122" table:formula="of:=INT(41.8*((2*SIN(2*PI()*[.NI1]/1000))-1.5*SIN((2*PI()*2*[.NI1]/1000))))" table:style-name="ce1">
            <text:p>122</text:p>
          </table:table-cell>
          <table:table-cell office:value-type="float" office:value="122" table:formula="of:=INT(41.8*((2*SIN(2*PI()*[.NJ1]/1000))-1.5*SIN((2*PI()*2*[.NJ1]/1000))))" table:style-name="ce1">
            <text:p>122</text:p>
          </table:table-cell>
          <table:table-cell office:value-type="float" office:value="122" table:formula="of:=INT(41.8*((2*SIN(2*PI()*[.NK1]/1000))-1.5*SIN((2*PI()*2*[.NK1]/1000))))" table:style-name="ce1">
            <text:p>122</text:p>
          </table:table-cell>
          <table:table-cell office:value-type="float" office:value="121" table:formula="of:=INT(41.8*((2*SIN(2*PI()*[.NL1]/1000))-1.5*SIN((2*PI()*2*[.NL1]/1000))))" table:style-name="ce1">
            <text:p>121</text:p>
          </table:table-cell>
          <table:table-cell office:value-type="float" office:value="121" table:formula="of:=INT(41.8*((2*SIN(2*PI()*[.NM1]/1000))-1.5*SIN((2*PI()*2*[.NM1]/1000))))" table:style-name="ce1">
            <text:p>121</text:p>
          </table:table-cell>
          <table:table-cell office:value-type="float" office:value="121" table:formula="of:=INT(41.8*((2*SIN(2*PI()*[.NN1]/1000))-1.5*SIN((2*PI()*2*[.NN1]/1000))))" table:style-name="ce1">
            <text:p>121</text:p>
          </table:table-cell>
          <table:table-cell office:value-type="float" office:value="120" table:formula="of:=INT(41.8*((2*SIN(2*PI()*[.NO1]/1000))-1.5*SIN((2*PI()*2*[.NO1]/1000))))" table:style-name="ce1">
            <text:p>120</text:p>
          </table:table-cell>
          <table:table-cell office:value-type="float" office:value="120" table:formula="of:=INT(41.8*((2*SIN(2*PI()*[.NP1]/1000))-1.5*SIN((2*PI()*2*[.NP1]/1000))))" table:style-name="ce1">
            <text:p>120</text:p>
          </table:table-cell>
          <table:table-cell office:value-type="float" office:value="119" table:formula="of:=INT(41.8*((2*SIN(2*PI()*[.NQ1]/1000))-1.5*SIN((2*PI()*2*[.NQ1]/1000))))" table:style-name="ce1">
            <text:p>119</text:p>
          </table:table-cell>
          <table:table-cell office:value-type="float" office:value="119" table:formula="of:=INT(41.8*((2*SIN(2*PI()*[.NR1]/1000))-1.5*SIN((2*PI()*2*[.NR1]/1000))))" table:style-name="ce1">
            <text:p>119</text:p>
          </table:table-cell>
          <table:table-cell office:value-type="float" office:value="118" table:formula="of:=INT(41.8*((2*SIN(2*PI()*[.NS1]/1000))-1.5*SIN((2*PI()*2*[.NS1]/1000))))" table:style-name="ce1">
            <text:p>118</text:p>
          </table:table-cell>
          <table:table-cell office:value-type="float" office:value="118" table:formula="of:=INT(41.8*((2*SIN(2*PI()*[.NT1]/1000))-1.5*SIN((2*PI()*2*[.NT1]/1000))))" table:style-name="ce1">
            <text:p>118</text:p>
          </table:table-cell>
          <table:table-cell office:value-type="float" office:value="117" table:formula="of:=INT(41.8*((2*SIN(2*PI()*[.NU1]/1000))-1.5*SIN((2*PI()*2*[.NU1]/1000))))" table:style-name="ce1">
            <text:p>117</text:p>
          </table:table-cell>
          <table:table-cell office:value-type="float" office:value="117" table:formula="of:=INT(41.8*((2*SIN(2*PI()*[.NV1]/1000))-1.5*SIN((2*PI()*2*[.NV1]/1000))))" table:style-name="ce1">
            <text:p>117</text:p>
          </table:table-cell>
          <table:table-cell office:value-type="float" office:value="116" table:formula="of:=INT(41.8*((2*SIN(2*PI()*[.NW1]/1000))-1.5*SIN((2*PI()*2*[.NW1]/1000))))" table:style-name="ce1">
            <text:p>116</text:p>
          </table:table-cell>
          <table:table-cell office:value-type="float" office:value="116" table:formula="of:=INT(41.8*((2*SIN(2*PI()*[.NX1]/1000))-1.5*SIN((2*PI()*2*[.NX1]/1000))))" table:style-name="ce1">
            <text:p>116</text:p>
          </table:table-cell>
          <table:table-cell office:value-type="float" office:value="115" table:formula="of:=INT(41.8*((2*SIN(2*PI()*[.NY1]/1000))-1.5*SIN((2*PI()*2*[.NY1]/1000))))" table:style-name="ce1">
            <text:p>115</text:p>
          </table:table-cell>
          <table:table-cell office:value-type="float" office:value="115" table:formula="of:=INT(41.8*((2*SIN(2*PI()*[.NZ1]/1000))-1.5*SIN((2*PI()*2*[.NZ1]/1000))))" table:style-name="ce1">
            <text:p>115</text:p>
          </table:table-cell>
          <table:table-cell office:value-type="float" office:value="114" table:formula="of:=INT(41.8*((2*SIN(2*PI()*[.OA1]/1000))-1.5*SIN((2*PI()*2*[.OA1]/1000))))" table:style-name="ce1">
            <text:p>114</text:p>
          </table:table-cell>
          <table:table-cell office:value-type="float" office:value="114" table:formula="of:=INT(41.8*((2*SIN(2*PI()*[.OB1]/1000))-1.5*SIN((2*PI()*2*[.OB1]/1000))))" table:style-name="ce1">
            <text:p>114</text:p>
          </table:table-cell>
          <table:table-cell office:value-type="float" office:value="113" table:formula="of:=INT(41.8*((2*SIN(2*PI()*[.OC1]/1000))-1.5*SIN((2*PI()*2*[.OC1]/1000))))" table:style-name="ce1">
            <text:p>113</text:p>
          </table:table-cell>
          <table:table-cell office:value-type="float" office:value="113" table:formula="of:=INT(41.8*((2*SIN(2*PI()*[.OD1]/1000))-1.5*SIN((2*PI()*2*[.OD1]/1000))))" table:style-name="ce1">
            <text:p>113</text:p>
          </table:table-cell>
          <table:table-cell office:value-type="float" office:value="112" table:formula="of:=INT(41.8*((2*SIN(2*PI()*[.OE1]/1000))-1.5*SIN((2*PI()*2*[.OE1]/1000))))" table:style-name="ce1">
            <text:p>112</text:p>
          </table:table-cell>
          <table:table-cell office:value-type="float" office:value="111" table:formula="of:=INT(41.8*((2*SIN(2*PI()*[.OF1]/1000))-1.5*SIN((2*PI()*2*[.OF1]/1000))))" table:style-name="ce1">
            <text:p>111</text:p>
          </table:table-cell>
          <table:table-cell office:value-type="float" office:value="111" table:formula="of:=INT(41.8*((2*SIN(2*PI()*[.OG1]/1000))-1.5*SIN((2*PI()*2*[.OG1]/1000))))" table:style-name="ce1">
            <text:p>111</text:p>
          </table:table-cell>
          <table:table-cell office:value-type="float" office:value="110" table:formula="of:=INT(41.8*((2*SIN(2*PI()*[.OH1]/1000))-1.5*SIN((2*PI()*2*[.OH1]/1000))))" table:style-name="ce1">
            <text:p>110</text:p>
          </table:table-cell>
          <table:table-cell office:value-type="float" office:value="110" table:formula="of:=INT(41.8*((2*SIN(2*PI()*[.OI1]/1000))-1.5*SIN((2*PI()*2*[.OI1]/1000))))" table:style-name="ce1">
            <text:p>110</text:p>
          </table:table-cell>
          <table:table-cell office:value-type="float" office:value="109" table:formula="of:=INT(41.8*((2*SIN(2*PI()*[.OJ1]/1000))-1.5*SIN((2*PI()*2*[.OJ1]/1000))))" table:style-name="ce1">
            <text:p>109</text:p>
          </table:table-cell>
          <table:table-cell office:value-type="float" office:value="108" table:formula="of:=INT(41.8*((2*SIN(2*PI()*[.OK1]/1000))-1.5*SIN((2*PI()*2*[.OK1]/1000))))" table:style-name="ce1">
            <text:p>108</text:p>
          </table:table-cell>
          <table:table-cell office:value-type="float" office:value="108" table:formula="of:=INT(41.8*((2*SIN(2*PI()*[.OL1]/1000))-1.5*SIN((2*PI()*2*[.OL1]/1000))))" table:style-name="ce1">
            <text:p>108</text:p>
          </table:table-cell>
          <table:table-cell office:value-type="float" office:value="107" table:formula="of:=INT(41.8*((2*SIN(2*PI()*[.OM1]/1000))-1.5*SIN((2*PI()*2*[.OM1]/1000))))" table:style-name="ce1">
            <text:p>107</text:p>
          </table:table-cell>
          <table:table-cell office:value-type="float" office:value="106" table:formula="of:=INT(41.8*((2*SIN(2*PI()*[.ON1]/1000))-1.5*SIN((2*PI()*2*[.ON1]/1000))))" table:style-name="ce1">
            <text:p>106</text:p>
          </table:table-cell>
          <table:table-cell office:value-type="float" office:value="106" table:formula="of:=INT(41.8*((2*SIN(2*PI()*[.OO1]/1000))-1.5*SIN((2*PI()*2*[.OO1]/1000))))" table:style-name="ce1">
            <text:p>106</text:p>
          </table:table-cell>
          <table:table-cell office:value-type="float" office:value="105" table:formula="of:=INT(41.8*((2*SIN(2*PI()*[.OP1]/1000))-1.5*SIN((2*PI()*2*[.OP1]/1000))))" table:style-name="ce1">
            <text:p>105</text:p>
          </table:table-cell>
          <table:table-cell office:value-type="float" office:value="104" table:formula="of:=INT(41.8*((2*SIN(2*PI()*[.OQ1]/1000))-1.5*SIN((2*PI()*2*[.OQ1]/1000))))" table:style-name="ce1">
            <text:p>104</text:p>
          </table:table-cell>
          <table:table-cell office:value-type="float" office:value="103" table:formula="of:=INT(41.8*((2*SIN(2*PI()*[.OR1]/1000))-1.5*SIN((2*PI()*2*[.OR1]/1000))))" table:style-name="ce1">
            <text:p>103</text:p>
          </table:table-cell>
          <table:table-cell office:value-type="float" office:value="103" table:formula="of:=INT(41.8*((2*SIN(2*PI()*[.OS1]/1000))-1.5*SIN((2*PI()*2*[.OS1]/1000))))" table:style-name="ce1">
            <text:p>103</text:p>
          </table:table-cell>
          <table:table-cell office:value-type="float" office:value="102" table:formula="of:=INT(41.8*((2*SIN(2*PI()*[.OT1]/1000))-1.5*SIN((2*PI()*2*[.OT1]/1000))))" table:style-name="ce1">
            <text:p>102</text:p>
          </table:table-cell>
          <table:table-cell office:value-type="float" office:value="101" table:formula="of:=INT(41.8*((2*SIN(2*PI()*[.OU1]/1000))-1.5*SIN((2*PI()*2*[.OU1]/1000))))" table:style-name="ce1">
            <text:p>101</text:p>
          </table:table-cell>
          <table:table-cell office:value-type="float" office:value="100" table:formula="of:=INT(41.8*((2*SIN(2*PI()*[.OV1]/1000))-1.5*SIN((2*PI()*2*[.OV1]/1000))))" table:style-name="ce1">
            <text:p>100</text:p>
          </table:table-cell>
          <table:table-cell office:value-type="float" office:value="99" table:formula="of:=INT(41.8*((2*SIN(2*PI()*[.OW1]/1000))-1.5*SIN((2*PI()*2*[.OW1]/1000))))" table:style-name="ce1">
            <text:p>99</text:p>
          </table:table-cell>
          <table:table-cell office:value-type="float" office:value="99" table:formula="of:=INT(41.8*((2*SIN(2*PI()*[.OX1]/1000))-1.5*SIN((2*PI()*2*[.OX1]/1000))))" table:style-name="ce1">
            <text:p>99</text:p>
          </table:table-cell>
          <table:table-cell office:value-type="float" office:value="98" table:formula="of:=INT(41.8*((2*SIN(2*PI()*[.OY1]/1000))-1.5*SIN((2*PI()*2*[.OY1]/1000))))" table:style-name="ce1">
            <text:p>98</text:p>
          </table:table-cell>
          <table:table-cell office:value-type="float" office:value="97" table:formula="of:=INT(41.8*((2*SIN(2*PI()*[.OZ1]/1000))-1.5*SIN((2*PI()*2*[.OZ1]/1000))))" table:style-name="ce1">
            <text:p>97</text:p>
          </table:table-cell>
          <table:table-cell office:value-type="float" office:value="96" table:formula="of:=INT(41.8*((2*SIN(2*PI()*[.PA1]/1000))-1.5*SIN((2*PI()*2*[.PA1]/1000))))" table:style-name="ce1">
            <text:p>96</text:p>
          </table:table-cell>
          <table:table-cell office:value-type="float" office:value="95" table:formula="of:=INT(41.8*((2*SIN(2*PI()*[.PB1]/1000))-1.5*SIN((2*PI()*2*[.PB1]/1000))))" table:style-name="ce1">
            <text:p>95</text:p>
          </table:table-cell>
          <table:table-cell office:value-type="float" office:value="94" table:formula="of:=INT(41.8*((2*SIN(2*PI()*[.PC1]/1000))-1.5*SIN((2*PI()*2*[.PC1]/1000))))" table:style-name="ce1">
            <text:p>94</text:p>
          </table:table-cell>
          <table:table-cell office:value-type="float" office:value="94" table:formula="of:=INT(41.8*((2*SIN(2*PI()*[.PD1]/1000))-1.5*SIN((2*PI()*2*[.PD1]/1000))))" table:style-name="ce1">
            <text:p>94</text:p>
          </table:table-cell>
          <table:table-cell office:value-type="float" office:value="93" table:formula="of:=INT(41.8*((2*SIN(2*PI()*[.PE1]/1000))-1.5*SIN((2*PI()*2*[.PE1]/1000))))" table:style-name="ce1">
            <text:p>93</text:p>
          </table:table-cell>
          <table:table-cell office:value-type="float" office:value="92" table:formula="of:=INT(41.8*((2*SIN(2*PI()*[.PF1]/1000))-1.5*SIN((2*PI()*2*[.PF1]/1000))))" table:style-name="ce1">
            <text:p>92</text:p>
          </table:table-cell>
          <table:table-cell office:value-type="float" office:value="91" table:formula="of:=INT(41.8*((2*SIN(2*PI()*[.PG1]/1000))-1.5*SIN((2*PI()*2*[.PG1]/1000))))" table:style-name="ce1">
            <text:p>91</text:p>
          </table:table-cell>
          <table:table-cell office:value-type="float" office:value="90" table:formula="of:=INT(41.8*((2*SIN(2*PI()*[.PH1]/1000))-1.5*SIN((2*PI()*2*[.PH1]/1000))))" table:style-name="ce1">
            <text:p>90</text:p>
          </table:table-cell>
          <table:table-cell office:value-type="float" office:value="89" table:formula="of:=INT(41.8*((2*SIN(2*PI()*[.PI1]/1000))-1.5*SIN((2*PI()*2*[.PI1]/1000))))" table:style-name="ce1">
            <text:p>89</text:p>
          </table:table-cell>
          <table:table-cell office:value-type="float" office:value="88" table:formula="of:=INT(41.8*((2*SIN(2*PI()*[.PJ1]/1000))-1.5*SIN((2*PI()*2*[.PJ1]/1000))))" table:style-name="ce1">
            <text:p>88</text:p>
          </table:table-cell>
          <table:table-cell office:value-type="float" office:value="87" table:formula="of:=INT(41.8*((2*SIN(2*PI()*[.PK1]/1000))-1.5*SIN((2*PI()*2*[.PK1]/1000))))" table:style-name="ce1">
            <text:p>87</text:p>
          </table:table-cell>
          <table:table-cell office:value-type="float" office:value="86" table:formula="of:=INT(41.8*((2*SIN(2*PI()*[.PL1]/1000))-1.5*SIN((2*PI()*2*[.PL1]/1000))))" table:style-name="ce1">
            <text:p>86</text:p>
          </table:table-cell>
          <table:table-cell office:value-type="float" office:value="85" table:formula="of:=INT(41.8*((2*SIN(2*PI()*[.PM1]/1000))-1.5*SIN((2*PI()*2*[.PM1]/1000))))" table:style-name="ce1">
            <text:p>85</text:p>
          </table:table-cell>
          <table:table-cell office:value-type="float" office:value="84" table:formula="of:=INT(41.8*((2*SIN(2*PI()*[.PN1]/1000))-1.5*SIN((2*PI()*2*[.PN1]/1000))))" table:style-name="ce1">
            <text:p>84</text:p>
          </table:table-cell>
          <table:table-cell office:value-type="float" office:value="83" table:formula="of:=INT(41.8*((2*SIN(2*PI()*[.PO1]/1000))-1.5*SIN((2*PI()*2*[.PO1]/1000))))" table:style-name="ce1">
            <text:p>83</text:p>
          </table:table-cell>
          <table:table-cell office:value-type="float" office:value="82" table:formula="of:=INT(41.8*((2*SIN(2*PI()*[.PP1]/1000))-1.5*SIN((2*PI()*2*[.PP1]/1000))))" table:style-name="ce1">
            <text:p>82</text:p>
          </table:table-cell>
          <table:table-cell office:value-type="float" office:value="81" table:formula="of:=INT(41.8*((2*SIN(2*PI()*[.PQ1]/1000))-1.5*SIN((2*PI()*2*[.PQ1]/1000))))" table:style-name="ce1">
            <text:p>81</text:p>
          </table:table-cell>
          <table:table-cell office:value-type="float" office:value="80" table:formula="of:=INT(41.8*((2*SIN(2*PI()*[.PR1]/1000))-1.5*SIN((2*PI()*2*[.PR1]/1000))))" table:style-name="ce1">
            <text:p>80</text:p>
          </table:table-cell>
          <table:table-cell office:value-type="float" office:value="79" table:formula="of:=INT(41.8*((2*SIN(2*PI()*[.PS1]/1000))-1.5*SIN((2*PI()*2*[.PS1]/1000))))" table:style-name="ce1">
            <text:p>79</text:p>
          </table:table-cell>
          <table:table-cell office:value-type="float" office:value="78" table:formula="of:=INT(41.8*((2*SIN(2*PI()*[.PT1]/1000))-1.5*SIN((2*PI()*2*[.PT1]/1000))))" table:style-name="ce1">
            <text:p>78</text:p>
          </table:table-cell>
          <table:table-cell office:value-type="float" office:value="77" table:formula="of:=INT(41.8*((2*SIN(2*PI()*[.PU1]/1000))-1.5*SIN((2*PI()*2*[.PU1]/1000))))" table:style-name="ce1">
            <text:p>77</text:p>
          </table:table-cell>
          <table:table-cell office:value-type="float" office:value="76" table:formula="of:=INT(41.8*((2*SIN(2*PI()*[.PV1]/1000))-1.5*SIN((2*PI()*2*[.PV1]/1000))))" table:style-name="ce1">
            <text:p>76</text:p>
          </table:table-cell>
          <table:table-cell office:value-type="float" office:value="75" table:formula="of:=INT(41.8*((2*SIN(2*PI()*[.PW1]/1000))-1.5*SIN((2*PI()*2*[.PW1]/1000))))" table:style-name="ce1">
            <text:p>75</text:p>
          </table:table-cell>
          <table:table-cell office:value-type="float" office:value="74" table:formula="of:=INT(41.8*((2*SIN(2*PI()*[.PX1]/1000))-1.5*SIN((2*PI()*2*[.PX1]/1000))))" table:style-name="ce1">
            <text:p>74</text:p>
          </table:table-cell>
          <table:table-cell office:value-type="float" office:value="73" table:formula="of:=INT(41.8*((2*SIN(2*PI()*[.PY1]/1000))-1.5*SIN((2*PI()*2*[.PY1]/1000))))" table:style-name="ce1">
            <text:p>73</text:p>
          </table:table-cell>
          <table:table-cell office:value-type="float" office:value="72" table:formula="of:=INT(41.8*((2*SIN(2*PI()*[.PZ1]/1000))-1.5*SIN((2*PI()*2*[.PZ1]/1000))))" table:style-name="ce1">
            <text:p>72</text:p>
          </table:table-cell>
          <table:table-cell office:value-type="float" office:value="71" table:formula="of:=INT(41.8*((2*SIN(2*PI()*[.QA1]/1000))-1.5*SIN((2*PI()*2*[.QA1]/1000))))" table:style-name="ce1">
            <text:p>71</text:p>
          </table:table-cell>
          <table:table-cell office:value-type="float" office:value="70" table:formula="of:=INT(41.8*((2*SIN(2*PI()*[.QB1]/1000))-1.5*SIN((2*PI()*2*[.QB1]/1000))))" table:style-name="ce1">
            <text:p>70</text:p>
          </table:table-cell>
          <table:table-cell office:value-type="float" office:value="69" table:formula="of:=INT(41.8*((2*SIN(2*PI()*[.QC1]/1000))-1.5*SIN((2*PI()*2*[.QC1]/1000))))" table:style-name="ce1">
            <text:p>69</text:p>
          </table:table-cell>
          <table:table-cell office:value-type="float" office:value="68" table:formula="of:=INT(41.8*((2*SIN(2*PI()*[.QD1]/1000))-1.5*SIN((2*PI()*2*[.QD1]/1000))))" table:style-name="ce1">
            <text:p>68</text:p>
          </table:table-cell>
          <table:table-cell office:value-type="float" office:value="67" table:formula="of:=INT(41.8*((2*SIN(2*PI()*[.QE1]/1000))-1.5*SIN((2*PI()*2*[.QE1]/1000))))" table:style-name="ce1">
            <text:p>67</text:p>
          </table:table-cell>
          <table:table-cell office:value-type="float" office:value="66" table:formula="of:=INT(41.8*((2*SIN(2*PI()*[.QF1]/1000))-1.5*SIN((2*PI()*2*[.QF1]/1000))))" table:style-name="ce1">
            <text:p>66</text:p>
          </table:table-cell>
          <table:table-cell office:value-type="float" office:value="64" table:formula="of:=INT(41.8*((2*SIN(2*PI()*[.QG1]/1000))-1.5*SIN((2*PI()*2*[.QG1]/1000))))" table:style-name="ce1">
            <text:p>64</text:p>
          </table:table-cell>
          <table:table-cell office:value-type="float" office:value="63" table:formula="of:=INT(41.8*((2*SIN(2*PI()*[.QH1]/1000))-1.5*SIN((2*PI()*2*[.QH1]/1000))))" table:style-name="ce1">
            <text:p>63</text:p>
          </table:table-cell>
          <table:table-cell office:value-type="float" office:value="62" table:formula="of:=INT(41.8*((2*SIN(2*PI()*[.QI1]/1000))-1.5*SIN((2*PI()*2*[.QI1]/1000))))" table:style-name="ce1">
            <text:p>62</text:p>
          </table:table-cell>
          <table:table-cell office:value-type="float" office:value="61" table:formula="of:=INT(41.8*((2*SIN(2*PI()*[.QJ1]/1000))-1.5*SIN((2*PI()*2*[.QJ1]/1000))))" table:style-name="ce1">
            <text:p>61</text:p>
          </table:table-cell>
          <table:table-cell office:value-type="float" office:value="60" table:formula="of:=INT(41.8*((2*SIN(2*PI()*[.QK1]/1000))-1.5*SIN((2*PI()*2*[.QK1]/1000))))" table:style-name="ce1">
            <text:p>60</text:p>
          </table:table-cell>
          <table:table-cell office:value-type="float" office:value="59" table:formula="of:=INT(41.8*((2*SIN(2*PI()*[.QL1]/1000))-1.5*SIN((2*PI()*2*[.QL1]/1000))))" table:style-name="ce1">
            <text:p>59</text:p>
          </table:table-cell>
          <table:table-cell office:value-type="float" office:value="58" table:formula="of:=INT(41.8*((2*SIN(2*PI()*[.QM1]/1000))-1.5*SIN((2*PI()*2*[.QM1]/1000))))" table:style-name="ce1">
            <text:p>58</text:p>
          </table:table-cell>
          <table:table-cell office:value-type="float" office:value="56" table:formula="of:=INT(41.8*((2*SIN(2*PI()*[.QN1]/1000))-1.5*SIN((2*PI()*2*[.QN1]/1000))))" table:style-name="ce1">
            <text:p>56</text:p>
          </table:table-cell>
          <table:table-cell office:value-type="float" office:value="55" table:formula="of:=INT(41.8*((2*SIN(2*PI()*[.QO1]/1000))-1.5*SIN((2*PI()*2*[.QO1]/1000))))" table:style-name="ce1">
            <text:p>55</text:p>
          </table:table-cell>
          <table:table-cell office:value-type="float" office:value="54" table:formula="of:=INT(41.8*((2*SIN(2*PI()*[.QP1]/1000))-1.5*SIN((2*PI()*2*[.QP1]/1000))))" table:style-name="ce1">
            <text:p>54</text:p>
          </table:table-cell>
          <table:table-cell office:value-type="float" office:value="53" table:formula="of:=INT(41.8*((2*SIN(2*PI()*[.QQ1]/1000))-1.5*SIN((2*PI()*2*[.QQ1]/1000))))" table:style-name="ce1">
            <text:p>53</text:p>
          </table:table-cell>
          <table:table-cell office:value-type="float" office:value="52" table:formula="of:=INT(41.8*((2*SIN(2*PI()*[.QR1]/1000))-1.5*SIN((2*PI()*2*[.QR1]/1000))))" table:style-name="ce1">
            <text:p>52</text:p>
          </table:table-cell>
          <table:table-cell office:value-type="float" office:value="50" table:formula="of:=INT(41.8*((2*SIN(2*PI()*[.QS1]/1000))-1.5*SIN((2*PI()*2*[.QS1]/1000))))" table:style-name="ce1">
            <text:p>50</text:p>
          </table:table-cell>
          <table:table-cell office:value-type="float" office:value="49" table:formula="of:=INT(41.8*((2*SIN(2*PI()*[.QT1]/1000))-1.5*SIN((2*PI()*2*[.QT1]/1000))))" table:style-name="ce1">
            <text:p>49</text:p>
          </table:table-cell>
          <table:table-cell office:value-type="float" office:value="48" table:formula="of:=INT(41.8*((2*SIN(2*PI()*[.QU1]/1000))-1.5*SIN((2*PI()*2*[.QU1]/1000))))" table:style-name="ce1">
            <text:p>48</text:p>
          </table:table-cell>
          <table:table-cell office:value-type="float" office:value="47" table:formula="of:=INT(41.8*((2*SIN(2*PI()*[.QV1]/1000))-1.5*SIN((2*PI()*2*[.QV1]/1000))))" table:style-name="ce1">
            <text:p>47</text:p>
          </table:table-cell>
          <table:table-cell office:value-type="float" office:value="46" table:formula="of:=INT(41.8*((2*SIN(2*PI()*[.QW1]/1000))-1.5*SIN((2*PI()*2*[.QW1]/1000))))" table:style-name="ce1">
            <text:p>46</text:p>
          </table:table-cell>
          <table:table-cell office:value-type="float" office:value="44" table:formula="of:=INT(41.8*((2*SIN(2*PI()*[.QX1]/1000))-1.5*SIN((2*PI()*2*[.QX1]/1000))))" table:style-name="ce1">
            <text:p>44</text:p>
          </table:table-cell>
          <table:table-cell office:value-type="float" office:value="43" table:formula="of:=INT(41.8*((2*SIN(2*PI()*[.QY1]/1000))-1.5*SIN((2*PI()*2*[.QY1]/1000))))" table:style-name="ce1">
            <text:p>43</text:p>
          </table:table-cell>
          <table:table-cell office:value-type="float" office:value="42" table:formula="of:=INT(41.8*((2*SIN(2*PI()*[.QZ1]/1000))-1.5*SIN((2*PI()*2*[.QZ1]/1000))))" table:style-name="ce1">
            <text:p>42</text:p>
          </table:table-cell>
          <table:table-cell office:value-type="float" office:value="41" table:formula="of:=INT(41.8*((2*SIN(2*PI()*[.RA1]/1000))-1.5*SIN((2*PI()*2*[.RA1]/1000))))" table:style-name="ce1">
            <text:p>41</text:p>
          </table:table-cell>
          <table:table-cell office:value-type="float" office:value="39" table:formula="of:=INT(41.8*((2*SIN(2*PI()*[.RB1]/1000))-1.5*SIN((2*PI()*2*[.RB1]/1000))))" table:style-name="ce1">
            <text:p>39</text:p>
          </table:table-cell>
          <table:table-cell office:value-type="float" office:value="38" table:formula="of:=INT(41.8*((2*SIN(2*PI()*[.RC1]/1000))-1.5*SIN((2*PI()*2*[.RC1]/1000))))" table:style-name="ce1">
            <text:p>38</text:p>
          </table:table-cell>
          <table:table-cell office:value-type="float" office:value="37" table:formula="of:=INT(41.8*((2*SIN(2*PI()*[.RD1]/1000))-1.5*SIN((2*PI()*2*[.RD1]/1000))))" table:style-name="ce1">
            <text:p>37</text:p>
          </table:table-cell>
          <table:table-cell office:value-type="float" office:value="36" table:formula="of:=INT(41.8*((2*SIN(2*PI()*[.RE1]/1000))-1.5*SIN((2*PI()*2*[.RE1]/1000))))" table:style-name="ce1">
            <text:p>36</text:p>
          </table:table-cell>
          <table:table-cell office:value-type="float" office:value="34" table:formula="of:=INT(41.8*((2*SIN(2*PI()*[.RF1]/1000))-1.5*SIN((2*PI()*2*[.RF1]/1000))))" table:style-name="ce1">
            <text:p>34</text:p>
          </table:table-cell>
          <table:table-cell office:value-type="float" office:value="33" table:formula="of:=INT(41.8*((2*SIN(2*PI()*[.RG1]/1000))-1.5*SIN((2*PI()*2*[.RG1]/1000))))" table:style-name="ce1">
            <text:p>33</text:p>
          </table:table-cell>
          <table:table-cell office:value-type="float" office:value="32" table:formula="of:=INT(41.8*((2*SIN(2*PI()*[.RH1]/1000))-1.5*SIN((2*PI()*2*[.RH1]/1000))))" table:style-name="ce1">
            <text:p>32</text:p>
          </table:table-cell>
          <table:table-cell office:value-type="float" office:value="31" table:formula="of:=INT(41.8*((2*SIN(2*PI()*[.RI1]/1000))-1.5*SIN((2*PI()*2*[.RI1]/1000))))" table:style-name="ce1">
            <text:p>31</text:p>
          </table:table-cell>
          <table:table-cell office:value-type="float" office:value="29" table:formula="of:=INT(41.8*((2*SIN(2*PI()*[.RJ1]/1000))-1.5*SIN((2*PI()*2*[.RJ1]/1000))))" table:style-name="ce1">
            <text:p>29</text:p>
          </table:table-cell>
          <table:table-cell office:value-type="float" office:value="28" table:formula="of:=INT(41.8*((2*SIN(2*PI()*[.RK1]/1000))-1.5*SIN((2*PI()*2*[.RK1]/1000))))" table:style-name="ce1">
            <text:p>28</text:p>
          </table:table-cell>
          <table:table-cell office:value-type="float" office:value="27" table:formula="of:=INT(41.8*((2*SIN(2*PI()*[.RL1]/1000))-1.5*SIN((2*PI()*2*[.RL1]/1000))))" table:style-name="ce1">
            <text:p>27</text:p>
          </table:table-cell>
          <table:table-cell office:value-type="float" office:value="26" table:formula="of:=INT(41.8*((2*SIN(2*PI()*[.RM1]/1000))-1.5*SIN((2*PI()*2*[.RM1]/1000))))" table:style-name="ce1">
            <text:p>26</text:p>
          </table:table-cell>
          <table:table-cell office:value-type="float" office:value="24" table:formula="of:=INT(41.8*((2*SIN(2*PI()*[.RN1]/1000))-1.5*SIN((2*PI()*2*[.RN1]/1000))))" table:style-name="ce1">
            <text:p>24</text:p>
          </table:table-cell>
          <table:table-cell office:value-type="float" office:value="23" table:formula="of:=INT(41.8*((2*SIN(2*PI()*[.RO1]/1000))-1.5*SIN((2*PI()*2*[.RO1]/1000))))" table:style-name="ce1">
            <text:p>23</text:p>
          </table:table-cell>
          <table:table-cell office:value-type="float" office:value="22" table:formula="of:=INT(41.8*((2*SIN(2*PI()*[.RP1]/1000))-1.5*SIN((2*PI()*2*[.RP1]/1000))))" table:style-name="ce1">
            <text:p>22</text:p>
          </table:table-cell>
          <table:table-cell office:value-type="float" office:value="20" table:formula="of:=INT(41.8*((2*SIN(2*PI()*[.RQ1]/1000))-1.5*SIN((2*PI()*2*[.RQ1]/1000))))" table:style-name="ce1">
            <text:p>20</text:p>
          </table:table-cell>
          <table:table-cell office:value-type="float" office:value="19" table:formula="of:=INT(41.8*((2*SIN(2*PI()*[.RR1]/1000))-1.5*SIN((2*PI()*2*[.RR1]/1000))))" table:style-name="ce1">
            <text:p>19</text:p>
          </table:table-cell>
          <table:table-cell office:value-type="float" office:value="18" table:formula="of:=INT(41.8*((2*SIN(2*PI()*[.RS1]/1000))-1.5*SIN((2*PI()*2*[.RS1]/1000))))" table:style-name="ce1">
            <text:p>18</text:p>
          </table:table-cell>
          <table:table-cell office:value-type="float" office:value="17" table:formula="of:=INT(41.8*((2*SIN(2*PI()*[.RT1]/1000))-1.5*SIN((2*PI()*2*[.RT1]/1000))))" table:style-name="ce1">
            <text:p>17</text:p>
          </table:table-cell>
          <table:table-cell office:value-type="float" office:value="15" table:formula="of:=INT(41.8*((2*SIN(2*PI()*[.RU1]/1000))-1.5*SIN((2*PI()*2*[.RU1]/1000))))" table:style-name="ce1">
            <text:p>15</text:p>
          </table:table-cell>
          <table:table-cell office:value-type="float" office:value="14" table:formula="of:=INT(41.8*((2*SIN(2*PI()*[.RV1]/1000))-1.5*SIN((2*PI()*2*[.RV1]/1000))))" table:style-name="ce1">
            <text:p>14</text:p>
          </table:table-cell>
          <table:table-cell office:value-type="float" office:value="13" table:formula="of:=INT(41.8*((2*SIN(2*PI()*[.RW1]/1000))-1.5*SIN((2*PI()*2*[.RW1]/1000))))" table:style-name="ce1">
            <text:p>13</text:p>
          </table:table-cell>
          <table:table-cell office:value-type="float" office:value="11" table:formula="of:=INT(41.8*((2*SIN(2*PI()*[.RX1]/1000))-1.5*SIN((2*PI()*2*[.RX1]/1000))))" table:style-name="ce1">
            <text:p>11</text:p>
          </table:table-cell>
          <table:table-cell office:value-type="float" office:value="10" table:formula="of:=INT(41.8*((2*SIN(2*PI()*[.RY1]/1000))-1.5*SIN((2*PI()*2*[.RY1]/1000))))" table:style-name="ce1">
            <text:p>10</text:p>
          </table:table-cell>
          <table:table-cell office:value-type="float" office:value="9" table:formula="of:=INT(41.8*((2*SIN(2*PI()*[.RZ1]/1000))-1.5*SIN((2*PI()*2*[.RZ1]/1000))))" table:style-name="ce1">
            <text:p>9</text:p>
          </table:table-cell>
          <table:table-cell office:value-type="float" office:value="7" table:formula="of:=INT(41.8*((2*SIN(2*PI()*[.SA1]/1000))-1.5*SIN((2*PI()*2*[.SA1]/1000))))" table:style-name="ce1">
            <text:p>7</text:p>
          </table:table-cell>
          <table:table-cell office:value-type="float" office:value="6" table:formula="of:=INT(41.8*((2*SIN(2*PI()*[.SB1]/1000))-1.5*SIN((2*PI()*2*[.SB1]/1000))))" table:style-name="ce1">
            <text:p>6</text:p>
          </table:table-cell>
          <table:table-cell office:value-type="float" office:value="5" table:formula="of:=INT(41.8*((2*SIN(2*PI()*[.SC1]/1000))-1.5*SIN((2*PI()*2*[.SC1]/1000))))" table:style-name="ce1">
            <text:p>5</text:p>
          </table:table-cell>
          <table:table-cell office:value-type="float" office:value="3" table:formula="of:=INT(41.8*((2*SIN(2*PI()*[.SD1]/1000))-1.5*SIN((2*PI()*2*[.SD1]/1000))))" table:style-name="ce1">
            <text:p>3</text:p>
          </table:table-cell>
          <table:table-cell office:value-type="float" office:value="2" table:formula="of:=INT(41.8*((2*SIN(2*PI()*[.SE1]/1000))-1.5*SIN((2*PI()*2*[.SE1]/1000))))" table:style-name="ce1">
            <text:p>2</text:p>
          </table:table-cell>
          <table:table-cell office:value-type="float" office:value="1" table:formula="of:=INT(41.8*((2*SIN(2*PI()*[.SF1]/1000))-1.5*SIN((2*PI()*2*[.SF1]/1000))))" table:style-name="ce1">
            <text:p>1</text:p>
          </table:table-cell>
          <table:table-cell office:value-type="float" office:value="0" table:formula="of:=INT(41.8*((2*SIN(2*PI()*[.SG1]/1000))-1.5*SIN((2*PI()*2*[.SG1]/1000))))" table:style-name="ce1">
            <text:p>0</text:p>
          </table:table-cell>
          <table:table-cell office:value-type="float" office:value="-2" table:formula="of:=INT(41.8*((2*SIN(2*PI()*[.SH1]/1000))-1.5*SIN((2*PI()*2*[.SH1]/1000))))" table:style-name="ce1">
            <text:p>-2</text:p>
          </table:table-cell>
          <table:table-cell office:value-type="float" office:value="-3" table:formula="of:=INT(41.8*((2*SIN(2*PI()*[.SI1]/1000))-1.5*SIN((2*PI()*2*[.SI1]/1000))))" table:style-name="ce1">
            <text:p>-3</text:p>
          </table:table-cell>
          <table:table-cell office:value-type="float" office:value="-4" table:formula="of:=INT(41.8*((2*SIN(2*PI()*[.SJ1]/1000))-1.5*SIN((2*PI()*2*[.SJ1]/1000))))" table:style-name="ce1">
            <text:p>-4</text:p>
          </table:table-cell>
          <table:table-cell office:value-type="float" office:value="-6" table:formula="of:=INT(41.8*((2*SIN(2*PI()*[.SK1]/1000))-1.5*SIN((2*PI()*2*[.SK1]/1000))))" table:style-name="ce1">
            <text:p>-6</text:p>
          </table:table-cell>
          <table:table-cell office:value-type="float" office:value="-7" table:formula="of:=INT(41.8*((2*SIN(2*PI()*[.SL1]/1000))-1.5*SIN((2*PI()*2*[.SL1]/1000))))" table:style-name="ce1">
            <text:p>-7</text:p>
          </table:table-cell>
          <table:table-cell office:value-type="float" office:value="-8" table:formula="of:=INT(41.8*((2*SIN(2*PI()*[.SM1]/1000))-1.5*SIN((2*PI()*2*[.SM1]/1000))))" table:style-name="ce1">
            <text:p>-8</text:p>
          </table:table-cell>
          <table:table-cell office:value-type="float" office:value="-10" table:formula="of:=INT(41.8*((2*SIN(2*PI()*[.SN1]/1000))-1.5*SIN((2*PI()*2*[.SN1]/1000))))" table:style-name="ce1">
            <text:p>-10</text:p>
          </table:table-cell>
          <table:table-cell office:value-type="float" office:value="-11" table:formula="of:=INT(41.8*((2*SIN(2*PI()*[.SO1]/1000))-1.5*SIN((2*PI()*2*[.SO1]/1000))))" table:style-name="ce1">
            <text:p>-11</text:p>
          </table:table-cell>
          <table:table-cell office:value-type="float" office:value="-12" table:formula="of:=INT(41.8*((2*SIN(2*PI()*[.SP1]/1000))-1.5*SIN((2*PI()*2*[.SP1]/1000))))" table:style-name="ce1">
            <text:p>-12</text:p>
          </table:table-cell>
          <table:table-cell office:value-type="float" office:value="-14" table:formula="of:=INT(41.8*((2*SIN(2*PI()*[.SQ1]/1000))-1.5*SIN((2*PI()*2*[.SQ1]/1000))))" table:style-name="ce1">
            <text:p>-14</text:p>
          </table:table-cell>
          <table:table-cell office:value-type="float" office:value="-15" table:formula="of:=INT(41.8*((2*SIN(2*PI()*[.SR1]/1000))-1.5*SIN((2*PI()*2*[.SR1]/1000))))" table:style-name="ce1">
            <text:p>-15</text:p>
          </table:table-cell>
          <table:table-cell office:value-type="float" office:value="-16" table:formula="of:=INT(41.8*((2*SIN(2*PI()*[.SS1]/1000))-1.5*SIN((2*PI()*2*[.SS1]/1000))))" table:style-name="ce1">
            <text:p>-16</text:p>
          </table:table-cell>
          <table:table-cell office:value-type="float" office:value="-18" table:formula="of:=INT(41.8*((2*SIN(2*PI()*[.ST1]/1000))-1.5*SIN((2*PI()*2*[.ST1]/1000))))" table:style-name="ce1">
            <text:p>-18</text:p>
          </table:table-cell>
          <table:table-cell office:value-type="float" office:value="-19" table:formula="of:=INT(41.8*((2*SIN(2*PI()*[.SU1]/1000))-1.5*SIN((2*PI()*2*[.SU1]/1000))))" table:style-name="ce1">
            <text:p>-19</text:p>
          </table:table-cell>
          <table:table-cell office:value-type="float" office:value="-20" table:formula="of:=INT(41.8*((2*SIN(2*PI()*[.SV1]/1000))-1.5*SIN((2*PI()*2*[.SV1]/1000))))" table:style-name="ce1">
            <text:p>-20</text:p>
          </table:table-cell>
          <table:table-cell office:value-type="float" office:value="-21" table:formula="of:=INT(41.8*((2*SIN(2*PI()*[.SW1]/1000))-1.5*SIN((2*PI()*2*[.SW1]/1000))))" table:style-name="ce1">
            <text:p>-21</text:p>
          </table:table-cell>
          <table:table-cell office:value-type="float" office:value="-23" table:formula="of:=INT(41.8*((2*SIN(2*PI()*[.SX1]/1000))-1.5*SIN((2*PI()*2*[.SX1]/1000))))" table:style-name="ce1">
            <text:p>-23</text:p>
          </table:table-cell>
          <table:table-cell office:value-type="float" office:value="-24" table:formula="of:=INT(41.8*((2*SIN(2*PI()*[.SY1]/1000))-1.5*SIN((2*PI()*2*[.SY1]/1000))))" table:style-name="ce1">
            <text:p>-24</text:p>
          </table:table-cell>
          <table:table-cell office:value-type="float" office:value="-25" table:formula="of:=INT(41.8*((2*SIN(2*PI()*[.SZ1]/1000))-1.5*SIN((2*PI()*2*[.SZ1]/1000))))" table:style-name="ce1">
            <text:p>-25</text:p>
          </table:table-cell>
          <table:table-cell office:value-type="float" office:value="-27" table:formula="of:=INT(41.8*((2*SIN(2*PI()*[.TA1]/1000))-1.5*SIN((2*PI()*2*[.TA1]/1000))))" table:style-name="ce1">
            <text:p>-27</text:p>
          </table:table-cell>
          <table:table-cell office:value-type="float" office:value="-28" table:formula="of:=INT(41.8*((2*SIN(2*PI()*[.TB1]/1000))-1.5*SIN((2*PI()*2*[.TB1]/1000))))" table:style-name="ce1">
            <text:p>-28</text:p>
          </table:table-cell>
          <table:table-cell office:value-type="float" office:value="-29" table:formula="of:=INT(41.8*((2*SIN(2*PI()*[.TC1]/1000))-1.5*SIN((2*PI()*2*[.TC1]/1000))))" table:style-name="ce1">
            <text:p>-29</text:p>
          </table:table-cell>
          <table:table-cell office:value-type="float" office:value="-30" table:formula="of:=INT(41.8*((2*SIN(2*PI()*[.TD1]/1000))-1.5*SIN((2*PI()*2*[.TD1]/1000))))" table:style-name="ce1">
            <text:p>-30</text:p>
          </table:table-cell>
          <table:table-cell office:value-type="float" office:value="-32" table:formula="of:=INT(41.8*((2*SIN(2*PI()*[.TE1]/1000))-1.5*SIN((2*PI()*2*[.TE1]/1000))))" table:style-name="ce1">
            <text:p>-32</text:p>
          </table:table-cell>
          <table:table-cell office:value-type="float" office:value="-33" table:formula="of:=INT(41.8*((2*SIN(2*PI()*[.TF1]/1000))-1.5*SIN((2*PI()*2*[.TF1]/1000))))" table:style-name="ce1">
            <text:p>-33</text:p>
          </table:table-cell>
          <table:table-cell office:value-type="float" office:value="-34" table:formula="of:=INT(41.8*((2*SIN(2*PI()*[.TG1]/1000))-1.5*SIN((2*PI()*2*[.TG1]/1000))))" table:style-name="ce1">
            <text:p>-34</text:p>
          </table:table-cell>
          <table:table-cell office:value-type="float" office:value="-35" table:formula="of:=INT(41.8*((2*SIN(2*PI()*[.TH1]/1000))-1.5*SIN((2*PI()*2*[.TH1]/1000))))" table:style-name="ce1">
            <text:p>-35</text:p>
          </table:table-cell>
          <table:table-cell office:value-type="float" office:value="-37" table:formula="of:=INT(41.8*((2*SIN(2*PI()*[.TI1]/1000))-1.5*SIN((2*PI()*2*[.TI1]/1000))))" table:style-name="ce1">
            <text:p>-37</text:p>
          </table:table-cell>
          <table:table-cell office:value-type="float" office:value="-38" table:formula="of:=INT(41.8*((2*SIN(2*PI()*[.TJ1]/1000))-1.5*SIN((2*PI()*2*[.TJ1]/1000))))" table:style-name="ce1">
            <text:p>-38</text:p>
          </table:table-cell>
          <table:table-cell office:value-type="float" office:value="-39" table:formula="of:=INT(41.8*((2*SIN(2*PI()*[.TK1]/1000))-1.5*SIN((2*PI()*2*[.TK1]/1000))))" table:style-name="ce1">
            <text:p>-39</text:p>
          </table:table-cell>
          <table:table-cell office:value-type="float" office:value="-40" table:formula="of:=INT(41.8*((2*SIN(2*PI()*[.TL1]/1000))-1.5*SIN((2*PI()*2*[.TL1]/1000))))" table:style-name="ce1">
            <text:p>-40</text:p>
          </table:table-cell>
          <table:table-cell office:value-type="float" office:value="-42" table:formula="of:=INT(41.8*((2*SIN(2*PI()*[.TM1]/1000))-1.5*SIN((2*PI()*2*[.TM1]/1000))))" table:style-name="ce1">
            <text:p>-42</text:p>
          </table:table-cell>
          <table:table-cell office:value-type="float" office:value="-43" table:formula="of:=INT(41.8*((2*SIN(2*PI()*[.TN1]/1000))-1.5*SIN((2*PI()*2*[.TN1]/1000))))" table:style-name="ce1">
            <text:p>-43</text:p>
          </table:table-cell>
          <table:table-cell office:value-type="float" office:value="-44" table:formula="of:=INT(41.8*((2*SIN(2*PI()*[.TO1]/1000))-1.5*SIN((2*PI()*2*[.TO1]/1000))))" table:style-name="ce1">
            <text:p>-44</text:p>
          </table:table-cell>
          <table:table-cell office:value-type="float" office:value="-45" table:formula="of:=INT(41.8*((2*SIN(2*PI()*[.TP1]/1000))-1.5*SIN((2*PI()*2*[.TP1]/1000))))" table:style-name="ce1">
            <text:p>-45</text:p>
          </table:table-cell>
          <table:table-cell office:value-type="float" office:value="-47" table:formula="of:=INT(41.8*((2*SIN(2*PI()*[.TQ1]/1000))-1.5*SIN((2*PI()*2*[.TQ1]/1000))))" table:style-name="ce1">
            <text:p>-47</text:p>
          </table:table-cell>
          <table:table-cell office:value-type="float" office:value="-48" table:formula="of:=INT(41.8*((2*SIN(2*PI()*[.TR1]/1000))-1.5*SIN((2*PI()*2*[.TR1]/1000))))" table:style-name="ce1">
            <text:p>-48</text:p>
          </table:table-cell>
          <table:table-cell office:value-type="float" office:value="-49" table:formula="of:=INT(41.8*((2*SIN(2*PI()*[.TS1]/1000))-1.5*SIN((2*PI()*2*[.TS1]/1000))))" table:style-name="ce1">
            <text:p>-49</text:p>
          </table:table-cell>
          <table:table-cell office:value-type="float" office:value="-50" table:formula="of:=INT(41.8*((2*SIN(2*PI()*[.TT1]/1000))-1.5*SIN((2*PI()*2*[.TT1]/1000))))" table:style-name="ce1">
            <text:p>-50</text:p>
          </table:table-cell>
          <table:table-cell office:value-type="float" office:value="-51" table:formula="of:=INT(41.8*((2*SIN(2*PI()*[.TU1]/1000))-1.5*SIN((2*PI()*2*[.TU1]/1000))))" table:style-name="ce1">
            <text:p>-51</text:p>
          </table:table-cell>
          <table:table-cell office:value-type="float" office:value="-53" table:formula="of:=INT(41.8*((2*SIN(2*PI()*[.TV1]/1000))-1.5*SIN((2*PI()*2*[.TV1]/1000))))" table:style-name="ce1">
            <text:p>-53</text:p>
          </table:table-cell>
          <table:table-cell office:value-type="float" office:value="-54" table:formula="of:=INT(41.8*((2*SIN(2*PI()*[.TW1]/1000))-1.5*SIN((2*PI()*2*[.TW1]/1000))))" table:style-name="ce1">
            <text:p>-54</text:p>
          </table:table-cell>
          <table:table-cell office:value-type="float" office:value="-55" table:formula="of:=INT(41.8*((2*SIN(2*PI()*[.TX1]/1000))-1.5*SIN((2*PI()*2*[.TX1]/1000))))" table:style-name="ce1">
            <text:p>-55</text:p>
          </table:table-cell>
          <table:table-cell office:value-type="float" office:value="-56" table:formula="of:=INT(41.8*((2*SIN(2*PI()*[.TY1]/1000))-1.5*SIN((2*PI()*2*[.TY1]/1000))))" table:style-name="ce1">
            <text:p>-56</text:p>
          </table:table-cell>
          <table:table-cell office:value-type="float" office:value="-57" table:formula="of:=INT(41.8*((2*SIN(2*PI()*[.TZ1]/1000))-1.5*SIN((2*PI()*2*[.TZ1]/1000))))" table:style-name="ce1">
            <text:p>-57</text:p>
          </table:table-cell>
          <table:table-cell office:value-type="float" office:value="-59" table:formula="of:=INT(41.8*((2*SIN(2*PI()*[.UA1]/1000))-1.5*SIN((2*PI()*2*[.UA1]/1000))))" table:style-name="ce1">
            <text:p>-59</text:p>
          </table:table-cell>
          <table:table-cell office:value-type="float" office:value="-60" table:formula="of:=INT(41.8*((2*SIN(2*PI()*[.UB1]/1000))-1.5*SIN((2*PI()*2*[.UB1]/1000))))" table:style-name="ce1">
            <text:p>-60</text:p>
          </table:table-cell>
          <table:table-cell office:value-type="float" office:value="-61" table:formula="of:=INT(41.8*((2*SIN(2*PI()*[.UC1]/1000))-1.5*SIN((2*PI()*2*[.UC1]/1000))))" table:style-name="ce1">
            <text:p>-61</text:p>
          </table:table-cell>
          <table:table-cell office:value-type="float" office:value="-62" table:formula="of:=INT(41.8*((2*SIN(2*PI()*[.UD1]/1000))-1.5*SIN((2*PI()*2*[.UD1]/1000))))" table:style-name="ce1">
            <text:p>-62</text:p>
          </table:table-cell>
          <table:table-cell office:value-type="float" office:value="-63" table:formula="of:=INT(41.8*((2*SIN(2*PI()*[.UE1]/1000))-1.5*SIN((2*PI()*2*[.UE1]/1000))))" table:style-name="ce1">
            <text:p>-63</text:p>
          </table:table-cell>
          <table:table-cell office:value-type="float" office:value="-64" table:formula="of:=INT(41.8*((2*SIN(2*PI()*[.UF1]/1000))-1.5*SIN((2*PI()*2*[.UF1]/1000))))" table:style-name="ce1">
            <text:p>-64</text:p>
          </table:table-cell>
          <table:table-cell office:value-type="float" office:value="-65" table:formula="of:=INT(41.8*((2*SIN(2*PI()*[.UG1]/1000))-1.5*SIN((2*PI()*2*[.UG1]/1000))))" table:style-name="ce1">
            <text:p>-65</text:p>
          </table:table-cell>
          <table:table-cell office:value-type="float" office:value="-67" table:formula="of:=INT(41.8*((2*SIN(2*PI()*[.UH1]/1000))-1.5*SIN((2*PI()*2*[.UH1]/1000))))" table:style-name="ce1">
            <text:p>-67</text:p>
          </table:table-cell>
          <table:table-cell office:value-type="float" office:value="-68" table:formula="of:=INT(41.8*((2*SIN(2*PI()*[.UI1]/1000))-1.5*SIN((2*PI()*2*[.UI1]/1000))))" table:style-name="ce1">
            <text:p>-68</text:p>
          </table:table-cell>
          <table:table-cell office:value-type="float" office:value="-69" table:formula="of:=INT(41.8*((2*SIN(2*PI()*[.UJ1]/1000))-1.5*SIN((2*PI()*2*[.UJ1]/1000))))" table:style-name="ce1">
            <text:p>-69</text:p>
          </table:table-cell>
          <table:table-cell office:value-type="float" office:value="-70" table:formula="of:=INT(41.8*((2*SIN(2*PI()*[.UK1]/1000))-1.5*SIN((2*PI()*2*[.UK1]/1000))))" table:style-name="ce1">
            <text:p>-70</text:p>
          </table:table-cell>
          <table:table-cell office:value-type="float" office:value="-71" table:formula="of:=INT(41.8*((2*SIN(2*PI()*[.UL1]/1000))-1.5*SIN((2*PI()*2*[.UL1]/1000))))" table:style-name="ce1">
            <text:p>-71</text:p>
          </table:table-cell>
          <table:table-cell office:value-type="float" office:value="-72" table:formula="of:=INT(41.8*((2*SIN(2*PI()*[.UM1]/1000))-1.5*SIN((2*PI()*2*[.UM1]/1000))))" table:style-name="ce1">
            <text:p>-72</text:p>
          </table:table-cell>
          <table:table-cell office:value-type="float" office:value="-73" table:formula="of:=INT(41.8*((2*SIN(2*PI()*[.UN1]/1000))-1.5*SIN((2*PI()*2*[.UN1]/1000))))" table:style-name="ce1">
            <text:p>-73</text:p>
          </table:table-cell>
          <table:table-cell office:value-type="float" office:value="-74" table:formula="of:=INT(41.8*((2*SIN(2*PI()*[.UO1]/1000))-1.5*SIN((2*PI()*2*[.UO1]/1000))))" table:style-name="ce1">
            <text:p>-74</text:p>
          </table:table-cell>
          <table:table-cell office:value-type="float" office:value="-75" table:formula="of:=INT(41.8*((2*SIN(2*PI()*[.UP1]/1000))-1.5*SIN((2*PI()*2*[.UP1]/1000))))" table:style-name="ce1">
            <text:p>-75</text:p>
          </table:table-cell>
          <table:table-cell office:value-type="float" office:value="-76" table:formula="of:=INT(41.8*((2*SIN(2*PI()*[.UQ1]/1000))-1.5*SIN((2*PI()*2*[.UQ1]/1000))))" table:style-name="ce1">
            <text:p>-76</text:p>
          </table:table-cell>
          <table:table-cell office:value-type="float" office:value="-77" table:formula="of:=INT(41.8*((2*SIN(2*PI()*[.UR1]/1000))-1.5*SIN((2*PI()*2*[.UR1]/1000))))" table:style-name="ce1">
            <text:p>-77</text:p>
          </table:table-cell>
          <table:table-cell office:value-type="float" office:value="-78" table:formula="of:=INT(41.8*((2*SIN(2*PI()*[.US1]/1000))-1.5*SIN((2*PI()*2*[.US1]/1000))))" table:style-name="ce1">
            <text:p>-78</text:p>
          </table:table-cell>
          <table:table-cell office:value-type="float" office:value="-79" table:formula="of:=INT(41.8*((2*SIN(2*PI()*[.UT1]/1000))-1.5*SIN((2*PI()*2*[.UT1]/1000))))" table:style-name="ce1">
            <text:p>-79</text:p>
          </table:table-cell>
          <table:table-cell office:value-type="float" office:value="-80" table:formula="of:=INT(41.8*((2*SIN(2*PI()*[.UU1]/1000))-1.5*SIN((2*PI()*2*[.UU1]/1000))))" table:style-name="ce1">
            <text:p>-80</text:p>
          </table:table-cell>
          <table:table-cell office:value-type="float" office:value="-81" table:formula="of:=INT(41.8*((2*SIN(2*PI()*[.UV1]/1000))-1.5*SIN((2*PI()*2*[.UV1]/1000))))" table:style-name="ce1">
            <text:p>-81</text:p>
          </table:table-cell>
          <table:table-cell office:value-type="float" office:value="-82" table:formula="of:=INT(41.8*((2*SIN(2*PI()*[.UW1]/1000))-1.5*SIN((2*PI()*2*[.UW1]/1000))))" table:style-name="ce1">
            <text:p>-82</text:p>
          </table:table-cell>
          <table:table-cell office:value-type="float" office:value="-83" table:formula="of:=INT(41.8*((2*SIN(2*PI()*[.UX1]/1000))-1.5*SIN((2*PI()*2*[.UX1]/1000))))" table:style-name="ce1">
            <text:p>-83</text:p>
          </table:table-cell>
          <table:table-cell office:value-type="float" office:value="-84" table:formula="of:=INT(41.8*((2*SIN(2*PI()*[.UY1]/1000))-1.5*SIN((2*PI()*2*[.UY1]/1000))))" table:style-name="ce1">
            <text:p>-84</text:p>
          </table:table-cell>
          <table:table-cell office:value-type="float" office:value="-85" table:formula="of:=INT(41.8*((2*SIN(2*PI()*[.UZ1]/1000))-1.5*SIN((2*PI()*2*[.UZ1]/1000))))" table:style-name="ce1">
            <text:p>-85</text:p>
          </table:table-cell>
          <table:table-cell office:value-type="float" office:value="-86" table:formula="of:=INT(41.8*((2*SIN(2*PI()*[.VA1]/1000))-1.5*SIN((2*PI()*2*[.VA1]/1000))))" table:style-name="ce1">
            <text:p>-86</text:p>
          </table:table-cell>
          <table:table-cell office:value-type="float" office:value="-87" table:formula="of:=INT(41.8*((2*SIN(2*PI()*[.VB1]/1000))-1.5*SIN((2*PI()*2*[.VB1]/1000))))" table:style-name="ce1">
            <text:p>-87</text:p>
          </table:table-cell>
          <table:table-cell office:value-type="float" office:value="-88" table:formula="of:=INT(41.8*((2*SIN(2*PI()*[.VC1]/1000))-1.5*SIN((2*PI()*2*[.VC1]/1000))))" table:style-name="ce1">
            <text:p>-88</text:p>
          </table:table-cell>
          <table:table-cell office:value-type="float" office:value="-89" table:formula="of:=INT(41.8*((2*SIN(2*PI()*[.VD1]/1000))-1.5*SIN((2*PI()*2*[.VD1]/1000))))" table:style-name="ce1">
            <text:p>-89</text:p>
          </table:table-cell>
          <table:table-cell office:value-type="float" office:value="-90" table:formula="of:=INT(41.8*((2*SIN(2*PI()*[.VE1]/1000))-1.5*SIN((2*PI()*2*[.VE1]/1000))))" table:style-name="ce1">
            <text:p>-90</text:p>
          </table:table-cell>
          <table:table-cell office:value-type="float" office:value="-91" table:formula="of:=INT(41.8*((2*SIN(2*PI()*[.VF1]/1000))-1.5*SIN((2*PI()*2*[.VF1]/1000))))" table:style-name="ce1">
            <text:p>-91</text:p>
          </table:table-cell>
          <table:table-cell office:value-type="float" office:value="-92" table:formula="of:=INT(41.8*((2*SIN(2*PI()*[.VG1]/1000))-1.5*SIN((2*PI()*2*[.VG1]/1000))))" table:style-name="ce1">
            <text:p>-92</text:p>
          </table:table-cell>
          <table:table-cell office:value-type="float" office:value="-93" table:formula="of:=INT(41.8*((2*SIN(2*PI()*[.VH1]/1000))-1.5*SIN((2*PI()*2*[.VH1]/1000))))" table:style-name="ce1">
            <text:p>-93</text:p>
          </table:table-cell>
          <table:table-cell office:value-type="float" office:value="-94" table:formula="of:=INT(41.8*((2*SIN(2*PI()*[.VI1]/1000))-1.5*SIN((2*PI()*2*[.VI1]/1000))))" table:style-name="ce1">
            <text:p>-94</text:p>
          </table:table-cell>
          <table:table-cell office:value-type="float" office:value="-95" table:formula="of:=INT(41.8*((2*SIN(2*PI()*[.VJ1]/1000))-1.5*SIN((2*PI()*2*[.VJ1]/1000))))" table:style-name="ce1">
            <text:p>-95</text:p>
          </table:table-cell>
          <table:table-cell office:value-type="float" office:value="-95" table:formula="of:=INT(41.8*((2*SIN(2*PI()*[.VK1]/1000))-1.5*SIN((2*PI()*2*[.VK1]/1000))))" table:style-name="ce1">
            <text:p>-95</text:p>
          </table:table-cell>
          <table:table-cell office:value-type="float" office:value="-96" table:formula="of:=INT(41.8*((2*SIN(2*PI()*[.VL1]/1000))-1.5*SIN((2*PI()*2*[.VL1]/1000))))" table:style-name="ce1">
            <text:p>-96</text:p>
          </table:table-cell>
          <table:table-cell office:value-type="float" office:value="-97" table:formula="of:=INT(41.8*((2*SIN(2*PI()*[.VM1]/1000))-1.5*SIN((2*PI()*2*[.VM1]/1000))))" table:style-name="ce1">
            <text:p>-97</text:p>
          </table:table-cell>
          <table:table-cell office:value-type="float" office:value="-98" table:formula="of:=INT(41.8*((2*SIN(2*PI()*[.VN1]/1000))-1.5*SIN((2*PI()*2*[.VN1]/1000))))" table:style-name="ce1">
            <text:p>-98</text:p>
          </table:table-cell>
          <table:table-cell office:value-type="float" office:value="-99" table:formula="of:=INT(41.8*((2*SIN(2*PI()*[.VO1]/1000))-1.5*SIN((2*PI()*2*[.VO1]/1000))))" table:style-name="ce1">
            <text:p>-99</text:p>
          </table:table-cell>
          <table:table-cell office:value-type="float" office:value="-100" table:formula="of:=INT(41.8*((2*SIN(2*PI()*[.VP1]/1000))-1.5*SIN((2*PI()*2*[.VP1]/1000))))" table:style-name="ce1">
            <text:p>-100</text:p>
          </table:table-cell>
          <table:table-cell office:value-type="float" office:value="-100" table:formula="of:=INT(41.8*((2*SIN(2*PI()*[.VQ1]/1000))-1.5*SIN((2*PI()*2*[.VQ1]/1000))))" table:style-name="ce1">
            <text:p>-100</text:p>
          </table:table-cell>
          <table:table-cell office:value-type="float" office:value="-101" table:formula="of:=INT(41.8*((2*SIN(2*PI()*[.VR1]/1000))-1.5*SIN((2*PI()*2*[.VR1]/1000))))" table:style-name="ce1">
            <text:p>-101</text:p>
          </table:table-cell>
          <table:table-cell office:value-type="float" office:value="-102" table:formula="of:=INT(41.8*((2*SIN(2*PI()*[.VS1]/1000))-1.5*SIN((2*PI()*2*[.VS1]/1000))))" table:style-name="ce1">
            <text:p>-102</text:p>
          </table:table-cell>
          <table:table-cell office:value-type="float" office:value="-103" table:formula="of:=INT(41.8*((2*SIN(2*PI()*[.VT1]/1000))-1.5*SIN((2*PI()*2*[.VT1]/1000))))" table:style-name="ce1">
            <text:p>-103</text:p>
          </table:table-cell>
          <table:table-cell office:value-type="float" office:value="-104" table:formula="of:=INT(41.8*((2*SIN(2*PI()*[.VU1]/1000))-1.5*SIN((2*PI()*2*[.VU1]/1000))))" table:style-name="ce1">
            <text:p>-104</text:p>
          </table:table-cell>
          <table:table-cell office:value-type="float" office:value="-104" table:formula="of:=INT(41.8*((2*SIN(2*PI()*[.VV1]/1000))-1.5*SIN((2*PI()*2*[.VV1]/1000))))" table:style-name="ce1">
            <text:p>-104</text:p>
          </table:table-cell>
          <table:table-cell office:value-type="float" office:value="-105" table:formula="of:=INT(41.8*((2*SIN(2*PI()*[.VW1]/1000))-1.5*SIN((2*PI()*2*[.VW1]/1000))))" table:style-name="ce1">
            <text:p>-105</text:p>
          </table:table-cell>
          <table:table-cell office:value-type="float" office:value="-106" table:formula="of:=INT(41.8*((2*SIN(2*PI()*[.VX1]/1000))-1.5*SIN((2*PI()*2*[.VX1]/1000))))" table:style-name="ce1">
            <text:p>-106</text:p>
          </table:table-cell>
          <table:table-cell office:value-type="float" office:value="-107" table:formula="of:=INT(41.8*((2*SIN(2*PI()*[.VY1]/1000))-1.5*SIN((2*PI()*2*[.VY1]/1000))))" table:style-name="ce1">
            <text:p>-107</text:p>
          </table:table-cell>
          <table:table-cell office:value-type="float" office:value="-107" table:formula="of:=INT(41.8*((2*SIN(2*PI()*[.VZ1]/1000))-1.5*SIN((2*PI()*2*[.VZ1]/1000))))" table:style-name="ce1">
            <text:p>-107</text:p>
          </table:table-cell>
          <table:table-cell office:value-type="float" office:value="-108" table:formula="of:=INT(41.8*((2*SIN(2*PI()*[.WA1]/1000))-1.5*SIN((2*PI()*2*[.WA1]/1000))))" table:style-name="ce1">
            <text:p>-108</text:p>
          </table:table-cell>
          <table:table-cell office:value-type="float" office:value="-109" table:formula="of:=INT(41.8*((2*SIN(2*PI()*[.WB1]/1000))-1.5*SIN((2*PI()*2*[.WB1]/1000))))" table:style-name="ce1">
            <text:p>-109</text:p>
          </table:table-cell>
          <table:table-cell office:value-type="float" office:value="-109" table:formula="of:=INT(41.8*((2*SIN(2*PI()*[.WC1]/1000))-1.5*SIN((2*PI()*2*[.WC1]/1000))))" table:style-name="ce1">
            <text:p>-109</text:p>
          </table:table-cell>
          <table:table-cell office:value-type="float" office:value="-110" table:formula="of:=INT(41.8*((2*SIN(2*PI()*[.WD1]/1000))-1.5*SIN((2*PI()*2*[.WD1]/1000))))" table:style-name="ce1">
            <text:p>-110</text:p>
          </table:table-cell>
          <table:table-cell office:value-type="float" office:value="-111" table:formula="of:=INT(41.8*((2*SIN(2*PI()*[.WE1]/1000))-1.5*SIN((2*PI()*2*[.WE1]/1000))))" table:style-name="ce1">
            <text:p>-111</text:p>
          </table:table-cell>
          <table:table-cell office:value-type="float" office:value="-111" table:formula="of:=INT(41.8*((2*SIN(2*PI()*[.WF1]/1000))-1.5*SIN((2*PI()*2*[.WF1]/1000))))" table:style-name="ce1">
            <text:p>-111</text:p>
          </table:table-cell>
          <table:table-cell office:value-type="float" office:value="-112" table:formula="of:=INT(41.8*((2*SIN(2*PI()*[.WG1]/1000))-1.5*SIN((2*PI()*2*[.WG1]/1000))))" table:style-name="ce1">
            <text:p>-112</text:p>
          </table:table-cell>
          <table:table-cell office:value-type="float" office:value="-112" table:formula="of:=INT(41.8*((2*SIN(2*PI()*[.WH1]/1000))-1.5*SIN((2*PI()*2*[.WH1]/1000))))" table:style-name="ce1">
            <text:p>-112</text:p>
          </table:table-cell>
          <table:table-cell office:value-type="float" office:value="-113" table:formula="of:=INT(41.8*((2*SIN(2*PI()*[.WI1]/1000))-1.5*SIN((2*PI()*2*[.WI1]/1000))))" table:style-name="ce1">
            <text:p>-113</text:p>
          </table:table-cell>
          <table:table-cell office:value-type="float" office:value="-114" table:formula="of:=INT(41.8*((2*SIN(2*PI()*[.WJ1]/1000))-1.5*SIN((2*PI()*2*[.WJ1]/1000))))" table:style-name="ce1">
            <text:p>-114</text:p>
          </table:table-cell>
          <table:table-cell office:value-type="float" office:value="-114" table:formula="of:=INT(41.8*((2*SIN(2*PI()*[.WK1]/1000))-1.5*SIN((2*PI()*2*[.WK1]/1000))))" table:style-name="ce1">
            <text:p>-114</text:p>
          </table:table-cell>
          <table:table-cell office:value-type="float" office:value="-115" table:formula="of:=INT(41.8*((2*SIN(2*PI()*[.WL1]/1000))-1.5*SIN((2*PI()*2*[.WL1]/1000))))" table:style-name="ce1">
            <text:p>-115</text:p>
          </table:table-cell>
          <table:table-cell office:value-type="float" office:value="-115" table:formula="of:=INT(41.8*((2*SIN(2*PI()*[.WM1]/1000))-1.5*SIN((2*PI()*2*[.WM1]/1000))))" table:style-name="ce1">
            <text:p>-115</text:p>
          </table:table-cell>
          <table:table-cell office:value-type="float" office:value="-116" table:formula="of:=INT(41.8*((2*SIN(2*PI()*[.WN1]/1000))-1.5*SIN((2*PI()*2*[.WN1]/1000))))" table:style-name="ce1">
            <text:p>-116</text:p>
          </table:table-cell>
          <table:table-cell office:value-type="float" office:value="-116" table:formula="of:=INT(41.8*((2*SIN(2*PI()*[.WO1]/1000))-1.5*SIN((2*PI()*2*[.WO1]/1000))))" table:style-name="ce1">
            <text:p>-116</text:p>
          </table:table-cell>
          <table:table-cell office:value-type="float" office:value="-117" table:formula="of:=INT(41.8*((2*SIN(2*PI()*[.WP1]/1000))-1.5*SIN((2*PI()*2*[.WP1]/1000))))" table:style-name="ce1">
            <text:p>-117</text:p>
          </table:table-cell>
          <table:table-cell office:value-type="float" office:value="-117" table:formula="of:=INT(41.8*((2*SIN(2*PI()*[.WQ1]/1000))-1.5*SIN((2*PI()*2*[.WQ1]/1000))))" table:style-name="ce1">
            <text:p>-117</text:p>
          </table:table-cell>
          <table:table-cell office:value-type="float" office:value="-118" table:formula="of:=INT(41.8*((2*SIN(2*PI()*[.WR1]/1000))-1.5*SIN((2*PI()*2*[.WR1]/1000))))" table:style-name="ce1">
            <text:p>-118</text:p>
          </table:table-cell>
          <table:table-cell office:value-type="float" office:value="-118" table:formula="of:=INT(41.8*((2*SIN(2*PI()*[.WS1]/1000))-1.5*SIN((2*PI()*2*[.WS1]/1000))))" table:style-name="ce1">
            <text:p>-118</text:p>
          </table:table-cell>
          <table:table-cell office:value-type="float" office:value="-119" table:formula="of:=INT(41.8*((2*SIN(2*PI()*[.WT1]/1000))-1.5*SIN((2*PI()*2*[.WT1]/1000))))" table:style-name="ce1">
            <text:p>-119</text:p>
          </table:table-cell>
          <table:table-cell office:value-type="float" office:value="-119" table:formula="of:=INT(41.8*((2*SIN(2*PI()*[.WU1]/1000))-1.5*SIN((2*PI()*2*[.WU1]/1000))))" table:style-name="ce1">
            <text:p>-119</text:p>
          </table:table-cell>
          <table:table-cell office:value-type="float" office:value="-120" table:formula="of:=INT(41.8*((2*SIN(2*PI()*[.WV1]/1000))-1.5*SIN((2*PI()*2*[.WV1]/1000))))" table:style-name="ce1">
            <text:p>-120</text:p>
          </table:table-cell>
          <table:table-cell office:value-type="float" office:value="-120" table:formula="of:=INT(41.8*((2*SIN(2*PI()*[.WW1]/1000))-1.5*SIN((2*PI()*2*[.WW1]/1000))))" table:style-name="ce1">
            <text:p>-120</text:p>
          </table:table-cell>
          <table:table-cell office:value-type="float" office:value="-121" table:formula="of:=INT(41.8*((2*SIN(2*PI()*[.WX1]/1000))-1.5*SIN((2*PI()*2*[.WX1]/1000))))" table:style-name="ce1">
            <text:p>-121</text:p>
          </table:table-cell>
          <table:table-cell office:value-type="float" office:value="-121" table:formula="of:=INT(41.8*((2*SIN(2*PI()*[.WY1]/1000))-1.5*SIN((2*PI()*2*[.WY1]/1000))))" table:style-name="ce1">
            <text:p>-121</text:p>
          </table:table-cell>
          <table:table-cell office:value-type="float" office:value="-122" table:formula="of:=INT(41.8*((2*SIN(2*PI()*[.WZ1]/1000))-1.5*SIN((2*PI()*2*[.WZ1]/1000))))" table:style-name="ce1">
            <text:p>-122</text:p>
          </table:table-cell>
          <table:table-cell office:value-type="float" office:value="-122" table:formula="of:=INT(41.8*((2*SIN(2*PI()*[.XA1]/1000))-1.5*SIN((2*PI()*2*[.XA1]/1000))))" table:style-name="ce1">
            <text:p>-122</text:p>
          </table:table-cell>
          <table:table-cell office:value-type="float" office:value="-122" table:formula="of:=INT(41.8*((2*SIN(2*PI()*[.XB1]/1000))-1.5*SIN((2*PI()*2*[.XB1]/1000))))" table:style-name="ce1">
            <text:p>-122</text:p>
          </table:table-cell>
          <table:table-cell office:value-type="float" office:value="-123" table:formula="of:=INT(41.8*((2*SIN(2*PI()*[.XC1]/1000))-1.5*SIN((2*PI()*2*[.XC1]/1000))))" table:style-name="ce1">
            <text:p>-123</text:p>
          </table:table-cell>
          <table:table-cell office:value-type="float" office:value="-123" table:formula="of:=INT(41.8*((2*SIN(2*PI()*[.XD1]/1000))-1.5*SIN((2*PI()*2*[.XD1]/1000))))" table:style-name="ce1">
            <text:p>-123</text:p>
          </table:table-cell>
          <table:table-cell office:value-type="float" office:value="-123" table:formula="of:=INT(41.8*((2*SIN(2*PI()*[.XE1]/1000))-1.5*SIN((2*PI()*2*[.XE1]/1000))))" table:style-name="ce1">
            <text:p>-123</text:p>
          </table:table-cell>
          <table:table-cell office:value-type="float" office:value="-124" table:formula="of:=INT(41.8*((2*SIN(2*PI()*[.XF1]/1000))-1.5*SIN((2*PI()*2*[.XF1]/1000))))" table:style-name="ce1">
            <text:p>-124</text:p>
          </table:table-cell>
          <table:table-cell office:value-type="float" office:value="-124" table:formula="of:=INT(41.8*((2*SIN(2*PI()*[.XG1]/1000))-1.5*SIN((2*PI()*2*[.XG1]/1000))))" table:style-name="ce1">
            <text:p>-124</text:p>
          </table:table-cell>
          <table:table-cell office:value-type="float" office:value="-124" table:formula="of:=INT(41.8*((2*SIN(2*PI()*[.XH1]/1000))-1.5*SIN((2*PI()*2*[.XH1]/1000))))" table:style-name="ce1">
            <text:p>-124</text:p>
          </table:table-cell>
          <table:table-cell office:value-type="float" office:value="-125" table:formula="of:=INT(41.8*((2*SIN(2*PI()*[.XI1]/1000))-1.5*SIN((2*PI()*2*[.XI1]/1000))))" table:style-name="ce1">
            <text:p>-125</text:p>
          </table:table-cell>
          <table:table-cell office:value-type="float" office:value="-125" table:formula="of:=INT(41.8*((2*SIN(2*PI()*[.XJ1]/1000))-1.5*SIN((2*PI()*2*[.XJ1]/1000))))" table:style-name="ce1">
            <text:p>-125</text:p>
          </table:table-cell>
          <table:table-cell office:value-type="float" office:value="-125" table:formula="of:=INT(41.8*((2*SIN(2*PI()*[.XK1]/1000))-1.5*SIN((2*PI()*2*[.XK1]/1000))))" table:style-name="ce1">
            <text:p>-125</text:p>
          </table:table-cell>
          <table:table-cell office:value-type="float" office:value="-125" table:formula="of:=INT(41.8*((2*SIN(2*PI()*[.XL1]/1000))-1.5*SIN((2*PI()*2*[.XL1]/1000))))" table:style-name="ce1">
            <text:p>-125</text:p>
          </table:table-cell>
          <table:table-cell office:value-type="float" office:value="-126" table:formula="of:=INT(41.8*((2*SIN(2*PI()*[.XM1]/1000))-1.5*SIN((2*PI()*2*[.XM1]/1000))))" table:style-name="ce1">
            <text:p>-126</text:p>
          </table:table-cell>
          <table:table-cell office:value-type="float" office:value="-126" table:formula="of:=INT(41.8*((2*SIN(2*PI()*[.XN1]/1000))-1.5*SIN((2*PI()*2*[.XN1]/1000))))" table:style-name="ce1">
            <text:p>-126</text:p>
          </table:table-cell>
          <table:table-cell office:value-type="float" office:value="-126" table:formula="of:=INT(41.8*((2*SIN(2*PI()*[.XO1]/1000))-1.5*SIN((2*PI()*2*[.XO1]/1000))))" table:style-name="ce1">
            <text:p>-126</text:p>
          </table:table-cell>
          <table:table-cell office:value-type="float" office:value="-126" table:formula="of:=INT(41.8*((2*SIN(2*PI()*[.XP1]/1000))-1.5*SIN((2*PI()*2*[.XP1]/1000))))" table:style-name="ce1">
            <text:p>-126</text:p>
          </table:table-cell>
          <table:table-cell office:value-type="float" office:value="-127" table:formula="of:=INT(41.8*((2*SIN(2*PI()*[.XQ1]/1000))-1.5*SIN((2*PI()*2*[.XQ1]/1000))))" table:style-name="ce1">
            <text:p>-127</text:p>
          </table:table-cell>
          <table:table-cell office:value-type="float" office:value="-127" table:formula="of:=INT(41.8*((2*SIN(2*PI()*[.XR1]/1000))-1.5*SIN((2*PI()*2*[.XR1]/1000))))" table:style-name="ce1">
            <text:p>-127</text:p>
          </table:table-cell>
          <table:table-cell office:value-type="float" office:value="-127" table:formula="of:=INT(41.8*((2*SIN(2*PI()*[.XS1]/1000))-1.5*SIN((2*PI()*2*[.XS1]/1000))))" table:style-name="ce1">
            <text:p>-127</text:p>
          </table:table-cell>
          <table:table-cell office:value-type="float" office:value="-127" table:formula="of:=INT(41.8*((2*SIN(2*PI()*[.XT1]/1000))-1.5*SIN((2*PI()*2*[.XT1]/1000))))" table:style-name="ce1">
            <text:p>-127</text:p>
          </table:table-cell>
          <table:table-cell office:value-type="float" office:value="-127" table:formula="of:=INT(41.8*((2*SIN(2*PI()*[.XU1]/1000))-1.5*SIN((2*PI()*2*[.XU1]/1000))))" table:style-name="ce1">
            <text:p>-127</text:p>
          </table:table-cell>
          <table:table-cell office:value-type="float" office:value="-127" table:formula="of:=INT(41.8*((2*SIN(2*PI()*[.XV1]/1000))-1.5*SIN((2*PI()*2*[.XV1]/1000))))" table:style-name="ce1">
            <text:p>-127</text:p>
          </table:table-cell>
          <table:table-cell office:value-type="float" office:value="-127" table:formula="of:=INT(41.8*((2*SIN(2*PI()*[.XW1]/1000))-1.5*SIN((2*PI()*2*[.XW1]/1000))))" table:style-name="ce1">
            <text:p>-127</text:p>
          </table:table-cell>
          <table:table-cell office:value-type="float" office:value="-128" table:formula="of:=INT(41.8*((2*SIN(2*PI()*[.XX1]/1000))-1.5*SIN((2*PI()*2*[.XX1]/1000))))" table:style-name="ce1">
            <text:p>-128</text:p>
          </table:table-cell>
          <table:table-cell office:value-type="float" office:value="-128" table:formula="of:=INT(41.8*((2*SIN(2*PI()*[.XY1]/1000))-1.5*SIN((2*PI()*2*[.XY1]/1000))))" table:style-name="ce1">
            <text:p>-128</text:p>
          </table:table-cell>
          <table:table-cell office:value-type="float" office:value="-128" table:formula="of:=INT(41.8*((2*SIN(2*PI()*[.XZ1]/1000))-1.5*SIN((2*PI()*2*[.XZ1]/1000))))" table:style-name="ce1">
            <text:p>-128</text:p>
          </table:table-cell>
          <table:table-cell office:value-type="float" office:value="-128" table:formula="of:=INT(41.8*((2*SIN(2*PI()*[.YA1]/1000))-1.5*SIN((2*PI()*2*[.YA1]/1000))))" table:style-name="ce1">
            <text:p>-128</text:p>
          </table:table-cell>
          <table:table-cell office:value-type="float" office:value="-128" table:formula="of:=INT(41.8*((2*SIN(2*PI()*[.YB1]/1000))-1.5*SIN((2*PI()*2*[.YB1]/1000))))" table:style-name="ce1">
            <text:p>-128</text:p>
          </table:table-cell>
          <table:table-cell office:value-type="float" office:value="-128" table:formula="of:=INT(41.8*((2*SIN(2*PI()*[.YC1]/1000))-1.5*SIN((2*PI()*2*[.YC1]/1000))))" table:style-name="ce1">
            <text:p>-128</text:p>
          </table:table-cell>
          <table:table-cell office:value-type="float" office:value="-128" table:formula="of:=INT(41.8*((2*SIN(2*PI()*[.YD1]/1000))-1.5*SIN((2*PI()*2*[.YD1]/1000))))" table:style-name="ce1">
            <text:p>-128</text:p>
          </table:table-cell>
          <table:table-cell office:value-type="float" office:value="-128" table:formula="of:=INT(41.8*((2*SIN(2*PI()*[.YE1]/1000))-1.5*SIN((2*PI()*2*[.YE1]/1000))))" table:style-name="ce1">
            <text:p>-128</text:p>
          </table:table-cell>
          <table:table-cell office:value-type="float" office:value="-128" table:formula="of:=INT(41.8*((2*SIN(2*PI()*[.YF1]/1000))-1.5*SIN((2*PI()*2*[.YF1]/1000))))" table:style-name="ce1">
            <text:p>-128</text:p>
          </table:table-cell>
          <table:table-cell office:value-type="float" office:value="-128" table:formula="of:=INT(41.8*((2*SIN(2*PI()*[.YG1]/1000))-1.5*SIN((2*PI()*2*[.YG1]/1000))))" table:style-name="ce1">
            <text:p>-128</text:p>
          </table:table-cell>
          <table:table-cell office:value-type="float" office:value="-128" table:formula="of:=INT(41.8*((2*SIN(2*PI()*[.YH1]/1000))-1.5*SIN((2*PI()*2*[.YH1]/1000))))" table:style-name="ce1">
            <text:p>-128</text:p>
          </table:table-cell>
          <table:table-cell office:value-type="float" office:value="-128" table:formula="of:=INT(41.8*((2*SIN(2*PI()*[.YI1]/1000))-1.5*SIN((2*PI()*2*[.YI1]/1000))))" table:style-name="ce1">
            <text:p>-128</text:p>
          </table:table-cell>
          <table:table-cell office:value-type="float" office:value="-128" table:formula="of:=INT(41.8*((2*SIN(2*PI()*[.YJ1]/1000))-1.5*SIN((2*PI()*2*[.YJ1]/1000))))" table:style-name="ce1">
            <text:p>-128</text:p>
          </table:table-cell>
          <table:table-cell office:value-type="float" office:value="-128" table:formula="of:=INT(41.8*((2*SIN(2*PI()*[.YK1]/1000))-1.5*SIN((2*PI()*2*[.YK1]/1000))))" table:style-name="ce1">
            <text:p>-128</text:p>
          </table:table-cell>
          <table:table-cell office:value-type="float" office:value="-128" table:formula="of:=INT(41.8*((2*SIN(2*PI()*[.YL1]/1000))-1.5*SIN((2*PI()*2*[.YL1]/1000))))" table:style-name="ce1">
            <text:p>-128</text:p>
          </table:table-cell>
          <table:table-cell office:value-type="float" office:value="-128" table:formula="of:=INT(41.8*((2*SIN(2*PI()*[.YM1]/1000))-1.5*SIN((2*PI()*2*[.YM1]/1000))))" table:style-name="ce1">
            <text:p>-128</text:p>
          </table:table-cell>
          <table:table-cell office:value-type="float" office:value="-128" table:formula="of:=INT(41.8*((2*SIN(2*PI()*[.YN1]/1000))-1.5*SIN((2*PI()*2*[.YN1]/1000))))" table:style-name="ce1">
            <text:p>-128</text:p>
          </table:table-cell>
          <table:table-cell office:value-type="float" office:value="-128" table:formula="of:=INT(41.8*((2*SIN(2*PI()*[.YO1]/1000))-1.5*SIN((2*PI()*2*[.YO1]/1000))))" table:style-name="ce1">
            <text:p>-128</text:p>
          </table:table-cell>
          <table:table-cell office:value-type="float" office:value="-127" table:formula="of:=INT(41.8*((2*SIN(2*PI()*[.YP1]/1000))-1.5*SIN((2*PI()*2*[.YP1]/1000))))" table:style-name="ce1">
            <text:p>-127</text:p>
          </table:table-cell>
          <table:table-cell office:value-type="float" office:value="-127" table:formula="of:=INT(41.8*((2*SIN(2*PI()*[.YQ1]/1000))-1.5*SIN((2*PI()*2*[.YQ1]/1000))))" table:style-name="ce1">
            <text:p>-127</text:p>
          </table:table-cell>
          <table:table-cell office:value-type="float" office:value="-127" table:formula="of:=INT(41.8*((2*SIN(2*PI()*[.YR1]/1000))-1.5*SIN((2*PI()*2*[.YR1]/1000))))" table:style-name="ce1">
            <text:p>-127</text:p>
          </table:table-cell>
          <table:table-cell office:value-type="float" office:value="-127" table:formula="of:=INT(41.8*((2*SIN(2*PI()*[.YS1]/1000))-1.5*SIN((2*PI()*2*[.YS1]/1000))))" table:style-name="ce1">
            <text:p>-127</text:p>
          </table:table-cell>
          <table:table-cell office:value-type="float" office:value="-127" table:formula="of:=INT(41.8*((2*SIN(2*PI()*[.YT1]/1000))-1.5*SIN((2*PI()*2*[.YT1]/1000))))" table:style-name="ce1">
            <text:p>-127</text:p>
          </table:table-cell>
          <table:table-cell office:value-type="float" office:value="-127" table:formula="of:=INT(41.8*((2*SIN(2*PI()*[.YU1]/1000))-1.5*SIN((2*PI()*2*[.YU1]/1000))))" table:style-name="ce1">
            <text:p>-127</text:p>
          </table:table-cell>
          <table:table-cell office:value-type="float" office:value="-127" table:formula="of:=INT(41.8*((2*SIN(2*PI()*[.YV1]/1000))-1.5*SIN((2*PI()*2*[.YV1]/1000))))" table:style-name="ce1">
            <text:p>-127</text:p>
          </table:table-cell>
          <table:table-cell office:value-type="float" office:value="-126" table:formula="of:=INT(41.8*((2*SIN(2*PI()*[.YW1]/1000))-1.5*SIN((2*PI()*2*[.YW1]/1000))))" table:style-name="ce1">
            <text:p>-126</text:p>
          </table:table-cell>
          <table:table-cell office:value-type="float" office:value="-126" table:formula="of:=INT(41.8*((2*SIN(2*PI()*[.YX1]/1000))-1.5*SIN((2*PI()*2*[.YX1]/1000))))" table:style-name="ce1">
            <text:p>-126</text:p>
          </table:table-cell>
          <table:table-cell office:value-type="float" office:value="-126" table:formula="of:=INT(41.8*((2*SIN(2*PI()*[.YY1]/1000))-1.5*SIN((2*PI()*2*[.YY1]/1000))))" table:style-name="ce1">
            <text:p>-126</text:p>
          </table:table-cell>
          <table:table-cell office:value-type="float" office:value="-126" table:formula="of:=INT(41.8*((2*SIN(2*PI()*[.YZ1]/1000))-1.5*SIN((2*PI()*2*[.YZ1]/1000))))" table:style-name="ce1">
            <text:p>-126</text:p>
          </table:table-cell>
          <table:table-cell office:value-type="float" office:value="-125" table:formula="of:=INT(41.8*((2*SIN(2*PI()*[.ZA1]/1000))-1.5*SIN((2*PI()*2*[.ZA1]/1000))))" table:style-name="ce1">
            <text:p>-125</text:p>
          </table:table-cell>
          <table:table-cell office:value-type="float" office:value="-125" table:formula="of:=INT(41.8*((2*SIN(2*PI()*[.ZB1]/1000))-1.5*SIN((2*PI()*2*[.ZB1]/1000))))" table:style-name="ce1">
            <text:p>-125</text:p>
          </table:table-cell>
          <table:table-cell office:value-type="float" office:value="-125" table:formula="of:=INT(41.8*((2*SIN(2*PI()*[.ZC1]/1000))-1.5*SIN((2*PI()*2*[.ZC1]/1000))))" table:style-name="ce1">
            <text:p>-125</text:p>
          </table:table-cell>
          <table:table-cell office:value-type="float" office:value="-125" table:formula="of:=INT(41.8*((2*SIN(2*PI()*[.ZD1]/1000))-1.5*SIN((2*PI()*2*[.ZD1]/1000))))" table:style-name="ce1">
            <text:p>-125</text:p>
          </table:table-cell>
          <table:table-cell office:value-type="float" office:value="-124" table:formula="of:=INT(41.8*((2*SIN(2*PI()*[.ZE1]/1000))-1.5*SIN((2*PI()*2*[.ZE1]/1000))))" table:style-name="ce1">
            <text:p>-124</text:p>
          </table:table-cell>
          <table:table-cell office:value-type="float" office:value="-124" table:formula="of:=INT(41.8*((2*SIN(2*PI()*[.ZF1]/1000))-1.5*SIN((2*PI()*2*[.ZF1]/1000))))" table:style-name="ce1">
            <text:p>-124</text:p>
          </table:table-cell>
          <table:table-cell office:value-type="float" office:value="-124" table:formula="of:=INT(41.8*((2*SIN(2*PI()*[.ZG1]/1000))-1.5*SIN((2*PI()*2*[.ZG1]/1000))))" table:style-name="ce1">
            <text:p>-124</text:p>
          </table:table-cell>
          <table:table-cell office:value-type="float" office:value="-124" table:formula="of:=INT(41.8*((2*SIN(2*PI()*[.ZH1]/1000))-1.5*SIN((2*PI()*2*[.ZH1]/1000))))" table:style-name="ce1">
            <text:p>-124</text:p>
          </table:table-cell>
          <table:table-cell office:value-type="float" office:value="-123" table:formula="of:=INT(41.8*((2*SIN(2*PI()*[.ZI1]/1000))-1.5*SIN((2*PI()*2*[.ZI1]/1000))))" table:style-name="ce1">
            <text:p>-123</text:p>
          </table:table-cell>
          <table:table-cell office:value-type="float" office:value="-123" table:formula="of:=INT(41.8*((2*SIN(2*PI()*[.ZJ1]/1000))-1.5*SIN((2*PI()*2*[.ZJ1]/1000))))" table:style-name="ce1">
            <text:p>-123</text:p>
          </table:table-cell>
          <table:table-cell office:value-type="float" office:value="-123" table:formula="of:=INT(41.8*((2*SIN(2*PI()*[.ZK1]/1000))-1.5*SIN((2*PI()*2*[.ZK1]/1000))))" table:style-name="ce1">
            <text:p>-123</text:p>
          </table:table-cell>
          <table:table-cell office:value-type="float" office:value="-122" table:formula="of:=INT(41.8*((2*SIN(2*PI()*[.ZL1]/1000))-1.5*SIN((2*PI()*2*[.ZL1]/1000))))" table:style-name="ce1">
            <text:p>-122</text:p>
          </table:table-cell>
          <table:table-cell office:value-type="float" office:value="-122" table:formula="of:=INT(41.8*((2*SIN(2*PI()*[.ZM1]/1000))-1.5*SIN((2*PI()*2*[.ZM1]/1000))))" table:style-name="ce1">
            <text:p>-122</text:p>
          </table:table-cell>
          <table:table-cell office:value-type="float" office:value="-122" table:formula="of:=INT(41.8*((2*SIN(2*PI()*[.ZN1]/1000))-1.5*SIN((2*PI()*2*[.ZN1]/1000))))" table:style-name="ce1">
            <text:p>-122</text:p>
          </table:table-cell>
          <table:table-cell office:value-type="float" office:value="-121" table:formula="of:=INT(41.8*((2*SIN(2*PI()*[.ZO1]/1000))-1.5*SIN((2*PI()*2*[.ZO1]/1000))))" table:style-name="ce1">
            <text:p>-121</text:p>
          </table:table-cell>
          <table:table-cell office:value-type="float" office:value="-121" table:formula="of:=INT(41.8*((2*SIN(2*PI()*[.ZP1]/1000))-1.5*SIN((2*PI()*2*[.ZP1]/1000))))" table:style-name="ce1">
            <text:p>-121</text:p>
          </table:table-cell>
          <table:table-cell office:value-type="float" office:value="-120" table:formula="of:=INT(41.8*((2*SIN(2*PI()*[.ZQ1]/1000))-1.5*SIN((2*PI()*2*[.ZQ1]/1000))))" table:style-name="ce1">
            <text:p>-120</text:p>
          </table:table-cell>
          <table:table-cell office:value-type="float" office:value="-120" table:formula="of:=INT(41.8*((2*SIN(2*PI()*[.ZR1]/1000))-1.5*SIN((2*PI()*2*[.ZR1]/1000))))" table:style-name="ce1">
            <text:p>-120</text:p>
          </table:table-cell>
          <table:table-cell office:value-type="float" office:value="-120" table:formula="of:=INT(41.8*((2*SIN(2*PI()*[.ZS1]/1000))-1.5*SIN((2*PI()*2*[.ZS1]/1000))))" table:style-name="ce1">
            <text:p>-120</text:p>
          </table:table-cell>
          <table:table-cell office:value-type="float" office:value="-119" table:formula="of:=INT(41.8*((2*SIN(2*PI()*[.ZT1]/1000))-1.5*SIN((2*PI()*2*[.ZT1]/1000))))" table:style-name="ce1">
            <text:p>-119</text:p>
          </table:table-cell>
          <table:table-cell office:value-type="float" office:value="-119" table:formula="of:=INT(41.8*((2*SIN(2*PI()*[.ZU1]/1000))-1.5*SIN((2*PI()*2*[.ZU1]/1000))))" table:style-name="ce1">
            <text:p>-119</text:p>
          </table:table-cell>
          <table:table-cell office:value-type="float" office:value="-118" table:formula="of:=INT(41.8*((2*SIN(2*PI()*[.ZV1]/1000))-1.5*SIN((2*PI()*2*[.ZV1]/1000))))" table:style-name="ce1">
            <text:p>-118</text:p>
          </table:table-cell>
          <table:table-cell office:value-type="float" office:value="-118" table:formula="of:=INT(41.8*((2*SIN(2*PI()*[.ZW1]/1000))-1.5*SIN((2*PI()*2*[.ZW1]/1000))))" table:style-name="ce1">
            <text:p>-118</text:p>
          </table:table-cell>
          <table:table-cell office:value-type="float" office:value="-117" table:formula="of:=INT(41.8*((2*SIN(2*PI()*[.ZX1]/1000))-1.5*SIN((2*PI()*2*[.ZX1]/1000))))" table:style-name="ce1">
            <text:p>-117</text:p>
          </table:table-cell>
          <table:table-cell office:value-type="float" office:value="-117" table:formula="of:=INT(41.8*((2*SIN(2*PI()*[.ZY1]/1000))-1.5*SIN((2*PI()*2*[.ZY1]/1000))))" table:style-name="ce1">
            <text:p>-117</text:p>
          </table:table-cell>
          <table:table-cell office:value-type="float" office:value="-116" table:formula="of:=INT(41.8*((2*SIN(2*PI()*[.ZZ1]/1000))-1.5*SIN((2*PI()*2*[.ZZ1]/1000))))" table:style-name="ce1">
            <text:p>-116</text:p>
          </table:table-cell>
          <table:table-cell office:value-type="float" office:value="-116" table:formula="of:=INT(41.8*((2*SIN(2*PI()*[.AAA1]/1000))-1.5*SIN((2*PI()*2*[.AAA1]/1000))))" table:style-name="ce1">
            <text:p>-116</text:p>
          </table:table-cell>
          <table:table-cell office:value-type="float" office:value="-115" table:formula="of:=INT(41.8*((2*SIN(2*PI()*[.AAB1]/1000))-1.5*SIN((2*PI()*2*[.AAB1]/1000))))" table:style-name="ce1">
            <text:p>-115</text:p>
          </table:table-cell>
          <table:table-cell office:value-type="float" office:value="-115" table:formula="of:=INT(41.8*((2*SIN(2*PI()*[.AAC1]/1000))-1.5*SIN((2*PI()*2*[.AAC1]/1000))))" table:style-name="ce1">
            <text:p>-115</text:p>
          </table:table-cell>
          <table:table-cell office:value-type="float" office:value="-114" table:formula="of:=INT(41.8*((2*SIN(2*PI()*[.AAD1]/1000))-1.5*SIN((2*PI()*2*[.AAD1]/1000))))" table:style-name="ce1">
            <text:p>-114</text:p>
          </table:table-cell>
          <table:table-cell office:value-type="float" office:value="-114" table:formula="of:=INT(41.8*((2*SIN(2*PI()*[.AAE1]/1000))-1.5*SIN((2*PI()*2*[.AAE1]/1000))))" table:style-name="ce1">
            <text:p>-114</text:p>
          </table:table-cell>
          <table:table-cell office:value-type="float" office:value="-113" table:formula="of:=INT(41.8*((2*SIN(2*PI()*[.AAF1]/1000))-1.5*SIN((2*PI()*2*[.AAF1]/1000))))" table:style-name="ce1">
            <text:p>-113</text:p>
          </table:table-cell>
          <table:table-cell office:value-type="float" office:value="-113" table:formula="of:=INT(41.8*((2*SIN(2*PI()*[.AAG1]/1000))-1.5*SIN((2*PI()*2*[.AAG1]/1000))))" table:style-name="ce1">
            <text:p>-113</text:p>
          </table:table-cell>
          <table:table-cell office:value-type="float" office:value="-112" table:formula="of:=INT(41.8*((2*SIN(2*PI()*[.AAH1]/1000))-1.5*SIN((2*PI()*2*[.AAH1]/1000))))" table:style-name="ce1">
            <text:p>-112</text:p>
          </table:table-cell>
          <table:table-cell office:value-type="float" office:value="-112" table:formula="of:=INT(41.8*((2*SIN(2*PI()*[.AAI1]/1000))-1.5*SIN((2*PI()*2*[.AAI1]/1000))))" table:style-name="ce1">
            <text:p>-112</text:p>
          </table:table-cell>
          <table:table-cell office:value-type="float" office:value="-111" table:formula="of:=INT(41.8*((2*SIN(2*PI()*[.AAJ1]/1000))-1.5*SIN((2*PI()*2*[.AAJ1]/1000))))" table:style-name="ce1">
            <text:p>-111</text:p>
          </table:table-cell>
          <table:table-cell office:value-type="float" office:value="-111" table:formula="of:=INT(41.8*((2*SIN(2*PI()*[.AAK1]/1000))-1.5*SIN((2*PI()*2*[.AAK1]/1000))))" table:style-name="ce1">
            <text:p>-111</text:p>
          </table:table-cell>
          <table:table-cell office:value-type="float" office:value="-110" table:formula="of:=INT(41.8*((2*SIN(2*PI()*[.AAL1]/1000))-1.5*SIN((2*PI()*2*[.AAL1]/1000))))" table:style-name="ce1">
            <text:p>-110</text:p>
          </table:table-cell>
          <table:table-cell office:value-type="float" office:value="-109" table:formula="of:=INT(41.8*((2*SIN(2*PI()*[.AAM1]/1000))-1.5*SIN((2*PI()*2*[.AAM1]/1000))))" table:style-name="ce1">
            <text:p>-109</text:p>
          </table:table-cell>
          <table:table-cell office:value-type="float" office:value="-109" table:formula="of:=INT(41.8*((2*SIN(2*PI()*[.AAN1]/1000))-1.5*SIN((2*PI()*2*[.AAN1]/1000))))" table:style-name="ce1">
            <text:p>-109</text:p>
          </table:table-cell>
          <table:table-cell office:value-type="float" office:value="-108" table:formula="of:=INT(41.8*((2*SIN(2*PI()*[.AAO1]/1000))-1.5*SIN((2*PI()*2*[.AAO1]/1000))))" table:style-name="ce1">
            <text:p>-108</text:p>
          </table:table-cell>
          <table:table-cell office:value-type="float" office:value="-108" table:formula="of:=INT(41.8*((2*SIN(2*PI()*[.AAP1]/1000))-1.5*SIN((2*PI()*2*[.AAP1]/1000))))" table:style-name="ce1">
            <text:p>-108</text:p>
          </table:table-cell>
          <table:table-cell office:value-type="float" office:value="-107" table:formula="of:=INT(41.8*((2*SIN(2*PI()*[.AAQ1]/1000))-1.5*SIN((2*PI()*2*[.AAQ1]/1000))))" table:style-name="ce1">
            <text:p>-107</text:p>
          </table:table-cell>
          <table:table-cell office:value-type="float" office:value="-106" table:formula="of:=INT(41.8*((2*SIN(2*PI()*[.AAR1]/1000))-1.5*SIN((2*PI()*2*[.AAR1]/1000))))" table:style-name="ce1">
            <text:p>-106</text:p>
          </table:table-cell>
          <table:table-cell office:value-type="float" office:value="-106" table:formula="of:=INT(41.8*((2*SIN(2*PI()*[.AAS1]/1000))-1.5*SIN((2*PI()*2*[.AAS1]/1000))))" table:style-name="ce1">
            <text:p>-106</text:p>
          </table:table-cell>
          <table:table-cell office:value-type="float" office:value="-105" table:formula="of:=INT(41.8*((2*SIN(2*PI()*[.AAT1]/1000))-1.5*SIN((2*PI()*2*[.AAT1]/1000))))" table:style-name="ce1">
            <text:p>-105</text:p>
          </table:table-cell>
          <table:table-cell office:value-type="float" office:value="-104" table:formula="of:=INT(41.8*((2*SIN(2*PI()*[.AAU1]/1000))-1.5*SIN((2*PI()*2*[.AAU1]/1000))))" table:style-name="ce1">
            <text:p>-104</text:p>
          </table:table-cell>
          <table:table-cell office:value-type="float" office:value="-104" table:formula="of:=INT(41.8*((2*SIN(2*PI()*[.AAV1]/1000))-1.5*SIN((2*PI()*2*[.AAV1]/1000))))" table:style-name="ce1">
            <text:p>-104</text:p>
          </table:table-cell>
          <table:table-cell office:value-type="float" office:value="-103" table:formula="of:=INT(41.8*((2*SIN(2*PI()*[.AAW1]/1000))-1.5*SIN((2*PI()*2*[.AAW1]/1000))))" table:style-name="ce1">
            <text:p>-103</text:p>
          </table:table-cell>
          <table:table-cell office:value-type="float" office:value="-102" table:formula="of:=INT(41.8*((2*SIN(2*PI()*[.AAX1]/1000))-1.5*SIN((2*PI()*2*[.AAX1]/1000))))" table:style-name="ce1">
            <text:p>-102</text:p>
          </table:table-cell>
          <table:table-cell office:value-type="float" office:value="-102" table:formula="of:=INT(41.8*((2*SIN(2*PI()*[.AAY1]/1000))-1.5*SIN((2*PI()*2*[.AAY1]/1000))))" table:style-name="ce1">
            <text:p>-102</text:p>
          </table:table-cell>
          <table:table-cell office:value-type="float" office:value="-101" table:formula="of:=INT(41.8*((2*SIN(2*PI()*[.AAZ1]/1000))-1.5*SIN((2*PI()*2*[.AAZ1]/1000))))" table:style-name="ce1">
            <text:p>-101</text:p>
          </table:table-cell>
          <table:table-cell office:value-type="float" office:value="-100" table:formula="of:=INT(41.8*((2*SIN(2*PI()*[.ABA1]/1000))-1.5*SIN((2*PI()*2*[.ABA1]/1000))))" table:style-name="ce1">
            <text:p>-100</text:p>
          </table:table-cell>
          <table:table-cell office:value-type="float" office:value="-100" table:formula="of:=INT(41.8*((2*SIN(2*PI()*[.ABB1]/1000))-1.5*SIN((2*PI()*2*[.ABB1]/1000))))" table:style-name="ce1">
            <text:p>-100</text:p>
          </table:table-cell>
          <table:table-cell office:value-type="float" office:value="-99" table:formula="of:=INT(41.8*((2*SIN(2*PI()*[.ABC1]/1000))-1.5*SIN((2*PI()*2*[.ABC1]/1000))))" table:style-name="ce1">
            <text:p>-99</text:p>
          </table:table-cell>
          <table:table-cell office:value-type="float" office:value="-98" table:formula="of:=INT(41.8*((2*SIN(2*PI()*[.ABD1]/1000))-1.5*SIN((2*PI()*2*[.ABD1]/1000))))" table:style-name="ce1">
            <text:p>-98</text:p>
          </table:table-cell>
          <table:table-cell office:value-type="float" office:value="-98" table:formula="of:=INT(41.8*((2*SIN(2*PI()*[.ABE1]/1000))-1.5*SIN((2*PI()*2*[.ABE1]/1000))))" table:style-name="ce1">
            <text:p>-98</text:p>
          </table:table-cell>
          <table:table-cell office:value-type="float" office:value="-97" table:formula="of:=INT(41.8*((2*SIN(2*PI()*[.ABF1]/1000))-1.5*SIN((2*PI()*2*[.ABF1]/1000))))" table:style-name="ce1">
            <text:p>-97</text:p>
          </table:table-cell>
          <table:table-cell office:value-type="float" office:value="-96" table:formula="of:=INT(41.8*((2*SIN(2*PI()*[.ABG1]/1000))-1.5*SIN((2*PI()*2*[.ABG1]/1000))))" table:style-name="ce1">
            <text:p>-96</text:p>
          </table:table-cell>
          <table:table-cell office:value-type="float" office:value="-95" table:formula="of:=INT(41.8*((2*SIN(2*PI()*[.ABH1]/1000))-1.5*SIN((2*PI()*2*[.ABH1]/1000))))" table:style-name="ce1">
            <text:p>-95</text:p>
          </table:table-cell>
          <table:table-cell office:value-type="float" office:value="-95" table:formula="of:=INT(41.8*((2*SIN(2*PI()*[.ABI1]/1000))-1.5*SIN((2*PI()*2*[.ABI1]/1000))))" table:style-name="ce1">
            <text:p>-95</text:p>
          </table:table-cell>
          <table:table-cell office:value-type="float" office:value="-94" table:formula="of:=INT(41.8*((2*SIN(2*PI()*[.ABJ1]/1000))-1.5*SIN((2*PI()*2*[.ABJ1]/1000))))" table:style-name="ce1">
            <text:p>-94</text:p>
          </table:table-cell>
          <table:table-cell office:value-type="float" office:value="-93" table:formula="of:=INT(41.8*((2*SIN(2*PI()*[.ABK1]/1000))-1.5*SIN((2*PI()*2*[.ABK1]/1000))))" table:style-name="ce1">
            <text:p>-93</text:p>
          </table:table-cell>
          <table:table-cell office:value-type="float" office:value="-93" table:formula="of:=INT(41.8*((2*SIN(2*PI()*[.ABL1]/1000))-1.5*SIN((2*PI()*2*[.ABL1]/1000))))" table:style-name="ce1">
            <text:p>-93</text:p>
          </table:table-cell>
          <table:table-cell office:value-type="float" office:value="-92" table:formula="of:=INT(41.8*((2*SIN(2*PI()*[.ABM1]/1000))-1.5*SIN((2*PI()*2*[.ABM1]/1000))))" table:style-name="ce1">
            <text:p>-92</text:p>
          </table:table-cell>
          <table:table-cell office:value-type="float" office:value="-91" table:formula="of:=INT(41.8*((2*SIN(2*PI()*[.ABN1]/1000))-1.5*SIN((2*PI()*2*[.ABN1]/1000))))" table:style-name="ce1">
            <text:p>-91</text:p>
          </table:table-cell>
          <table:table-cell office:value-type="float" office:value="-90" table:formula="of:=INT(41.8*((2*SIN(2*PI()*[.ABO1]/1000))-1.5*SIN((2*PI()*2*[.ABO1]/1000))))" table:style-name="ce1">
            <text:p>-90</text:p>
          </table:table-cell>
          <table:table-cell office:value-type="float" office:value="-90" table:formula="of:=INT(41.8*((2*SIN(2*PI()*[.ABP1]/1000))-1.5*SIN((2*PI()*2*[.ABP1]/1000))))" table:style-name="ce1">
            <text:p>-90</text:p>
          </table:table-cell>
          <table:table-cell office:value-type="float" office:value="-89" table:formula="of:=INT(41.8*((2*SIN(2*PI()*[.ABQ1]/1000))-1.5*SIN((2*PI()*2*[.ABQ1]/1000))))" table:style-name="ce1">
            <text:p>-89</text:p>
          </table:table-cell>
          <table:table-cell office:value-type="float" office:value="-88" table:formula="of:=INT(41.8*((2*SIN(2*PI()*[.ABR1]/1000))-1.5*SIN((2*PI()*2*[.ABR1]/1000))))" table:style-name="ce1">
            <text:p>-88</text:p>
          </table:table-cell>
          <table:table-cell office:value-type="float" office:value="-87" table:formula="of:=INT(41.8*((2*SIN(2*PI()*[.ABS1]/1000))-1.5*SIN((2*PI()*2*[.ABS1]/1000))))" table:style-name="ce1">
            <text:p>-87</text:p>
          </table:table-cell>
          <table:table-cell office:value-type="float" office:value="-86" table:formula="of:=INT(41.8*((2*SIN(2*PI()*[.ABT1]/1000))-1.5*SIN((2*PI()*2*[.ABT1]/1000))))" table:style-name="ce1">
            <text:p>-86</text:p>
          </table:table-cell>
          <table:table-cell office:value-type="float" office:value="-86" table:formula="of:=INT(41.8*((2*SIN(2*PI()*[.ABU1]/1000))-1.5*SIN((2*PI()*2*[.ABU1]/1000))))" table:style-name="ce1">
            <text:p>-86</text:p>
          </table:table-cell>
          <table:table-cell office:value-type="float" office:value="-85" table:formula="of:=INT(41.8*((2*SIN(2*PI()*[.ABV1]/1000))-1.5*SIN((2*PI()*2*[.ABV1]/1000))))" table:style-name="ce1">
            <text:p>-85</text:p>
          </table:table-cell>
          <table:table-cell office:value-type="float" office:value="-84" table:formula="of:=INT(41.8*((2*SIN(2*PI()*[.ABW1]/1000))-1.5*SIN((2*PI()*2*[.ABW1]/1000))))" table:style-name="ce1">
            <text:p>-84</text:p>
          </table:table-cell>
          <table:table-cell office:value-type="float" office:value="-83" table:formula="of:=INT(41.8*((2*SIN(2*PI()*[.ABX1]/1000))-1.5*SIN((2*PI()*2*[.ABX1]/1000))))" table:style-name="ce1">
            <text:p>-83</text:p>
          </table:table-cell>
          <table:table-cell office:value-type="float" office:value="-83" table:formula="of:=INT(41.8*((2*SIN(2*PI()*[.ABY1]/1000))-1.5*SIN((2*PI()*2*[.ABY1]/1000))))" table:style-name="ce1">
            <text:p>-83</text:p>
          </table:table-cell>
          <table:table-cell office:value-type="float" office:value="-82" table:formula="of:=INT(41.8*((2*SIN(2*PI()*[.ABZ1]/1000))-1.5*SIN((2*PI()*2*[.ABZ1]/1000))))" table:style-name="ce1">
            <text:p>-82</text:p>
          </table:table-cell>
          <table:table-cell office:value-type="float" office:value="-81" table:formula="of:=INT(41.8*((2*SIN(2*PI()*[.ACA1]/1000))-1.5*SIN((2*PI()*2*[.ACA1]/1000))))" table:style-name="ce1">
            <text:p>-81</text:p>
          </table:table-cell>
          <table:table-cell office:value-type="float" office:value="-80" table:formula="of:=INT(41.8*((2*SIN(2*PI()*[.ACB1]/1000))-1.5*SIN((2*PI()*2*[.ACB1]/1000))))" table:style-name="ce1">
            <text:p>-80</text:p>
          </table:table-cell>
          <table:table-cell office:value-type="float" office:value="-79" table:formula="of:=INT(41.8*((2*SIN(2*PI()*[.ACC1]/1000))-1.5*SIN((2*PI()*2*[.ACC1]/1000))))" table:style-name="ce1">
            <text:p>-79</text:p>
          </table:table-cell>
          <table:table-cell office:value-type="float" office:value="-79" table:formula="of:=INT(41.8*((2*SIN(2*PI()*[.ACD1]/1000))-1.5*SIN((2*PI()*2*[.ACD1]/1000))))" table:style-name="ce1">
            <text:p>-79</text:p>
          </table:table-cell>
          <table:table-cell office:value-type="float" office:value="-78" table:formula="of:=INT(41.8*((2*SIN(2*PI()*[.ACE1]/1000))-1.5*SIN((2*PI()*2*[.ACE1]/1000))))" table:style-name="ce1">
            <text:p>-78</text:p>
          </table:table-cell>
          <table:table-cell office:value-type="float" office:value="-77" table:formula="of:=INT(41.8*((2*SIN(2*PI()*[.ACF1]/1000))-1.5*SIN((2*PI()*2*[.ACF1]/1000))))" table:style-name="ce1">
            <text:p>-77</text:p>
          </table:table-cell>
          <table:table-cell office:value-type="float" office:value="-76" table:formula="of:=INT(41.8*((2*SIN(2*PI()*[.ACG1]/1000))-1.5*SIN((2*PI()*2*[.ACG1]/1000))))" table:style-name="ce1">
            <text:p>-76</text:p>
          </table:table-cell>
          <table:table-cell office:value-type="float" office:value="-75" table:formula="of:=INT(41.8*((2*SIN(2*PI()*[.ACH1]/1000))-1.5*SIN((2*PI()*2*[.ACH1]/1000))))" table:style-name="ce1">
            <text:p>-75</text:p>
          </table:table-cell>
          <table:table-cell office:value-type="float" office:value="-74" table:formula="of:=INT(41.8*((2*SIN(2*PI()*[.ACI1]/1000))-1.5*SIN((2*PI()*2*[.ACI1]/1000))))" table:style-name="ce1">
            <text:p>-74</text:p>
          </table:table-cell>
          <table:table-cell office:value-type="float" office:value="-74" table:formula="of:=INT(41.8*((2*SIN(2*PI()*[.ACJ1]/1000))-1.5*SIN((2*PI()*2*[.ACJ1]/1000))))" table:style-name="ce1">
            <text:p>-74</text:p>
          </table:table-cell>
          <table:table-cell office:value-type="float" office:value="-73" table:formula="of:=INT(41.8*((2*SIN(2*PI()*[.ACK1]/1000))-1.5*SIN((2*PI()*2*[.ACK1]/1000))))" table:style-name="ce1">
            <text:p>-73</text:p>
          </table:table-cell>
          <table:table-cell office:value-type="float" office:value="-72" table:formula="of:=INT(41.8*((2*SIN(2*PI()*[.ACL1]/1000))-1.5*SIN((2*PI()*2*[.ACL1]/1000))))" table:style-name="ce1">
            <text:p>-72</text:p>
          </table:table-cell>
          <table:table-cell office:value-type="float" office:value="-71" table:formula="of:=INT(41.8*((2*SIN(2*PI()*[.ACM1]/1000))-1.5*SIN((2*PI()*2*[.ACM1]/1000))))" table:style-name="ce1">
            <text:p>-71</text:p>
          </table:table-cell>
          <table:table-cell office:value-type="float" office:value="-70" table:formula="of:=INT(41.8*((2*SIN(2*PI()*[.ACN1]/1000))-1.5*SIN((2*PI()*2*[.ACN1]/1000))))" table:style-name="ce1">
            <text:p>-70</text:p>
          </table:table-cell>
          <table:table-cell office:value-type="float" office:value="-70" table:formula="of:=INT(41.8*((2*SIN(2*PI()*[.ACO1]/1000))-1.5*SIN((2*PI()*2*[.ACO1]/1000))))" table:style-name="ce1">
            <text:p>-70</text:p>
          </table:table-cell>
          <table:table-cell office:value-type="float" office:value="-69" table:formula="of:=INT(41.8*((2*SIN(2*PI()*[.ACP1]/1000))-1.5*SIN((2*PI()*2*[.ACP1]/1000))))" table:style-name="ce1">
            <text:p>-69</text:p>
          </table:table-cell>
          <table:table-cell office:value-type="float" office:value="-68" table:formula="of:=INT(41.8*((2*SIN(2*PI()*[.ACQ1]/1000))-1.5*SIN((2*PI()*2*[.ACQ1]/1000))))" table:style-name="ce1">
            <text:p>-68</text:p>
          </table:table-cell>
          <table:table-cell office:value-type="float" office:value="-67" table:formula="of:=INT(41.8*((2*SIN(2*PI()*[.ACR1]/1000))-1.5*SIN((2*PI()*2*[.ACR1]/1000))))" table:style-name="ce1">
            <text:p>-67</text:p>
          </table:table-cell>
          <table:table-cell office:value-type="float" office:value="-66" table:formula="of:=INT(41.8*((2*SIN(2*PI()*[.ACS1]/1000))-1.5*SIN((2*PI()*2*[.ACS1]/1000))))" table:style-name="ce1">
            <text:p>-66</text:p>
          </table:table-cell>
          <table:table-cell office:value-type="float" office:value="-65" table:formula="of:=INT(41.8*((2*SIN(2*PI()*[.ACT1]/1000))-1.5*SIN((2*PI()*2*[.ACT1]/1000))))" table:style-name="ce1">
            <text:p>-65</text:p>
          </table:table-cell>
          <table:table-cell office:value-type="float" office:value="-65" table:formula="of:=INT(41.8*((2*SIN(2*PI()*[.ACU1]/1000))-1.5*SIN((2*PI()*2*[.ACU1]/1000))))" table:style-name="ce1">
            <text:p>-65</text:p>
          </table:table-cell>
          <table:table-cell office:value-type="float" office:value="-64" table:formula="of:=INT(41.8*((2*SIN(2*PI()*[.ACV1]/1000))-1.5*SIN((2*PI()*2*[.ACV1]/1000))))" table:style-name="ce1">
            <text:p>-64</text:p>
          </table:table-cell>
          <table:table-cell office:value-type="float" office:value="-63" table:formula="of:=INT(41.8*((2*SIN(2*PI()*[.ACW1]/1000))-1.5*SIN((2*PI()*2*[.ACW1]/1000))))" table:style-name="ce1">
            <text:p>-63</text:p>
          </table:table-cell>
          <table:table-cell office:value-type="float" office:value="-62" table:formula="of:=INT(41.8*((2*SIN(2*PI()*[.ACX1]/1000))-1.5*SIN((2*PI()*2*[.ACX1]/1000))))" table:style-name="ce1">
            <text:p>-62</text:p>
          </table:table-cell>
          <table:table-cell office:value-type="float" office:value="-61" table:formula="of:=INT(41.8*((2*SIN(2*PI()*[.ACY1]/1000))-1.5*SIN((2*PI()*2*[.ACY1]/1000))))" table:style-name="ce1">
            <text:p>-61</text:p>
          </table:table-cell>
          <table:table-cell office:value-type="float" office:value="-60" table:formula="of:=INT(41.8*((2*SIN(2*PI()*[.ACZ1]/1000))-1.5*SIN((2*PI()*2*[.ACZ1]/1000))))" table:style-name="ce1">
            <text:p>-60</text:p>
          </table:table-cell>
          <table:table-cell office:value-type="float" office:value="-60" table:formula="of:=INT(41.8*((2*SIN(2*PI()*[.ADA1]/1000))-1.5*SIN((2*PI()*2*[.ADA1]/1000))))" table:style-name="ce1">
            <text:p>-60</text:p>
          </table:table-cell>
          <table:table-cell office:value-type="float" office:value="-59" table:formula="of:=INT(41.8*((2*SIN(2*PI()*[.ADB1]/1000))-1.5*SIN((2*PI()*2*[.ADB1]/1000))))" table:style-name="ce1">
            <text:p>-59</text:p>
          </table:table-cell>
          <table:table-cell office:value-type="float" office:value="-58" table:formula="of:=INT(41.8*((2*SIN(2*PI()*[.ADC1]/1000))-1.5*SIN((2*PI()*2*[.ADC1]/1000))))" table:style-name="ce1">
            <text:p>-58</text:p>
          </table:table-cell>
          <table:table-cell office:value-type="float" office:value="-57" table:formula="of:=INT(41.8*((2*SIN(2*PI()*[.ADD1]/1000))-1.5*SIN((2*PI()*2*[.ADD1]/1000))))" table:style-name="ce1">
            <text:p>-57</text:p>
          </table:table-cell>
          <table:table-cell office:value-type="float" office:value="-56" table:formula="of:=INT(41.8*((2*SIN(2*PI()*[.ADE1]/1000))-1.5*SIN((2*PI()*2*[.ADE1]/1000))))" table:style-name="ce1">
            <text:p>-56</text:p>
          </table:table-cell>
          <table:table-cell office:value-type="float" office:value="-55" table:formula="of:=INT(41.8*((2*SIN(2*PI()*[.ADF1]/1000))-1.5*SIN((2*PI()*2*[.ADF1]/1000))))" table:style-name="ce1">
            <text:p>-55</text:p>
          </table:table-cell>
          <table:table-cell office:value-type="float" office:value="-55" table:formula="of:=INT(41.8*((2*SIN(2*PI()*[.ADG1]/1000))-1.5*SIN((2*PI()*2*[.ADG1]/1000))))" table:style-name="ce1">
            <text:p>-55</text:p>
          </table:table-cell>
          <table:table-cell office:value-type="float" office:value="-54" table:formula="of:=INT(41.8*((2*SIN(2*PI()*[.ADH1]/1000))-1.5*SIN((2*PI()*2*[.ADH1]/1000))))" table:style-name="ce1">
            <text:p>-54</text:p>
          </table:table-cell>
          <table:table-cell office:value-type="float" office:value="-53" table:formula="of:=INT(41.8*((2*SIN(2*PI()*[.ADI1]/1000))-1.5*SIN((2*PI()*2*[.ADI1]/1000))))" table:style-name="ce1">
            <text:p>-53</text:p>
          </table:table-cell>
          <table:table-cell office:value-type="float" office:value="-52" table:formula="of:=INT(41.8*((2*SIN(2*PI()*[.ADJ1]/1000))-1.5*SIN((2*PI()*2*[.ADJ1]/1000))))" table:style-name="ce1">
            <text:p>-52</text:p>
          </table:table-cell>
          <table:table-cell office:value-type="float" office:value="-51" table:formula="of:=INT(41.8*((2*SIN(2*PI()*[.ADK1]/1000))-1.5*SIN((2*PI()*2*[.ADK1]/1000))))" table:style-name="ce1">
            <text:p>-51</text:p>
          </table:table-cell>
          <table:table-cell office:value-type="float" office:value="-50" table:formula="of:=INT(41.8*((2*SIN(2*PI()*[.ADL1]/1000))-1.5*SIN((2*PI()*2*[.ADL1]/1000))))" table:style-name="ce1">
            <text:p>-50</text:p>
          </table:table-cell>
          <table:table-cell office:value-type="float" office:value="-50" table:formula="of:=INT(41.8*((2*SIN(2*PI()*[.ADM1]/1000))-1.5*SIN((2*PI()*2*[.ADM1]/1000))))" table:style-name="ce1">
            <text:p>-50</text:p>
          </table:table-cell>
          <table:table-cell office:value-type="float" office:value="-49" table:formula="of:=INT(41.8*((2*SIN(2*PI()*[.ADN1]/1000))-1.5*SIN((2*PI()*2*[.ADN1]/1000))))" table:style-name="ce1">
            <text:p>-49</text:p>
          </table:table-cell>
          <table:table-cell office:value-type="float" office:value="-48" table:formula="of:=INT(41.8*((2*SIN(2*PI()*[.ADO1]/1000))-1.5*SIN((2*PI()*2*[.ADO1]/1000))))" table:style-name="ce1">
            <text:p>-48</text:p>
          </table:table-cell>
          <table:table-cell office:value-type="float" office:value="-47" table:formula="of:=INT(41.8*((2*SIN(2*PI()*[.ADP1]/1000))-1.5*SIN((2*PI()*2*[.ADP1]/1000))))" table:style-name="ce1">
            <text:p>-47</text:p>
          </table:table-cell>
          <table:table-cell office:value-type="float" office:value="-46" table:formula="of:=INT(41.8*((2*SIN(2*PI()*[.ADQ1]/1000))-1.5*SIN((2*PI()*2*[.ADQ1]/1000))))" table:style-name="ce1">
            <text:p>-46</text:p>
          </table:table-cell>
          <table:table-cell office:value-type="float" office:value="-46" table:formula="of:=INT(41.8*((2*SIN(2*PI()*[.ADR1]/1000))-1.5*SIN((2*PI()*2*[.ADR1]/1000))))" table:style-name="ce1">
            <text:p>-46</text:p>
          </table:table-cell>
          <table:table-cell office:value-type="float" office:value="-45" table:formula="of:=INT(41.8*((2*SIN(2*PI()*[.ADS1]/1000))-1.5*SIN((2*PI()*2*[.ADS1]/1000))))" table:style-name="ce1">
            <text:p>-45</text:p>
          </table:table-cell>
          <table:table-cell office:value-type="float" office:value="-44" table:formula="of:=INT(41.8*((2*SIN(2*PI()*[.ADT1]/1000))-1.5*SIN((2*PI()*2*[.ADT1]/1000))))" table:style-name="ce1">
            <text:p>-44</text:p>
          </table:table-cell>
          <table:table-cell office:value-type="float" office:value="-43" table:formula="of:=INT(41.8*((2*SIN(2*PI()*[.ADU1]/1000))-1.5*SIN((2*PI()*2*[.ADU1]/1000))))" table:style-name="ce1">
            <text:p>-43</text:p>
          </table:table-cell>
          <table:table-cell office:value-type="float" office:value="-42" table:formula="of:=INT(41.8*((2*SIN(2*PI()*[.ADV1]/1000))-1.5*SIN((2*PI()*2*[.ADV1]/1000))))" table:style-name="ce1">
            <text:p>-42</text:p>
          </table:table-cell>
          <table:table-cell office:value-type="float" office:value="-42" table:formula="of:=INT(41.8*((2*SIN(2*PI()*[.ADW1]/1000))-1.5*SIN((2*PI()*2*[.ADW1]/1000))))" table:style-name="ce1">
            <text:p>-42</text:p>
          </table:table-cell>
          <table:table-cell office:value-type="float" office:value="-41" table:formula="of:=INT(41.8*((2*SIN(2*PI()*[.ADX1]/1000))-1.5*SIN((2*PI()*2*[.ADX1]/1000))))" table:style-name="ce1">
            <text:p>-41</text:p>
          </table:table-cell>
          <table:table-cell office:value-type="float" office:value="-40" table:formula="of:=INT(41.8*((2*SIN(2*PI()*[.ADY1]/1000))-1.5*SIN((2*PI()*2*[.ADY1]/1000))))" table:style-name="ce1">
            <text:p>-40</text:p>
          </table:table-cell>
          <table:table-cell office:value-type="float" office:value="-39" table:formula="of:=INT(41.8*((2*SIN(2*PI()*[.ADZ1]/1000))-1.5*SIN((2*PI()*2*[.ADZ1]/1000))))" table:style-name="ce1">
            <text:p>-39</text:p>
          </table:table-cell>
          <table:table-cell office:value-type="float" office:value="-38" table:formula="of:=INT(41.8*((2*SIN(2*PI()*[.AEA1]/1000))-1.5*SIN((2*PI()*2*[.AEA1]/1000))))" table:style-name="ce1">
            <text:p>-38</text:p>
          </table:table-cell>
          <table:table-cell office:value-type="float" office:value="-38" table:formula="of:=INT(41.8*((2*SIN(2*PI()*[.AEB1]/1000))-1.5*SIN((2*PI()*2*[.AEB1]/1000))))" table:style-name="ce1">
            <text:p>-38</text:p>
          </table:table-cell>
          <table:table-cell office:value-type="float" office:value="-37" table:formula="of:=INT(41.8*((2*SIN(2*PI()*[.AEC1]/1000))-1.5*SIN((2*PI()*2*[.AEC1]/1000))))" table:style-name="ce1">
            <text:p>-37</text:p>
          </table:table-cell>
          <table:table-cell office:value-type="float" office:value="-36" table:formula="of:=INT(41.8*((2*SIN(2*PI()*[.AED1]/1000))-1.5*SIN((2*PI()*2*[.AED1]/1000))))" table:style-name="ce1">
            <text:p>-36</text:p>
          </table:table-cell>
          <table:table-cell office:value-type="float" office:value="-35" table:formula="of:=INT(41.8*((2*SIN(2*PI()*[.AEE1]/1000))-1.5*SIN((2*PI()*2*[.AEE1]/1000))))" table:style-name="ce1">
            <text:p>-35</text:p>
          </table:table-cell>
          <table:table-cell office:value-type="float" office:value="-35" table:formula="of:=INT(41.8*((2*SIN(2*PI()*[.AEF1]/1000))-1.5*SIN((2*PI()*2*[.AEF1]/1000))))" table:style-name="ce1">
            <text:p>-35</text:p>
          </table:table-cell>
          <table:table-cell office:value-type="float" office:value="-34" table:formula="of:=INT(41.8*((2*SIN(2*PI()*[.AEG1]/1000))-1.5*SIN((2*PI()*2*[.AEG1]/1000))))" table:style-name="ce1">
            <text:p>-34</text:p>
          </table:table-cell>
          <table:table-cell office:value-type="float" office:value="-33" table:formula="of:=INT(41.8*((2*SIN(2*PI()*[.AEH1]/1000))-1.5*SIN((2*PI()*2*[.AEH1]/1000))))" table:style-name="ce1">
            <text:p>-33</text:p>
          </table:table-cell>
          <table:table-cell office:value-type="float" office:value="-32" table:formula="of:=INT(41.8*((2*SIN(2*PI()*[.AEI1]/1000))-1.5*SIN((2*PI()*2*[.AEI1]/1000))))" table:style-name="ce1">
            <text:p>-32</text:p>
          </table:table-cell>
          <table:table-cell office:value-type="float" office:value="-32" table:formula="of:=INT(41.8*((2*SIN(2*PI()*[.AEJ1]/1000))-1.5*SIN((2*PI()*2*[.AEJ1]/1000))))" table:style-name="ce1">
            <text:p>-32</text:p>
          </table:table-cell>
          <table:table-cell office:value-type="float" office:value="-31" table:formula="of:=INT(41.8*((2*SIN(2*PI()*[.AEK1]/1000))-1.5*SIN((2*PI()*2*[.AEK1]/1000))))" table:style-name="ce1">
            <text:p>-31</text:p>
          </table:table-cell>
          <table:table-cell office:value-type="float" office:value="-30" table:formula="of:=INT(41.8*((2*SIN(2*PI()*[.AEL1]/1000))-1.5*SIN((2*PI()*2*[.AEL1]/1000))))" table:style-name="ce1">
            <text:p>-30</text:p>
          </table:table-cell>
          <table:table-cell office:value-type="float" office:value="-29" table:formula="of:=INT(41.8*((2*SIN(2*PI()*[.AEM1]/1000))-1.5*SIN((2*PI()*2*[.AEM1]/1000))))" table:style-name="ce1">
            <text:p>-29</text:p>
          </table:table-cell>
          <table:table-cell office:value-type="float" office:value="-29" table:formula="of:=INT(41.8*((2*SIN(2*PI()*[.AEN1]/1000))-1.5*SIN((2*PI()*2*[.AEN1]/1000))))" table:style-name="ce1">
            <text:p>-29</text:p>
          </table:table-cell>
          <table:table-cell office:value-type="float" office:value="-28" table:formula="of:=INT(41.8*((2*SIN(2*PI()*[.AEO1]/1000))-1.5*SIN((2*PI()*2*[.AEO1]/1000))))" table:style-name="ce1">
            <text:p>-28</text:p>
          </table:table-cell>
          <table:table-cell office:value-type="float" office:value="-27" table:formula="of:=INT(41.8*((2*SIN(2*PI()*[.AEP1]/1000))-1.5*SIN((2*PI()*2*[.AEP1]/1000))))" table:style-name="ce1">
            <text:p>-27</text:p>
          </table:table-cell>
          <table:table-cell office:value-type="float" office:value="-26" table:formula="of:=INT(41.8*((2*SIN(2*PI()*[.AEQ1]/1000))-1.5*SIN((2*PI()*2*[.AEQ1]/1000))))" table:style-name="ce1">
            <text:p>-26</text:p>
          </table:table-cell>
          <table:table-cell office:value-type="float" office:value="-26" table:formula="of:=INT(41.8*((2*SIN(2*PI()*[.AER1]/1000))-1.5*SIN((2*PI()*2*[.AER1]/1000))))" table:style-name="ce1">
            <text:p>-26</text:p>
          </table:table-cell>
          <table:table-cell office:value-type="float" office:value="-25" table:formula="of:=INT(41.8*((2*SIN(2*PI()*[.AES1]/1000))-1.5*SIN((2*PI()*2*[.AES1]/1000))))" table:style-name="ce1">
            <text:p>-25</text:p>
          </table:table-cell>
          <table:table-cell office:value-type="float" office:value="-24" table:formula="of:=INT(41.8*((2*SIN(2*PI()*[.AET1]/1000))-1.5*SIN((2*PI()*2*[.AET1]/1000))))" table:style-name="ce1">
            <text:p>-24</text:p>
          </table:table-cell>
          <table:table-cell office:value-type="float" office:value="-24" table:formula="of:=INT(41.8*((2*SIN(2*PI()*[.AEU1]/1000))-1.5*SIN((2*PI()*2*[.AEU1]/1000))))" table:style-name="ce1">
            <text:p>-24</text:p>
          </table:table-cell>
          <table:table-cell office:value-type="float" office:value="-23" table:formula="of:=INT(41.8*((2*SIN(2*PI()*[.AEV1]/1000))-1.5*SIN((2*PI()*2*[.AEV1]/1000))))" table:style-name="ce1">
            <text:p>-23</text:p>
          </table:table-cell>
          <table:table-cell office:value-type="float" office:value="-22" table:formula="of:=INT(41.8*((2*SIN(2*PI()*[.AEW1]/1000))-1.5*SIN((2*PI()*2*[.AEW1]/1000))))" table:style-name="ce1">
            <text:p>-22</text:p>
          </table:table-cell>
          <table:table-cell office:value-type="float" office:value="-21" table:formula="of:=INT(41.8*((2*SIN(2*PI()*[.AEX1]/1000))-1.5*SIN((2*PI()*2*[.AEX1]/1000))))" table:style-name="ce1">
            <text:p>-21</text:p>
          </table:table-cell>
          <table:table-cell office:value-type="float" office:value="-21" table:formula="of:=INT(41.8*((2*SIN(2*PI()*[.AEY1]/1000))-1.5*SIN((2*PI()*2*[.AEY1]/1000))))" table:style-name="ce1">
            <text:p>-21</text:p>
          </table:table-cell>
          <table:table-cell office:value-type="float" office:value="-20" table:formula="of:=INT(41.8*((2*SIN(2*PI()*[.AEZ1]/1000))-1.5*SIN((2*PI()*2*[.AEZ1]/1000))))" table:style-name="ce1">
            <text:p>-20</text:p>
          </table:table-cell>
          <table:table-cell office:value-type="float" office:value="-19" table:formula="of:=INT(41.8*((2*SIN(2*PI()*[.AFA1]/1000))-1.5*SIN((2*PI()*2*[.AFA1]/1000))))" table:style-name="ce1">
            <text:p>-19</text:p>
          </table:table-cell>
          <table:table-cell office:value-type="float" office:value="-19" table:formula="of:=INT(41.8*((2*SIN(2*PI()*[.AFB1]/1000))-1.5*SIN((2*PI()*2*[.AFB1]/1000))))" table:style-name="ce1">
            <text:p>-19</text:p>
          </table:table-cell>
          <table:table-cell office:value-type="float" office:value="-18" table:formula="of:=INT(41.8*((2*SIN(2*PI()*[.AFC1]/1000))-1.5*SIN((2*PI()*2*[.AFC1]/1000))))" table:style-name="ce1">
            <text:p>-18</text:p>
          </table:table-cell>
          <table:table-cell office:value-type="float" office:value="-18" table:formula="of:=INT(41.8*((2*SIN(2*PI()*[.AFD1]/1000))-1.5*SIN((2*PI()*2*[.AFD1]/1000))))" table:style-name="ce1">
            <text:p>-18</text:p>
          </table:table-cell>
          <table:table-cell office:value-type="float" office:value="-17" table:formula="of:=INT(41.8*((2*SIN(2*PI()*[.AFE1]/1000))-1.5*SIN((2*PI()*2*[.AFE1]/1000))))" table:style-name="ce1">
            <text:p>-17</text:p>
          </table:table-cell>
          <table:table-cell office:value-type="float" office:value="-16" table:formula="of:=INT(41.8*((2*SIN(2*PI()*[.AFF1]/1000))-1.5*SIN((2*PI()*2*[.AFF1]/1000))))" table:style-name="ce1">
            <text:p>-16</text:p>
          </table:table-cell>
          <table:table-cell office:value-type="float" office:value="-16" table:formula="of:=INT(41.8*((2*SIN(2*PI()*[.AFG1]/1000))-1.5*SIN((2*PI()*2*[.AFG1]/1000))))" table:style-name="ce1">
            <text:p>-16</text:p>
          </table:table-cell>
          <table:table-cell office:value-type="float" office:value="-15" table:formula="of:=INT(41.8*((2*SIN(2*PI()*[.AFH1]/1000))-1.5*SIN((2*PI()*2*[.AFH1]/1000))))" table:style-name="ce1">
            <text:p>-15</text:p>
          </table:table-cell>
          <table:table-cell office:value-type="float" office:value="-14" table:formula="of:=INT(41.8*((2*SIN(2*PI()*[.AFI1]/1000))-1.5*SIN((2*PI()*2*[.AFI1]/1000))))" table:style-name="ce1">
            <text:p>-14</text:p>
          </table:table-cell>
          <table:table-cell office:value-type="float" office:value="-14" table:formula="of:=INT(41.8*((2*SIN(2*PI()*[.AFJ1]/1000))-1.5*SIN((2*PI()*2*[.AFJ1]/1000))))" table:style-name="ce1">
            <text:p>-14</text:p>
          </table:table-cell>
          <table:table-cell office:value-type="float" office:value="-13" table:formula="of:=INT(41.8*((2*SIN(2*PI()*[.AFK1]/1000))-1.5*SIN((2*PI()*2*[.AFK1]/1000))))" table:style-name="ce1">
            <text:p>-13</text:p>
          </table:table-cell>
          <table:table-cell office:value-type="float" office:value="-13" table:formula="of:=INT(41.8*((2*SIN(2*PI()*[.AFL1]/1000))-1.5*SIN((2*PI()*2*[.AFL1]/1000))))" table:style-name="ce1">
            <text:p>-13</text:p>
          </table:table-cell>
          <table:table-cell office:value-type="float" office:value="-12" table:formula="of:=INT(41.8*((2*SIN(2*PI()*[.AFM1]/1000))-1.5*SIN((2*PI()*2*[.AFM1]/1000))))" table:style-name="ce1">
            <text:p>-12</text:p>
          </table:table-cell>
          <table:table-cell office:value-type="float" office:value="-11" table:formula="of:=INT(41.8*((2*SIN(2*PI()*[.AFN1]/1000))-1.5*SIN((2*PI()*2*[.AFN1]/1000))))" table:style-name="ce1">
            <text:p>-11</text:p>
          </table:table-cell>
          <table:table-cell office:value-type="float" office:value="-11" table:formula="of:=INT(41.8*((2*SIN(2*PI()*[.AFO1]/1000))-1.5*SIN((2*PI()*2*[.AFO1]/1000))))" table:style-name="ce1">
            <text:p>-11</text:p>
          </table:table-cell>
          <table:table-cell office:value-type="float" office:value="-10" table:formula="of:=INT(41.8*((2*SIN(2*PI()*[.AFP1]/1000))-1.5*SIN((2*PI()*2*[.AFP1]/1000))))" table:style-name="ce1">
            <text:p>-10</text:p>
          </table:table-cell>
          <table:table-cell office:value-type="float" office:value="-10" table:formula="of:=INT(41.8*((2*SIN(2*PI()*[.AFQ1]/1000))-1.5*SIN((2*PI()*2*[.AFQ1]/1000))))" table:style-name="ce1">
            <text:p>-10</text:p>
          </table:table-cell>
          <table:table-cell office:value-type="float" office:value="-9" table:formula="of:=INT(41.8*((2*SIN(2*PI()*[.AFR1]/1000))-1.5*SIN((2*PI()*2*[.AFR1]/1000))))" table:style-name="ce1">
            <text:p>-9</text:p>
          </table:table-cell>
          <table:table-cell office:value-type="float" office:value="-9" table:formula="of:=INT(41.8*((2*SIN(2*PI()*[.AFS1]/1000))-1.5*SIN((2*PI()*2*[.AFS1]/1000))))" table:style-name="ce1">
            <text:p>-9</text:p>
          </table:table-cell>
          <table:table-cell office:value-type="float" office:value="-8" table:formula="of:=INT(41.8*((2*SIN(2*PI()*[.AFT1]/1000))-1.5*SIN((2*PI()*2*[.AFT1]/1000))))" table:style-name="ce1">
            <text:p>-8</text:p>
          </table:table-cell>
          <table:table-cell office:value-type="float" office:value="-7" table:formula="of:=INT(41.8*((2*SIN(2*PI()*[.AFU1]/1000))-1.5*SIN((2*PI()*2*[.AFU1]/1000))))" table:style-name="ce1">
            <text:p>-7</text:p>
          </table:table-cell>
          <table:table-cell office:value-type="float" office:value="-7" table:formula="of:=INT(41.8*((2*SIN(2*PI()*[.AFV1]/1000))-1.5*SIN((2*PI()*2*[.AFV1]/1000))))" table:style-name="ce1">
            <text:p>-7</text:p>
          </table:table-cell>
          <table:table-cell office:value-type="float" office:value="-6" table:formula="of:=INT(41.8*((2*SIN(2*PI()*[.AFW1]/1000))-1.5*SIN((2*PI()*2*[.AFW1]/1000))))" table:style-name="ce1">
            <text:p>-6</text:p>
          </table:table-cell>
          <table:table-cell office:value-type="float" office:value="-6" table:formula="of:=INT(41.8*((2*SIN(2*PI()*[.AFX1]/1000))-1.5*SIN((2*PI()*2*[.AFX1]/1000))))" table:style-name="ce1">
            <text:p>-6</text:p>
          </table:table-cell>
          <table:table-cell office:value-type="float" office:value="-5" table:formula="of:=INT(41.8*((2*SIN(2*PI()*[.AFY1]/1000))-1.5*SIN((2*PI()*2*[.AFY1]/1000))))" table:style-name="ce1">
            <text:p>-5</text:p>
          </table:table-cell>
          <table:table-cell office:value-type="float" office:value="-5" table:formula="of:=INT(41.8*((2*SIN(2*PI()*[.AFZ1]/1000))-1.5*SIN((2*PI()*2*[.AFZ1]/1000))))" table:style-name="ce1">
            <text:p>-5</text:p>
          </table:table-cell>
          <table:table-cell office:value-type="float" office:value="-4" table:formula="of:=INT(41.8*((2*SIN(2*PI()*[.AGA1]/1000))-1.5*SIN((2*PI()*2*[.AGA1]/1000))))" table:style-name="ce1">
            <text:p>-4</text:p>
          </table:table-cell>
          <table:table-cell office:value-type="float" office:value="-4" table:formula="of:=INT(41.8*((2*SIN(2*PI()*[.AGB1]/1000))-1.5*SIN((2*PI()*2*[.AGB1]/1000))))" table:style-name="ce1">
            <text:p>-4</text:p>
          </table:table-cell>
          <table:table-cell office:value-type="float" office:value="-3" table:formula="of:=INT(41.8*((2*SIN(2*PI()*[.AGC1]/1000))-1.5*SIN((2*PI()*2*[.AGC1]/1000))))" table:style-name="ce1">
            <text:p>-3</text:p>
          </table:table-cell>
          <table:table-cell office:value-type="float" office:value="-3" table:formula="of:=INT(41.8*((2*SIN(2*PI()*[.AGD1]/1000))-1.5*SIN((2*PI()*2*[.AGD1]/1000))))" table:style-name="ce1">
            <text:p>-3</text:p>
          </table:table-cell>
          <table:table-cell office:value-type="float" office:value="-2" table:formula="of:=INT(41.8*((2*SIN(2*PI()*[.AGE1]/1000))-1.5*SIN((2*PI()*2*[.AGE1]/1000))))" table:style-name="ce1">
            <text:p>-2</text:p>
          </table:table-cell>
          <table:table-cell office:value-type="float" office:value="-2" table:formula="of:=INT(41.8*((2*SIN(2*PI()*[.AGF1]/1000))-1.5*SIN((2*PI()*2*[.AGF1]/1000))))" table:style-name="ce1">
            <text:p>-2</text:p>
          </table:table-cell>
          <table:table-cell office:value-type="float" office:value="-1" table:formula="of:=INT(41.8*((2*SIN(2*PI()*[.AGG1]/1000))-1.5*SIN((2*PI()*2*[.AGG1]/1000))))" table:style-name="ce1">
            <text:p>-1</text:p>
          </table:table-cell>
          <table:table-cell office:value-type="float" office:value="-1" table:formula="of:=INT(41.8*((2*SIN(2*PI()*[.AGH1]/1000))-1.5*SIN((2*PI()*2*[.AGH1]/1000))))" table:style-name="ce1">
            <text:p>-1</text:p>
          </table:table-cell>
          <table:table-cell office:value-type="float" office:value="-1" table:formula="of:=INT(41.8*((2*SIN(2*PI()*[.AGI1]/1000))-1.5*SIN((2*PI()*2*[.AGI1]/1000))))" table:style-name="ce1">
            <text:p>-1</text:p>
          </table:table-cell>
          <table:table-cell office:value-type="float" office:value="0" table:formula="of:=INT(41.8*((2*SIN(2*PI()*[.AGJ1]/1000))-1.5*SIN((2*PI()*2*[.AGJ1]/1000))))" table:style-name="ce1">
            <text:p>0</text:p>
          </table:table-cell>
          <table:table-cell office:value-type="float" office:value="0" table:formula="of:=INT(41.8*((2*SIN(2*PI()*[.AGK1]/1000))-1.5*SIN((2*PI()*2*[.AGK1]/1000))))" table:style-name="ce1">
            <text:p>0</text:p>
          </table:table-cell>
          <table:table-cell office:value-type="float" office:value="1" table:formula="of:=INT(41.8*((2*SIN(2*PI()*[.AGL1]/1000))-1.5*SIN((2*PI()*2*[.AGL1]/1000))))" table:style-name="ce1">
            <text:p>1</text:p>
          </table:table-cell>
          <table:table-cell office:value-type="float" office:value="1" table:formula="of:=INT(41.8*((2*SIN(2*PI()*[.AGM1]/1000))-1.5*SIN((2*PI()*2*[.AGM1]/1000))))" table:style-name="ce1">
            <text:p>1</text:p>
          </table:table-cell>
          <table:table-cell office:value-type="float" office:value="2" table:formula="of:=INT(41.8*((2*SIN(2*PI()*[.AGN1]/1000))-1.5*SIN((2*PI()*2*[.AGN1]/1000))))" table:style-name="ce1">
            <text:p>2</text:p>
          </table:table-cell>
          <table:table-cell office:value-type="float" office:value="2" table:formula="of:=INT(41.8*((2*SIN(2*PI()*[.AGO1]/1000))-1.5*SIN((2*PI()*2*[.AGO1]/1000))))" table:style-name="ce1">
            <text:p>2</text:p>
          </table:table-cell>
          <table:table-cell office:value-type="float" office:value="2" table:formula="of:=INT(41.8*((2*SIN(2*PI()*[.AGP1]/1000))-1.5*SIN((2*PI()*2*[.AGP1]/1000))))" table:style-name="ce1">
            <text:p>2</text:p>
          </table:table-cell>
          <table:table-cell office:value-type="float" office:value="3" table:formula="of:=INT(41.8*((2*SIN(2*PI()*[.AGQ1]/1000))-1.5*SIN((2*PI()*2*[.AGQ1]/1000))))" table:style-name="ce1">
            <text:p>3</text:p>
          </table:table-cell>
          <table:table-cell office:value-type="float" office:value="3" table:formula="of:=INT(41.8*((2*SIN(2*PI()*[.AGR1]/1000))-1.5*SIN((2*PI()*2*[.AGR1]/1000))))" table:style-name="ce1">
            <text:p>3</text:p>
          </table:table-cell>
          <table:table-cell office:value-type="float" office:value="3" table:formula="of:=INT(41.8*((2*SIN(2*PI()*[.AGS1]/1000))-1.5*SIN((2*PI()*2*[.AGS1]/1000))))" table:style-name="ce1">
            <text:p>3</text:p>
          </table:table-cell>
          <table:table-cell office:value-type="float" office:value="4" table:formula="of:=INT(41.8*((2*SIN(2*PI()*[.AGT1]/1000))-1.5*SIN((2*PI()*2*[.AGT1]/1000))))" table:style-name="ce1">
            <text:p>4</text:p>
          </table:table-cell>
          <table:table-cell office:value-type="float" office:value="4" table:formula="of:=INT(41.8*((2*SIN(2*PI()*[.AGU1]/1000))-1.5*SIN((2*PI()*2*[.AGU1]/1000))))" table:style-name="ce1">
            <text:p>4</text:p>
          </table:table-cell>
          <table:table-cell office:value-type="float" office:value="5" table:formula="of:=INT(41.8*((2*SIN(2*PI()*[.AGV1]/1000))-1.5*SIN((2*PI()*2*[.AGV1]/1000))))" table:style-name="ce1">
            <text:p>5</text:p>
          </table:table-cell>
          <table:table-cell office:value-type="float" office:value="5" table:formula="of:=INT(41.8*((2*SIN(2*PI()*[.AGW1]/1000))-1.5*SIN((2*PI()*2*[.AGW1]/1000))))" table:style-name="ce1">
            <text:p>5</text:p>
          </table:table-cell>
          <table:table-cell office:value-type="float" office:value="5" table:formula="of:=INT(41.8*((2*SIN(2*PI()*[.AGX1]/1000))-1.5*SIN((2*PI()*2*[.AGX1]/1000))))" table:style-name="ce1">
            <text:p>5</text:p>
          </table:table-cell>
          <table:table-cell office:value-type="float" office:value="5" table:formula="of:=INT(41.8*((2*SIN(2*PI()*[.AGY1]/1000))-1.5*SIN((2*PI()*2*[.AGY1]/1000))))" table:style-name="ce1">
            <text:p>5</text:p>
          </table:table-cell>
          <table:table-cell office:value-type="float" office:value="6" table:formula="of:=INT(41.8*((2*SIN(2*PI()*[.AGZ1]/1000))-1.5*SIN((2*PI()*2*[.AGZ1]/1000))))" table:style-name="ce1">
            <text:p>6</text:p>
          </table:table-cell>
          <table:table-cell office:value-type="float" office:value="6" table:formula="of:=INT(41.8*((2*SIN(2*PI()*[.AHA1]/1000))-1.5*SIN((2*PI()*2*[.AHA1]/1000))))" table:style-name="ce1">
            <text:p>6</text:p>
          </table:table-cell>
          <table:table-cell office:value-type="float" office:value="6" table:formula="of:=INT(41.8*((2*SIN(2*PI()*[.AHB1]/1000))-1.5*SIN((2*PI()*2*[.AHB1]/1000))))" table:style-name="ce1">
            <text:p>6</text:p>
          </table:table-cell>
          <table:table-cell office:value-type="float" office:value="7" table:formula="of:=INT(41.8*((2*SIN(2*PI()*[.AHC1]/1000))-1.5*SIN((2*PI()*2*[.AHC1]/1000))))" table:style-name="ce1">
            <text:p>7</text:p>
          </table:table-cell>
          <table:table-cell office:value-type="float" office:value="7" table:formula="of:=INT(41.8*((2*SIN(2*PI()*[.AHD1]/1000))-1.5*SIN((2*PI()*2*[.AHD1]/1000))))" table:style-name="ce1">
            <text:p>7</text:p>
          </table:table-cell>
          <table:table-cell office:value-type="float" office:value="7" table:formula="of:=INT(41.8*((2*SIN(2*PI()*[.AHE1]/1000))-1.5*SIN((2*PI()*2*[.AHE1]/1000))))" table:style-name="ce1">
            <text:p>7</text:p>
          </table:table-cell>
          <table:table-cell office:value-type="float" office:value="8" table:formula="of:=INT(41.8*((2*SIN(2*PI()*[.AHF1]/1000))-1.5*SIN((2*PI()*2*[.AHF1]/1000))))" table:style-name="ce1">
            <text:p>8</text:p>
          </table:table-cell>
          <table:table-cell office:value-type="float" office:value="8" table:formula="of:=INT(41.8*((2*SIN(2*PI()*[.AHG1]/1000))-1.5*SIN((2*PI()*2*[.AHG1]/1000))))" table:style-name="ce1">
            <text:p>8</text:p>
          </table:table-cell>
          <table:table-cell office:value-type="float" office:value="8" table:formula="of:=INT(41.8*((2*SIN(2*PI()*[.AHH1]/1000))-1.5*SIN((2*PI()*2*[.AHH1]/1000))))" table:style-name="ce1">
            <text:p>8</text:p>
          </table:table-cell>
          <table:table-cell office:value-type="float" office:value="8" table:formula="of:=INT(41.8*((2*SIN(2*PI()*[.AHI1]/1000))-1.5*SIN((2*PI()*2*[.AHI1]/1000))))" table:style-name="ce1">
            <text:p>8</text:p>
          </table:table-cell>
          <table:table-cell office:value-type="float" office:value="9" table:formula="of:=INT(41.8*((2*SIN(2*PI()*[.AHJ1]/1000))-1.5*SIN((2*PI()*2*[.AHJ1]/1000))))" table:style-name="ce1">
            <text:p>9</text:p>
          </table:table-cell>
          <table:table-cell office:value-type="float" office:value="9" table:formula="of:=INT(41.8*((2*SIN(2*PI()*[.AHK1]/1000))-1.5*SIN((2*PI()*2*[.AHK1]/1000))))" table:style-name="ce1">
            <text:p>9</text:p>
          </table:table-cell>
          <table:table-cell office:value-type="float" office:value="9" table:formula="of:=INT(41.8*((2*SIN(2*PI()*[.AHL1]/1000))-1.5*SIN((2*PI()*2*[.AHL1]/1000))))" table:style-name="ce1">
            <text:p>9</text:p>
          </table:table-cell>
          <table:table-cell office:value-type="float" office:value="9" table:formula="of:=INT(41.8*((2*SIN(2*PI()*[.AHM1]/1000))-1.5*SIN((2*PI()*2*[.AHM1]/1000))))" table:style-name="ce1">
            <text:p>9</text:p>
          </table:table-cell>
          <table:table-cell office:value-type="float" office:value="9" table:formula="of:=INT(41.8*((2*SIN(2*PI()*[.AHN1]/1000))-1.5*SIN((2*PI()*2*[.AHN1]/1000))))" table:style-name="ce1">
            <text:p>9</text:p>
          </table:table-cell>
          <table:table-cell office:value-type="float" office:value="10" table:formula="of:=INT(41.8*((2*SIN(2*PI()*[.AHO1]/1000))-1.5*SIN((2*PI()*2*[.AHO1]/1000))))" table:style-name="ce1">
            <text:p>10</text:p>
          </table:table-cell>
          <table:table-cell office:value-type="float" office:value="10" table:formula="of:=INT(41.8*((2*SIN(2*PI()*[.AHP1]/1000))-1.5*SIN((2*PI()*2*[.AHP1]/1000))))" table:style-name="ce1">
            <text:p>10</text:p>
          </table:table-cell>
          <table:table-cell office:value-type="float" office:value="10" table:formula="of:=INT(41.8*((2*SIN(2*PI()*[.AHQ1]/1000))-1.5*SIN((2*PI()*2*[.AHQ1]/1000))))" table:style-name="ce1">
            <text:p>10</text:p>
          </table:table-cell>
          <table:table-cell office:value-type="float" office:value="10" table:formula="of:=INT(41.8*((2*SIN(2*PI()*[.AHR1]/1000))-1.5*SIN((2*PI()*2*[.AHR1]/1000))))" table:style-name="ce1">
            <text:p>10</text:p>
          </table:table-cell>
          <table:table-cell office:value-type="float" office:value="10" table:formula="of:=INT(41.8*((2*SIN(2*PI()*[.AHS1]/1000))-1.5*SIN((2*PI()*2*[.AHS1]/1000))))" table:style-name="ce1">
            <text:p>10</text:p>
          </table:table-cell>
          <table:table-cell office:value-type="float" office:value="11" table:formula="of:=INT(41.8*((2*SIN(2*PI()*[.AHT1]/1000))-1.5*SIN((2*PI()*2*[.AHT1]/1000))))" table:style-name="ce1">
            <text:p>11</text:p>
          </table:table-cell>
          <table:table-cell office:value-type="float" office:value="11" table:formula="of:=INT(41.8*((2*SIN(2*PI()*[.AHU1]/1000))-1.5*SIN((2*PI()*2*[.AHU1]/1000))))" table:style-name="ce1">
            <text:p>11</text:p>
          </table:table-cell>
          <table:table-cell office:value-type="float" office:value="11" table:formula="of:=INT(41.8*((2*SIN(2*PI()*[.AHV1]/1000))-1.5*SIN((2*PI()*2*[.AHV1]/1000))))" table:style-name="ce1">
            <text:p>11</text:p>
          </table:table-cell>
          <table:table-cell office:value-type="float" office:value="11" table:formula="of:=INT(41.8*((2*SIN(2*PI()*[.AHW1]/1000))-1.5*SIN((2*PI()*2*[.AHW1]/1000))))" table:style-name="ce1">
            <text:p>11</text:p>
          </table:table-cell>
          <table:table-cell office:value-type="float" office:value="11" table:formula="of:=INT(41.8*((2*SIN(2*PI()*[.AHX1]/1000))-1.5*SIN((2*PI()*2*[.AHX1]/1000))))" table:style-name="ce1">
            <text:p>11</text:p>
          </table:table-cell>
          <table:table-cell office:value-type="float" office:value="11" table:formula="of:=INT(41.8*((2*SIN(2*PI()*[.AHY1]/1000))-1.5*SIN((2*PI()*2*[.AHY1]/1000))))" table:style-name="ce1">
            <text:p>11</text:p>
          </table:table-cell>
          <table:table-cell office:value-type="float" office:value="11" table:formula="of:=INT(41.8*((2*SIN(2*PI()*[.AHZ1]/1000))-1.5*SIN((2*PI()*2*[.AHZ1]/1000))))" table:style-name="ce1">
            <text:p>11</text:p>
          </table:table-cell>
          <table:table-cell office:value-type="float" office:value="11" table:formula="of:=INT(41.8*((2*SIN(2*PI()*[.AIA1]/1000))-1.5*SIN((2*PI()*2*[.AIA1]/1000))))" table:style-name="ce1">
            <text:p>11</text:p>
          </table:table-cell>
          <table:table-cell office:value-type="float" office:value="12" table:formula="of:=INT(41.8*((2*SIN(2*PI()*[.AIB1]/1000))-1.5*SIN((2*PI()*2*[.AIB1]/1000))))" table:style-name="ce1">
            <text:p>12</text:p>
          </table:table-cell>
          <table:table-cell office:value-type="float" office:value="12" table:formula="of:=INT(41.8*((2*SIN(2*PI()*[.AIC1]/1000))-1.5*SIN((2*PI()*2*[.AIC1]/1000))))" table:style-name="ce1">
            <text:p>12</text:p>
          </table:table-cell>
          <table:table-cell office:value-type="float" office:value="12" table:formula="of:=INT(41.8*((2*SIN(2*PI()*[.AID1]/1000))-1.5*SIN((2*PI()*2*[.AID1]/1000))))" table:style-name="ce1">
            <text:p>12</text:p>
          </table:table-cell>
          <table:table-cell office:value-type="float" office:value="12" table:formula="of:=INT(41.8*((2*SIN(2*PI()*[.AIE1]/1000))-1.5*SIN((2*PI()*2*[.AIE1]/1000))))" table:style-name="ce1">
            <text:p>12</text:p>
          </table:table-cell>
          <table:table-cell office:value-type="float" office:value="12" table:formula="of:=INT(41.8*((2*SIN(2*PI()*[.AIF1]/1000))-1.5*SIN((2*PI()*2*[.AIF1]/1000))))" table:style-name="ce1">
            <text:p>12</text:p>
          </table:table-cell>
          <table:table-cell office:value-type="float" office:value="12" table:formula="of:=INT(41.8*((2*SIN(2*PI()*[.AIG1]/1000))-1.5*SIN((2*PI()*2*[.AIG1]/1000))))" table:style-name="ce1">
            <text:p>12</text:p>
          </table:table-cell>
          <table:table-cell office:value-type="float" office:value="12" table:formula="of:=INT(41.8*((2*SIN(2*PI()*[.AIH1]/1000))-1.5*SIN((2*PI()*2*[.AIH1]/1000))))" table:style-name="ce1">
            <text:p>12</text:p>
          </table:table-cell>
          <table:table-cell office:value-type="float" office:value="12" table:formula="of:=INT(41.8*((2*SIN(2*PI()*[.AII1]/1000))-1.5*SIN((2*PI()*2*[.AII1]/1000))))" table:style-name="ce1">
            <text:p>12</text:p>
          </table:table-cell>
          <table:table-cell office:value-type="float" office:value="12" table:formula="of:=INT(41.8*((2*SIN(2*PI()*[.AIJ1]/1000))-1.5*SIN((2*PI()*2*[.AIJ1]/1000))))" table:style-name="ce1">
            <text:p>12</text:p>
          </table:table-cell>
          <table:table-cell office:value-type="float" office:value="12" table:formula="of:=INT(41.8*((2*SIN(2*PI()*[.AIK1]/1000))-1.5*SIN((2*PI()*2*[.AIK1]/1000))))" table:style-name="ce1">
            <text:p>12</text:p>
          </table:table-cell>
          <table:table-cell office:value-type="float" office:value="12" table:formula="of:=INT(41.8*((2*SIN(2*PI()*[.AIL1]/1000))-1.5*SIN((2*PI()*2*[.AIL1]/1000))))" table:style-name="ce1">
            <text:p>12</text:p>
          </table:table-cell>
          <table:table-cell office:value-type="float" office:value="12" table:formula="of:=INT(41.8*((2*SIN(2*PI()*[.AIM1]/1000))-1.5*SIN((2*PI()*2*[.AIM1]/1000))))" table:style-name="ce1">
            <text:p>12</text:p>
          </table:table-cell>
          <table:table-cell office:value-type="float" office:value="12" table:formula="of:=INT(41.8*((2*SIN(2*PI()*[.AIN1]/1000))-1.5*SIN((2*PI()*2*[.AIN1]/1000))))" table:style-name="ce1">
            <text:p>12</text:p>
          </table:table-cell>
          <table:table-cell office:value-type="float" office:value="12" table:formula="of:=INT(41.8*((2*SIN(2*PI()*[.AIO1]/1000))-1.5*SIN((2*PI()*2*[.AIO1]/1000))))" table:style-name="ce1">
            <text:p>12</text:p>
          </table:table-cell>
          <table:table-cell office:value-type="float" office:value="12" table:formula="of:=INT(41.8*((2*SIN(2*PI()*[.AIP1]/1000))-1.5*SIN((2*PI()*2*[.AIP1]/1000))))" table:style-name="ce1">
            <text:p>12</text:p>
          </table:table-cell>
          <table:table-cell office:value-type="float" office:value="12" table:formula="of:=INT(41.8*((2*SIN(2*PI()*[.AIQ1]/1000))-1.5*SIN((2*PI()*2*[.AIQ1]/1000))))" table:style-name="ce1">
            <text:p>12</text:p>
          </table:table-cell>
          <table:table-cell office:value-type="float" office:value="12" table:formula="of:=INT(41.8*((2*SIN(2*PI()*[.AIR1]/1000))-1.5*SIN((2*PI()*2*[.AIR1]/1000))))" table:style-name="ce1">
            <text:p>12</text:p>
          </table:table-cell>
          <table:table-cell office:value-type="float" office:value="12" table:formula="of:=INT(41.8*((2*SIN(2*PI()*[.AIS1]/1000))-1.5*SIN((2*PI()*2*[.AIS1]/1000))))" table:style-name="ce1">
            <text:p>12</text:p>
          </table:table-cell>
          <table:table-cell office:value-type="float" office:value="12" table:formula="of:=INT(41.8*((2*SIN(2*PI()*[.AIT1]/1000))-1.5*SIN((2*PI()*2*[.AIT1]/1000))))" table:style-name="ce1">
            <text:p>12</text:p>
          </table:table-cell>
          <table:table-cell office:value-type="float" office:value="12" table:formula="of:=INT(41.8*((2*SIN(2*PI()*[.AIU1]/1000))-1.5*SIN((2*PI()*2*[.AIU1]/1000))))" table:style-name="ce1">
            <text:p>12</text:p>
          </table:table-cell>
          <table:table-cell office:value-type="float" office:value="12" table:formula="of:=INT(41.8*((2*SIN(2*PI()*[.AIV1]/1000))-1.5*SIN((2*PI()*2*[.AIV1]/1000))))" table:style-name="ce1">
            <text:p>12</text:p>
          </table:table-cell>
          <table:table-cell office:value-type="float" office:value="12" table:formula="of:=INT(41.8*((2*SIN(2*PI()*[.AIW1]/1000))-1.5*SIN((2*PI()*2*[.AIW1]/1000))))" table:style-name="ce1">
            <text:p>12</text:p>
          </table:table-cell>
          <table:table-cell office:value-type="float" office:value="12" table:formula="of:=INT(41.8*((2*SIN(2*PI()*[.AIX1]/1000))-1.5*SIN((2*PI()*2*[.AIX1]/1000))))" table:style-name="ce1">
            <text:p>12</text:p>
          </table:table-cell>
          <table:table-cell office:value-type="float" office:value="12" table:formula="of:=INT(41.8*((2*SIN(2*PI()*[.AIY1]/1000))-1.5*SIN((2*PI()*2*[.AIY1]/1000))))" table:style-name="ce1">
            <text:p>12</text:p>
          </table:table-cell>
          <table:table-cell office:value-type="float" office:value="12" table:formula="of:=INT(41.8*((2*SIN(2*PI()*[.AIZ1]/1000))-1.5*SIN((2*PI()*2*[.AIZ1]/1000))))" table:style-name="ce1">
            <text:p>12</text:p>
          </table:table-cell>
          <table:table-cell office:value-type="float" office:value="12" table:formula="of:=INT(41.8*((2*SIN(2*PI()*[.AJA1]/1000))-1.5*SIN((2*PI()*2*[.AJA1]/1000))))" table:style-name="ce1">
            <text:p>12</text:p>
          </table:table-cell>
          <table:table-cell office:value-type="float" office:value="12" table:formula="of:=INT(41.8*((2*SIN(2*PI()*[.AJB1]/1000))-1.5*SIN((2*PI()*2*[.AJB1]/1000))))" table:style-name="ce1">
            <text:p>12</text:p>
          </table:table-cell>
          <table:table-cell office:value-type="float" office:value="12" table:formula="of:=INT(41.8*((2*SIN(2*PI()*[.AJC1]/1000))-1.5*SIN((2*PI()*2*[.AJC1]/1000))))" table:style-name="ce1">
            <text:p>12</text:p>
          </table:table-cell>
          <table:table-cell office:value-type="float" office:value="12" table:formula="of:=INT(41.8*((2*SIN(2*PI()*[.AJD1]/1000))-1.5*SIN((2*PI()*2*[.AJD1]/1000))))" table:style-name="ce1">
            <text:p>12</text:p>
          </table:table-cell>
          <table:table-cell office:value-type="float" office:value="12" table:formula="of:=INT(41.8*((2*SIN(2*PI()*[.AJE1]/1000))-1.5*SIN((2*PI()*2*[.AJE1]/1000))))" table:style-name="ce1">
            <text:p>12</text:p>
          </table:table-cell>
          <table:table-cell office:value-type="float" office:value="12" table:formula="of:=INT(41.8*((2*SIN(2*PI()*[.AJF1]/1000))-1.5*SIN((2*PI()*2*[.AJF1]/1000))))" table:style-name="ce1">
            <text:p>12</text:p>
          </table:table-cell>
          <table:table-cell office:value-type="float" office:value="11" table:formula="of:=INT(41.8*((2*SIN(2*PI()*[.AJG1]/1000))-1.5*SIN((2*PI()*2*[.AJG1]/1000))))" table:style-name="ce1">
            <text:p>11</text:p>
          </table:table-cell>
          <table:table-cell office:value-type="float" office:value="11" table:formula="of:=INT(41.8*((2*SIN(2*PI()*[.AJH1]/1000))-1.5*SIN((2*PI()*2*[.AJH1]/1000))))" table:style-name="ce1">
            <text:p>11</text:p>
          </table:table-cell>
          <table:table-cell office:value-type="float" office:value="11" table:formula="of:=INT(41.8*((2*SIN(2*PI()*[.AJI1]/1000))-1.5*SIN((2*PI()*2*[.AJI1]/1000))))" table:style-name="ce1">
            <text:p>11</text:p>
          </table:table-cell>
          <table:table-cell office:value-type="float" office:value="11" table:formula="of:=INT(41.8*((2*SIN(2*PI()*[.AJJ1]/1000))-1.5*SIN((2*PI()*2*[.AJJ1]/1000))))" table:style-name="ce1">
            <text:p>11</text:p>
          </table:table-cell>
          <table:table-cell office:value-type="float" office:value="11" table:formula="of:=INT(41.8*((2*SIN(2*PI()*[.AJK1]/1000))-1.5*SIN((2*PI()*2*[.AJK1]/1000))))" table:style-name="ce1">
            <text:p>11</text:p>
          </table:table-cell>
          <table:table-cell office:value-type="float" office:value="11" table:formula="of:=INT(41.8*((2*SIN(2*PI()*[.AJL1]/1000))-1.5*SIN((2*PI()*2*[.AJL1]/1000))))" table:style-name="ce1">
            <text:p>11</text:p>
          </table:table-cell>
          <table:table-cell office:value-type="float" office:value="11" table:formula="of:=INT(41.8*((2*SIN(2*PI()*[.AJM1]/1000))-1.5*SIN((2*PI()*2*[.AJM1]/1000))))" table:style-name="ce1">
            <text:p>11</text:p>
          </table:table-cell>
          <table:table-cell office:value-type="float" office:value="11" table:formula="of:=INT(41.8*((2*SIN(2*PI()*[.AJN1]/1000))-1.5*SIN((2*PI()*2*[.AJN1]/1000))))" table:style-name="ce1">
            <text:p>11</text:p>
          </table:table-cell>
          <table:table-cell office:value-type="float" office:value="11" table:formula="of:=INT(41.8*((2*SIN(2*PI()*[.AJO1]/1000))-1.5*SIN((2*PI()*2*[.AJO1]/1000))))" table:style-name="ce1">
            <text:p>11</text:p>
          </table:table-cell>
          <table:table-cell office:value-type="float" office:value="10" table:formula="of:=INT(41.8*((2*SIN(2*PI()*[.AJP1]/1000))-1.5*SIN((2*PI()*2*[.AJP1]/1000))))" table:style-name="ce1">
            <text:p>10</text:p>
          </table:table-cell>
          <table:table-cell office:value-type="float" office:value="10" table:formula="of:=INT(41.8*((2*SIN(2*PI()*[.AJQ1]/1000))-1.5*SIN((2*PI()*2*[.AJQ1]/1000))))" table:style-name="ce1">
            <text:p>10</text:p>
          </table:table-cell>
          <table:table-cell office:value-type="float" office:value="10" table:formula="of:=INT(41.8*((2*SIN(2*PI()*[.AJR1]/1000))-1.5*SIN((2*PI()*2*[.AJR1]/1000))))" table:style-name="ce1">
            <text:p>10</text:p>
          </table:table-cell>
          <table:table-cell office:value-type="float" office:value="10" table:formula="of:=INT(41.8*((2*SIN(2*PI()*[.AJS1]/1000))-1.5*SIN((2*PI()*2*[.AJS1]/1000))))" table:style-name="ce1">
            <text:p>10</text:p>
          </table:table-cell>
          <table:table-cell office:value-type="float" office:value="10" table:formula="of:=INT(41.8*((2*SIN(2*PI()*[.AJT1]/1000))-1.5*SIN((2*PI()*2*[.AJT1]/1000))))" table:style-name="ce1">
            <text:p>10</text:p>
          </table:table-cell>
          <table:table-cell office:value-type="float" office:value="10" table:formula="of:=INT(41.8*((2*SIN(2*PI()*[.AJU1]/1000))-1.5*SIN((2*PI()*2*[.AJU1]/1000))))" table:style-name="ce1">
            <text:p>10</text:p>
          </table:table-cell>
          <table:table-cell office:value-type="float" office:value="9" table:formula="of:=INT(41.8*((2*SIN(2*PI()*[.AJV1]/1000))-1.5*SIN((2*PI()*2*[.AJV1]/1000))))" table:style-name="ce1">
            <text:p>9</text:p>
          </table:table-cell>
          <table:table-cell office:value-type="float" office:value="9" table:formula="of:=INT(41.8*((2*SIN(2*PI()*[.AJW1]/1000))-1.5*SIN((2*PI()*2*[.AJW1]/1000))))" table:style-name="ce1">
            <text:p>9</text:p>
          </table:table-cell>
          <table:table-cell office:value-type="float" office:value="9" table:formula="of:=INT(41.8*((2*SIN(2*PI()*[.AJX1]/1000))-1.5*SIN((2*PI()*2*[.AJX1]/1000))))" table:style-name="ce1">
            <text:p>9</text:p>
          </table:table-cell>
          <table:table-cell office:value-type="float" office:value="9" table:formula="of:=INT(41.8*((2*SIN(2*PI()*[.AJY1]/1000))-1.5*SIN((2*PI()*2*[.AJY1]/1000))))" table:style-name="ce1">
            <text:p>9</text:p>
          </table:table-cell>
          <table:table-cell office:value-type="float" office:value="9" table:formula="of:=INT(41.8*((2*SIN(2*PI()*[.AJZ1]/1000))-1.5*SIN((2*PI()*2*[.AJZ1]/1000))))" table:style-name="ce1">
            <text:p>9</text:p>
          </table:table-cell>
          <table:table-cell office:value-type="float" office:value="9" table:formula="of:=INT(41.8*((2*SIN(2*PI()*[.AKA1]/1000))-1.5*SIN((2*PI()*2*[.AKA1]/1000))))" table:style-name="ce1">
            <text:p>9</text:p>
          </table:table-cell>
          <table:table-cell office:value-type="float" office:value="8" table:formula="of:=INT(41.8*((2*SIN(2*PI()*[.AKB1]/1000))-1.5*SIN((2*PI()*2*[.AKB1]/1000))))" table:style-name="ce1">
            <text:p>8</text:p>
          </table:table-cell>
          <table:table-cell office:value-type="float" office:value="8" table:formula="of:=INT(41.8*((2*SIN(2*PI()*[.AKC1]/1000))-1.5*SIN((2*PI()*2*[.AKC1]/1000))))" table:style-name="ce1">
            <text:p>8</text:p>
          </table:table-cell>
          <table:table-cell office:value-type="float" office:value="8" table:formula="of:=INT(41.8*((2*SIN(2*PI()*[.AKD1]/1000))-1.5*SIN((2*PI()*2*[.AKD1]/1000))))" table:style-name="ce1">
            <text:p>8</text:p>
          </table:table-cell>
          <table:table-cell office:value-type="float" office:value="8" table:formula="of:=INT(41.8*((2*SIN(2*PI()*[.AKE1]/1000))-1.5*SIN((2*PI()*2*[.AKE1]/1000))))" table:style-name="ce1">
            <text:p>8</text:p>
          </table:table-cell>
          <table:table-cell office:value-type="float" office:value="8" table:formula="of:=INT(41.8*((2*SIN(2*PI()*[.AKF1]/1000))-1.5*SIN((2*PI()*2*[.AKF1]/1000))))" table:style-name="ce1">
            <text:p>8</text:p>
          </table:table-cell>
          <table:table-cell office:value-type="float" office:value="7" table:formula="of:=INT(41.8*((2*SIN(2*PI()*[.AKG1]/1000))-1.5*SIN((2*PI()*2*[.AKG1]/1000))))" table:style-name="ce1">
            <text:p>7</text:p>
          </table:table-cell>
          <table:table-cell office:value-type="float" office:value="7" table:formula="of:=INT(41.8*((2*SIN(2*PI()*[.AKH1]/1000))-1.5*SIN((2*PI()*2*[.AKH1]/1000))))" table:style-name="ce1">
            <text:p>7</text:p>
          </table:table-cell>
          <table:table-cell office:value-type="float" office:value="7" table:formula="of:=INT(41.8*((2*SIN(2*PI()*[.AKI1]/1000))-1.5*SIN((2*PI()*2*[.AKI1]/1000))))" table:style-name="ce1">
            <text:p>7</text:p>
          </table:table-cell>
          <table:table-cell office:value-type="float" office:value="7" table:formula="of:=INT(41.8*((2*SIN(2*PI()*[.AKJ1]/1000))-1.5*SIN((2*PI()*2*[.AKJ1]/1000))))" table:style-name="ce1">
            <text:p>7</text:p>
          </table:table-cell>
          <table:table-cell office:value-type="float" office:value="6" table:formula="of:=INT(41.8*((2*SIN(2*PI()*[.AKK1]/1000))-1.5*SIN((2*PI()*2*[.AKK1]/1000))))" table:style-name="ce1">
            <text:p>6</text:p>
          </table:table-cell>
          <table:table-cell office:value-type="float" office:value="6" table:formula="of:=INT(41.8*((2*SIN(2*PI()*[.AKL1]/1000))-1.5*SIN((2*PI()*2*[.AKL1]/1000))))" table:style-name="ce1">
            <text:p>6</text:p>
          </table:table-cell>
          <table:table-cell office:value-type="float" office:value="6" table:formula="of:=INT(41.8*((2*SIN(2*PI()*[.AKM1]/1000))-1.5*SIN((2*PI()*2*[.AKM1]/1000))))" table:style-name="ce1">
            <text:p>6</text:p>
          </table:table-cell>
          <table:table-cell office:value-type="float" office:value="6" table:formula="of:=INT(41.8*((2*SIN(2*PI()*[.AKN1]/1000))-1.5*SIN((2*PI()*2*[.AKN1]/1000))))" table:style-name="ce1">
            <text:p>6</text:p>
          </table:table-cell>
          <table:table-cell office:value-type="float" office:value="6" table:formula="of:=INT(41.8*((2*SIN(2*PI()*[.AKO1]/1000))-1.5*SIN((2*PI()*2*[.AKO1]/1000))))" table:style-name="ce1">
            <text:p>6</text:p>
          </table:table-cell>
          <table:table-cell office:value-type="float" office:value="5" table:formula="of:=INT(41.8*((2*SIN(2*PI()*[.AKP1]/1000))-1.5*SIN((2*PI()*2*[.AKP1]/1000))))" table:style-name="ce1">
            <text:p>5</text:p>
          </table:table-cell>
          <table:table-cell office:value-type="float" office:value="5" table:formula="of:=INT(41.8*((2*SIN(2*PI()*[.AKQ1]/1000))-1.5*SIN((2*PI()*2*[.AKQ1]/1000))))" table:style-name="ce1">
            <text:p>5</text:p>
          </table:table-cell>
          <table:table-cell office:value-type="float" office:value="5" table:formula="of:=INT(41.8*((2*SIN(2*PI()*[.AKR1]/1000))-1.5*SIN((2*PI()*2*[.AKR1]/1000))))" table:style-name="ce1">
            <text:p>5</text:p>
          </table:table-cell>
          <table:table-cell office:value-type="float" office:value="5" table:formula="of:=INT(41.8*((2*SIN(2*PI()*[.AKS1]/1000))-1.5*SIN((2*PI()*2*[.AKS1]/1000))))" table:style-name="ce1">
            <text:p>5</text:p>
          </table:table-cell>
          <table:table-cell office:value-type="float" office:value="4" table:formula="of:=INT(41.8*((2*SIN(2*PI()*[.AKT1]/1000))-1.5*SIN((2*PI()*2*[.AKT1]/1000))))" table:style-name="ce1">
            <text:p>4</text:p>
          </table:table-cell>
          <table:table-cell office:value-type="float" office:value="4" table:formula="of:=INT(41.8*((2*SIN(2*PI()*[.AKU1]/1000))-1.5*SIN((2*PI()*2*[.AKU1]/1000))))" table:style-name="ce1">
            <text:p>4</text:p>
          </table:table-cell>
          <table:table-cell office:value-type="float" office:value="4" table:formula="of:=INT(41.8*((2*SIN(2*PI()*[.AKV1]/1000))-1.5*SIN((2*PI()*2*[.AKV1]/1000))))" table:style-name="ce1">
            <text:p>4</text:p>
          </table:table-cell>
          <table:table-cell office:value-type="float" office:value="4" table:formula="of:=INT(41.8*((2*SIN(2*PI()*[.AKW1]/1000))-1.5*SIN((2*PI()*2*[.AKW1]/1000))))" table:style-name="ce1">
            <text:p>4</text:p>
          </table:table-cell>
          <table:table-cell office:value-type="float" office:value="3" table:formula="of:=INT(41.8*((2*SIN(2*PI()*[.AKX1]/1000))-1.5*SIN((2*PI()*2*[.AKX1]/1000))))" table:style-name="ce1">
            <text:p>3</text:p>
          </table:table-cell>
          <table:table-cell office:value-type="float" office:value="3" table:formula="of:=INT(41.8*((2*SIN(2*PI()*[.AKY1]/1000))-1.5*SIN((2*PI()*2*[.AKY1]/1000))))" table:style-name="ce1">
            <text:p>3</text:p>
          </table:table-cell>
          <table:table-cell office:value-type="float" office:value="3" table:formula="of:=INT(41.8*((2*SIN(2*PI()*[.AKZ1]/1000))-1.5*SIN((2*PI()*2*[.AKZ1]/1000))))" table:style-name="ce1">
            <text:p>3</text:p>
          </table:table-cell>
          <table:table-cell office:value-type="float" office:value="3" table:formula="of:=INT(41.8*((2*SIN(2*PI()*[.ALA1]/1000))-1.5*SIN((2*PI()*2*[.ALA1]/1000))))" table:style-name="ce1">
            <text:p>3</text:p>
          </table:table-cell>
          <table:table-cell office:value-type="float" office:value="2" table:formula="of:=INT(41.8*((2*SIN(2*PI()*[.ALB1]/1000))-1.5*SIN((2*PI()*2*[.ALB1]/1000))))" table:style-name="ce1">
            <text:p>2</text:p>
          </table:table-cell>
          <table:table-cell office:value-type="float" office:value="2" table:formula="of:=INT(41.8*((2*SIN(2*PI()*[.ALC1]/1000))-1.5*SIN((2*PI()*2*[.ALC1]/1000))))" table:style-name="ce1">
            <text:p>2</text:p>
          </table:table-cell>
          <table:table-cell office:value-type="float" office:value="2" table:formula="of:=INT(41.8*((2*SIN(2*PI()*[.ALD1]/1000))-1.5*SIN((2*PI()*2*[.ALD1]/1000))))" table:style-name="ce1">
            <text:p>2</text:p>
          </table:table-cell>
          <table:table-cell office:value-type="float" office:value="2" table:formula="of:=INT(41.8*((2*SIN(2*PI()*[.ALE1]/1000))-1.5*SIN((2*PI()*2*[.ALE1]/1000))))" table:style-name="ce1">
            <text:p>2</text:p>
          </table:table-cell>
          <table:table-cell office:value-type="float" office:value="1" table:formula="of:=INT(41.8*((2*SIN(2*PI()*[.ALF1]/1000))-1.5*SIN((2*PI()*2*[.ALF1]/1000))))" table:style-name="ce1">
            <text:p>1</text:p>
          </table:table-cell>
          <table:table-cell office:value-type="float" office:value="1" table:formula="of:=INT(41.8*((2*SIN(2*PI()*[.ALG1]/1000))-1.5*SIN((2*PI()*2*[.ALG1]/1000))))" table:style-name="ce1">
            <text:p>1</text:p>
          </table:table-cell>
          <table:table-cell office:value-type="float" office:value="1" table:formula="of:=INT(41.8*((2*SIN(2*PI()*[.ALH1]/1000))-1.5*SIN((2*PI()*2*[.ALH1]/1000))))" table:style-name="ce1">
            <text:p>1</text:p>
          </table:table-cell>
          <table:table-cell office:value-type="float" office:value="1" table:formula="of:=INT(41.8*((2*SIN(2*PI()*[.ALI1]/1000))-1.5*SIN((2*PI()*2*[.ALI1]/1000))))" table:style-name="ce1">
            <text:p>1</text:p>
          </table:table-cell>
          <table:table-cell office:value-type="float" office:value="0" table:formula="of:=INT(41.8*((2*SIN(2*PI()*[.ALJ1]/1000))-1.5*SIN((2*PI()*2*[.ALJ1]/1000))))" table:style-name="ce1">
            <text:p>0</text:p>
          </table:table-cell>
          <table:table-cell office:value-type="float" office:value="0" table:formula="of:=INT(41.8*((2*SIN(2*PI()*[.ALK1]/1000))-1.5*SIN((2*PI()*2*[.ALK1]/1000))))" table:style-name="ce1">
            <text:p>0</text:p>
          </table:table-cell>
          <table:table-cell office:value-type="float" office:value="0" table:formula="of:=INT(41.8*((2*SIN(2*PI()*[.ALL1]/1000))-1.5*SIN((2*PI()*2*[.ALL1]/1000))))" table:style-name="ce1">
            <text:p>0</text:p>
          </table:table-cell>
          <table:table-cell table:number-columns-repeated="1538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Graphique 1" svg:x="0.83258in" svg:y="0.01099in" svg:width="5.02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quent</meta:initial-creator>
    <dc:creator>quent</dc:creator>
    <meta:creation-date>2022-02-28T16:37:25Z</meta:creation-date>
    <dc:date>2022-02-28T16:47:5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1.8pt" chart:style-name="Crt0">
        <chart:title chart:style-name="CT00">
          <text:p text:style-name="a0" text:class-names="" text:cond-style-name="">Courbe luminosité (ac)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Feuil1.$A$2:.$ALL$2" chart:class="chart:line" chart:attached-axis="primary-y" chart:style-name="G0S1">
            <chart:data-point chart:repeated="10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